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Replacements/Object 1" manifest:media-type="application/x-openoffice-gdimetafile;windows_formatname=&quot;GDIMetaFile&quot;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021cm"/>
    </style:style>
    <style:style style:name="co2" style:family="table-column">
      <style:table-column-properties fo:break-before="auto" style:column-width="1.864cm"/>
    </style:style>
    <style:style style:name="co3" style:family="table-column">
      <style:table-column-properties fo:break-before="auto" style:column-width="1.746cm"/>
    </style:style>
    <style:style style:name="co4" style:family="table-column">
      <style:table-column-properties fo:break-before="auto" style:column-width="1.727cm"/>
    </style:style>
    <style:style style:name="co5" style:family="table-column">
      <style:table-column-properties fo:break-before="auto" style:column-width="1.61cm"/>
    </style:style>
    <style:style style:name="co6" style:family="table-column">
      <style:table-column-properties fo:break-before="auto" style:column-width="1.845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cc" table:style-name="ta1">
        <table:table-column table:style-name="co1" table:default-cell-style-name="Default"/>
        <table:table-column table:style-name="co2" table:number-columns-repeated="7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Generation</text:p>
          </table:table-cell>
          <table:table-cell office:value-type="string" calcext:value-type="string">
            <text:p>Worst</text:p>
          </table:table-cell>
          <table:table-cell office:value-type="string" calcext:value-type="string">
            <text:p>0-10%</text:p>
          </table:table-cell>
          <table:table-cell office:value-type="string" calcext:value-type="string">
            <text:p>10-20%</text:p>
          </table:table-cell>
          <table:table-cell office:value-type="string" calcext:value-type="string">
            <text:p>20-30%</text:p>
          </table:table-cell>
          <table:table-cell office:value-type="string" calcext:value-type="string">
            <text:p>30-40%</text:p>
          </table:table-cell>
          <table:table-cell office:value-type="string" calcext:value-type="string">
            <text:p>40-50%</text:p>
          </table:table-cell>
          <table:table-cell office:value-type="string" calcext:value-type="string">
            <text:p>50-60%</text:p>
          </table:table-cell>
          <table:table-cell office:value-type="string" calcext:value-type="string">
            <text:p>60-70%</text:p>
          </table:table-cell>
          <table:table-cell office:value-type="string" calcext:value-type="string">
            <text:p>70-80%</text:p>
          </table:table-cell>
          <table:table-cell office:value-type="string" calcext:value-type="string">
            <text:p>80-90%</text:p>
          </table:table-cell>
          <table:table-cell office:value-type="string" calcext:value-type="string">
            <text:p>90-100%</text:p>
          </table:table-cell>
          <table:table-cell office:value-type="string" calcext:value-type="string">
            <text:p>Najboljši</text:p>
          </table:table-cell>
          <table:table-cell office:value-type="string" calcext:value-type="string">
            <text:p>Povprečj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-0.972135" calcext:value-type="float">
            <text:p>-0.972135</text:p>
          </table:table-cell>
          <table:table-cell office:value-type="float" office:value="-0.130078" calcext:value-type="float">
            <text:p>-0.130078</text:p>
          </table:table-cell>
          <table:table-cell office:value-type="float" office:value="-0.04354" calcext:value-type="float">
            <text:p>-0.04354</text:p>
          </table:table-cell>
          <table:table-cell office:value-type="float" office:value="-0.015688" calcext:value-type="float">
            <text:p>-0.015688</text:p>
          </table:table-cell>
          <table:table-cell office:value-type="float" office:value="0.003355" calcext:value-type="float">
            <text:p>0.003355</text:p>
          </table:table-cell>
          <table:table-cell office:value-type="float" office:value="0.026299" calcext:value-type="float">
            <text:p>0.026299</text:p>
          </table:table-cell>
          <table:table-cell office:value-type="float" office:value="0.063465" calcext:value-type="float">
            <text:p>0.063465</text:p>
          </table:table-cell>
          <table:table-cell office:value-type="float" office:value="0.158711" calcext:value-type="float">
            <text:p>0.158711</text:p>
          </table:table-cell>
          <table:table-cell office:value-type="float" office:value="0.290445" calcext:value-type="float">
            <text:p>0.290445</text:p>
          </table:table-cell>
          <table:table-cell office:value-type="float" office:value="-0.290961" calcext:value-type="float">
            <text:p>-0.29096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0.212959" calcext:value-type="float">
            <text:p>-0.212959</text:p>
          </table:table-cell>
          <table:table-cell office:value-type="float" office:value="-0.052907" calcext:value-type="float">
            <text:p>-0.052907</text:p>
          </table:table-cell>
          <table:table-cell office:value-type="float" office:value="-0.025713" calcext:value-type="float">
            <text:p>-0.025713</text:p>
          </table:table-cell>
          <table:table-cell office:value-type="float" office:value="-0.005838" calcext:value-type="float">
            <text:p>-0.005838</text:p>
          </table:table-cell>
          <table:table-cell office:value-type="float" office:value="0.007355" calcext:value-type="float">
            <text:p>0.007355</text:p>
          </table:table-cell>
          <table:table-cell office:value-type="float" office:value="0.030239" calcext:value-type="float">
            <text:p>0.030239</text:p>
          </table:table-cell>
          <table:table-cell office:value-type="float" office:value="0.055913" calcext:value-type="float">
            <text:p>0.055913</text:p>
          </table:table-cell>
          <table:table-cell office:value-type="float" office:value="0.100993" calcext:value-type="float">
            <text:p>0.100993</text:p>
          </table:table-cell>
          <table:table-cell office:value-type="float" office:value="0.191862" calcext:value-type="float">
            <text:p>0.191862</text:p>
          </table:table-cell>
          <table:table-cell office:value-type="float" office:value="0.290445" calcext:value-type="float">
            <text:p>0.290445</text:p>
          </table:table-cell>
          <table:table-cell office:value-type="float" office:value="-0.091105" calcext:value-type="float">
            <text:p>-0.09110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0.238036" calcext:value-type="float">
            <text:p>-0.238036</text:p>
          </table:table-cell>
          <table:table-cell office:value-type="float" office:value="-0.04343" calcext:value-type="float">
            <text:p>-0.04343</text:p>
          </table:table-cell>
          <table:table-cell office:value-type="float" office:value="-0.01684" calcext:value-type="float">
            <text:p>-0.01684</text:p>
          </table:table-cell>
          <table:table-cell office:value-type="float" office:value="-0.001414" calcext:value-type="float">
            <text:p>-0.001414</text:p>
          </table:table-cell>
          <table:table-cell office:value-type="float" office:value="0.007483" calcext:value-type="float">
            <text:p>0.007483</text:p>
          </table:table-cell>
          <table:table-cell office:value-type="float" office:value="0.031201" calcext:value-type="float">
            <text:p>0.031201</text:p>
          </table:table-cell>
          <table:table-cell office:value-type="float" office:value="0.06219" calcext:value-type="float">
            <text:p>0.06219</text:p>
          </table:table-cell>
          <table:table-cell office:value-type="float" office:value="0.104857" calcext:value-type="float">
            <text:p>0.104857</text:p>
          </table:table-cell>
          <table:table-cell office:value-type="float" office:value="0.192912" calcext:value-type="float">
            <text:p>0.192912</text:p>
          </table:table-cell>
          <table:table-cell office:value-type="float" office:value="0.290445" calcext:value-type="float">
            <text:p>0.290445</text:p>
          </table:table-cell>
          <table:table-cell office:value-type="float" office:value="-0.090108" calcext:value-type="float">
            <text:p>-0.090108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-0.872414" calcext:value-type="float">
            <text:p>-0.872414</text:p>
          </table:table-cell>
          <table:table-cell office:value-type="float" office:value="-0.079574" calcext:value-type="float">
            <text:p>-0.079574</text:p>
          </table:table-cell>
          <table:table-cell office:value-type="float" office:value="-0.033846" calcext:value-type="float">
            <text:p>-0.033846</text:p>
          </table:table-cell>
          <table:table-cell office:value-type="float" office:value="-0.010763" calcext:value-type="float">
            <text:p>-0.010763</text:p>
          </table:table-cell>
          <table:table-cell office:value-type="float" office:value="0.000175" calcext:value-type="float">
            <text:p>0.000175</text:p>
          </table:table-cell>
          <table:table-cell office:value-type="float" office:value="0.013602" calcext:value-type="float">
            <text:p>0.013602</text:p>
          </table:table-cell>
          <table:table-cell office:value-type="float" office:value="0.033604" calcext:value-type="float">
            <text:p>0.033604</text:p>
          </table:table-cell>
          <table:table-cell office:value-type="float" office:value="0.066434" calcext:value-type="float">
            <text:p>0.066434</text:p>
          </table:table-cell>
          <table:table-cell office:value-type="float" office:value="0.110236" calcext:value-type="float">
            <text:p>0.110236</text:p>
          </table:table-cell>
          <table:table-cell office:value-type="float" office:value="0.214506" calcext:value-type="float">
            <text:p>0.214506</text:p>
          </table:table-cell>
          <table:table-cell office:value-type="float" office:value="0.337119" calcext:value-type="float">
            <text:p>0.337119</text:p>
          </table:table-cell>
          <table:table-cell office:value-type="float" office:value="-0.055804" calcext:value-type="float">
            <text:p>-0.055804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-0.768381" calcext:value-type="float">
            <text:p>-0.768381</text:p>
          </table:table-cell>
          <table:table-cell office:value-type="float" office:value="-0.077296" calcext:value-type="float">
            <text:p>-0.077296</text:p>
          </table:table-cell>
          <table:table-cell office:value-type="float" office:value="-0.034498" calcext:value-type="float">
            <text:p>-0.034498</text:p>
          </table:table-cell>
          <table:table-cell office:value-type="float" office:value="-0.01048" calcext:value-type="float">
            <text:p>-0.01048</text:p>
          </table:table-cell>
          <table:table-cell office:value-type="float" office:value="0.00242" calcext:value-type="float">
            <text:p>0.00242</text:p>
          </table:table-cell>
          <table:table-cell office:value-type="float" office:value="0.021197" calcext:value-type="float">
            <text:p>0.021197</text:p>
          </table:table-cell>
          <table:table-cell office:value-type="float" office:value="0.041656" calcext:value-type="float">
            <text:p>0.041656</text:p>
          </table:table-cell>
          <table:table-cell office:value-type="float" office:value="0.071417" calcext:value-type="float">
            <text:p>0.071417</text:p>
          </table:table-cell>
          <table:table-cell office:value-type="float" office:value="0.116542" calcext:value-type="float">
            <text:p>0.116542</text:p>
          </table:table-cell>
          <table:table-cell office:value-type="float" office:value="0.217786" calcext:value-type="float">
            <text:p>0.217786</text:p>
          </table:table-cell>
          <table:table-cell office:value-type="float" office:value="0.337119" calcext:value-type="float">
            <text:p>0.337119</text:p>
          </table:table-cell>
          <table:table-cell office:value-type="float" office:value="-0.041964" calcext:value-type="float">
            <text:p>-0.041964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-0.809112" calcext:value-type="float">
            <text:p>-0.809112</text:p>
          </table:table-cell>
          <table:table-cell office:value-type="float" office:value="-0.084986" calcext:value-type="float">
            <text:p>-0.084986</text:p>
          </table:table-cell>
          <table:table-cell office:value-type="float" office:value="-0.031765" calcext:value-type="float">
            <text:p>-0.031765</text:p>
          </table:table-cell>
          <table:table-cell office:value-type="float" office:value="-0.00815" calcext:value-type="float">
            <text:p>-0.00815</text:p>
          </table:table-cell>
          <table:table-cell office:value-type="float" office:value="0.001614" calcext:value-type="float">
            <text:p>0.001614</text:p>
          </table:table-cell>
          <table:table-cell office:value-type="float" office:value="0.019111" calcext:value-type="float">
            <text:p>0.019111</text:p>
          </table:table-cell>
          <table:table-cell office:value-type="float" office:value="0.041628" calcext:value-type="float">
            <text:p>0.041628</text:p>
          </table:table-cell>
          <table:table-cell office:value-type="float" office:value="0.069001" calcext:value-type="float">
            <text:p>0.069001</text:p>
          </table:table-cell>
          <table:table-cell office:value-type="float" office:value="0.1173" calcext:value-type="float">
            <text:p>0.1173</text:p>
          </table:table-cell>
          <table:table-cell office:value-type="float" office:value="0.215324" calcext:value-type="float">
            <text:p>0.215324</text:p>
          </table:table-cell>
          <table:table-cell office:value-type="float" office:value="0.337119" calcext:value-type="float">
            <text:p>0.337119</text:p>
          </table:table-cell>
          <table:table-cell office:value-type="float" office:value="-0.047004" calcext:value-type="float">
            <text:p>-0.047004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-0.794453" calcext:value-type="float">
            <text:p>-0.794453</text:p>
          </table:table-cell>
          <table:table-cell office:value-type="float" office:value="-0.068592" calcext:value-type="float">
            <text:p>-0.068592</text:p>
          </table:table-cell>
          <table:table-cell office:value-type="float" office:value="-0.027234" calcext:value-type="float">
            <text:p>-0.027234</text:p>
          </table:table-cell>
          <table:table-cell office:value-type="float" office:value="-0.003953" calcext:value-type="float">
            <text:p>-0.003953</text:p>
          </table:table-cell>
          <table:table-cell office:value-type="float" office:value="0.007517" calcext:value-type="float">
            <text:p>0.007517</text:p>
          </table:table-cell>
          <table:table-cell office:value-type="float" office:value="0.026542" calcext:value-type="float">
            <text:p>0.026542</text:p>
          </table:table-cell>
          <table:table-cell office:value-type="float" office:value="0.049288" calcext:value-type="float">
            <text:p>0.049288</text:p>
          </table:table-cell>
          <table:table-cell office:value-type="float" office:value="0.08184" calcext:value-type="float">
            <text:p>0.08184</text:p>
          </table:table-cell>
          <table:table-cell office:value-type="float" office:value="0.127881" calcext:value-type="float">
            <text:p>0.127881</text:p>
          </table:table-cell>
          <table:table-cell office:value-type="float" office:value="0.23369" calcext:value-type="float">
            <text:p>0.23369</text:p>
          </table:table-cell>
          <table:table-cell office:value-type="float" office:value="0.337119" calcext:value-type="float">
            <text:p>0.337119</text:p>
          </table:table-cell>
          <table:table-cell office:value-type="float" office:value="-0.036747" calcext:value-type="float">
            <text:p>-0.036747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1" calcext:value-type="float">
            <text:p>-1</text:p>
          </table:table-cell>
          <table:table-cell office:value-type="float" office:value="-0.767526" calcext:value-type="float">
            <text:p>-0.767526</text:p>
          </table:table-cell>
          <table:table-cell office:value-type="float" office:value="-0.058697" calcext:value-type="float">
            <text:p>-0.058697</text:p>
          </table:table-cell>
          <table:table-cell office:value-type="float" office:value="-0.019655" calcext:value-type="float">
            <text:p>-0.019655</text:p>
          </table:table-cell>
          <table:table-cell office:value-type="float" office:value="0.00012" calcext:value-type="float">
            <text:p>0.00012</text:p>
          </table:table-cell>
          <table:table-cell office:value-type="float" office:value="0.014782" calcext:value-type="float">
            <text:p>0.014782</text:p>
          </table:table-cell>
          <table:table-cell office:value-type="float" office:value="0.032566" calcext:value-type="float">
            <text:p>0.032566</text:p>
          </table:table-cell>
          <table:table-cell office:value-type="float" office:value="0.049657" calcext:value-type="float">
            <text:p>0.049657</text:p>
          </table:table-cell>
          <table:table-cell office:value-type="float" office:value="0.07424" calcext:value-type="float">
            <text:p>0.07424</text:p>
          </table:table-cell>
          <table:table-cell office:value-type="float" office:value="0.11302" calcext:value-type="float">
            <text:p>0.11302</text:p>
          </table:table-cell>
          <table:table-cell office:value-type="float" office:value="0.224024" calcext:value-type="float">
            <text:p>0.224024</text:p>
          </table:table-cell>
          <table:table-cell office:value-type="float" office:value="0.337119" calcext:value-type="float">
            <text:p>0.337119</text:p>
          </table:table-cell>
          <table:table-cell office:value-type="float" office:value="-0.033747" calcext:value-type="float">
            <text:p>-0.033747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office:value-type="float" office:value="-0.794709" calcext:value-type="float">
            <text:p>-0.794709</text:p>
          </table:table-cell>
          <table:table-cell office:value-type="float" office:value="-0.047318" calcext:value-type="float">
            <text:p>-0.047318</text:p>
          </table:table-cell>
          <table:table-cell office:value-type="float" office:value="-0.009891" calcext:value-type="float">
            <text:p>-0.009891</text:p>
          </table:table-cell>
          <table:table-cell office:value-type="float" office:value="0.003856" calcext:value-type="float">
            <text:p>0.003856</text:p>
          </table:table-cell>
          <table:table-cell office:value-type="float" office:value="0.019808" calcext:value-type="float">
            <text:p>0.019808</text:p>
          </table:table-cell>
          <table:table-cell office:value-type="float" office:value="0.036797" calcext:value-type="float">
            <text:p>0.036797</text:p>
          </table:table-cell>
          <table:table-cell office:value-type="float" office:value="0.054914" calcext:value-type="float">
            <text:p>0.054914</text:p>
          </table:table-cell>
          <table:table-cell office:value-type="float" office:value="0.079001" calcext:value-type="float">
            <text:p>0.079001</text:p>
          </table:table-cell>
          <table:table-cell office:value-type="float" office:value="0.12321" calcext:value-type="float">
            <text:p>0.12321</text:p>
          </table:table-cell>
          <table:table-cell office:value-type="float" office:value="0.226768" calcext:value-type="float">
            <text:p>0.226768</text:p>
          </table:table-cell>
          <table:table-cell office:value-type="float" office:value="0.337119" calcext:value-type="float">
            <text:p>0.337119</text:p>
          </table:table-cell>
          <table:table-cell office:value-type="float" office:value="-0.030756" calcext:value-type="float">
            <text:p>-0.030756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1" calcext:value-type="float">
            <text:p>-1</text:p>
          </table:table-cell>
          <table:table-cell office:value-type="float" office:value="-0.726954" calcext:value-type="float">
            <text:p>-0.726954</text:p>
          </table:table-cell>
          <table:table-cell office:value-type="float" office:value="-0.047993" calcext:value-type="float">
            <text:p>-0.047993</text:p>
          </table:table-cell>
          <table:table-cell office:value-type="float" office:value="-0.011255" calcext:value-type="float">
            <text:p>-0.011255</text:p>
          </table:table-cell>
          <table:table-cell office:value-type="float" office:value="0.002676" calcext:value-type="float">
            <text:p>0.002676</text:p>
          </table:table-cell>
          <table:table-cell office:value-type="float" office:value="0.021172" calcext:value-type="float">
            <text:p>0.021172</text:p>
          </table:table-cell>
          <table:table-cell office:value-type="float" office:value="0.036881" calcext:value-type="float">
            <text:p>0.036881</text:p>
          </table:table-cell>
          <table:table-cell office:value-type="float" office:value="0.061792" calcext:value-type="float">
            <text:p>0.061792</text:p>
          </table:table-cell>
          <table:table-cell office:value-type="float" office:value="0.084237" calcext:value-type="float">
            <text:p>0.084237</text:p>
          </table:table-cell>
          <table:table-cell office:value-type="float" office:value="0.134148" calcext:value-type="float">
            <text:p>0.134148</text:p>
          </table:table-cell>
          <table:table-cell office:value-type="float" office:value="0.227051" calcext:value-type="float">
            <text:p>0.227051</text:p>
          </table:table-cell>
          <table:table-cell office:value-type="float" office:value="0.337119" calcext:value-type="float">
            <text:p>0.337119</text:p>
          </table:table-cell>
          <table:table-cell office:value-type="float" office:value="-0.021825" calcext:value-type="float">
            <text:p>-0.021825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office:value-type="float" office:value="-0.720037" calcext:value-type="float">
            <text:p>-0.720037</text:p>
          </table:table-cell>
          <table:table-cell office:value-type="float" office:value="-0.035395" calcext:value-type="float">
            <text:p>-0.035395</text:p>
          </table:table-cell>
          <table:table-cell office:value-type="float" office:value="-0.010644" calcext:value-type="float">
            <text:p>-0.010644</text:p>
          </table:table-cell>
          <table:table-cell office:value-type="float" office:value="0.004662" calcext:value-type="float">
            <text:p>0.004662</text:p>
          </table:table-cell>
          <table:table-cell office:value-type="float" office:value="0.018296" calcext:value-type="float">
            <text:p>0.018296</text:p>
          </table:table-cell>
          <table:table-cell office:value-type="float" office:value="0.039575" calcext:value-type="float">
            <text:p>0.039575</text:p>
          </table:table-cell>
          <table:table-cell office:value-type="float" office:value="0.068324" calcext:value-type="float">
            <text:p>0.068324</text:p>
          </table:table-cell>
          <table:table-cell office:value-type="float" office:value="0.098616" calcext:value-type="float">
            <text:p>0.098616</text:p>
          </table:table-cell>
          <table:table-cell office:value-type="float" office:value="0.141477" calcext:value-type="float">
            <text:p>0.141477</text:p>
          </table:table-cell>
          <table:table-cell office:value-type="float" office:value="0.219529" calcext:value-type="float">
            <text:p>0.219529</text:p>
          </table:table-cell>
          <table:table-cell office:value-type="float" office:value="0.337119" calcext:value-type="float">
            <text:p>0.337119</text:p>
          </table:table-cell>
          <table:table-cell office:value-type="float" office:value="-0.01756" calcext:value-type="float">
            <text:p>-0.01756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1" calcext:value-type="float">
            <text:p>-1</text:p>
          </table:table-cell>
          <table:table-cell office:value-type="float" office:value="-0.672504" calcext:value-type="float">
            <text:p>-0.672504</text:p>
          </table:table-cell>
          <table:table-cell office:value-type="float" office:value="-0.024011" calcext:value-type="float">
            <text:p>-0.024011</text:p>
          </table:table-cell>
          <table:table-cell office:value-type="float" office:value="-0.002385" calcext:value-type="float">
            <text:p>-0.002385</text:p>
          </table:table-cell>
          <table:table-cell office:value-type="float" office:value="0.012817" calcext:value-type="float">
            <text:p>0.012817</text:p>
          </table:table-cell>
          <table:table-cell office:value-type="float" office:value="0.034974" calcext:value-type="float">
            <text:p>0.034974</text:p>
          </table:table-cell>
          <table:table-cell office:value-type="float" office:value="0.062523" calcext:value-type="float">
            <text:p>0.062523</text:p>
          </table:table-cell>
          <table:table-cell office:value-type="float" office:value="0.088694" calcext:value-type="float">
            <text:p>0.088694</text:p>
          </table:table-cell>
          <table:table-cell office:value-type="float" office:value="0.119874" calcext:value-type="float">
            <text:p>0.119874</text:p>
          </table:table-cell>
          <table:table-cell office:value-type="float" office:value="0.161795" calcext:value-type="float">
            <text:p>0.161795</text:p>
          </table:table-cell>
          <table:table-cell office:value-type="float" office:value="0.230809" calcext:value-type="float">
            <text:p>0.230809</text:p>
          </table:table-cell>
          <table:table-cell office:value-type="float" office:value="0.337119" calcext:value-type="float">
            <text:p>0.337119</text:p>
          </table:table-cell>
          <table:table-cell office:value-type="float" office:value="0.001259" calcext:value-type="float">
            <text:p>0.001259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  <table:table-cell office:value-type="float" office:value="-0.711882" calcext:value-type="float">
            <text:p>-0.711882</text:p>
          </table:table-cell>
          <table:table-cell office:value-type="float" office:value="-0.034844" calcext:value-type="float">
            <text:p>-0.034844</text:p>
          </table:table-cell>
          <table:table-cell office:value-type="float" office:value="-0.006928" calcext:value-type="float">
            <text:p>-0.006928</text:p>
          </table:table-cell>
          <table:table-cell office:value-type="float" office:value="0.00939" calcext:value-type="float">
            <text:p>0.00939</text:p>
          </table:table-cell>
          <table:table-cell office:value-type="float" office:value="0.033021" calcext:value-type="float">
            <text:p>0.033021</text:p>
          </table:table-cell>
          <table:table-cell office:value-type="float" office:value="0.057616" calcext:value-type="float">
            <text:p>0.057616</text:p>
          </table:table-cell>
          <table:table-cell office:value-type="float" office:value="0.093382" calcext:value-type="float">
            <text:p>0.093382</text:p>
          </table:table-cell>
          <table:table-cell office:value-type="float" office:value="0.136544" calcext:value-type="float">
            <text:p>0.136544</text:p>
          </table:table-cell>
          <table:table-cell office:value-type="float" office:value="0.180151" calcext:value-type="float">
            <text:p>0.180151</text:p>
          </table:table-cell>
          <table:table-cell office:value-type="float" office:value="0.249323" calcext:value-type="float">
            <text:p>0.249323</text:p>
          </table:table-cell>
          <table:table-cell office:value-type="float" office:value="0.337119" calcext:value-type="float">
            <text:p>0.337119</text:p>
          </table:table-cell>
          <table:table-cell office:value-type="float" office:value="0.000577" calcext:value-type="float">
            <text:p>0.000577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1" calcext:value-type="float">
            <text:p>-1</text:p>
          </table:table-cell>
          <table:table-cell office:value-type="float" office:value="-0.63382" calcext:value-type="float">
            <text:p>-0.63382</text:p>
          </table:table-cell>
          <table:table-cell office:value-type="float" office:value="-0.032487" calcext:value-type="float">
            <text:p>-0.032487</text:p>
          </table:table-cell>
          <table:table-cell office:value-type="float" office:value="-0.005818" calcext:value-type="float">
            <text:p>-0.005818</text:p>
          </table:table-cell>
          <table:table-cell office:value-type="float" office:value="0.008894" calcext:value-type="float">
            <text:p>0.008894</text:p>
          </table:table-cell>
          <table:table-cell office:value-type="float" office:value="0.037224" calcext:value-type="float">
            <text:p>0.037224</text:p>
          </table:table-cell>
          <table:table-cell office:value-type="float" office:value="0.057121" calcext:value-type="float">
            <text:p>0.057121</text:p>
          </table:table-cell>
          <table:table-cell office:value-type="float" office:value="0.085103" calcext:value-type="float">
            <text:p>0.085103</text:p>
          </table:table-cell>
          <table:table-cell office:value-type="float" office:value="0.126456" calcext:value-type="float">
            <text:p>0.126456</text:p>
          </table:table-cell>
          <table:table-cell office:value-type="float" office:value="0.177195" calcext:value-type="float">
            <text:p>0.177195</text:p>
          </table:table-cell>
          <table:table-cell office:value-type="float" office:value="0.258843" calcext:value-type="float">
            <text:p>0.258843</text:p>
          </table:table-cell>
          <table:table-cell office:value-type="float" office:value="0.337119" calcext:value-type="float">
            <text:p>0.337119</text:p>
          </table:table-cell>
          <table:table-cell office:value-type="float" office:value="0.007871" calcext:value-type="float">
            <text:p>0.007871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-1" calcext:value-type="float">
            <text:p>-1</text:p>
          </table:table-cell>
          <table:table-cell office:value-type="float" office:value="-0.703464" calcext:value-type="float">
            <text:p>-0.703464</text:p>
          </table:table-cell>
          <table:table-cell office:value-type="float" office:value="-0.028611" calcext:value-type="float">
            <text:p>-0.028611</text:p>
          </table:table-cell>
          <table:table-cell office:value-type="float" office:value="0.000142" calcext:value-type="float">
            <text:p>0.000142</text:p>
          </table:table-cell>
          <table:table-cell office:value-type="float" office:value="0.019472" calcext:value-type="float">
            <text:p>0.019472</text:p>
          </table:table-cell>
          <table:table-cell office:value-type="float" office:value="0.042956" calcext:value-type="float">
            <text:p>0.042956</text:p>
          </table:table-cell>
          <table:table-cell office:value-type="float" office:value="0.069981" calcext:value-type="float">
            <text:p>0.069981</text:p>
          </table:table-cell>
          <table:table-cell office:value-type="float" office:value="0.093295" calcext:value-type="float">
            <text:p>0.093295</text:p>
          </table:table-cell>
          <table:table-cell office:value-type="float" office:value="0.134459" calcext:value-type="float">
            <text:p>0.134459</text:p>
          </table:table-cell>
          <table:table-cell office:value-type="float" office:value="0.186125" calcext:value-type="float">
            <text:p>0.186125</text:p>
          </table:table-cell>
          <table:table-cell office:value-type="float" office:value="0.266197" calcext:value-type="float">
            <text:p>0.266197</text:p>
          </table:table-cell>
          <table:table-cell office:value-type="float" office:value="0.36971" calcext:value-type="float">
            <text:p>0.36971</text:p>
          </table:table-cell>
          <table:table-cell office:value-type="float" office:value="0.008055" calcext:value-type="float">
            <text:p>0.008055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1" calcext:value-type="float">
            <text:p>-1</text:p>
          </table:table-cell>
          <table:table-cell office:value-type="float" office:value="-0.9264" calcext:value-type="float">
            <text:p>-0.9264</text:p>
          </table:table-cell>
          <table:table-cell office:value-type="float" office:value="-0.035756" calcext:value-type="float">
            <text:p>-0.035756</text:p>
          </table:table-cell>
          <table:table-cell office:value-type="float" office:value="-0.003782" calcext:value-type="float">
            <text:p>-0.003782</text:p>
          </table:table-cell>
          <table:table-cell office:value-type="float" office:value="0.015323" calcext:value-type="float">
            <text:p>0.015323</text:p>
          </table:table-cell>
          <table:table-cell office:value-type="float" office:value="0.041203" calcext:value-type="float">
            <text:p>0.041203</text:p>
          </table:table-cell>
          <table:table-cell office:value-type="float" office:value="0.071103" calcext:value-type="float">
            <text:p>0.071103</text:p>
          </table:table-cell>
          <table:table-cell office:value-type="float" office:value="0.094903" calcext:value-type="float">
            <text:p>0.094903</text:p>
          </table:table-cell>
          <table:table-cell office:value-type="float" office:value="0.13818" calcext:value-type="float">
            <text:p>0.13818</text:p>
          </table:table-cell>
          <table:table-cell office:value-type="float" office:value="0.190314" calcext:value-type="float">
            <text:p>0.190314</text:p>
          </table:table-cell>
          <table:table-cell office:value-type="float" office:value="0.277801" calcext:value-type="float">
            <text:p>0.277801</text:p>
          </table:table-cell>
          <table:table-cell office:value-type="float" office:value="0.396841" calcext:value-type="float">
            <text:p>0.396841</text:p>
          </table:table-cell>
          <table:table-cell office:value-type="float" office:value="-0.013711" calcext:value-type="float">
            <text:p>-0.013711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1" calcext:value-type="float">
            <text:p>-1</text:p>
          </table:table-cell>
          <table:table-cell office:value-type="float" office:value="-0.742167" calcext:value-type="float">
            <text:p>-0.742167</text:p>
          </table:table-cell>
          <table:table-cell office:value-type="float" office:value="-0.027872" calcext:value-type="float">
            <text:p>-0.027872</text:p>
          </table:table-cell>
          <table:table-cell office:value-type="float" office:value="-0.000988" calcext:value-type="float">
            <text:p>-0.000988</text:p>
          </table:table-cell>
          <table:table-cell office:value-type="float" office:value="0.022867" calcext:value-type="float">
            <text:p>0.022867</text:p>
          </table:table-cell>
          <table:table-cell office:value-type="float" office:value="0.046742" calcext:value-type="float">
            <text:p>0.046742</text:p>
          </table:table-cell>
          <table:table-cell office:value-type="float" office:value="0.077118" calcext:value-type="float">
            <text:p>0.077118</text:p>
          </table:table-cell>
          <table:table-cell office:value-type="float" office:value="0.110277" calcext:value-type="float">
            <text:p>0.110277</text:p>
          </table:table-cell>
          <table:table-cell office:value-type="float" office:value="0.147186" calcext:value-type="float">
            <text:p>0.147186</text:p>
          </table:table-cell>
          <table:table-cell office:value-type="float" office:value="0.195106" calcext:value-type="float">
            <text:p>0.195106</text:p>
          </table:table-cell>
          <table:table-cell office:value-type="float" office:value="0.279086" calcext:value-type="float">
            <text:p>0.279086</text:p>
          </table:table-cell>
          <table:table-cell office:value-type="float" office:value="0.409703" calcext:value-type="float">
            <text:p>0.409703</text:p>
          </table:table-cell>
          <table:table-cell office:value-type="float" office:value="0.010735" calcext:value-type="float">
            <text:p>0.010735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1" calcext:value-type="float">
            <text:p>-1</text:p>
          </table:table-cell>
          <table:table-cell office:value-type="float" office:value="-0.663865" calcext:value-type="float">
            <text:p>-0.663865</text:p>
          </table:table-cell>
          <table:table-cell office:value-type="float" office:value="-0.013668" calcext:value-type="float">
            <text:p>-0.013668</text:p>
          </table:table-cell>
          <table:table-cell office:value-type="float" office:value="0.012084" calcext:value-type="float">
            <text:p>0.012084</text:p>
          </table:table-cell>
          <table:table-cell office:value-type="float" office:value="0.03306" calcext:value-type="float">
            <text:p>0.03306</text:p>
          </table:table-cell>
          <table:table-cell office:value-type="float" office:value="0.064481" calcext:value-type="float">
            <text:p>0.064481</text:p>
          </table:table-cell>
          <table:table-cell office:value-type="float" office:value="0.102971" calcext:value-type="float">
            <text:p>0.102971</text:p>
          </table:table-cell>
          <table:table-cell office:value-type="float" office:value="0.140942" calcext:value-type="float">
            <text:p>0.140942</text:p>
          </table:table-cell>
          <table:table-cell office:value-type="float" office:value="0.177184" calcext:value-type="float">
            <text:p>0.177184</text:p>
          </table:table-cell>
          <table:table-cell office:value-type="float" office:value="0.213095" calcext:value-type="float">
            <text:p>0.213095</text:p>
          </table:table-cell>
          <table:table-cell office:value-type="float" office:value="0.291237" calcext:value-type="float">
            <text:p>0.291237</text:p>
          </table:table-cell>
          <table:table-cell office:value-type="float" office:value="0.409703" calcext:value-type="float">
            <text:p>0.409703</text:p>
          </table:table-cell>
          <table:table-cell office:value-type="float" office:value="0.035752" calcext:value-type="float">
            <text:p>0.035752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1" calcext:value-type="float">
            <text:p>-1</text:p>
          </table:table-cell>
          <table:table-cell office:value-type="float" office:value="-0.74768" calcext:value-type="float">
            <text:p>-0.74768</text:p>
          </table:table-cell>
          <table:table-cell office:value-type="float" office:value="-0.033998" calcext:value-type="float">
            <text:p>-0.033998</text:p>
          </table:table-cell>
          <table:table-cell office:value-type="float" office:value="0.007033" calcext:value-type="float">
            <text:p>0.007033</text:p>
          </table:table-cell>
          <table:table-cell office:value-type="float" office:value="0.029214" calcext:value-type="float">
            <text:p>0.029214</text:p>
          </table:table-cell>
          <table:table-cell office:value-type="float" office:value="0.054443" calcext:value-type="float">
            <text:p>0.054443</text:p>
          </table:table-cell>
          <table:table-cell office:value-type="float" office:value="0.080008" calcext:value-type="float">
            <text:p>0.080008</text:p>
          </table:table-cell>
          <table:table-cell office:value-type="float" office:value="0.1176" calcext:value-type="float">
            <text:p>0.1176</text:p>
          </table:table-cell>
          <table:table-cell office:value-type="float" office:value="0.160614" calcext:value-type="float">
            <text:p>0.160614</text:p>
          </table:table-cell>
          <table:table-cell office:value-type="float" office:value="0.197086" calcext:value-type="float">
            <text:p>0.197086</text:p>
          </table:table-cell>
          <table:table-cell office:value-type="float" office:value="0.284389" calcext:value-type="float">
            <text:p>0.284389</text:p>
          </table:table-cell>
          <table:table-cell office:value-type="float" office:value="0.409703" calcext:value-type="float">
            <text:p>0.409703</text:p>
          </table:table-cell>
          <table:table-cell office:value-type="float" office:value="0.014871" calcext:value-type="float">
            <text:p>0.014871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1" calcext:value-type="float">
            <text:p>-1</text:p>
          </table:table-cell>
          <table:table-cell office:value-type="float" office:value="-0.519475" calcext:value-type="float">
            <text:p>-0.519475</text:p>
          </table:table-cell>
          <table:table-cell office:value-type="float" office:value="-0.01995" calcext:value-type="float">
            <text:p>-0.01995</text:p>
          </table:table-cell>
          <table:table-cell office:value-type="float" office:value="0.011026" calcext:value-type="float">
            <text:p>0.011026</text:p>
          </table:table-cell>
          <table:table-cell office:value-type="float" office:value="0.034904" calcext:value-type="float">
            <text:p>0.034904</text:p>
          </table:table-cell>
          <table:table-cell office:value-type="float" office:value="0.05769" calcext:value-type="float">
            <text:p>0.05769</text:p>
          </table:table-cell>
          <table:table-cell office:value-type="float" office:value="0.086517" calcext:value-type="float">
            <text:p>0.086517</text:p>
          </table:table-cell>
          <table:table-cell office:value-type="float" office:value="0.124188" calcext:value-type="float">
            <text:p>0.124188</text:p>
          </table:table-cell>
          <table:table-cell office:value-type="float" office:value="0.166741" calcext:value-type="float">
            <text:p>0.166741</text:p>
          </table:table-cell>
          <table:table-cell office:value-type="float" office:value="0.204737" calcext:value-type="float">
            <text:p>0.204737</text:p>
          </table:table-cell>
          <table:table-cell office:value-type="float" office:value="0.299335" calcext:value-type="float">
            <text:p>0.299335</text:p>
          </table:table-cell>
          <table:table-cell office:value-type="float" office:value="0.409703" calcext:value-type="float">
            <text:p>0.409703</text:p>
          </table:table-cell>
          <table:table-cell office:value-type="float" office:value="0.044571" calcext:value-type="float">
            <text:p>0.044571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1" calcext:value-type="float">
            <text:p>-1</text:p>
          </table:table-cell>
          <table:table-cell office:value-type="float" office:value="-0.55825" calcext:value-type="float">
            <text:p>-0.55825</text:p>
          </table:table-cell>
          <table:table-cell office:value-type="float" office:value="-0.024113" calcext:value-type="float">
            <text:p>-0.024113</text:p>
          </table:table-cell>
          <table:table-cell office:value-type="float" office:value="0.013114" calcext:value-type="float">
            <text:p>0.013114</text:p>
          </table:table-cell>
          <table:table-cell office:value-type="float" office:value="0.040421" calcext:value-type="float">
            <text:p>0.040421</text:p>
          </table:table-cell>
          <table:table-cell office:value-type="float" office:value="0.065487" calcext:value-type="float">
            <text:p>0.065487</text:p>
          </table:table-cell>
          <table:table-cell office:value-type="float" office:value="0.095867" calcext:value-type="float">
            <text:p>0.095867</text:p>
          </table:table-cell>
          <table:table-cell office:value-type="float" office:value="0.124285" calcext:value-type="float">
            <text:p>0.124285</text:p>
          </table:table-cell>
          <table:table-cell office:value-type="float" office:value="0.165252" calcext:value-type="float">
            <text:p>0.165252</text:p>
          </table:table-cell>
          <table:table-cell office:value-type="float" office:value="0.20984" calcext:value-type="float">
            <text:p>0.20984</text:p>
          </table:table-cell>
          <table:table-cell office:value-type="float" office:value="0.314069" calcext:value-type="float">
            <text:p>0.314069</text:p>
          </table:table-cell>
          <table:table-cell office:value-type="float" office:value="0.409703" calcext:value-type="float">
            <text:p>0.409703</text:p>
          </table:table-cell>
          <table:table-cell office:value-type="float" office:value="0.044597" calcext:value-type="float">
            <text:p>0.044597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1" calcext:value-type="float">
            <text:p>-1</text:p>
          </table:table-cell>
          <table:table-cell office:value-type="float" office:value="-0.553809" calcext:value-type="float">
            <text:p>-0.553809</text:p>
          </table:table-cell>
          <table:table-cell office:value-type="float" office:value="-0.018096" calcext:value-type="float">
            <text:p>-0.018096</text:p>
          </table:table-cell>
          <table:table-cell office:value-type="float" office:value="0.00855" calcext:value-type="float">
            <text:p>0.00855</text:p>
          </table:table-cell>
          <table:table-cell office:value-type="float" office:value="0.036796" calcext:value-type="float">
            <text:p>0.036796</text:p>
          </table:table-cell>
          <table:table-cell office:value-type="float" office:value="0.062563" calcext:value-type="float">
            <text:p>0.062563</text:p>
          </table:table-cell>
          <table:table-cell office:value-type="float" office:value="0.090602" calcext:value-type="float">
            <text:p>0.090602</text:p>
          </table:table-cell>
          <table:table-cell office:value-type="float" office:value="0.118215" calcext:value-type="float">
            <text:p>0.118215</text:p>
          </table:table-cell>
          <table:table-cell office:value-type="float" office:value="0.160082" calcext:value-type="float">
            <text:p>0.160082</text:p>
          </table:table-cell>
          <table:table-cell office:value-type="float" office:value="0.207216" calcext:value-type="float">
            <text:p>0.207216</text:p>
          </table:table-cell>
          <table:table-cell office:value-type="float" office:value="0.315584" calcext:value-type="float">
            <text:p>0.315584</text:p>
          </table:table-cell>
          <table:table-cell office:value-type="float" office:value="0.409703" calcext:value-type="float">
            <text:p>0.409703</text:p>
          </table:table-cell>
          <table:table-cell office:value-type="float" office:value="0.04277" calcext:value-type="float">
            <text:p>0.04277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-1" calcext:value-type="float">
            <text:p>-1</text:p>
          </table:table-cell>
          <table:table-cell office:value-type="float" office:value="-0.552411" calcext:value-type="float">
            <text:p>-0.552411</text:p>
          </table:table-cell>
          <table:table-cell office:value-type="float" office:value="-0.019087" calcext:value-type="float">
            <text:p>-0.019087</text:p>
          </table:table-cell>
          <table:table-cell office:value-type="float" office:value="0.006048" calcext:value-type="float">
            <text:p>0.006048</text:p>
          </table:table-cell>
          <table:table-cell office:value-type="float" office:value="0.033471" calcext:value-type="float">
            <text:p>0.033471</text:p>
          </table:table-cell>
          <table:table-cell office:value-type="float" office:value="0.058191" calcext:value-type="float">
            <text:p>0.058191</text:p>
          </table:table-cell>
          <table:table-cell office:value-type="float" office:value="0.085843" calcext:value-type="float">
            <text:p>0.085843</text:p>
          </table:table-cell>
          <table:table-cell office:value-type="float" office:value="0.115884" calcext:value-type="float">
            <text:p>0.115884</text:p>
          </table:table-cell>
          <table:table-cell office:value-type="float" office:value="0.168848" calcext:value-type="float">
            <text:p>0.168848</text:p>
          </table:table-cell>
          <table:table-cell office:value-type="float" office:value="0.22674" calcext:value-type="float">
            <text:p>0.22674</text:p>
          </table:table-cell>
          <table:table-cell office:value-type="float" office:value="0.327283" calcext:value-type="float">
            <text:p>0.327283</text:p>
          </table:table-cell>
          <table:table-cell office:value-type="float" office:value="0.409703" calcext:value-type="float">
            <text:p>0.409703</text:p>
          </table:table-cell>
          <table:table-cell office:value-type="float" office:value="0.045081" calcext:value-type="float">
            <text:p>0.045081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1" calcext:value-type="float">
            <text:p>-1</text:p>
          </table:table-cell>
          <table:table-cell office:value-type="float" office:value="-0.515765" calcext:value-type="float">
            <text:p>-0.515765</text:p>
          </table:table-cell>
          <table:table-cell office:value-type="float" office:value="-0.0182" calcext:value-type="float">
            <text:p>-0.0182</text:p>
          </table:table-cell>
          <table:table-cell office:value-type="float" office:value="0.016485" calcext:value-type="float">
            <text:p>0.016485</text:p>
          </table:table-cell>
          <table:table-cell office:value-type="float" office:value="0.037365" calcext:value-type="float">
            <text:p>0.037365</text:p>
          </table:table-cell>
          <table:table-cell office:value-type="float" office:value="0.05818" calcext:value-type="float">
            <text:p>0.05818</text:p>
          </table:table-cell>
          <table:table-cell office:value-type="float" office:value="0.087376" calcext:value-type="float">
            <text:p>0.087376</text:p>
          </table:table-cell>
          <table:table-cell office:value-type="float" office:value="0.115587" calcext:value-type="float">
            <text:p>0.115587</text:p>
          </table:table-cell>
          <table:table-cell office:value-type="float" office:value="0.167248" calcext:value-type="float">
            <text:p>0.167248</text:p>
          </table:table-cell>
          <table:table-cell office:value-type="float" office:value="0.224701" calcext:value-type="float">
            <text:p>0.224701</text:p>
          </table:table-cell>
          <table:table-cell office:value-type="float" office:value="0.324405" calcext:value-type="float">
            <text:p>0.324405</text:p>
          </table:table-cell>
          <table:table-cell office:value-type="float" office:value="0.409703" calcext:value-type="float">
            <text:p>0.409703</text:p>
          </table:table-cell>
          <table:table-cell office:value-type="float" office:value="0.049738" calcext:value-type="float">
            <text:p>0.049738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1" calcext:value-type="float">
            <text:p>-1</text:p>
          </table:table-cell>
          <table:table-cell office:value-type="float" office:value="-0.514831" calcext:value-type="float">
            <text:p>-0.514831</text:p>
          </table:table-cell>
          <table:table-cell office:value-type="float" office:value="-0.00418" calcext:value-type="float">
            <text:p>-0.00418</text:p>
          </table:table-cell>
          <table:table-cell office:value-type="float" office:value="0.02676" calcext:value-type="float">
            <text:p>0.02676</text:p>
          </table:table-cell>
          <table:table-cell office:value-type="float" office:value="0.046426" calcext:value-type="float">
            <text:p>0.046426</text:p>
          </table:table-cell>
          <table:table-cell office:value-type="float" office:value="0.076322" calcext:value-type="float">
            <text:p>0.076322</text:p>
          </table:table-cell>
          <table:table-cell office:value-type="float" office:value="0.106815" calcext:value-type="float">
            <text:p>0.106815</text:p>
          </table:table-cell>
          <table:table-cell office:value-type="float" office:value="0.134264" calcext:value-type="float">
            <text:p>0.134264</text:p>
          </table:table-cell>
          <table:table-cell office:value-type="float" office:value="0.176159" calcext:value-type="float">
            <text:p>0.176159</text:p>
          </table:table-cell>
          <table:table-cell office:value-type="float" office:value="0.22324" calcext:value-type="float">
            <text:p>0.22324</text:p>
          </table:table-cell>
          <table:table-cell office:value-type="float" office:value="0.309181" calcext:value-type="float">
            <text:p>0.309181</text:p>
          </table:table-cell>
          <table:table-cell office:value-type="float" office:value="0.409703" calcext:value-type="float">
            <text:p>0.409703</text:p>
          </table:table-cell>
          <table:table-cell office:value-type="float" office:value="0.058016" calcext:value-type="float">
            <text:p>0.058016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1" calcext:value-type="float">
            <text:p>-1</text:p>
          </table:table-cell>
          <table:table-cell office:value-type="float" office:value="-0.395179" calcext:value-type="float">
            <text:p>-0.395179</text:p>
          </table:table-cell>
          <table:table-cell office:value-type="float" office:value="-0.008065" calcext:value-type="float">
            <text:p>-0.008065</text:p>
          </table:table-cell>
          <table:table-cell office:value-type="float" office:value="0.021161" calcext:value-type="float">
            <text:p>0.021161</text:p>
          </table:table-cell>
          <table:table-cell office:value-type="float" office:value="0.049772" calcext:value-type="float">
            <text:p>0.049772</text:p>
          </table:table-cell>
          <table:table-cell office:value-type="float" office:value="0.079054" calcext:value-type="float">
            <text:p>0.079054</text:p>
          </table:table-cell>
          <table:table-cell office:value-type="float" office:value="0.105187" calcext:value-type="float">
            <text:p>0.105187</text:p>
          </table:table-cell>
          <table:table-cell office:value-type="float" office:value="0.133797" calcext:value-type="float">
            <text:p>0.133797</text:p>
          </table:table-cell>
          <table:table-cell office:value-type="float" office:value="0.172837" calcext:value-type="float">
            <text:p>0.172837</text:p>
          </table:table-cell>
          <table:table-cell office:value-type="float" office:value="0.225072" calcext:value-type="float">
            <text:p>0.225072</text:p>
          </table:table-cell>
          <table:table-cell office:value-type="float" office:value="0.327756" calcext:value-type="float">
            <text:p>0.327756</text:p>
          </table:table-cell>
          <table:table-cell office:value-type="float" office:value="0.409703" calcext:value-type="float">
            <text:p>0.409703</text:p>
          </table:table-cell>
          <table:table-cell office:value-type="float" office:value="0.071139" calcext:value-type="float">
            <text:p>0.071139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-1" calcext:value-type="float">
            <text:p>-1</text:p>
          </table:table-cell>
          <table:table-cell office:value-type="float" office:value="-0.584851" calcext:value-type="float">
            <text:p>-0.584851</text:p>
          </table:table-cell>
          <table:table-cell office:value-type="float" office:value="-0.011347" calcext:value-type="float">
            <text:p>-0.011347</text:p>
          </table:table-cell>
          <table:table-cell office:value-type="float" office:value="0.016393" calcext:value-type="float">
            <text:p>0.016393</text:p>
          </table:table-cell>
          <table:table-cell office:value-type="float" office:value="0.043664" calcext:value-type="float">
            <text:p>0.043664</text:p>
          </table:table-cell>
          <table:table-cell office:value-type="float" office:value="0.071268" calcext:value-type="float">
            <text:p>0.071268</text:p>
          </table:table-cell>
          <table:table-cell office:value-type="float" office:value="0.109171" calcext:value-type="float">
            <text:p>0.109171</text:p>
          </table:table-cell>
          <table:table-cell office:value-type="float" office:value="0.140214" calcext:value-type="float">
            <text:p>0.140214</text:p>
          </table:table-cell>
          <table:table-cell office:value-type="float" office:value="0.173189" calcext:value-type="float">
            <text:p>0.173189</text:p>
          </table:table-cell>
          <table:table-cell office:value-type="float" office:value="0.214522" calcext:value-type="float">
            <text:p>0.214522</text:p>
          </table:table-cell>
          <table:table-cell office:value-type="float" office:value="0.327536" calcext:value-type="float">
            <text:p>0.327536</text:p>
          </table:table-cell>
          <table:table-cell office:value-type="float" office:value="0.411081" calcext:value-type="float">
            <text:p>0.411081</text:p>
          </table:table-cell>
          <table:table-cell office:value-type="float" office:value="0.049976" calcext:value-type="float">
            <text:p>0.049976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-1" calcext:value-type="float">
            <text:p>-1</text:p>
          </table:table-cell>
          <table:table-cell office:value-type="float" office:value="-0.542081" calcext:value-type="float">
            <text:p>-0.542081</text:p>
          </table:table-cell>
          <table:table-cell office:value-type="float" office:value="-0.003637" calcext:value-type="float">
            <text:p>-0.003637</text:p>
          </table:table-cell>
          <table:table-cell office:value-type="float" office:value="0.022369" calcext:value-type="float">
            <text:p>0.022369</text:p>
          </table:table-cell>
          <table:table-cell office:value-type="float" office:value="0.048884" calcext:value-type="float">
            <text:p>0.048884</text:p>
          </table:table-cell>
          <table:table-cell office:value-type="float" office:value="0.077827" calcext:value-type="float">
            <text:p>0.077827</text:p>
          </table:table-cell>
          <table:table-cell office:value-type="float" office:value="0.109931" calcext:value-type="float">
            <text:p>0.109931</text:p>
          </table:table-cell>
          <table:table-cell office:value-type="float" office:value="0.14222" calcext:value-type="float">
            <text:p>0.14222</text:p>
          </table:table-cell>
          <table:table-cell office:value-type="float" office:value="0.174253" calcext:value-type="float">
            <text:p>0.174253</text:p>
          </table:table-cell>
          <table:table-cell office:value-type="float" office:value="0.219842" calcext:value-type="float">
            <text:p>0.219842</text:p>
          </table:table-cell>
          <table:table-cell office:value-type="float" office:value="0.331711" calcext:value-type="float">
            <text:p>0.331711</text:p>
          </table:table-cell>
          <table:table-cell office:value-type="float" office:value="0.419826" calcext:value-type="float">
            <text:p>0.419826</text:p>
          </table:table-cell>
          <table:table-cell office:value-type="float" office:value="0.058132" calcext:value-type="float">
            <text:p>0.058132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-1" calcext:value-type="float">
            <text:p>-1</text:p>
          </table:table-cell>
          <table:table-cell office:value-type="float" office:value="-0.429826" calcext:value-type="float">
            <text:p>-0.429826</text:p>
          </table:table-cell>
          <table:table-cell office:value-type="float" office:value="-0.002354" calcext:value-type="float">
            <text:p>-0.002354</text:p>
          </table:table-cell>
          <table:table-cell office:value-type="float" office:value="0.024862" calcext:value-type="float">
            <text:p>0.024862</text:p>
          </table:table-cell>
          <table:table-cell office:value-type="float" office:value="0.056667" calcext:value-type="float">
            <text:p>0.056667</text:p>
          </table:table-cell>
          <table:table-cell office:value-type="float" office:value="0.088003" calcext:value-type="float">
            <text:p>0.088003</text:p>
          </table:table-cell>
          <table:table-cell office:value-type="float" office:value="0.119867" calcext:value-type="float">
            <text:p>0.119867</text:p>
          </table:table-cell>
          <table:table-cell office:value-type="float" office:value="0.157334" calcext:value-type="float">
            <text:p>0.157334</text:p>
          </table:table-cell>
          <table:table-cell office:value-type="float" office:value="0.19244" calcext:value-type="float">
            <text:p>0.19244</text:p>
          </table:table-cell>
          <table:table-cell office:value-type="float" office:value="0.239456" calcext:value-type="float">
            <text:p>0.239456</text:p>
          </table:table-cell>
          <table:table-cell office:value-type="float" office:value="0.350189" calcext:value-type="float">
            <text:p>0.350189</text:p>
          </table:table-cell>
          <table:table-cell office:value-type="float" office:value="0.425468" calcext:value-type="float">
            <text:p>0.425468</text:p>
          </table:table-cell>
          <table:table-cell office:value-type="float" office:value="0.079664" calcext:value-type="float">
            <text:p>0.079664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-1" calcext:value-type="float">
            <text:p>-1</text:p>
          </table:table-cell>
          <table:table-cell office:value-type="float" office:value="-0.418611" calcext:value-type="float">
            <text:p>-0.418611</text:p>
          </table:table-cell>
          <table:table-cell office:value-type="float" office:value="0.008037" calcext:value-type="float">
            <text:p>0.008037</text:p>
          </table:table-cell>
          <table:table-cell office:value-type="float" office:value="0.036431" calcext:value-type="float">
            <text:p>0.036431</text:p>
          </table:table-cell>
          <table:table-cell office:value-type="float" office:value="0.066589" calcext:value-type="float">
            <text:p>0.066589</text:p>
          </table:table-cell>
          <table:table-cell office:value-type="float" office:value="0.091664" calcext:value-type="float">
            <text:p>0.091664</text:p>
          </table:table-cell>
          <table:table-cell office:value-type="float" office:value="0.124318" calcext:value-type="float">
            <text:p>0.124318</text:p>
          </table:table-cell>
          <table:table-cell office:value-type="float" office:value="0.161389" calcext:value-type="float">
            <text:p>0.161389</text:p>
          </table:table-cell>
          <table:table-cell office:value-type="float" office:value="0.190933" calcext:value-type="float">
            <text:p>0.190933</text:p>
          </table:table-cell>
          <table:table-cell office:value-type="float" office:value="0.234746" calcext:value-type="float">
            <text:p>0.234746</text:p>
          </table:table-cell>
          <table:table-cell office:value-type="float" office:value="0.347702" calcext:value-type="float">
            <text:p>0.347702</text:p>
          </table:table-cell>
          <table:table-cell office:value-type="float" office:value="0.425468" calcext:value-type="float">
            <text:p>0.425468</text:p>
          </table:table-cell>
          <table:table-cell office:value-type="float" office:value="0.08432" calcext:value-type="float">
            <text:p>0.08432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-1" calcext:value-type="float">
            <text:p>-1</text:p>
          </table:table-cell>
          <table:table-cell office:value-type="float" office:value="-0.491131" calcext:value-type="float">
            <text:p>-0.491131</text:p>
          </table:table-cell>
          <table:table-cell office:value-type="float" office:value="0.006363" calcext:value-type="float">
            <text:p>0.006363</text:p>
          </table:table-cell>
          <table:table-cell office:value-type="float" office:value="0.03188" calcext:value-type="float">
            <text:p>0.03188</text:p>
          </table:table-cell>
          <table:table-cell office:value-type="float" office:value="0.063144" calcext:value-type="float">
            <text:p>0.063144</text:p>
          </table:table-cell>
          <table:table-cell office:value-type="float" office:value="0.095076" calcext:value-type="float">
            <text:p>0.095076</text:p>
          </table:table-cell>
          <table:table-cell office:value-type="float" office:value="0.128223" calcext:value-type="float">
            <text:p>0.128223</text:p>
          </table:table-cell>
          <table:table-cell office:value-type="float" office:value="0.165001" calcext:value-type="float">
            <text:p>0.165001</text:p>
          </table:table-cell>
          <table:table-cell office:value-type="float" office:value="0.199502" calcext:value-type="float">
            <text:p>0.199502</text:p>
          </table:table-cell>
          <table:table-cell office:value-type="float" office:value="0.242495" calcext:value-type="float">
            <text:p>0.242495</text:p>
          </table:table-cell>
          <table:table-cell office:value-type="float" office:value="0.341391" calcext:value-type="float">
            <text:p>0.341391</text:p>
          </table:table-cell>
          <table:table-cell office:value-type="float" office:value="0.425468" calcext:value-type="float">
            <text:p>0.425468</text:p>
          </table:table-cell>
          <table:table-cell office:value-type="float" office:value="0.078194" calcext:value-type="float">
            <text:p>0.078194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-1" calcext:value-type="float">
            <text:p>-1</text:p>
          </table:table-cell>
          <table:table-cell office:value-type="float" office:value="-0.263788" calcext:value-type="float">
            <text:p>-0.263788</text:p>
          </table:table-cell>
          <table:table-cell office:value-type="float" office:value="0.015049" calcext:value-type="float">
            <text:p>0.015049</text:p>
          </table:table-cell>
          <table:table-cell office:value-type="float" office:value="0.039665" calcext:value-type="float">
            <text:p>0.039665</text:p>
          </table:table-cell>
          <table:table-cell office:value-type="float" office:value="0.066905" calcext:value-type="float">
            <text:p>0.066905</text:p>
          </table:table-cell>
          <table:table-cell office:value-type="float" office:value="0.099898" calcext:value-type="float">
            <text:p>0.099898</text:p>
          </table:table-cell>
          <table:table-cell office:value-type="float" office:value="0.136539" calcext:value-type="float">
            <text:p>0.136539</text:p>
          </table:table-cell>
          <table:table-cell office:value-type="float" office:value="0.175837" calcext:value-type="float">
            <text:p>0.175837</text:p>
          </table:table-cell>
          <table:table-cell office:value-type="float" office:value="0.208894" calcext:value-type="float">
            <text:p>0.208894</text:p>
          </table:table-cell>
          <table:table-cell office:value-type="float" office:value="0.249344" calcext:value-type="float">
            <text:p>0.249344</text:p>
          </table:table-cell>
          <table:table-cell office:value-type="float" office:value="0.353243" calcext:value-type="float">
            <text:p>0.353243</text:p>
          </table:table-cell>
          <table:table-cell office:value-type="float" office:value="0.432899" calcext:value-type="float">
            <text:p>0.432899</text:p>
          </table:table-cell>
          <table:table-cell office:value-type="float" office:value="0.108159" calcext:value-type="float">
            <text:p>0.108159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-1" calcext:value-type="float">
            <text:p>-1</text:p>
          </table:table-cell>
          <table:table-cell office:value-type="float" office:value="-0.223081" calcext:value-type="float">
            <text:p>-0.223081</text:p>
          </table:table-cell>
          <table:table-cell office:value-type="float" office:value="0.022441" calcext:value-type="float">
            <text:p>0.022441</text:p>
          </table:table-cell>
          <table:table-cell office:value-type="float" office:value="0.053482" calcext:value-type="float">
            <text:p>0.053482</text:p>
          </table:table-cell>
          <table:table-cell office:value-type="float" office:value="0.088867" calcext:value-type="float">
            <text:p>0.088867</text:p>
          </table:table-cell>
          <table:table-cell office:value-type="float" office:value="0.136393" calcext:value-type="float">
            <text:p>0.136393</text:p>
          </table:table-cell>
          <table:table-cell office:value-type="float" office:value="0.175322" calcext:value-type="float">
            <text:p>0.175322</text:p>
          </table:table-cell>
          <table:table-cell office:value-type="float" office:value="0.203617" calcext:value-type="float">
            <text:p>0.203617</text:p>
          </table:table-cell>
          <table:table-cell office:value-type="float" office:value="0.233354" calcext:value-type="float">
            <text:p>0.233354</text:p>
          </table:table-cell>
          <table:table-cell office:value-type="float" office:value="0.270488" calcext:value-type="float">
            <text:p>0.270488</text:p>
          </table:table-cell>
          <table:table-cell office:value-type="float" office:value="0.357913" calcext:value-type="float">
            <text:p>0.357913</text:p>
          </table:table-cell>
          <table:table-cell office:value-type="float" office:value="0.432899" calcext:value-type="float">
            <text:p>0.432899</text:p>
          </table:table-cell>
          <table:table-cell office:value-type="float" office:value="0.13188" calcext:value-type="float">
            <text:p>0.13188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-1" calcext:value-type="float">
            <text:p>-1</text:p>
          </table:table-cell>
          <table:table-cell office:value-type="float" office:value="-0.287475" calcext:value-type="float">
            <text:p>-0.287475</text:p>
          </table:table-cell>
          <table:table-cell office:value-type="float" office:value="0.030714" calcext:value-type="float">
            <text:p>0.030714</text:p>
          </table:table-cell>
          <table:table-cell office:value-type="float" office:value="0.068823" calcext:value-type="float">
            <text:p>0.068823</text:p>
          </table:table-cell>
          <table:table-cell office:value-type="float" office:value="0.11635" calcext:value-type="float">
            <text:p>0.11635</text:p>
          </table:table-cell>
          <table:table-cell office:value-type="float" office:value="0.162828" calcext:value-type="float">
            <text:p>0.162828</text:p>
          </table:table-cell>
          <table:table-cell office:value-type="float" office:value="0.193581" calcext:value-type="float">
            <text:p>0.193581</text:p>
          </table:table-cell>
          <table:table-cell office:value-type="float" office:value="0.217978" calcext:value-type="float">
            <text:p>0.217978</text:p>
          </table:table-cell>
          <table:table-cell office:value-type="float" office:value="0.244217" calcext:value-type="float">
            <text:p>0.244217</text:p>
          </table:table-cell>
          <table:table-cell office:value-type="float" office:value="0.285476" calcext:value-type="float">
            <text:p>0.285476</text:p>
          </table:table-cell>
          <table:table-cell office:value-type="float" office:value="0.375205" calcext:value-type="float">
            <text:p>0.375205</text:p>
          </table:table-cell>
          <table:table-cell office:value-type="float" office:value="0.432899" calcext:value-type="float">
            <text:p>0.432899</text:p>
          </table:table-cell>
          <table:table-cell office:value-type="float" office:value="0.14077" calcext:value-type="float">
            <text:p>0.14077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-1" calcext:value-type="float">
            <text:p>-1</text:p>
          </table:table-cell>
          <table:table-cell office:value-type="float" office:value="-0.244305" calcext:value-type="float">
            <text:p>-0.244305</text:p>
          </table:table-cell>
          <table:table-cell office:value-type="float" office:value="0.040188" calcext:value-type="float">
            <text:p>0.040188</text:p>
          </table:table-cell>
          <table:table-cell office:value-type="float" office:value="0.08324" calcext:value-type="float">
            <text:p>0.08324</text:p>
          </table:table-cell>
          <table:table-cell office:value-type="float" office:value="0.119731" calcext:value-type="float">
            <text:p>0.119731</text:p>
          </table:table-cell>
          <table:table-cell office:value-type="float" office:value="0.1652" calcext:value-type="float">
            <text:p>0.1652</text:p>
          </table:table-cell>
          <table:table-cell office:value-type="float" office:value="0.195647" calcext:value-type="float">
            <text:p>0.195647</text:p>
          </table:table-cell>
          <table:table-cell office:value-type="float" office:value="0.220494" calcext:value-type="float">
            <text:p>0.220494</text:p>
          </table:table-cell>
          <table:table-cell office:value-type="float" office:value="0.253065" calcext:value-type="float">
            <text:p>0.253065</text:p>
          </table:table-cell>
          <table:table-cell office:value-type="float" office:value="0.298486" calcext:value-type="float">
            <text:p>0.298486</text:p>
          </table:table-cell>
          <table:table-cell office:value-type="float" office:value="0.370059" calcext:value-type="float">
            <text:p>0.370059</text:p>
          </table:table-cell>
          <table:table-cell office:value-type="float" office:value="0.432899" calcext:value-type="float">
            <text:p>0.432899</text:p>
          </table:table-cell>
          <table:table-cell office:value-type="float" office:value="0.150181" calcext:value-type="float">
            <text:p>0.150181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-1" calcext:value-type="float">
            <text:p>-1</text:p>
          </table:table-cell>
          <table:table-cell office:value-type="float" office:value="-0.293175" calcext:value-type="float">
            <text:p>-0.293175</text:p>
          </table:table-cell>
          <table:table-cell office:value-type="float" office:value="0.054117" calcext:value-type="float">
            <text:p>0.054117</text:p>
          </table:table-cell>
          <table:table-cell office:value-type="float" office:value="0.095076" calcext:value-type="float">
            <text:p>0.095076</text:p>
          </table:table-cell>
          <table:table-cell office:value-type="float" office:value="0.125701" calcext:value-type="float">
            <text:p>0.125701</text:p>
          </table:table-cell>
          <table:table-cell office:value-type="float" office:value="0.164007" calcext:value-type="float">
            <text:p>0.164007</text:p>
          </table:table-cell>
          <table:table-cell office:value-type="float" office:value="0.194754" calcext:value-type="float">
            <text:p>0.194754</text:p>
          </table:table-cell>
          <table:table-cell office:value-type="float" office:value="0.224134" calcext:value-type="float">
            <text:p>0.224134</text:p>
          </table:table-cell>
          <table:table-cell office:value-type="float" office:value="0.263434" calcext:value-type="float">
            <text:p>0.263434</text:p>
          </table:table-cell>
          <table:table-cell office:value-type="float" office:value="0.306618" calcext:value-type="float">
            <text:p>0.306618</text:p>
          </table:table-cell>
          <table:table-cell office:value-type="float" office:value="0.3688" calcext:value-type="float">
            <text:p>0.3688</text:p>
          </table:table-cell>
          <table:table-cell office:value-type="float" office:value="0.432899" calcext:value-type="float">
            <text:p>0.432899</text:p>
          </table:table-cell>
          <table:table-cell office:value-type="float" office:value="0.150347" calcext:value-type="float">
            <text:p>0.150347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-1" calcext:value-type="float">
            <text:p>-1</text:p>
          </table:table-cell>
          <table:table-cell office:value-type="float" office:value="-0.379162" calcext:value-type="float">
            <text:p>-0.379162</text:p>
          </table:table-cell>
          <table:table-cell office:value-type="float" office:value="0.03113" calcext:value-type="float">
            <text:p>0.03113</text:p>
          </table:table-cell>
          <table:table-cell office:value-type="float" office:value="0.082351" calcext:value-type="float">
            <text:p>0.082351</text:p>
          </table:table-cell>
          <table:table-cell office:value-type="float" office:value="0.122563" calcext:value-type="float">
            <text:p>0.122563</text:p>
          </table:table-cell>
          <table:table-cell office:value-type="float" office:value="0.160882" calcext:value-type="float">
            <text:p>0.160882</text:p>
          </table:table-cell>
          <table:table-cell office:value-type="float" office:value="0.193" calcext:value-type="float">
            <text:p>0.193</text:p>
          </table:table-cell>
          <table:table-cell office:value-type="float" office:value="0.226821" calcext:value-type="float">
            <text:p>0.226821</text:p>
          </table:table-cell>
          <table:table-cell office:value-type="float" office:value="0.258655" calcext:value-type="float">
            <text:p>0.258655</text:p>
          </table:table-cell>
          <table:table-cell office:value-type="float" office:value="0.308186" calcext:value-type="float">
            <text:p>0.308186</text:p>
          </table:table-cell>
          <table:table-cell office:value-type="float" office:value="0.381251" calcext:value-type="float">
            <text:p>0.381251</text:p>
          </table:table-cell>
          <table:table-cell office:value-type="float" office:value="0.432899" calcext:value-type="float">
            <text:p>0.432899</text:p>
          </table:table-cell>
          <table:table-cell office:value-type="float" office:value="0.138568" calcext:value-type="float">
            <text:p>0.138568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-1" calcext:value-type="float">
            <text:p>-1</text:p>
          </table:table-cell>
          <table:table-cell office:value-type="float" office:value="-0.251313" calcext:value-type="float">
            <text:p>-0.251313</text:p>
          </table:table-cell>
          <table:table-cell office:value-type="float" office:value="0.040756" calcext:value-type="float">
            <text:p>0.040756</text:p>
          </table:table-cell>
          <table:table-cell office:value-type="float" office:value="0.091113" calcext:value-type="float">
            <text:p>0.091113</text:p>
          </table:table-cell>
          <table:table-cell office:value-type="float" office:value="0.128596" calcext:value-type="float">
            <text:p>0.128596</text:p>
          </table:table-cell>
          <table:table-cell office:value-type="float" office:value="0.16569" calcext:value-type="float">
            <text:p>0.16569</text:p>
          </table:table-cell>
          <table:table-cell office:value-type="float" office:value="0.196561" calcext:value-type="float">
            <text:p>0.196561</text:p>
          </table:table-cell>
          <table:table-cell office:value-type="float" office:value="0.231985" calcext:value-type="float">
            <text:p>0.231985</text:p>
          </table:table-cell>
          <table:table-cell office:value-type="float" office:value="0.266323" calcext:value-type="float">
            <text:p>0.266323</text:p>
          </table:table-cell>
          <table:table-cell office:value-type="float" office:value="0.31794" calcext:value-type="float">
            <text:p>0.31794</text:p>
          </table:table-cell>
          <table:table-cell office:value-type="float" office:value="0.383786" calcext:value-type="float">
            <text:p>0.383786</text:p>
          </table:table-cell>
          <table:table-cell office:value-type="float" office:value="0.432899" calcext:value-type="float">
            <text:p>0.432899</text:p>
          </table:table-cell>
          <table:table-cell office:value-type="float" office:value="0.157144" calcext:value-type="float">
            <text:p>0.157144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-1" calcext:value-type="float">
            <text:p>-1</text:p>
          </table:table-cell>
          <table:table-cell office:value-type="float" office:value="-0.209404" calcext:value-type="float">
            <text:p>-0.209404</text:p>
          </table:table-cell>
          <table:table-cell office:value-type="float" office:value="0.04385" calcext:value-type="float">
            <text:p>0.04385</text:p>
          </table:table-cell>
          <table:table-cell office:value-type="float" office:value="0.082273" calcext:value-type="float">
            <text:p>0.082273</text:p>
          </table:table-cell>
          <table:table-cell office:value-type="float" office:value="0.1136" calcext:value-type="float">
            <text:p>0.1136</text:p>
          </table:table-cell>
          <table:table-cell office:value-type="float" office:value="0.161837" calcext:value-type="float">
            <text:p>0.161837</text:p>
          </table:table-cell>
          <table:table-cell office:value-type="float" office:value="0.193821" calcext:value-type="float">
            <text:p>0.193821</text:p>
          </table:table-cell>
          <table:table-cell office:value-type="float" office:value="0.231344" calcext:value-type="float">
            <text:p>0.231344</text:p>
          </table:table-cell>
          <table:table-cell office:value-type="float" office:value="0.264811" calcext:value-type="float">
            <text:p>0.264811</text:p>
          </table:table-cell>
          <table:table-cell office:value-type="float" office:value="0.32041" calcext:value-type="float">
            <text:p>0.32041</text:p>
          </table:table-cell>
          <table:table-cell office:value-type="float" office:value="0.400007" calcext:value-type="float">
            <text:p>0.400007</text:p>
          </table:table-cell>
          <table:table-cell office:value-type="float" office:value="0.445129" calcext:value-type="float">
            <text:p>0.445129</text:p>
          </table:table-cell>
          <table:table-cell office:value-type="float" office:value="0.160255" calcext:value-type="float">
            <text:p>0.160255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-1" calcext:value-type="float">
            <text:p>-1</text:p>
          </table:table-cell>
          <table:table-cell office:value-type="float" office:value="-0.398005" calcext:value-type="float">
            <text:p>-0.398005</text:p>
          </table:table-cell>
          <table:table-cell office:value-type="float" office:value="0.059069" calcext:value-type="float">
            <text:p>0.059069</text:p>
          </table:table-cell>
          <table:table-cell office:value-type="float" office:value="0.104463" calcext:value-type="float">
            <text:p>0.104463</text:p>
          </table:table-cell>
          <table:table-cell office:value-type="float" office:value="0.147337" calcext:value-type="float">
            <text:p>0.147337</text:p>
          </table:table-cell>
          <table:table-cell office:value-type="float" office:value="0.17721" calcext:value-type="float">
            <text:p>0.17721</text:p>
          </table:table-cell>
          <table:table-cell office:value-type="float" office:value="0.206377" calcext:value-type="float">
            <text:p>0.206377</text:p>
          </table:table-cell>
          <table:table-cell office:value-type="float" office:value="0.23494" calcext:value-type="float">
            <text:p>0.23494</text:p>
          </table:table-cell>
          <table:table-cell office:value-type="float" office:value="0.263778" calcext:value-type="float">
            <text:p>0.263778</text:p>
          </table:table-cell>
          <table:table-cell office:value-type="float" office:value="0.322501" calcext:value-type="float">
            <text:p>0.322501</text:p>
          </table:table-cell>
          <table:table-cell office:value-type="float" office:value="0.404933" calcext:value-type="float">
            <text:p>0.404933</text:p>
          </table:table-cell>
          <table:table-cell office:value-type="float" office:value="0.452055" calcext:value-type="float">
            <text:p>0.452055</text:p>
          </table:table-cell>
          <table:table-cell office:value-type="float" office:value="0.15226" calcext:value-type="float">
            <text:p>0.15226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-1" calcext:value-type="float">
            <text:p>-1</text:p>
          </table:table-cell>
          <table:table-cell office:value-type="float" office:value="-0.163551" calcext:value-type="float">
            <text:p>-0.163551</text:p>
          </table:table-cell>
          <table:table-cell office:value-type="float" office:value="0.0544" calcext:value-type="float">
            <text:p>0.0544</text:p>
          </table:table-cell>
          <table:table-cell office:value-type="float" office:value="0.106019" calcext:value-type="float">
            <text:p>0.106019</text:p>
          </table:table-cell>
          <table:table-cell office:value-type="float" office:value="0.144339" calcext:value-type="float">
            <text:p>0.144339</text:p>
          </table:table-cell>
          <table:table-cell office:value-type="float" office:value="0.177816" calcext:value-type="float">
            <text:p>0.177816</text:p>
          </table:table-cell>
          <table:table-cell office:value-type="float" office:value="0.208904" calcext:value-type="float">
            <text:p>0.208904</text:p>
          </table:table-cell>
          <table:table-cell office:value-type="float" office:value="0.235478" calcext:value-type="float">
            <text:p>0.235478</text:p>
          </table:table-cell>
          <table:table-cell office:value-type="float" office:value="0.280059" calcext:value-type="float">
            <text:p>0.280059</text:p>
          </table:table-cell>
          <table:table-cell office:value-type="float" office:value="0.338582" calcext:value-type="float">
            <text:p>0.338582</text:p>
          </table:table-cell>
          <table:table-cell office:value-type="float" office:value="0.400756" calcext:value-type="float">
            <text:p>0.400756</text:p>
          </table:table-cell>
          <table:table-cell office:value-type="float" office:value="0.452055" calcext:value-type="float">
            <text:p>0.452055</text:p>
          </table:table-cell>
          <table:table-cell office:value-type="float" office:value="0.17828" calcext:value-type="float">
            <text:p>0.17828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-1" calcext:value-type="float">
            <text:p>-1</text:p>
          </table:table-cell>
          <table:table-cell office:value-type="float" office:value="-0.199757" calcext:value-type="float">
            <text:p>-0.199757</text:p>
          </table:table-cell>
          <table:table-cell office:value-type="float" office:value="0.055991" calcext:value-type="float">
            <text:p>0.055991</text:p>
          </table:table-cell>
          <table:table-cell office:value-type="float" office:value="0.100835" calcext:value-type="float">
            <text:p>0.100835</text:p>
          </table:table-cell>
          <table:table-cell office:value-type="float" office:value="0.149877" calcext:value-type="float">
            <text:p>0.149877</text:p>
          </table:table-cell>
          <table:table-cell office:value-type="float" office:value="0.192726" calcext:value-type="float">
            <text:p>0.192726</text:p>
          </table:table-cell>
          <table:table-cell office:value-type="float" office:value="0.224137" calcext:value-type="float">
            <text:p>0.224137</text:p>
          </table:table-cell>
          <table:table-cell office:value-type="float" office:value="0.248986" calcext:value-type="float">
            <text:p>0.248986</text:p>
          </table:table-cell>
          <table:table-cell office:value-type="float" office:value="0.282583" calcext:value-type="float">
            <text:p>0.282583</text:p>
          </table:table-cell>
          <table:table-cell office:value-type="float" office:value="0.337898" calcext:value-type="float">
            <text:p>0.337898</text:p>
          </table:table-cell>
          <table:table-cell office:value-type="float" office:value="0.408679" calcext:value-type="float">
            <text:p>0.408679</text:p>
          </table:table-cell>
          <table:table-cell office:value-type="float" office:value="0.452055" calcext:value-type="float">
            <text:p>0.452055</text:p>
          </table:table-cell>
          <table:table-cell office:value-type="float" office:value="0.180195" calcext:value-type="float">
            <text:p>0.180195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-1" calcext:value-type="float">
            <text:p>-1</text:p>
          </table:table-cell>
          <table:table-cell office:value-type="float" office:value="-0.190511" calcext:value-type="float">
            <text:p>-0.190511</text:p>
          </table:table-cell>
          <table:table-cell office:value-type="float" office:value="0.069057" calcext:value-type="float">
            <text:p>0.069057</text:p>
          </table:table-cell>
          <table:table-cell office:value-type="float" office:value="0.118127" calcext:value-type="float">
            <text:p>0.118127</text:p>
          </table:table-cell>
          <table:table-cell office:value-type="float" office:value="0.165933" calcext:value-type="float">
            <text:p>0.165933</text:p>
          </table:table-cell>
          <table:table-cell office:value-type="float" office:value="0.200828" calcext:value-type="float">
            <text:p>0.200828</text:p>
          </table:table-cell>
          <table:table-cell office:value-type="float" office:value="0.226993" calcext:value-type="float">
            <text:p>0.226993</text:p>
          </table:table-cell>
          <table:table-cell office:value-type="float" office:value="0.249478" calcext:value-type="float">
            <text:p>0.249478</text:p>
          </table:table-cell>
          <table:table-cell office:value-type="float" office:value="0.291488" calcext:value-type="float">
            <text:p>0.291488</text:p>
          </table:table-cell>
          <table:table-cell office:value-type="float" office:value="0.346318" calcext:value-type="float">
            <text:p>0.346318</text:p>
          </table:table-cell>
          <table:table-cell office:value-type="float" office:value="0.409533" calcext:value-type="float">
            <text:p>0.409533</text:p>
          </table:table-cell>
          <table:table-cell office:value-type="float" office:value="0.452055" calcext:value-type="float">
            <text:p>0.452055</text:p>
          </table:table-cell>
          <table:table-cell office:value-type="float" office:value="0.188724" calcext:value-type="float">
            <text:p>0.188724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-1" calcext:value-type="float">
            <text:p>-1</text:p>
          </table:table-cell>
          <table:table-cell office:value-type="float" office:value="-0.191696" calcext:value-type="float">
            <text:p>-0.191696</text:p>
          </table:table-cell>
          <table:table-cell office:value-type="float" office:value="0.077291" calcext:value-type="float">
            <text:p>0.077291</text:p>
          </table:table-cell>
          <table:table-cell office:value-type="float" office:value="0.12506" calcext:value-type="float">
            <text:p>0.12506</text:p>
          </table:table-cell>
          <table:table-cell office:value-type="float" office:value="0.163001" calcext:value-type="float">
            <text:p>0.163001</text:p>
          </table:table-cell>
          <table:table-cell office:value-type="float" office:value="0.194565" calcext:value-type="float">
            <text:p>0.194565</text:p>
          </table:table-cell>
          <table:table-cell office:value-type="float" office:value="0.221004" calcext:value-type="float">
            <text:p>0.221004</text:p>
          </table:table-cell>
          <table:table-cell office:value-type="float" office:value="0.251369" calcext:value-type="float">
            <text:p>0.251369</text:p>
          </table:table-cell>
          <table:table-cell office:value-type="float" office:value="0.292055" calcext:value-type="float">
            <text:p>0.292055</text:p>
          </table:table-cell>
          <table:table-cell office:value-type="float" office:value="0.350141" calcext:value-type="float">
            <text:p>0.350141</text:p>
          </table:table-cell>
          <table:table-cell office:value-type="float" office:value="0.414217" calcext:value-type="float">
            <text:p>0.414217</text:p>
          </table:table-cell>
          <table:table-cell office:value-type="float" office:value="0.452055" calcext:value-type="float">
            <text:p>0.452055</text:p>
          </table:table-cell>
          <table:table-cell office:value-type="float" office:value="0.189701" calcext:value-type="float">
            <text:p>0.189701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-1" calcext:value-type="float">
            <text:p>-1</text:p>
          </table:table-cell>
          <table:table-cell office:value-type="float" office:value="-0.30842" calcext:value-type="float">
            <text:p>-0.30842</text:p>
          </table:table-cell>
          <table:table-cell office:value-type="float" office:value="0.071211" calcext:value-type="float">
            <text:p>0.071211</text:p>
          </table:table-cell>
          <table:table-cell office:value-type="float" office:value="0.11648" calcext:value-type="float">
            <text:p>0.11648</text:p>
          </table:table-cell>
          <table:table-cell office:value-type="float" office:value="0.158146" calcext:value-type="float">
            <text:p>0.158146</text:p>
          </table:table-cell>
          <table:table-cell office:value-type="float" office:value="0.193487" calcext:value-type="float">
            <text:p>0.193487</text:p>
          </table:table-cell>
          <table:table-cell office:value-type="float" office:value="0.221775" calcext:value-type="float">
            <text:p>0.221775</text:p>
          </table:table-cell>
          <table:table-cell office:value-type="float" office:value="0.253139" calcext:value-type="float">
            <text:p>0.253139</text:p>
          </table:table-cell>
          <table:table-cell office:value-type="float" office:value="0.291049" calcext:value-type="float">
            <text:p>0.291049</text:p>
          </table:table-cell>
          <table:table-cell office:value-type="float" office:value="0.345082" calcext:value-type="float">
            <text:p>0.345082</text:p>
          </table:table-cell>
          <table:table-cell office:value-type="float" office:value="0.412549" calcext:value-type="float">
            <text:p>0.412549</text:p>
          </table:table-cell>
          <table:table-cell office:value-type="float" office:value="0.452055" calcext:value-type="float">
            <text:p>0.452055</text:p>
          </table:table-cell>
          <table:table-cell office:value-type="float" office:value="0.17545" calcext:value-type="float">
            <text:p>0.17545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-1" calcext:value-type="float">
            <text:p>-1</text:p>
          </table:table-cell>
          <table:table-cell office:value-type="float" office:value="-0.186077" calcext:value-type="float">
            <text:p>-0.186077</text:p>
          </table:table-cell>
          <table:table-cell office:value-type="float" office:value="0.073686" calcext:value-type="float">
            <text:p>0.073686</text:p>
          </table:table-cell>
          <table:table-cell office:value-type="float" office:value="0.124618" calcext:value-type="float">
            <text:p>0.124618</text:p>
          </table:table-cell>
          <table:table-cell office:value-type="float" office:value="0.160558" calcext:value-type="float">
            <text:p>0.160558</text:p>
          </table:table-cell>
          <table:table-cell office:value-type="float" office:value="0.194988" calcext:value-type="float">
            <text:p>0.194988</text:p>
          </table:table-cell>
          <table:table-cell office:value-type="float" office:value="0.229372" calcext:value-type="float">
            <text:p>0.229372</text:p>
          </table:table-cell>
          <table:table-cell office:value-type="float" office:value="0.267872" calcext:value-type="float">
            <text:p>0.267872</text:p>
          </table:table-cell>
          <table:table-cell office:value-type="float" office:value="0.311871" calcext:value-type="float">
            <text:p>0.311871</text:p>
          </table:table-cell>
          <table:table-cell office:value-type="float" office:value="0.370137" calcext:value-type="float">
            <text:p>0.370137</text:p>
          </table:table-cell>
          <table:table-cell office:value-type="float" office:value="0.420568" calcext:value-type="float">
            <text:p>0.420568</text:p>
          </table:table-cell>
          <table:table-cell office:value-type="float" office:value="0.452055" calcext:value-type="float">
            <text:p>0.452055</text:p>
          </table:table-cell>
          <table:table-cell office:value-type="float" office:value="0.196759" calcext:value-type="float">
            <text:p>0.196759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-1" calcext:value-type="float">
            <text:p>-1</text:p>
          </table:table-cell>
          <table:table-cell office:value-type="float" office:value="-0.191517" calcext:value-type="float">
            <text:p>-0.191517</text:p>
          </table:table-cell>
          <table:table-cell office:value-type="float" office:value="0.070629" calcext:value-type="float">
            <text:p>0.070629</text:p>
          </table:table-cell>
          <table:table-cell office:value-type="float" office:value="0.116261" calcext:value-type="float">
            <text:p>0.116261</text:p>
          </table:table-cell>
          <table:table-cell office:value-type="float" office:value="0.157123" calcext:value-type="float">
            <text:p>0.157123</text:p>
          </table:table-cell>
          <table:table-cell office:value-type="float" office:value="0.201617" calcext:value-type="float">
            <text:p>0.201617</text:p>
          </table:table-cell>
          <table:table-cell office:value-type="float" office:value="0.244551" calcext:value-type="float">
            <text:p>0.244551</text:p>
          </table:table-cell>
          <table:table-cell office:value-type="float" office:value="0.281338" calcext:value-type="float">
            <text:p>0.281338</text:p>
          </table:table-cell>
          <table:table-cell office:value-type="float" office:value="0.342967" calcext:value-type="float">
            <text:p>0.342967</text:p>
          </table:table-cell>
          <table:table-cell office:value-type="float" office:value="0.390882" calcext:value-type="float">
            <text:p>0.390882</text:p>
          </table:table-cell>
          <table:table-cell office:value-type="float" office:value="0.428944" calcext:value-type="float">
            <text:p>0.428944</text:p>
          </table:table-cell>
          <table:table-cell office:value-type="float" office:value="0.456458" calcext:value-type="float">
            <text:p>0.456458</text:p>
          </table:table-cell>
          <table:table-cell office:value-type="float" office:value="0.20428" calcext:value-type="float">
            <text:p>0.20428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-0.113717" calcext:value-type="float">
            <text:p>-0.113717</text:p>
          </table:table-cell>
          <table:table-cell office:value-type="float" office:value="0.072663" calcext:value-type="float">
            <text:p>0.072663</text:p>
          </table:table-cell>
          <table:table-cell office:value-type="float" office:value="0.125351" calcext:value-type="float">
            <text:p>0.125351</text:p>
          </table:table-cell>
          <table:table-cell office:value-type="float" office:value="0.16922" calcext:value-type="float">
            <text:p>0.16922</text:p>
          </table:table-cell>
          <table:table-cell office:value-type="float" office:value="0.21382" calcext:value-type="float">
            <text:p>0.21382</text:p>
          </table:table-cell>
          <table:table-cell office:value-type="float" office:value="0.249294" calcext:value-type="float">
            <text:p>0.249294</text:p>
          </table:table-cell>
          <table:table-cell office:value-type="float" office:value="0.280575" calcext:value-type="float">
            <text:p>0.280575</text:p>
          </table:table-cell>
          <table:table-cell office:value-type="float" office:value="0.341074" calcext:value-type="float">
            <text:p>0.341074</text:p>
          </table:table-cell>
          <table:table-cell office:value-type="float" office:value="0.378346" calcext:value-type="float">
            <text:p>0.378346</text:p>
          </table:table-cell>
          <table:table-cell office:value-type="float" office:value="0.424953" calcext:value-type="float">
            <text:p>0.424953</text:p>
          </table:table-cell>
          <table:table-cell office:value-type="float" office:value="0.456458" calcext:value-type="float">
            <text:p>0.456458</text:p>
          </table:table-cell>
          <table:table-cell office:value-type="float" office:value="0.214158" calcext:value-type="float">
            <text:p>0.214158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-1" calcext:value-type="float">
            <text:p>-1</text:p>
          </table:table-cell>
          <table:table-cell office:value-type="float" office:value="-0.018373" calcext:value-type="float">
            <text:p>-0.018373</text:p>
          </table:table-cell>
          <table:table-cell office:value-type="float" office:value="0.080596" calcext:value-type="float">
            <text:p>0.080596</text:p>
          </table:table-cell>
          <table:table-cell office:value-type="float" office:value="0.141612" calcext:value-type="float">
            <text:p>0.141612</text:p>
          </table:table-cell>
          <table:table-cell office:value-type="float" office:value="0.188842" calcext:value-type="float">
            <text:p>0.188842</text:p>
          </table:table-cell>
          <table:table-cell office:value-type="float" office:value="0.223125" calcext:value-type="float">
            <text:p>0.223125</text:p>
          </table:table-cell>
          <table:table-cell office:value-type="float" office:value="0.248801" calcext:value-type="float">
            <text:p>0.248801</text:p>
          </table:table-cell>
          <table:table-cell office:value-type="float" office:value="0.283433" calcext:value-type="float">
            <text:p>0.283433</text:p>
          </table:table-cell>
          <table:table-cell office:value-type="float" office:value="0.334412" calcext:value-type="float">
            <text:p>0.334412</text:p>
          </table:table-cell>
          <table:table-cell office:value-type="float" office:value="0.373202" calcext:value-type="float">
            <text:p>0.373202</text:p>
          </table:table-cell>
          <table:table-cell office:value-type="float" office:value="0.422544" calcext:value-type="float">
            <text:p>0.422544</text:p>
          </table:table-cell>
          <table:table-cell office:value-type="float" office:value="0.456458" calcext:value-type="float">
            <text:p>0.456458</text:p>
          </table:table-cell>
          <table:table-cell office:value-type="float" office:value="0.227819" calcext:value-type="float">
            <text:p>0.227819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-1" calcext:value-type="float">
            <text:p>-1</text:p>
          </table:table-cell>
          <table:table-cell office:value-type="float" office:value="-0.101332" calcext:value-type="float">
            <text:p>-0.101332</text:p>
          </table:table-cell>
          <table:table-cell office:value-type="float" office:value="0.078603" calcext:value-type="float">
            <text:p>0.078603</text:p>
          </table:table-cell>
          <table:table-cell office:value-type="float" office:value="0.126596" calcext:value-type="float">
            <text:p>0.126596</text:p>
          </table:table-cell>
          <table:table-cell office:value-type="float" office:value="0.170282" calcext:value-type="float">
            <text:p>0.170282</text:p>
          </table:table-cell>
          <table:table-cell office:value-type="float" office:value="0.208651" calcext:value-type="float">
            <text:p>0.208651</text:p>
          </table:table-cell>
          <table:table-cell office:value-type="float" office:value="0.240949" calcext:value-type="float">
            <text:p>0.240949</text:p>
          </table:table-cell>
          <table:table-cell office:value-type="float" office:value="0.270237" calcext:value-type="float">
            <text:p>0.270237</text:p>
          </table:table-cell>
          <table:table-cell office:value-type="float" office:value="0.316562" calcext:value-type="float">
            <text:p>0.316562</text:p>
          </table:table-cell>
          <table:table-cell office:value-type="float" office:value="0.366648" calcext:value-type="float">
            <text:p>0.366648</text:p>
          </table:table-cell>
          <table:table-cell office:value-type="float" office:value="0.415043" calcext:value-type="float">
            <text:p>0.415043</text:p>
          </table:table-cell>
          <table:table-cell office:value-type="float" office:value="0.456458" calcext:value-type="float">
            <text:p>0.456458</text:p>
          </table:table-cell>
          <table:table-cell office:value-type="float" office:value="0.209224" calcext:value-type="float">
            <text:p>0.209224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1" calcext:value-type="float">
            <text:p>-1</text:p>
          </table:table-cell>
          <table:table-cell office:value-type="float" office:value="-0.055433" calcext:value-type="float">
            <text:p>-0.055433</text:p>
          </table:table-cell>
          <table:table-cell office:value-type="float" office:value="0.09237" calcext:value-type="float">
            <text:p>0.09237</text:p>
          </table:table-cell>
          <table:table-cell office:value-type="float" office:value="0.14409" calcext:value-type="float">
            <text:p>0.14409</text:p>
          </table:table-cell>
          <table:table-cell office:value-type="float" office:value="0.187231" calcext:value-type="float">
            <text:p>0.187231</text:p>
          </table:table-cell>
          <table:table-cell office:value-type="float" office:value="0.218753" calcext:value-type="float">
            <text:p>0.218753</text:p>
          </table:table-cell>
          <table:table-cell office:value-type="float" office:value="0.245757" calcext:value-type="float">
            <text:p>0.245757</text:p>
          </table:table-cell>
          <table:table-cell office:value-type="float" office:value="0.284493" calcext:value-type="float">
            <text:p>0.284493</text:p>
          </table:table-cell>
          <table:table-cell office:value-type="float" office:value="0.325928" calcext:value-type="float">
            <text:p>0.325928</text:p>
          </table:table-cell>
          <table:table-cell office:value-type="float" office:value="0.376639" calcext:value-type="float">
            <text:p>0.376639</text:p>
          </table:table-cell>
          <table:table-cell office:value-type="float" office:value="0.421446" calcext:value-type="float">
            <text:p>0.421446</text:p>
          </table:table-cell>
          <table:table-cell office:value-type="float" office:value="0.456458" calcext:value-type="float">
            <text:p>0.456458</text:p>
          </table:table-cell>
          <table:table-cell office:value-type="float" office:value="0.224127" calcext:value-type="float">
            <text:p>0.224127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-1" calcext:value-type="float">
            <text:p>-1</text:p>
          </table:table-cell>
          <table:table-cell office:value-type="float" office:value="-0.311312" calcext:value-type="float">
            <text:p>-0.311312</text:p>
          </table:table-cell>
          <table:table-cell office:value-type="float" office:value="0.090132" calcext:value-type="float">
            <text:p>0.090132</text:p>
          </table:table-cell>
          <table:table-cell office:value-type="float" office:value="0.147798" calcext:value-type="float">
            <text:p>0.147798</text:p>
          </table:table-cell>
          <table:table-cell office:value-type="float" office:value="0.195272" calcext:value-type="float">
            <text:p>0.195272</text:p>
          </table:table-cell>
          <table:table-cell office:value-type="float" office:value="0.234438" calcext:value-type="float">
            <text:p>0.234438</text:p>
          </table:table-cell>
          <table:table-cell office:value-type="float" office:value="0.271166" calcext:value-type="float">
            <text:p>0.271166</text:p>
          </table:table-cell>
          <table:table-cell office:value-type="float" office:value="0.304844" calcext:value-type="float">
            <text:p>0.304844</text:p>
          </table:table-cell>
          <table:table-cell office:value-type="float" office:value="0.337851" calcext:value-type="float">
            <text:p>0.337851</text:p>
          </table:table-cell>
          <table:table-cell office:value-type="float" office:value="0.383212" calcext:value-type="float">
            <text:p>0.383212</text:p>
          </table:table-cell>
          <table:table-cell office:value-type="float" office:value="0.420873" calcext:value-type="float">
            <text:p>0.420873</text:p>
          </table:table-cell>
          <table:table-cell office:value-type="float" office:value="0.456458" calcext:value-type="float">
            <text:p>0.456458</text:p>
          </table:table-cell>
          <table:table-cell office:value-type="float" office:value="0.207427" calcext:value-type="float">
            <text:p>0.207427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-1" calcext:value-type="float">
            <text:p>-1</text:p>
          </table:table-cell>
          <table:table-cell office:value-type="float" office:value="-0.058025" calcext:value-type="float">
            <text:p>-0.058025</text:p>
          </table:table-cell>
          <table:table-cell office:value-type="float" office:value="0.103399" calcext:value-type="float">
            <text:p>0.103399</text:p>
          </table:table-cell>
          <table:table-cell office:value-type="float" office:value="0.160216" calcext:value-type="float">
            <text:p>0.160216</text:p>
          </table:table-cell>
          <table:table-cell office:value-type="float" office:value="0.200069" calcext:value-type="float">
            <text:p>0.200069</text:p>
          </table:table-cell>
          <table:table-cell office:value-type="float" office:value="0.235476" calcext:value-type="float">
            <text:p>0.235476</text:p>
          </table:table-cell>
          <table:table-cell office:value-type="float" office:value="0.260999" calcext:value-type="float">
            <text:p>0.260999</text:p>
          </table:table-cell>
          <table:table-cell office:value-type="float" office:value="0.298601" calcext:value-type="float">
            <text:p>0.298601</text:p>
          </table:table-cell>
          <table:table-cell office:value-type="float" office:value="0.331976" calcext:value-type="float">
            <text:p>0.331976</text:p>
          </table:table-cell>
          <table:table-cell office:value-type="float" office:value="0.377865" calcext:value-type="float">
            <text:p>0.377865</text:p>
          </table:table-cell>
          <table:table-cell office:value-type="float" office:value="0.417326" calcext:value-type="float">
            <text:p>0.417326</text:p>
          </table:table-cell>
          <table:table-cell office:value-type="float" office:value="0.456458" calcext:value-type="float">
            <text:p>0.456458</text:p>
          </table:table-cell>
          <table:table-cell office:value-type="float" office:value="0.23279" calcext:value-type="float">
            <text:p>0.23279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-1" calcext:value-type="float">
            <text:p>-1</text:p>
          </table:table-cell>
          <table:table-cell office:value-type="float" office:value="-0.158449" calcext:value-type="float">
            <text:p>-0.158449</text:p>
          </table:table-cell>
          <table:table-cell office:value-type="float" office:value="0.069225" calcext:value-type="float">
            <text:p>0.069225</text:p>
          </table:table-cell>
          <table:table-cell office:value-type="float" office:value="0.131738" calcext:value-type="float">
            <text:p>0.131738</text:p>
          </table:table-cell>
          <table:table-cell office:value-type="float" office:value="0.176754" calcext:value-type="float">
            <text:p>0.176754</text:p>
          </table:table-cell>
          <table:table-cell office:value-type="float" office:value="0.216657" calcext:value-type="float">
            <text:p>0.216657</text:p>
          </table:table-cell>
          <table:table-cell office:value-type="float" office:value="0.241531" calcext:value-type="float">
            <text:p>0.241531</text:p>
          </table:table-cell>
          <table:table-cell office:value-type="float" office:value="0.273834" calcext:value-type="float">
            <text:p>0.273834</text:p>
          </table:table-cell>
          <table:table-cell office:value-type="float" office:value="0.320754" calcext:value-type="float">
            <text:p>0.320754</text:p>
          </table:table-cell>
          <table:table-cell office:value-type="float" office:value="0.371179" calcext:value-type="float">
            <text:p>0.371179</text:p>
          </table:table-cell>
          <table:table-cell office:value-type="float" office:value="0.417921" calcext:value-type="float">
            <text:p>0.417921</text:p>
          </table:table-cell>
          <table:table-cell office:value-type="float" office:value="0.456458" calcext:value-type="float">
            <text:p>0.456458</text:p>
          </table:table-cell>
          <table:table-cell office:value-type="float" office:value="0.206114" calcext:value-type="float">
            <text:p>0.206114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-1" calcext:value-type="float">
            <text:p>-1</text:p>
          </table:table-cell>
          <table:table-cell office:value-type="float" office:value="-0.104192" calcext:value-type="float">
            <text:p>-0.104192</text:p>
          </table:table-cell>
          <table:table-cell office:value-type="float" office:value="0.091748" calcext:value-type="float">
            <text:p>0.091748</text:p>
          </table:table-cell>
          <table:table-cell office:value-type="float" office:value="0.159658" calcext:value-type="float">
            <text:p>0.159658</text:p>
          </table:table-cell>
          <table:table-cell office:value-type="float" office:value="0.205189" calcext:value-type="float">
            <text:p>0.205189</text:p>
          </table:table-cell>
          <table:table-cell office:value-type="float" office:value="0.227218" calcext:value-type="float">
            <text:p>0.227218</text:p>
          </table:table-cell>
          <table:table-cell office:value-type="float" office:value="0.252285" calcext:value-type="float">
            <text:p>0.252285</text:p>
          </table:table-cell>
          <table:table-cell office:value-type="float" office:value="0.296763" calcext:value-type="float">
            <text:p>0.296763</text:p>
          </table:table-cell>
          <table:table-cell office:value-type="float" office:value="0.344853" calcext:value-type="float">
            <text:p>0.344853</text:p>
          </table:table-cell>
          <table:table-cell office:value-type="float" office:value="0.378841" calcext:value-type="float">
            <text:p>0.378841</text:p>
          </table:table-cell>
          <table:table-cell office:value-type="float" office:value="0.418188" calcext:value-type="float">
            <text:p>0.418188</text:p>
          </table:table-cell>
          <table:table-cell office:value-type="float" office:value="0.456458" calcext:value-type="float">
            <text:p>0.456458</text:p>
          </table:table-cell>
          <table:table-cell office:value-type="float" office:value="0.227055" calcext:value-type="float">
            <text:p>0.227055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-1" calcext:value-type="float">
            <text:p>-1</text:p>
          </table:table-cell>
          <table:table-cell office:value-type="float" office:value="-0.102195" calcext:value-type="float">
            <text:p>-0.102195</text:p>
          </table:table-cell>
          <table:table-cell office:value-type="float" office:value="0.099148" calcext:value-type="float">
            <text:p>0.099148</text:p>
          </table:table-cell>
          <table:table-cell office:value-type="float" office:value="0.156988" calcext:value-type="float">
            <text:p>0.156988</text:p>
          </table:table-cell>
          <table:table-cell office:value-type="float" office:value="0.198277" calcext:value-type="float">
            <text:p>0.198277</text:p>
          </table:table-cell>
          <table:table-cell office:value-type="float" office:value="0.227179" calcext:value-type="float">
            <text:p>0.227179</text:p>
          </table:table-cell>
          <table:table-cell office:value-type="float" office:value="0.256396" calcext:value-type="float">
            <text:p>0.256396</text:p>
          </table:table-cell>
          <table:table-cell office:value-type="float" office:value="0.297211" calcext:value-type="float">
            <text:p>0.297211</text:p>
          </table:table-cell>
          <table:table-cell office:value-type="float" office:value="0.34032" calcext:value-type="float">
            <text:p>0.34032</text:p>
          </table:table-cell>
          <table:table-cell office:value-type="float" office:value="0.379973" calcext:value-type="float">
            <text:p>0.379973</text:p>
          </table:table-cell>
          <table:table-cell office:value-type="float" office:value="0.420465" calcext:value-type="float">
            <text:p>0.420465</text:p>
          </table:table-cell>
          <table:table-cell office:value-type="float" office:value="0.456458" calcext:value-type="float">
            <text:p>0.456458</text:p>
          </table:table-cell>
          <table:table-cell office:value-type="float" office:value="0.227376" calcext:value-type="float">
            <text:p>0.227376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-1" calcext:value-type="float">
            <text:p>-1</text:p>
          </table:table-cell>
          <table:table-cell office:value-type="float" office:value="-0.05194" calcext:value-type="float">
            <text:p>-0.05194</text:p>
          </table:table-cell>
          <table:table-cell office:value-type="float" office:value="0.117836" calcext:value-type="float">
            <text:p>0.117836</text:p>
          </table:table-cell>
          <table:table-cell office:value-type="float" office:value="0.159764" calcext:value-type="float">
            <text:p>0.159764</text:p>
          </table:table-cell>
          <table:table-cell office:value-type="float" office:value="0.192795" calcext:value-type="float">
            <text:p>0.192795</text:p>
          </table:table-cell>
          <table:table-cell office:value-type="float" office:value="0.219361" calcext:value-type="float">
            <text:p>0.219361</text:p>
          </table:table-cell>
          <table:table-cell office:value-type="float" office:value="0.25145" calcext:value-type="float">
            <text:p>0.25145</text:p>
          </table:table-cell>
          <table:table-cell office:value-type="float" office:value="0.287414" calcext:value-type="float">
            <text:p>0.287414</text:p>
          </table:table-cell>
          <table:table-cell office:value-type="float" office:value="0.323007" calcext:value-type="float">
            <text:p>0.323007</text:p>
          </table:table-cell>
          <table:table-cell office:value-type="float" office:value="0.365498" calcext:value-type="float">
            <text:p>0.365498</text:p>
          </table:table-cell>
          <table:table-cell office:value-type="float" office:value="0.410745" calcext:value-type="float">
            <text:p>0.410745</text:p>
          </table:table-cell>
          <table:table-cell office:value-type="float" office:value="0.456458" calcext:value-type="float">
            <text:p>0.456458</text:p>
          </table:table-cell>
          <table:table-cell office:value-type="float" office:value="0.227593" calcext:value-type="float">
            <text:p>0.227593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-1" calcext:value-type="float">
            <text:p>-1</text:p>
          </table:table-cell>
          <table:table-cell office:value-type="float" office:value="-0.051176" calcext:value-type="float">
            <text:p>-0.051176</text:p>
          </table:table-cell>
          <table:table-cell office:value-type="float" office:value="0.098002" calcext:value-type="float">
            <text:p>0.098002</text:p>
          </table:table-cell>
          <table:table-cell office:value-type="float" office:value="0.155562" calcext:value-type="float">
            <text:p>0.155562</text:p>
          </table:table-cell>
          <table:table-cell office:value-type="float" office:value="0.19023" calcext:value-type="float">
            <text:p>0.19023</text:p>
          </table:table-cell>
          <table:table-cell office:value-type="float" office:value="0.222439" calcext:value-type="float">
            <text:p>0.222439</text:p>
          </table:table-cell>
          <table:table-cell office:value-type="float" office:value="0.264811" calcext:value-type="float">
            <text:p>0.264811</text:p>
          </table:table-cell>
          <table:table-cell office:value-type="float" office:value="0.296399" calcext:value-type="float">
            <text:p>0.296399</text:p>
          </table:table-cell>
          <table:table-cell office:value-type="float" office:value="0.327337" calcext:value-type="float">
            <text:p>0.327337</text:p>
          </table:table-cell>
          <table:table-cell office:value-type="float" office:value="0.369664" calcext:value-type="float">
            <text:p>0.369664</text:p>
          </table:table-cell>
          <table:table-cell office:value-type="float" office:value="0.414667" calcext:value-type="float">
            <text:p>0.414667</text:p>
          </table:table-cell>
          <table:table-cell office:value-type="float" office:value="0.456458" calcext:value-type="float">
            <text:p>0.456458</text:p>
          </table:table-cell>
          <table:table-cell office:value-type="float" office:value="0.228793" calcext:value-type="float">
            <text:p>0.228793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-1" calcext:value-type="float">
            <text:p>-1</text:p>
          </table:table-cell>
          <table:table-cell office:value-type="float" office:value="-0.048247" calcext:value-type="float">
            <text:p>-0.048247</text:p>
          </table:table-cell>
          <table:table-cell office:value-type="float" office:value="0.115049" calcext:value-type="float">
            <text:p>0.115049</text:p>
          </table:table-cell>
          <table:table-cell office:value-type="float" office:value="0.171391" calcext:value-type="float">
            <text:p>0.171391</text:p>
          </table:table-cell>
          <table:table-cell office:value-type="float" office:value="0.203761" calcext:value-type="float">
            <text:p>0.203761</text:p>
          </table:table-cell>
          <table:table-cell office:value-type="float" office:value="0.242468" calcext:value-type="float">
            <text:p>0.242468</text:p>
          </table:table-cell>
          <table:table-cell office:value-type="float" office:value="0.278928" calcext:value-type="float">
            <text:p>0.278928</text:p>
          </table:table-cell>
          <table:table-cell office:value-type="float" office:value="0.309995" calcext:value-type="float">
            <text:p>0.309995</text:p>
          </table:table-cell>
          <table:table-cell office:value-type="float" office:value="0.349143" calcext:value-type="float">
            <text:p>0.349143</text:p>
          </table:table-cell>
          <table:table-cell office:value-type="float" office:value="0.384479" calcext:value-type="float">
            <text:p>0.384479</text:p>
          </table:table-cell>
          <table:table-cell office:value-type="float" office:value="0.419238" calcext:value-type="float">
            <text:p>0.419238</text:p>
          </table:table-cell>
          <table:table-cell office:value-type="float" office:value="0.456458" calcext:value-type="float">
            <text:p>0.456458</text:p>
          </table:table-cell>
          <table:table-cell office:value-type="float" office:value="0.24262" calcext:value-type="float">
            <text:p>0.24262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-0.093281" calcext:value-type="float">
            <text:p>-0.093281</text:p>
          </table:table-cell>
          <table:table-cell office:value-type="float" office:value="0.038104" calcext:value-type="float">
            <text:p>0.038104</text:p>
          </table:table-cell>
          <table:table-cell office:value-type="float" office:value="0.132018" calcext:value-type="float">
            <text:p>0.132018</text:p>
          </table:table-cell>
          <table:table-cell office:value-type="float" office:value="0.174591" calcext:value-type="float">
            <text:p>0.174591</text:p>
          </table:table-cell>
          <table:table-cell office:value-type="float" office:value="0.20376" calcext:value-type="float">
            <text:p>0.20376</text:p>
          </table:table-cell>
          <table:table-cell office:value-type="float" office:value="0.241402" calcext:value-type="float">
            <text:p>0.241402</text:p>
          </table:table-cell>
          <table:table-cell office:value-type="float" office:value="0.280757" calcext:value-type="float">
            <text:p>0.280757</text:p>
          </table:table-cell>
          <table:table-cell office:value-type="float" office:value="0.312535" calcext:value-type="float">
            <text:p>0.312535</text:p>
          </table:table-cell>
          <table:table-cell office:value-type="float" office:value="0.347614" calcext:value-type="float">
            <text:p>0.347614</text:p>
          </table:table-cell>
          <table:table-cell office:value-type="float" office:value="0.381829" calcext:value-type="float">
            <text:p>0.381829</text:p>
          </table:table-cell>
          <table:table-cell office:value-type="float" office:value="0.423294" calcext:value-type="float">
            <text:p>0.423294</text:p>
          </table:table-cell>
          <table:table-cell office:value-type="float" office:value="0.456458" calcext:value-type="float">
            <text:p>0.456458</text:p>
          </table:table-cell>
          <table:table-cell office:value-type="float" office:value="0.25359" calcext:value-type="float">
            <text:p>0.25359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-1" calcext:value-type="float">
            <text:p>-1</text:p>
          </table:table-cell>
          <table:table-cell office:value-type="float" office:value="-0.123121" calcext:value-type="float">
            <text:p>-0.123121</text:p>
          </table:table-cell>
          <table:table-cell office:value-type="float" office:value="0.131565" calcext:value-type="float">
            <text:p>0.131565</text:p>
          </table:table-cell>
          <table:table-cell office:value-type="float" office:value="0.178211" calcext:value-type="float">
            <text:p>0.178211</text:p>
          </table:table-cell>
          <table:table-cell office:value-type="float" office:value="0.207996" calcext:value-type="float">
            <text:p>0.207996</text:p>
          </table:table-cell>
          <table:table-cell office:value-type="float" office:value="0.236584" calcext:value-type="float">
            <text:p>0.236584</text:p>
          </table:table-cell>
          <table:table-cell office:value-type="float" office:value="0.273564" calcext:value-type="float">
            <text:p>0.273564</text:p>
          </table:table-cell>
          <table:table-cell office:value-type="float" office:value="0.30581" calcext:value-type="float">
            <text:p>0.30581</text:p>
          </table:table-cell>
          <table:table-cell office:value-type="float" office:value="0.349601" calcext:value-type="float">
            <text:p>0.349601</text:p>
          </table:table-cell>
          <table:table-cell office:value-type="float" office:value="0.384799" calcext:value-type="float">
            <text:p>0.384799</text:p>
          </table:table-cell>
          <table:table-cell office:value-type="float" office:value="0.426619" calcext:value-type="float">
            <text:p>0.426619</text:p>
          </table:table-cell>
          <table:table-cell office:value-type="float" office:value="0.456458" calcext:value-type="float">
            <text:p>0.456458</text:p>
          </table:table-cell>
          <table:table-cell office:value-type="float" office:value="0.237163" calcext:value-type="float">
            <text:p>0.237163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-1" calcext:value-type="float">
            <text:p>-1</text:p>
          </table:table-cell>
          <table:table-cell office:value-type="float" office:value="-0.029306" calcext:value-type="float">
            <text:p>-0.029306</text:p>
          </table:table-cell>
          <table:table-cell office:value-type="float" office:value="0.134449" calcext:value-type="float">
            <text:p>0.134449</text:p>
          </table:table-cell>
          <table:table-cell office:value-type="float" office:value="0.179187" calcext:value-type="float">
            <text:p>0.179187</text:p>
          </table:table-cell>
          <table:table-cell office:value-type="float" office:value="0.215719" calcext:value-type="float">
            <text:p>0.215719</text:p>
          </table:table-cell>
          <table:table-cell office:value-type="float" office:value="0.246573" calcext:value-type="float">
            <text:p>0.246573</text:p>
          </table:table-cell>
          <table:table-cell office:value-type="float" office:value="0.281369" calcext:value-type="float">
            <text:p>0.281369</text:p>
          </table:table-cell>
          <table:table-cell office:value-type="float" office:value="0.323884" calcext:value-type="float">
            <text:p>0.323884</text:p>
          </table:table-cell>
          <table:table-cell office:value-type="float" office:value="0.359746" calcext:value-type="float">
            <text:p>0.359746</text:p>
          </table:table-cell>
          <table:table-cell office:value-type="float" office:value="0.397155" calcext:value-type="float">
            <text:p>0.397155</text:p>
          </table:table-cell>
          <table:table-cell office:value-type="float" office:value="0.433133" calcext:value-type="float">
            <text:p>0.433133</text:p>
          </table:table-cell>
          <table:table-cell office:value-type="float" office:value="0.456458" calcext:value-type="float">
            <text:p>0.456458</text:p>
          </table:table-cell>
          <table:table-cell office:value-type="float" office:value="0.254191" calcext:value-type="float">
            <text:p>0.254191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-1" calcext:value-type="float">
            <text:p>-1</text:p>
          </table:table-cell>
          <table:table-cell office:value-type="float" office:value="-0.063422" calcext:value-type="float">
            <text:p>-0.063422</text:p>
          </table:table-cell>
          <table:table-cell office:value-type="float" office:value="0.13774" calcext:value-type="float">
            <text:p>0.13774</text:p>
          </table:table-cell>
          <table:table-cell office:value-type="float" office:value="0.181255" calcext:value-type="float">
            <text:p>0.181255</text:p>
          </table:table-cell>
          <table:table-cell office:value-type="float" office:value="0.217229" calcext:value-type="float">
            <text:p>0.217229</text:p>
          </table:table-cell>
          <table:table-cell office:value-type="float" office:value="0.249221" calcext:value-type="float">
            <text:p>0.249221</text:p>
          </table:table-cell>
          <table:table-cell office:value-type="float" office:value="0.278672" calcext:value-type="float">
            <text:p>0.278672</text:p>
          </table:table-cell>
          <table:table-cell office:value-type="float" office:value="0.320287" calcext:value-type="float">
            <text:p>0.320287</text:p>
          </table:table-cell>
          <table:table-cell office:value-type="float" office:value="0.365496" calcext:value-type="float">
            <text:p>0.365496</text:p>
          </table:table-cell>
          <table:table-cell office:value-type="float" office:value="0.39602" calcext:value-type="float">
            <text:p>0.39602</text:p>
          </table:table-cell>
          <table:table-cell office:value-type="float" office:value="0.430583" calcext:value-type="float">
            <text:p>0.430583</text:p>
          </table:table-cell>
          <table:table-cell office:value-type="float" office:value="0.456458" calcext:value-type="float">
            <text:p>0.456458</text:p>
          </table:table-cell>
          <table:table-cell office:value-type="float" office:value="0.251308" calcext:value-type="float">
            <text:p>0.251308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-1" calcext:value-type="float">
            <text:p>-1</text:p>
          </table:table-cell>
          <table:table-cell office:value-type="float" office:value="-0.023496" calcext:value-type="float">
            <text:p>-0.023496</text:p>
          </table:table-cell>
          <table:table-cell office:value-type="float" office:value="0.12456" calcext:value-type="float">
            <text:p>0.12456</text:p>
          </table:table-cell>
          <table:table-cell office:value-type="float" office:value="0.176286" calcext:value-type="float">
            <text:p>0.176286</text:p>
          </table:table-cell>
          <table:table-cell office:value-type="float" office:value="0.212573" calcext:value-type="float">
            <text:p>0.212573</text:p>
          </table:table-cell>
          <table:table-cell office:value-type="float" office:value="0.246483" calcext:value-type="float">
            <text:p>0.246483</text:p>
          </table:table-cell>
          <table:table-cell office:value-type="float" office:value="0.280699" calcext:value-type="float">
            <text:p>0.280699</text:p>
          </table:table-cell>
          <table:table-cell office:value-type="float" office:value="0.319696" calcext:value-type="float">
            <text:p>0.319696</text:p>
          </table:table-cell>
          <table:table-cell office:value-type="float" office:value="0.372587" calcext:value-type="float">
            <text:p>0.372587</text:p>
          </table:table-cell>
          <table:table-cell office:value-type="float" office:value="0.407067" calcext:value-type="float">
            <text:p>0.407067</text:p>
          </table:table-cell>
          <table:table-cell office:value-type="float" office:value="0.431876" calcext:value-type="float">
            <text:p>0.431876</text:p>
          </table:table-cell>
          <table:table-cell office:value-type="float" office:value="0.456458" calcext:value-type="float">
            <text:p>0.456458</text:p>
          </table:table-cell>
          <table:table-cell office:value-type="float" office:value="0.254833" calcext:value-type="float">
            <text:p>0.254833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-1" calcext:value-type="float">
            <text:p>-1</text:p>
          </table:table-cell>
          <table:table-cell office:value-type="float" office:value="-0.092151" calcext:value-type="float">
            <text:p>-0.092151</text:p>
          </table:table-cell>
          <table:table-cell office:value-type="float" office:value="0.104452" calcext:value-type="float">
            <text:p>0.104452</text:p>
          </table:table-cell>
          <table:table-cell office:value-type="float" office:value="0.16802" calcext:value-type="float">
            <text:p>0.16802</text:p>
          </table:table-cell>
          <table:table-cell office:value-type="float" office:value="0.216659" calcext:value-type="float">
            <text:p>0.216659</text:p>
          </table:table-cell>
          <table:table-cell office:value-type="float" office:value="0.255779" calcext:value-type="float">
            <text:p>0.255779</text:p>
          </table:table-cell>
          <table:table-cell office:value-type="float" office:value="0.291609" calcext:value-type="float">
            <text:p>0.291609</text:p>
          </table:table-cell>
          <table:table-cell office:value-type="float" office:value="0.341831" calcext:value-type="float">
            <text:p>0.341831</text:p>
          </table:table-cell>
          <table:table-cell office:value-type="float" office:value="0.380174" calcext:value-type="float">
            <text:p>0.380174</text:p>
          </table:table-cell>
          <table:table-cell office:value-type="float" office:value="0.406366" calcext:value-type="float">
            <text:p>0.406366</text:p>
          </table:table-cell>
          <table:table-cell office:value-type="float" office:value="0.435218" calcext:value-type="float">
            <text:p>0.435218</text:p>
          </table:table-cell>
          <table:table-cell office:value-type="float" office:value="0.456458" calcext:value-type="float">
            <text:p>0.456458</text:p>
          </table:table-cell>
          <table:table-cell office:value-type="float" office:value="0.250796" calcext:value-type="float">
            <text:p>0.250796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-1" calcext:value-type="float">
            <text:p>-1</text:p>
          </table:table-cell>
          <table:table-cell office:value-type="float" office:value="-0.023496" calcext:value-type="float">
            <text:p>-0.023496</text:p>
          </table:table-cell>
          <table:table-cell office:value-type="float" office:value="0.086272" calcext:value-type="float">
            <text:p>0.086272</text:p>
          </table:table-cell>
          <table:table-cell office:value-type="float" office:value="0.14978" calcext:value-type="float">
            <text:p>0.14978</text:p>
          </table:table-cell>
          <table:table-cell office:value-type="float" office:value="0.210863" calcext:value-type="float">
            <text:p>0.210863</text:p>
          </table:table-cell>
          <table:table-cell office:value-type="float" office:value="0.25881" calcext:value-type="float">
            <text:p>0.25881</text:p>
          </table:table-cell>
          <table:table-cell office:value-type="float" office:value="0.297941" calcext:value-type="float">
            <text:p>0.297941</text:p>
          </table:table-cell>
          <table:table-cell office:value-type="float" office:value="0.339994" calcext:value-type="float">
            <text:p>0.339994</text:p>
          </table:table-cell>
          <table:table-cell office:value-type="float" office:value="0.375958" calcext:value-type="float">
            <text:p>0.375958</text:p>
          </table:table-cell>
          <table:table-cell office:value-type="float" office:value="0.404392" calcext:value-type="float">
            <text:p>0.404392</text:p>
          </table:table-cell>
          <table:table-cell office:value-type="float" office:value="0.434478" calcext:value-type="float">
            <text:p>0.434478</text:p>
          </table:table-cell>
          <table:table-cell office:value-type="float" office:value="0.456458" calcext:value-type="float">
            <text:p>0.456458</text:p>
          </table:table-cell>
          <table:table-cell office:value-type="float" office:value="0.253499" calcext:value-type="float">
            <text:p>0.253499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-0.055655" calcext:value-type="float">
            <text:p>-0.055655</text:p>
          </table:table-cell>
          <table:table-cell office:value-type="float" office:value="0.04192" calcext:value-type="float">
            <text:p>0.04192</text:p>
          </table:table-cell>
          <table:table-cell office:value-type="float" office:value="0.134791" calcext:value-type="float">
            <text:p>0.134791</text:p>
          </table:table-cell>
          <table:table-cell office:value-type="float" office:value="0.186917" calcext:value-type="float">
            <text:p>0.186917</text:p>
          </table:table-cell>
          <table:table-cell office:value-type="float" office:value="0.237309" calcext:value-type="float">
            <text:p>0.237309</text:p>
          </table:table-cell>
          <table:table-cell office:value-type="float" office:value="0.280287" calcext:value-type="float">
            <text:p>0.280287</text:p>
          </table:table-cell>
          <table:table-cell office:value-type="float" office:value="0.312161" calcext:value-type="float">
            <text:p>0.312161</text:p>
          </table:table-cell>
          <table:table-cell office:value-type="float" office:value="0.36068" calcext:value-type="float">
            <text:p>0.36068</text:p>
          </table:table-cell>
          <table:table-cell office:value-type="float" office:value="0.389033" calcext:value-type="float">
            <text:p>0.389033</text:p>
          </table:table-cell>
          <table:table-cell office:value-type="float" office:value="0.409893" calcext:value-type="float">
            <text:p>0.409893</text:p>
          </table:table-cell>
          <table:table-cell office:value-type="float" office:value="0.43496" calcext:value-type="float">
            <text:p>0.43496</text:p>
          </table:table-cell>
          <table:table-cell office:value-type="float" office:value="0.456458" calcext:value-type="float">
            <text:p>0.456458</text:p>
          </table:table-cell>
          <table:table-cell office:value-type="float" office:value="0.278795" calcext:value-type="float">
            <text:p>0.278795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-1" calcext:value-type="float">
            <text:p>-1</text:p>
          </table:table-cell>
          <table:table-cell office:value-type="float" office:value="-0.041529" calcext:value-type="float">
            <text:p>-0.041529</text:p>
          </table:table-cell>
          <table:table-cell office:value-type="float" office:value="0.125852" calcext:value-type="float">
            <text:p>0.125852</text:p>
          </table:table-cell>
          <table:table-cell office:value-type="float" office:value="0.189292" calcext:value-type="float">
            <text:p>0.189292</text:p>
          </table:table-cell>
          <table:table-cell office:value-type="float" office:value="0.241267" calcext:value-type="float">
            <text:p>0.241267</text:p>
          </table:table-cell>
          <table:table-cell office:value-type="float" office:value="0.280445" calcext:value-type="float">
            <text:p>0.280445</text:p>
          </table:table-cell>
          <table:table-cell office:value-type="float" office:value="0.321318" calcext:value-type="float">
            <text:p>0.321318</text:p>
          </table:table-cell>
          <table:table-cell office:value-type="float" office:value="0.368316" calcext:value-type="float">
            <text:p>0.368316</text:p>
          </table:table-cell>
          <table:table-cell office:value-type="float" office:value="0.395794" calcext:value-type="float">
            <text:p>0.395794</text:p>
          </table:table-cell>
          <table:table-cell office:value-type="float" office:value="0.413539" calcext:value-type="float">
            <text:p>0.413539</text:p>
          </table:table-cell>
          <table:table-cell office:value-type="float" office:value="0.432832" calcext:value-type="float">
            <text:p>0.432832</text:p>
          </table:table-cell>
          <table:table-cell office:value-type="float" office:value="0.456458" calcext:value-type="float">
            <text:p>0.456458</text:p>
          </table:table-cell>
          <table:table-cell office:value-type="float" office:value="0.272713" calcext:value-type="float">
            <text:p>0.272713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-0.01404" calcext:value-type="float">
            <text:p>-0.01404</text:p>
          </table:table-cell>
          <table:table-cell office:value-type="float" office:value="0.061866" calcext:value-type="float">
            <text:p>0.061866</text:p>
          </table:table-cell>
          <table:table-cell office:value-type="float" office:value="0.142368" calcext:value-type="float">
            <text:p>0.142368</text:p>
          </table:table-cell>
          <table:table-cell office:value-type="float" office:value="0.205578" calcext:value-type="float">
            <text:p>0.205578</text:p>
          </table:table-cell>
          <table:table-cell office:value-type="float" office:value="0.239945" calcext:value-type="float">
            <text:p>0.239945</text:p>
          </table:table-cell>
          <table:table-cell office:value-type="float" office:value="0.27449" calcext:value-type="float">
            <text:p>0.27449</text:p>
          </table:table-cell>
          <table:table-cell office:value-type="float" office:value="0.313254" calcext:value-type="float">
            <text:p>0.313254</text:p>
          </table:table-cell>
          <table:table-cell office:value-type="float" office:value="0.356329" calcext:value-type="float">
            <text:p>0.356329</text:p>
          </table:table-cell>
          <table:table-cell office:value-type="float" office:value="0.387766" calcext:value-type="float">
            <text:p>0.387766</text:p>
          </table:table-cell>
          <table:table-cell office:value-type="float" office:value="0.407328" calcext:value-type="float">
            <text:p>0.407328</text:p>
          </table:table-cell>
          <table:table-cell office:value-type="float" office:value="0.434304" calcext:value-type="float">
            <text:p>0.434304</text:p>
          </table:table-cell>
          <table:table-cell office:value-type="float" office:value="0.456458" calcext:value-type="float">
            <text:p>0.456458</text:p>
          </table:table-cell>
          <table:table-cell office:value-type="float" office:value="0.282323" calcext:value-type="float">
            <text:p>0.282323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-1" calcext:value-type="float">
            <text:p>-1</text:p>
          </table:table-cell>
          <table:table-cell office:value-type="float" office:value="0.020469" calcext:value-type="float">
            <text:p>0.020469</text:p>
          </table:table-cell>
          <table:table-cell office:value-type="float" office:value="0.14565" calcext:value-type="float">
            <text:p>0.14565</text:p>
          </table:table-cell>
          <table:table-cell office:value-type="float" office:value="0.190044" calcext:value-type="float">
            <text:p>0.190044</text:p>
          </table:table-cell>
          <table:table-cell office:value-type="float" office:value="0.235281" calcext:value-type="float">
            <text:p>0.235281</text:p>
          </table:table-cell>
          <table:table-cell office:value-type="float" office:value="0.268761" calcext:value-type="float">
            <text:p>0.268761</text:p>
          </table:table-cell>
          <table:table-cell office:value-type="float" office:value="0.304337" calcext:value-type="float">
            <text:p>0.304337</text:p>
          </table:table-cell>
          <table:table-cell office:value-type="float" office:value="0.348086" calcext:value-type="float">
            <text:p>0.348086</text:p>
          </table:table-cell>
          <table:table-cell office:value-type="float" office:value="0.387811" calcext:value-type="float">
            <text:p>0.387811</text:p>
          </table:table-cell>
          <table:table-cell office:value-type="float" office:value="0.412012" calcext:value-type="float">
            <text:p>0.412012</text:p>
          </table:table-cell>
          <table:table-cell office:value-type="float" office:value="0.439712" calcext:value-type="float">
            <text:p>0.439712</text:p>
          </table:table-cell>
          <table:table-cell office:value-type="float" office:value="0.465475" calcext:value-type="float">
            <text:p>0.465475</text:p>
          </table:table-cell>
          <table:table-cell office:value-type="float" office:value="0.275216" calcext:value-type="float">
            <text:p>0.275216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-1" calcext:value-type="float">
            <text:p>-1</text:p>
          </table:table-cell>
          <table:table-cell office:value-type="float" office:value="-0.0433" calcext:value-type="float">
            <text:p>-0.0433</text:p>
          </table:table-cell>
          <table:table-cell office:value-type="float" office:value="0.11965" calcext:value-type="float">
            <text:p>0.11965</text:p>
          </table:table-cell>
          <table:table-cell office:value-type="float" office:value="0.191067" calcext:value-type="float">
            <text:p>0.191067</text:p>
          </table:table-cell>
          <table:table-cell office:value-type="float" office:value="0.24377" calcext:value-type="float">
            <text:p>0.24377</text:p>
          </table:table-cell>
          <table:table-cell office:value-type="float" office:value="0.285491" calcext:value-type="float">
            <text:p>0.285491</text:p>
          </table:table-cell>
          <table:table-cell office:value-type="float" office:value="0.3238" calcext:value-type="float">
            <text:p>0.3238</text:p>
          </table:table-cell>
          <table:table-cell office:value-type="float" office:value="0.355765" calcext:value-type="float">
            <text:p>0.355765</text:p>
          </table:table-cell>
          <table:table-cell office:value-type="float" office:value="0.380868" calcext:value-type="float">
            <text:p>0.380868</text:p>
          </table:table-cell>
          <table:table-cell office:value-type="float" office:value="0.406263" calcext:value-type="float">
            <text:p>0.406263</text:p>
          </table:table-cell>
          <table:table-cell office:value-type="float" office:value="0.435033" calcext:value-type="float">
            <text:p>0.435033</text:p>
          </table:table-cell>
          <table:table-cell office:value-type="float" office:value="0.465475" calcext:value-type="float">
            <text:p>0.465475</text:p>
          </table:table-cell>
          <table:table-cell office:value-type="float" office:value="0.269841" calcext:value-type="float">
            <text:p>0.269841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-1" calcext:value-type="float">
            <text:p>-1</text:p>
          </table:table-cell>
          <table:table-cell office:value-type="float" office:value="0.014645" calcext:value-type="float">
            <text:p>0.014645</text:p>
          </table:table-cell>
          <table:table-cell office:value-type="float" office:value="0.132529" calcext:value-type="float">
            <text:p>0.132529</text:p>
          </table:table-cell>
          <table:table-cell office:value-type="float" office:value="0.209329" calcext:value-type="float">
            <text:p>0.209329</text:p>
          </table:table-cell>
          <table:table-cell office:value-type="float" office:value="0.257805" calcext:value-type="float">
            <text:p>0.257805</text:p>
          </table:table-cell>
          <table:table-cell office:value-type="float" office:value="0.297703" calcext:value-type="float">
            <text:p>0.297703</text:p>
          </table:table-cell>
          <table:table-cell office:value-type="float" office:value="0.336958" calcext:value-type="float">
            <text:p>0.336958</text:p>
          </table:table-cell>
          <table:table-cell office:value-type="float" office:value="0.367068" calcext:value-type="float">
            <text:p>0.367068</text:p>
          </table:table-cell>
          <table:table-cell office:value-type="float" office:value="0.387303" calcext:value-type="float">
            <text:p>0.387303</text:p>
          </table:table-cell>
          <table:table-cell office:value-type="float" office:value="0.406362" calcext:value-type="float">
            <text:p>0.406362</text:p>
          </table:table-cell>
          <table:table-cell office:value-type="float" office:value="0.434314" calcext:value-type="float">
            <text:p>0.434314</text:p>
          </table:table-cell>
          <table:table-cell office:value-type="float" office:value="0.465475" calcext:value-type="float">
            <text:p>0.465475</text:p>
          </table:table-cell>
          <table:table-cell office:value-type="float" office:value="0.284401" calcext:value-type="float">
            <text:p>0.284401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-1" calcext:value-type="float">
            <text:p>-1</text:p>
          </table:table-cell>
          <table:table-cell office:value-type="float" office:value="-0.020511" calcext:value-type="float">
            <text:p>-0.020511</text:p>
          </table:table-cell>
          <table:table-cell office:value-type="float" office:value="0.150303" calcext:value-type="float">
            <text:p>0.150303</text:p>
          </table:table-cell>
          <table:table-cell office:value-type="float" office:value="0.22964" calcext:value-type="float">
            <text:p>0.22964</text:p>
          </table:table-cell>
          <table:table-cell office:value-type="float" office:value="0.280833" calcext:value-type="float">
            <text:p>0.280833</text:p>
          </table:table-cell>
          <table:table-cell office:value-type="float" office:value="0.316251" calcext:value-type="float">
            <text:p>0.316251</text:p>
          </table:table-cell>
          <table:table-cell office:value-type="float" office:value="0.351744" calcext:value-type="float">
            <text:p>0.351744</text:p>
          </table:table-cell>
          <table:table-cell office:value-type="float" office:value="0.378791" calcext:value-type="float">
            <text:p>0.378791</text:p>
          </table:table-cell>
          <table:table-cell office:value-type="float" office:value="0.395326" calcext:value-type="float">
            <text:p>0.395326</text:p>
          </table:table-cell>
          <table:table-cell office:value-type="float" office:value="0.411678" calcext:value-type="float">
            <text:p>0.411678</text:p>
          </table:table-cell>
          <table:table-cell office:value-type="float" office:value="0.437617" calcext:value-type="float">
            <text:p>0.437617</text:p>
          </table:table-cell>
          <table:table-cell office:value-type="float" office:value="0.465475" calcext:value-type="float">
            <text:p>0.465475</text:p>
          </table:table-cell>
          <table:table-cell office:value-type="float" office:value="0.293167" calcext:value-type="float">
            <text:p>0.293167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-0.00848" calcext:value-type="float">
            <text:p>-0.00848</text:p>
          </table:table-cell>
          <table:table-cell office:value-type="float" office:value="0.06832" calcext:value-type="float">
            <text:p>0.06832</text:p>
          </table:table-cell>
          <table:table-cell office:value-type="float" office:value="0.167988" calcext:value-type="float">
            <text:p>0.167988</text:p>
          </table:table-cell>
          <table:table-cell office:value-type="float" office:value="0.25051" calcext:value-type="float">
            <text:p>0.25051</text:p>
          </table:table-cell>
          <table:table-cell office:value-type="float" office:value="0.288217" calcext:value-type="float">
            <text:p>0.288217</text:p>
          </table:table-cell>
          <table:table-cell office:value-type="float" office:value="0.319415" calcext:value-type="float">
            <text:p>0.319415</text:p>
          </table:table-cell>
          <table:table-cell office:value-type="float" office:value="0.3546" calcext:value-type="float">
            <text:p>0.3546</text:p>
          </table:table-cell>
          <table:table-cell office:value-type="float" office:value="0.379092" calcext:value-type="float">
            <text:p>0.379092</text:p>
          </table:table-cell>
          <table:table-cell office:value-type="float" office:value="0.397982" calcext:value-type="float">
            <text:p>0.397982</text:p>
          </table:table-cell>
          <table:table-cell office:value-type="float" office:value="0.412199" calcext:value-type="float">
            <text:p>0.412199</text:p>
          </table:table-cell>
          <table:table-cell office:value-type="float" office:value="0.437215" calcext:value-type="float">
            <text:p>0.437215</text:p>
          </table:table-cell>
          <table:table-cell office:value-type="float" office:value="0.465475" calcext:value-type="float">
            <text:p>0.465475</text:p>
          </table:table-cell>
          <table:table-cell office:value-type="float" office:value="0.307554" calcext:value-type="float">
            <text:p>0.307554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-0.043195" calcext:value-type="float">
            <text:p>-0.043195</text:p>
          </table:table-cell>
          <table:table-cell office:value-type="float" office:value="0.064335" calcext:value-type="float">
            <text:p>0.064335</text:p>
          </table:table-cell>
          <table:table-cell office:value-type="float" office:value="0.191094" calcext:value-type="float">
            <text:p>0.191094</text:p>
          </table:table-cell>
          <table:table-cell office:value-type="float" office:value="0.257418" calcext:value-type="float">
            <text:p>0.257418</text:p>
          </table:table-cell>
          <table:table-cell office:value-type="float" office:value="0.295026" calcext:value-type="float">
            <text:p>0.295026</text:p>
          </table:table-cell>
          <table:table-cell office:value-type="float" office:value="0.329921" calcext:value-type="float">
            <text:p>0.329921</text:p>
          </table:table-cell>
          <table:table-cell office:value-type="float" office:value="0.361409" calcext:value-type="float">
            <text:p>0.361409</text:p>
          </table:table-cell>
          <table:table-cell office:value-type="float" office:value="0.381781" calcext:value-type="float">
            <text:p>0.381781</text:p>
          </table:table-cell>
          <table:table-cell office:value-type="float" office:value="0.398238" calcext:value-type="float">
            <text:p>0.398238</text:p>
          </table:table-cell>
          <table:table-cell office:value-type="float" office:value="0.411766" calcext:value-type="float">
            <text:p>0.411766</text:p>
          </table:table-cell>
          <table:table-cell office:value-type="float" office:value="0.437385" calcext:value-type="float">
            <text:p>0.437385</text:p>
          </table:table-cell>
          <table:table-cell office:value-type="float" office:value="0.465475" calcext:value-type="float">
            <text:p>0.465475</text:p>
          </table:table-cell>
          <table:table-cell office:value-type="float" office:value="0.312837" calcext:value-type="float">
            <text:p>0.312837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-0.008847" calcext:value-type="float">
            <text:p>-0.008847</text:p>
          </table:table-cell>
          <table:table-cell office:value-type="float" office:value="0.056136" calcext:value-type="float">
            <text:p>0.056136</text:p>
          </table:table-cell>
          <table:table-cell office:value-type="float" office:value="0.162641" calcext:value-type="float">
            <text:p>0.162641</text:p>
          </table:table-cell>
          <table:table-cell office:value-type="float" office:value="0.247283" calcext:value-type="float">
            <text:p>0.247283</text:p>
          </table:table-cell>
          <table:table-cell office:value-type="float" office:value="0.301507" calcext:value-type="float">
            <text:p>0.301507</text:p>
          </table:table-cell>
          <table:table-cell office:value-type="float" office:value="0.342161" calcext:value-type="float">
            <text:p>0.342161</text:p>
          </table:table-cell>
          <table:table-cell office:value-type="float" office:value="0.369898" calcext:value-type="float">
            <text:p>0.369898</text:p>
          </table:table-cell>
          <table:table-cell office:value-type="float" office:value="0.389801" calcext:value-type="float">
            <text:p>0.389801</text:p>
          </table:table-cell>
          <table:table-cell office:value-type="float" office:value="0.406871" calcext:value-type="float">
            <text:p>0.406871</text:p>
          </table:table-cell>
          <table:table-cell office:value-type="float" office:value="0.41741" calcext:value-type="float">
            <text:p>0.41741</text:p>
          </table:table-cell>
          <table:table-cell office:value-type="float" office:value="0.438262" calcext:value-type="float">
            <text:p>0.438262</text:p>
          </table:table-cell>
          <table:table-cell office:value-type="float" office:value="0.465475" calcext:value-type="float">
            <text:p>0.465475</text:p>
          </table:table-cell>
          <table:table-cell office:value-type="float" office:value="0.313197" calcext:value-type="float">
            <text:p>0.313197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-1" calcext:value-type="float">
            <text:p>-1</text:p>
          </table:table-cell>
          <table:table-cell office:value-type="float" office:value="0.045596" calcext:value-type="float">
            <text:p>0.045596</text:p>
          </table:table-cell>
          <table:table-cell office:value-type="float" office:value="0.202149" calcext:value-type="float">
            <text:p>0.202149</text:p>
          </table:table-cell>
          <table:table-cell office:value-type="float" office:value="0.26763" calcext:value-type="float">
            <text:p>0.26763</text:p>
          </table:table-cell>
          <table:table-cell office:value-type="float" office:value="0.312684" calcext:value-type="float">
            <text:p>0.312684</text:p>
          </table:table-cell>
          <table:table-cell office:value-type="float" office:value="0.345412" calcext:value-type="float">
            <text:p>0.345412</text:p>
          </table:table-cell>
          <table:table-cell office:value-type="float" office:value="0.365678" calcext:value-type="float">
            <text:p>0.365678</text:p>
          </table:table-cell>
          <table:table-cell office:value-type="float" office:value="0.382369" calcext:value-type="float">
            <text:p>0.382369</text:p>
          </table:table-cell>
          <table:table-cell office:value-type="float" office:value="0.401623" calcext:value-type="float">
            <text:p>0.401623</text:p>
          </table:table-cell>
          <table:table-cell office:value-type="float" office:value="0.413532" calcext:value-type="float">
            <text:p>0.413532</text:p>
          </table:table-cell>
          <table:table-cell office:value-type="float" office:value="0.436008" calcext:value-type="float">
            <text:p>0.436008</text:p>
          </table:table-cell>
          <table:table-cell office:value-type="float" office:value="0.465475" calcext:value-type="float">
            <text:p>0.465475</text:p>
          </table:table-cell>
          <table:table-cell office:value-type="float" office:value="0.317268" calcext:value-type="float">
            <text:p>0.317268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004714" calcext:value-type="float">
            <text:p>0.004714</text:p>
          </table:table-cell>
          <table:table-cell office:value-type="float" office:value="0.09655" calcext:value-type="float">
            <text:p>0.09655</text:p>
          </table:table-cell>
          <table:table-cell office:value-type="float" office:value="0.216397" calcext:value-type="float">
            <text:p>0.216397</text:p>
          </table:table-cell>
          <table:table-cell office:value-type="float" office:value="0.268457" calcext:value-type="float">
            <text:p>0.268457</text:p>
          </table:table-cell>
          <table:table-cell office:value-type="float" office:value="0.300549" calcext:value-type="float">
            <text:p>0.300549</text:p>
          </table:table-cell>
          <table:table-cell office:value-type="float" office:value="0.343263" calcext:value-type="float">
            <text:p>0.343263</text:p>
          </table:table-cell>
          <table:table-cell office:value-type="float" office:value="0.363829" calcext:value-type="float">
            <text:p>0.363829</text:p>
          </table:table-cell>
          <table:table-cell office:value-type="float" office:value="0.381143" calcext:value-type="float">
            <text:p>0.381143</text:p>
          </table:table-cell>
          <table:table-cell office:value-type="float" office:value="0.402672" calcext:value-type="float">
            <text:p>0.402672</text:p>
          </table:table-cell>
          <table:table-cell office:value-type="float" office:value="0.415995" calcext:value-type="float">
            <text:p>0.415995</text:p>
          </table:table-cell>
          <table:table-cell office:value-type="float" office:value="0.440264" calcext:value-type="float">
            <text:p>0.440264</text:p>
          </table:table-cell>
          <table:table-cell office:value-type="float" office:value="0.465475" calcext:value-type="float">
            <text:p>0.465475</text:p>
          </table:table-cell>
          <table:table-cell office:value-type="float" office:value="0.322912" calcext:value-type="float">
            <text:p>0.322912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-0.006253" calcext:value-type="float">
            <text:p>-0.006253</text:p>
          </table:table-cell>
          <table:table-cell office:value-type="float" office:value="0.079859" calcext:value-type="float">
            <text:p>0.079859</text:p>
          </table:table-cell>
          <table:table-cell office:value-type="float" office:value="0.200979" calcext:value-type="float">
            <text:p>0.200979</text:p>
          </table:table-cell>
          <table:table-cell office:value-type="float" office:value="0.264379" calcext:value-type="float">
            <text:p>0.264379</text:p>
          </table:table-cell>
          <table:table-cell office:value-type="float" office:value="0.309399" calcext:value-type="float">
            <text:p>0.309399</text:p>
          </table:table-cell>
          <table:table-cell office:value-type="float" office:value="0.343607" calcext:value-type="float">
            <text:p>0.343607</text:p>
          </table:table-cell>
          <table:table-cell office:value-type="float" office:value="0.360858" calcext:value-type="float">
            <text:p>0.360858</text:p>
          </table:table-cell>
          <table:table-cell office:value-type="float" office:value="0.377014" calcext:value-type="float">
            <text:p>0.377014</text:p>
          </table:table-cell>
          <table:table-cell office:value-type="float" office:value="0.400794" calcext:value-type="float">
            <text:p>0.400794</text:p>
          </table:table-cell>
          <table:table-cell office:value-type="float" office:value="0.413385" calcext:value-type="float">
            <text:p>0.413385</text:p>
          </table:table-cell>
          <table:table-cell office:value-type="float" office:value="0.438579" calcext:value-type="float">
            <text:p>0.438579</text:p>
          </table:table-cell>
          <table:table-cell office:value-type="float" office:value="0.465475" calcext:value-type="float">
            <text:p>0.465475</text:p>
          </table:table-cell>
          <table:table-cell office:value-type="float" office:value="0.318885" calcext:value-type="float">
            <text:p>0.318885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-0.006253" calcext:value-type="float">
            <text:p>-0.006253</text:p>
          </table:table-cell>
          <table:table-cell office:value-type="float" office:value="0.113313" calcext:value-type="float">
            <text:p>0.113313</text:p>
          </table:table-cell>
          <table:table-cell office:value-type="float" office:value="0.231634" calcext:value-type="float">
            <text:p>0.231634</text:p>
          </table:table-cell>
          <table:table-cell office:value-type="float" office:value="0.273455" calcext:value-type="float">
            <text:p>0.273455</text:p>
          </table:table-cell>
          <table:table-cell office:value-type="float" office:value="0.310092" calcext:value-type="float">
            <text:p>0.310092</text:p>
          </table:table-cell>
          <table:table-cell office:value-type="float" office:value="0.344276" calcext:value-type="float">
            <text:p>0.344276</text:p>
          </table:table-cell>
          <table:table-cell office:value-type="float" office:value="0.362147" calcext:value-type="float">
            <text:p>0.362147</text:p>
          </table:table-cell>
          <table:table-cell office:value-type="float" office:value="0.380393" calcext:value-type="float">
            <text:p>0.380393</text:p>
          </table:table-cell>
          <table:table-cell office:value-type="float" office:value="0.400851" calcext:value-type="float">
            <text:p>0.400851</text:p>
          </table:table-cell>
          <table:table-cell office:value-type="float" office:value="0.414115" calcext:value-type="float">
            <text:p>0.414115</text:p>
          </table:table-cell>
          <table:table-cell office:value-type="float" office:value="0.439188" calcext:value-type="float">
            <text:p>0.439188</text:p>
          </table:table-cell>
          <table:table-cell office:value-type="float" office:value="0.465475" calcext:value-type="float">
            <text:p>0.465475</text:p>
          </table:table-cell>
          <table:table-cell office:value-type="float" office:value="0.326946" calcext:value-type="float">
            <text:p>0.326946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-1" calcext:value-type="float">
            <text:p>-1</text:p>
          </table:table-cell>
          <table:table-cell office:value-type="float" office:value="0.055784" calcext:value-type="float">
            <text:p>0.055784</text:p>
          </table:table-cell>
          <table:table-cell office:value-type="float" office:value="0.236044" calcext:value-type="float">
            <text:p>0.236044</text:p>
          </table:table-cell>
          <table:table-cell office:value-type="float" office:value="0.27822" calcext:value-type="float">
            <text:p>0.27822</text:p>
          </table:table-cell>
          <table:table-cell office:value-type="float" office:value="0.312622" calcext:value-type="float">
            <text:p>0.312622</text:p>
          </table:table-cell>
          <table:table-cell office:value-type="float" office:value="0.342379" calcext:value-type="float">
            <text:p>0.342379</text:p>
          </table:table-cell>
          <table:table-cell office:value-type="float" office:value="0.368002" calcext:value-type="float">
            <text:p>0.368002</text:p>
          </table:table-cell>
          <table:table-cell office:value-type="float" office:value="0.38613" calcext:value-type="float">
            <text:p>0.38613</text:p>
          </table:table-cell>
          <table:table-cell office:value-type="float" office:value="0.406473" calcext:value-type="float">
            <text:p>0.406473</text:p>
          </table:table-cell>
          <table:table-cell office:value-type="float" office:value="0.418216" calcext:value-type="float">
            <text:p>0.418216</text:p>
          </table:table-cell>
          <table:table-cell office:value-type="float" office:value="0.442128" calcext:value-type="float">
            <text:p>0.442128</text:p>
          </table:table-cell>
          <table:table-cell office:value-type="float" office:value="0.465475" calcext:value-type="float">
            <text:p>0.465475</text:p>
          </table:table-cell>
          <table:table-cell office:value-type="float" office:value="0.3246" calcext:value-type="float">
            <text:p>0.3246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-1" calcext:value-type="float">
            <text:p>-1</text:p>
          </table:table-cell>
          <table:table-cell office:value-type="float" office:value="0.050913" calcext:value-type="float">
            <text:p>0.050913</text:p>
          </table:table-cell>
          <table:table-cell office:value-type="float" office:value="0.223228" calcext:value-type="float">
            <text:p>0.223228</text:p>
          </table:table-cell>
          <table:table-cell office:value-type="float" office:value="0.283076" calcext:value-type="float">
            <text:p>0.283076</text:p>
          </table:table-cell>
          <table:table-cell office:value-type="float" office:value="0.326627" calcext:value-type="float">
            <text:p>0.326627</text:p>
          </table:table-cell>
          <table:table-cell office:value-type="float" office:value="0.355595" calcext:value-type="float">
            <text:p>0.355595</text:p>
          </table:table-cell>
          <table:table-cell office:value-type="float" office:value="0.373991" calcext:value-type="float">
            <text:p>0.373991</text:p>
          </table:table-cell>
          <table:table-cell office:value-type="float" office:value="0.386821" calcext:value-type="float">
            <text:p>0.386821</text:p>
          </table:table-cell>
          <table:table-cell office:value-type="float" office:value="0.403764" calcext:value-type="float">
            <text:p>0.403764</text:p>
          </table:table-cell>
          <table:table-cell office:value-type="float" office:value="0.417716" calcext:value-type="float">
            <text:p>0.417716</text:p>
          </table:table-cell>
          <table:table-cell office:value-type="float" office:value="0.440591" calcext:value-type="float">
            <text:p>0.440591</text:p>
          </table:table-cell>
          <table:table-cell office:value-type="float" office:value="0.465475" calcext:value-type="float">
            <text:p>0.465475</text:p>
          </table:table-cell>
          <table:table-cell office:value-type="float" office:value="0.326232" calcext:value-type="float">
            <text:p>0.326232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005176" calcext:value-type="float">
            <text:p>0.005176</text:p>
          </table:table-cell>
          <table:table-cell office:value-type="float" office:value="0.142201" calcext:value-type="float">
            <text:p>0.142201</text:p>
          </table:table-cell>
          <table:table-cell office:value-type="float" office:value="0.25181" calcext:value-type="float">
            <text:p>0.25181</text:p>
          </table:table-cell>
          <table:table-cell office:value-type="float" office:value="0.288833" calcext:value-type="float">
            <text:p>0.288833</text:p>
          </table:table-cell>
          <table:table-cell office:value-type="float" office:value="0.322737" calcext:value-type="float">
            <text:p>0.322737</text:p>
          </table:table-cell>
          <table:table-cell office:value-type="float" office:value="0.347614" calcext:value-type="float">
            <text:p>0.347614</text:p>
          </table:table-cell>
          <table:table-cell office:value-type="float" office:value="0.368509" calcext:value-type="float">
            <text:p>0.368509</text:p>
          </table:table-cell>
          <table:table-cell office:value-type="float" office:value="0.38294" calcext:value-type="float">
            <text:p>0.38294</text:p>
          </table:table-cell>
          <table:table-cell office:value-type="float" office:value="0.401397" calcext:value-type="float">
            <text:p>0.401397</text:p>
          </table:table-cell>
          <table:table-cell office:value-type="float" office:value="0.414482" calcext:value-type="float">
            <text:p>0.414482</text:p>
          </table:table-cell>
          <table:table-cell office:value-type="float" office:value="0.440853" calcext:value-type="float">
            <text:p>0.440853</text:p>
          </table:table-cell>
          <table:table-cell office:value-type="float" office:value="0.465475" calcext:value-type="float">
            <text:p>0.465475</text:p>
          </table:table-cell>
          <table:table-cell office:value-type="float" office:value="0.336138" calcext:value-type="float">
            <text:p>0.336138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006555" calcext:value-type="float">
            <text:p>0.006555</text:p>
          </table:table-cell>
          <table:table-cell office:value-type="float" office:value="0.160481" calcext:value-type="float">
            <text:p>0.160481</text:p>
          </table:table-cell>
          <table:table-cell office:value-type="float" office:value="0.260634" calcext:value-type="float">
            <text:p>0.260634</text:p>
          </table:table-cell>
          <table:table-cell office:value-type="float" office:value="0.301191" calcext:value-type="float">
            <text:p>0.301191</text:p>
          </table:table-cell>
          <table:table-cell office:value-type="float" office:value="0.325695" calcext:value-type="float">
            <text:p>0.325695</text:p>
          </table:table-cell>
          <table:table-cell office:value-type="float" office:value="0.347388" calcext:value-type="float">
            <text:p>0.347388</text:p>
          </table:table-cell>
          <table:table-cell office:value-type="float" office:value="0.372116" calcext:value-type="float">
            <text:p>0.372116</text:p>
          </table:table-cell>
          <table:table-cell office:value-type="float" office:value="0.386299" calcext:value-type="float">
            <text:p>0.386299</text:p>
          </table:table-cell>
          <table:table-cell office:value-type="float" office:value="0.402299" calcext:value-type="float">
            <text:p>0.402299</text:p>
          </table:table-cell>
          <table:table-cell office:value-type="float" office:value="0.416577" calcext:value-type="float">
            <text:p>0.416577</text:p>
          </table:table-cell>
          <table:table-cell office:value-type="float" office:value="0.44286" calcext:value-type="float">
            <text:p>0.44286</text:p>
          </table:table-cell>
          <table:table-cell office:value-type="float" office:value="0.465475" calcext:value-type="float">
            <text:p>0.465475</text:p>
          </table:table-cell>
          <table:table-cell office:value-type="float" office:value="0.341554" calcext:value-type="float">
            <text:p>0.341554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-0.03473" calcext:value-type="float">
            <text:p>-0.03473</text:p>
          </table:table-cell>
          <table:table-cell office:value-type="float" office:value="0.190133" calcext:value-type="float">
            <text:p>0.190133</text:p>
          </table:table-cell>
          <table:table-cell office:value-type="float" office:value="0.260128" calcext:value-type="float">
            <text:p>0.260128</text:p>
          </table:table-cell>
          <table:table-cell office:value-type="float" office:value="0.294832" calcext:value-type="float">
            <text:p>0.294832</text:p>
          </table:table-cell>
          <table:table-cell office:value-type="float" office:value="0.327393" calcext:value-type="float">
            <text:p>0.327393</text:p>
          </table:table-cell>
          <table:table-cell office:value-type="float" office:value="0.351029" calcext:value-type="float">
            <text:p>0.351029</text:p>
          </table:table-cell>
          <table:table-cell office:value-type="float" office:value="0.369771" calcext:value-type="float">
            <text:p>0.369771</text:p>
          </table:table-cell>
          <table:table-cell office:value-type="float" office:value="0.385145" calcext:value-type="float">
            <text:p>0.385145</text:p>
          </table:table-cell>
          <table:table-cell office:value-type="float" office:value="0.403202" calcext:value-type="float">
            <text:p>0.403202</text:p>
          </table:table-cell>
          <table:table-cell office:value-type="float" office:value="0.415704" calcext:value-type="float">
            <text:p>0.415704</text:p>
          </table:table-cell>
          <table:table-cell office:value-type="float" office:value="0.441723" calcext:value-type="float">
            <text:p>0.441723</text:p>
          </table:table-cell>
          <table:table-cell office:value-type="float" office:value="0.465475" calcext:value-type="float">
            <text:p>0.465475</text:p>
          </table:table-cell>
          <table:table-cell office:value-type="float" office:value="0.343906" calcext:value-type="float">
            <text:p>0.343906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-0.03473" calcext:value-type="float">
            <text:p>-0.03473</text:p>
          </table:table-cell>
          <table:table-cell office:value-type="float" office:value="0.153589" calcext:value-type="float">
            <text:p>0.153589</text:p>
          </table:table-cell>
          <table:table-cell office:value-type="float" office:value="0.250323" calcext:value-type="float">
            <text:p>0.250323</text:p>
          </table:table-cell>
          <table:table-cell office:value-type="float" office:value="0.289344" calcext:value-type="float">
            <text:p>0.289344</text:p>
          </table:table-cell>
          <table:table-cell office:value-type="float" office:value="0.325199" calcext:value-type="float">
            <text:p>0.325199</text:p>
          </table:table-cell>
          <table:table-cell office:value-type="float" office:value="0.350212" calcext:value-type="float">
            <text:p>0.350212</text:p>
          </table:table-cell>
          <table:table-cell office:value-type="float" office:value="0.366691" calcext:value-type="float">
            <text:p>0.366691</text:p>
          </table:table-cell>
          <table:table-cell office:value-type="float" office:value="0.380699" calcext:value-type="float">
            <text:p>0.380699</text:p>
          </table:table-cell>
          <table:table-cell office:value-type="float" office:value="0.400607" calcext:value-type="float">
            <text:p>0.400607</text:p>
          </table:table-cell>
          <table:table-cell office:value-type="float" office:value="0.411689" calcext:value-type="float">
            <text:p>0.411689</text:p>
          </table:table-cell>
          <table:table-cell office:value-type="float" office:value="0.439618" calcext:value-type="float">
            <text:p>0.439618</text:p>
          </table:table-cell>
          <table:table-cell office:value-type="float" office:value="0.465475" calcext:value-type="float">
            <text:p>0.465475</text:p>
          </table:table-cell>
          <table:table-cell office:value-type="float" office:value="0.336797" calcext:value-type="float">
            <text:p>0.336797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046217" calcext:value-type="float">
            <text:p>0.046217</text:p>
          </table:table-cell>
          <table:table-cell office:value-type="float" office:value="0.190685" calcext:value-type="float">
            <text:p>0.190685</text:p>
          </table:table-cell>
          <table:table-cell office:value-type="float" office:value="0.273109" calcext:value-type="float">
            <text:p>0.273109</text:p>
          </table:table-cell>
          <table:table-cell office:value-type="float" office:value="0.314283" calcext:value-type="float">
            <text:p>0.314283</text:p>
          </table:table-cell>
          <table:table-cell office:value-type="float" office:value="0.344149" calcext:value-type="float">
            <text:p>0.344149</text:p>
          </table:table-cell>
          <table:table-cell office:value-type="float" office:value="0.362943" calcext:value-type="float">
            <text:p>0.362943</text:p>
          </table:table-cell>
          <table:table-cell office:value-type="float" office:value="0.374701" calcext:value-type="float">
            <text:p>0.374701</text:p>
          </table:table-cell>
          <table:table-cell office:value-type="float" office:value="0.386013" calcext:value-type="float">
            <text:p>0.386013</text:p>
          </table:table-cell>
          <table:table-cell office:value-type="float" office:value="0.402756" calcext:value-type="float">
            <text:p>0.402756</text:p>
          </table:table-cell>
          <table:table-cell office:value-type="float" office:value="0.416938" calcext:value-type="float">
            <text:p>0.416938</text:p>
          </table:table-cell>
          <table:table-cell office:value-type="float" office:value="0.443224" calcext:value-type="float">
            <text:p>0.443224</text:p>
          </table:table-cell>
          <table:table-cell office:value-type="float" office:value="0.465475" calcext:value-type="float">
            <text:p>0.465475</text:p>
          </table:table-cell>
          <table:table-cell office:value-type="float" office:value="0.35088" calcext:value-type="float">
            <text:p>0.35088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-1" calcext:value-type="float">
            <text:p>-1</text:p>
          </table:table-cell>
          <table:table-cell office:value-type="float" office:value="0.160533" calcext:value-type="float">
            <text:p>0.160533</text:p>
          </table:table-cell>
          <table:table-cell office:value-type="float" office:value="0.27061" calcext:value-type="float">
            <text:p>0.27061</text:p>
          </table:table-cell>
          <table:table-cell office:value-type="float" office:value="0.305468" calcext:value-type="float">
            <text:p>0.305468</text:p>
          </table:table-cell>
          <table:table-cell office:value-type="float" office:value="0.334374" calcext:value-type="float">
            <text:p>0.334374</text:p>
          </table:table-cell>
          <table:table-cell office:value-type="float" office:value="0.360703" calcext:value-type="float">
            <text:p>0.360703</text:p>
          </table:table-cell>
          <table:table-cell office:value-type="float" office:value="0.374881" calcext:value-type="float">
            <text:p>0.374881</text:p>
          </table:table-cell>
          <table:table-cell office:value-type="float" office:value="0.384806" calcext:value-type="float">
            <text:p>0.384806</text:p>
          </table:table-cell>
          <table:table-cell office:value-type="float" office:value="0.401324" calcext:value-type="float">
            <text:p>0.401324</text:p>
          </table:table-cell>
          <table:table-cell office:value-type="float" office:value="0.4136" calcext:value-type="float">
            <text:p>0.4136</text:p>
          </table:table-cell>
          <table:table-cell office:value-type="float" office:value="0.436433" calcext:value-type="float">
            <text:p>0.436433</text:p>
          </table:table-cell>
          <table:table-cell office:value-type="float" office:value="0.465475" calcext:value-type="float">
            <text:p>0.465475</text:p>
          </table:table-cell>
          <table:table-cell office:value-type="float" office:value="0.344273" calcext:value-type="float">
            <text:p>0.344273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-0.07247" calcext:value-type="float">
            <text:p>-0.07247</text:p>
          </table:table-cell>
          <table:table-cell office:value-type="float" office:value="0.201723" calcext:value-type="float">
            <text:p>0.201723</text:p>
          </table:table-cell>
          <table:table-cell office:value-type="float" office:value="0.27871" calcext:value-type="float">
            <text:p>0.27871</text:p>
          </table:table-cell>
          <table:table-cell office:value-type="float" office:value="0.314712" calcext:value-type="float">
            <text:p>0.314712</text:p>
          </table:table-cell>
          <table:table-cell office:value-type="float" office:value="0.340838" calcext:value-type="float">
            <text:p>0.340838</text:p>
          </table:table-cell>
          <table:table-cell office:value-type="float" office:value="0.362106" calcext:value-type="float">
            <text:p>0.362106</text:p>
          </table:table-cell>
          <table:table-cell office:value-type="float" office:value="0.375816" calcext:value-type="float">
            <text:p>0.375816</text:p>
          </table:table-cell>
          <table:table-cell office:value-type="float" office:value="0.386993" calcext:value-type="float">
            <text:p>0.386993</text:p>
          </table:table-cell>
          <table:table-cell office:value-type="float" office:value="0.404098" calcext:value-type="float">
            <text:p>0.404098</text:p>
          </table:table-cell>
          <table:table-cell office:value-type="float" office:value="0.416996" calcext:value-type="float">
            <text:p>0.416996</text:p>
          </table:table-cell>
          <table:table-cell office:value-type="float" office:value="0.439286" calcext:value-type="float">
            <text:p>0.439286</text:p>
          </table:table-cell>
          <table:table-cell office:value-type="float" office:value="0.465475" calcext:value-type="float">
            <text:p>0.465475</text:p>
          </table:table-cell>
          <table:table-cell office:value-type="float" office:value="0.352128" calcext:value-type="float">
            <text:p>0.352128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-1" calcext:value-type="float">
            <text:p>-1</text:p>
          </table:table-cell>
          <table:table-cell office:value-type="float" office:value="0.161262" calcext:value-type="float">
            <text:p>0.161262</text:p>
          </table:table-cell>
          <table:table-cell office:value-type="float" office:value="0.285572" calcext:value-type="float">
            <text:p>0.285572</text:p>
          </table:table-cell>
          <table:table-cell office:value-type="float" office:value="0.331348" calcext:value-type="float">
            <text:p>0.331348</text:p>
          </table:table-cell>
          <table:table-cell office:value-type="float" office:value="0.355846" calcext:value-type="float">
            <text:p>0.355846</text:p>
          </table:table-cell>
          <table:table-cell office:value-type="float" office:value="0.370158" calcext:value-type="float">
            <text:p>0.370158</text:p>
          </table:table-cell>
          <table:table-cell office:value-type="float" office:value="0.378992" calcext:value-type="float">
            <text:p>0.378992</text:p>
          </table:table-cell>
          <table:table-cell office:value-type="float" office:value="0.392819" calcext:value-type="float">
            <text:p>0.392819</text:p>
          </table:table-cell>
          <table:table-cell office:value-type="float" office:value="0.407492" calcext:value-type="float">
            <text:p>0.407492</text:p>
          </table:table-cell>
          <table:table-cell office:value-type="float" office:value="0.41975" calcext:value-type="float">
            <text:p>0.41975</text:p>
          </table:table-cell>
          <table:table-cell office:value-type="float" office:value="0.441732" calcext:value-type="float">
            <text:p>0.441732</text:p>
          </table:table-cell>
          <table:table-cell office:value-type="float" office:value="0.465475" calcext:value-type="float">
            <text:p>0.465475</text:p>
          </table:table-cell>
          <table:table-cell office:value-type="float" office:value="0.354497" calcext:value-type="float">
            <text:p>0.354497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54525" calcext:value-type="float">
            <text:p>0.054525</text:p>
          </table:table-cell>
          <table:table-cell office:value-type="float" office:value="0.227275" calcext:value-type="float">
            <text:p>0.227275</text:p>
          </table:table-cell>
          <table:table-cell office:value-type="float" office:value="0.300688" calcext:value-type="float">
            <text:p>0.300688</text:p>
          </table:table-cell>
          <table:table-cell office:value-type="float" office:value="0.33745" calcext:value-type="float">
            <text:p>0.33745</text:p>
          </table:table-cell>
          <table:table-cell office:value-type="float" office:value="0.356388" calcext:value-type="float">
            <text:p>0.356388</text:p>
          </table:table-cell>
          <table:table-cell office:value-type="float" office:value="0.369698" calcext:value-type="float">
            <text:p>0.369698</text:p>
          </table:table-cell>
          <table:table-cell office:value-type="float" office:value="0.380363" calcext:value-type="float">
            <text:p>0.380363</text:p>
          </table:table-cell>
          <table:table-cell office:value-type="float" office:value="0.390835" calcext:value-type="float">
            <text:p>0.390835</text:p>
          </table:table-cell>
          <table:table-cell office:value-type="float" office:value="0.407528" calcext:value-type="float">
            <text:p>0.407528</text:p>
          </table:table-cell>
          <table:table-cell office:value-type="float" office:value="0.42142" calcext:value-type="float">
            <text:p>0.42142</text:p>
          </table:table-cell>
          <table:table-cell office:value-type="float" office:value="0.443731" calcext:value-type="float">
            <text:p>0.443731</text:p>
          </table:table-cell>
          <table:table-cell office:value-type="float" office:value="0.465475" calcext:value-type="float">
            <text:p>0.465475</text:p>
          </table:table-cell>
          <table:table-cell office:value-type="float" office:value="0.363538" calcext:value-type="float">
            <text:p>0.363538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109842" calcext:value-type="float">
            <text:p>0.109842</text:p>
          </table:table-cell>
          <table:table-cell office:value-type="float" office:value="0.236313" calcext:value-type="float">
            <text:p>0.236313</text:p>
          </table:table-cell>
          <table:table-cell office:value-type="float" office:value="0.30478" calcext:value-type="float">
            <text:p>0.30478</text:p>
          </table:table-cell>
          <table:table-cell office:value-type="float" office:value="0.340095" calcext:value-type="float">
            <text:p>0.340095</text:p>
          </table:table-cell>
          <table:table-cell office:value-type="float" office:value="0.361587" calcext:value-type="float">
            <text:p>0.361587</text:p>
          </table:table-cell>
          <table:table-cell office:value-type="float" office:value="0.377998" calcext:value-type="float">
            <text:p>0.377998</text:p>
          </table:table-cell>
          <table:table-cell office:value-type="float" office:value="0.388111" calcext:value-type="float">
            <text:p>0.388111</text:p>
          </table:table-cell>
          <table:table-cell office:value-type="float" office:value="0.400978" calcext:value-type="float">
            <text:p>0.400978</text:p>
          </table:table-cell>
          <table:table-cell office:value-type="float" office:value="0.409684" calcext:value-type="float">
            <text:p>0.409684</text:p>
          </table:table-cell>
          <table:table-cell office:value-type="float" office:value="0.427113" calcext:value-type="float">
            <text:p>0.427113</text:p>
          </table:table-cell>
          <table:table-cell office:value-type="float" office:value="0.448104" calcext:value-type="float">
            <text:p>0.448104</text:p>
          </table:table-cell>
          <table:table-cell office:value-type="float" office:value="0.465475" calcext:value-type="float">
            <text:p>0.465475</text:p>
          </table:table-cell>
          <table:table-cell office:value-type="float" office:value="0.369476" calcext:value-type="float">
            <text:p>0.369476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-1" calcext:value-type="float">
            <text:p>-1</text:p>
          </table:table-cell>
          <table:table-cell office:value-type="float" office:value="0.169892" calcext:value-type="float">
            <text:p>0.169892</text:p>
          </table:table-cell>
          <table:table-cell office:value-type="float" office:value="0.294821" calcext:value-type="float">
            <text:p>0.294821</text:p>
          </table:table-cell>
          <table:table-cell office:value-type="float" office:value="0.337613" calcext:value-type="float">
            <text:p>0.337613</text:p>
          </table:table-cell>
          <table:table-cell office:value-type="float" office:value="0.359397" calcext:value-type="float">
            <text:p>0.359397</text:p>
          </table:table-cell>
          <table:table-cell office:value-type="float" office:value="0.378544" calcext:value-type="float">
            <text:p>0.378544</text:p>
          </table:table-cell>
          <table:table-cell office:value-type="float" office:value="0.39032" calcext:value-type="float">
            <text:p>0.39032</text:p>
          </table:table-cell>
          <table:table-cell office:value-type="float" office:value="0.402646" calcext:value-type="float">
            <text:p>0.402646</text:p>
          </table:table-cell>
          <table:table-cell office:value-type="float" office:value="0.410935" calcext:value-type="float">
            <text:p>0.410935</text:p>
          </table:table-cell>
          <table:table-cell office:value-type="float" office:value="0.426885" calcext:value-type="float">
            <text:p>0.426885</text:p>
          </table:table-cell>
          <table:table-cell office:value-type="float" office:value="0.447394" calcext:value-type="float">
            <text:p>0.447394</text:p>
          </table:table-cell>
          <table:table-cell office:value-type="float" office:value="0.465475" calcext:value-type="float">
            <text:p>0.465475</text:p>
          </table:table-cell>
          <table:table-cell office:value-type="float" office:value="0.361844" calcext:value-type="float">
            <text:p>0.361844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015204" calcext:value-type="float">
            <text:p>0.015204</text:p>
          </table:table-cell>
          <table:table-cell office:value-type="float" office:value="0.205181" calcext:value-type="float">
            <text:p>0.205181</text:p>
          </table:table-cell>
          <table:table-cell office:value-type="float" office:value="0.294087" calcext:value-type="float">
            <text:p>0.294087</text:p>
          </table:table-cell>
          <table:table-cell office:value-type="float" office:value="0.332014" calcext:value-type="float">
            <text:p>0.332014</text:p>
          </table:table-cell>
          <table:table-cell office:value-type="float" office:value="0.359611" calcext:value-type="float">
            <text:p>0.359611</text:p>
          </table:table-cell>
          <table:table-cell office:value-type="float" office:value="0.378646" calcext:value-type="float">
            <text:p>0.378646</text:p>
          </table:table-cell>
          <table:table-cell office:value-type="float" office:value="0.389287" calcext:value-type="float">
            <text:p>0.389287</text:p>
          </table:table-cell>
          <table:table-cell office:value-type="float" office:value="0.400804" calcext:value-type="float">
            <text:p>0.400804</text:p>
          </table:table-cell>
          <table:table-cell office:value-type="float" office:value="0.410456" calcext:value-type="float">
            <text:p>0.410456</text:p>
          </table:table-cell>
          <table:table-cell office:value-type="float" office:value="0.426324" calcext:value-type="float">
            <text:p>0.426324</text:p>
          </table:table-cell>
          <table:table-cell office:value-type="float" office:value="0.449131" calcext:value-type="float">
            <text:p>0.449131</text:p>
          </table:table-cell>
          <table:table-cell office:value-type="float" office:value="0.465475" calcext:value-type="float">
            <text:p>0.465475</text:p>
          </table:table-cell>
          <table:table-cell office:value-type="float" office:value="0.364554" calcext:value-type="float">
            <text:p>0.364554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015204" calcext:value-type="float">
            <text:p>0.015204</text:p>
          </table:table-cell>
          <table:table-cell office:value-type="float" office:value="0.214399" calcext:value-type="float">
            <text:p>0.214399</text:p>
          </table:table-cell>
          <table:table-cell office:value-type="float" office:value="0.3126" calcext:value-type="float">
            <text:p>0.3126</text:p>
          </table:table-cell>
          <table:table-cell office:value-type="float" office:value="0.338755" calcext:value-type="float">
            <text:p>0.338755</text:p>
          </table:table-cell>
          <table:table-cell office:value-type="float" office:value="0.359546" calcext:value-type="float">
            <text:p>0.359546</text:p>
          </table:table-cell>
          <table:table-cell office:value-type="float" office:value="0.378228" calcext:value-type="float">
            <text:p>0.378228</text:p>
          </table:table-cell>
          <table:table-cell office:value-type="float" office:value="0.389556" calcext:value-type="float">
            <text:p>0.389556</text:p>
          </table:table-cell>
          <table:table-cell office:value-type="float" office:value="0.404426" calcext:value-type="float">
            <text:p>0.404426</text:p>
          </table:table-cell>
          <table:table-cell office:value-type="float" office:value="0.412731" calcext:value-type="float">
            <text:p>0.412731</text:p>
          </table:table-cell>
          <table:table-cell office:value-type="float" office:value="0.426236" calcext:value-type="float">
            <text:p>0.426236</text:p>
          </table:table-cell>
          <table:table-cell office:value-type="float" office:value="0.452711" calcext:value-type="float">
            <text:p>0.452711</text:p>
          </table:table-cell>
          <table:table-cell office:value-type="float" office:value="0.465475" calcext:value-type="float">
            <text:p>0.465475</text:p>
          </table:table-cell>
          <table:table-cell office:value-type="float" office:value="0.368919" calcext:value-type="float">
            <text:p>0.368919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-0.078423" calcext:value-type="float">
            <text:p>-0.078423</text:p>
          </table:table-cell>
          <table:table-cell office:value-type="float" office:value="0.224424" calcext:value-type="float">
            <text:p>0.224424</text:p>
          </table:table-cell>
          <table:table-cell office:value-type="float" office:value="0.309427" calcext:value-type="float">
            <text:p>0.309427</text:p>
          </table:table-cell>
          <table:table-cell office:value-type="float" office:value="0.340107" calcext:value-type="float">
            <text:p>0.340107</text:p>
          </table:table-cell>
          <table:table-cell office:value-type="float" office:value="0.360124" calcext:value-type="float">
            <text:p>0.360124</text:p>
          </table:table-cell>
          <table:table-cell office:value-type="float" office:value="0.380072" calcext:value-type="float">
            <text:p>0.380072</text:p>
          </table:table-cell>
          <table:table-cell office:value-type="float" office:value="0.392687" calcext:value-type="float">
            <text:p>0.392687</text:p>
          </table:table-cell>
          <table:table-cell office:value-type="float" office:value="0.405887" calcext:value-type="float">
            <text:p>0.405887</text:p>
          </table:table-cell>
          <table:table-cell office:value-type="float" office:value="0.414403" calcext:value-type="float">
            <text:p>0.414403</text:p>
          </table:table-cell>
          <table:table-cell office:value-type="float" office:value="0.426197" calcext:value-type="float">
            <text:p>0.426197</text:p>
          </table:table-cell>
          <table:table-cell office:value-type="float" office:value="0.451151" calcext:value-type="float">
            <text:p>0.451151</text:p>
          </table:table-cell>
          <table:table-cell office:value-type="float" office:value="0.465475" calcext:value-type="float">
            <text:p>0.465475</text:p>
          </table:table-cell>
          <table:table-cell office:value-type="float" office:value="0.370448" calcext:value-type="float">
            <text:p>0.370448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-0.105232" calcext:value-type="float">
            <text:p>-0.105232</text:p>
          </table:table-cell>
          <table:table-cell office:value-type="float" office:value="0.216424" calcext:value-type="float">
            <text:p>0.216424</text:p>
          </table:table-cell>
          <table:table-cell office:value-type="float" office:value="0.299447" calcext:value-type="float">
            <text:p>0.299447</text:p>
          </table:table-cell>
          <table:table-cell office:value-type="float" office:value="0.333123" calcext:value-type="float">
            <text:p>0.333123</text:p>
          </table:table-cell>
          <table:table-cell office:value-type="float" office:value="0.35659" calcext:value-type="float">
            <text:p>0.35659</text:p>
          </table:table-cell>
          <table:table-cell office:value-type="float" office:value="0.375563" calcext:value-type="float">
            <text:p>0.375563</text:p>
          </table:table-cell>
          <table:table-cell office:value-type="float" office:value="0.391484" calcext:value-type="float">
            <text:p>0.391484</text:p>
          </table:table-cell>
          <table:table-cell office:value-type="float" office:value="0.404398" calcext:value-type="float">
            <text:p>0.404398</text:p>
          </table:table-cell>
          <table:table-cell office:value-type="float" office:value="0.413289" calcext:value-type="float">
            <text:p>0.413289</text:p>
          </table:table-cell>
          <table:table-cell office:value-type="float" office:value="0.42686" calcext:value-type="float">
            <text:p>0.42686</text:p>
          </table:table-cell>
          <table:table-cell office:value-type="float" office:value="0.447543" calcext:value-type="float">
            <text:p>0.447543</text:p>
          </table:table-cell>
          <table:table-cell office:value-type="float" office:value="0.465475" calcext:value-type="float">
            <text:p>0.465475</text:p>
          </table:table-cell>
          <table:table-cell office:value-type="float" office:value="0.366472" calcext:value-type="float">
            <text:p>0.366472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-0.078423" calcext:value-type="float">
            <text:p>-0.078423</text:p>
          </table:table-cell>
          <table:table-cell office:value-type="float" office:value="0.201868" calcext:value-type="float">
            <text:p>0.201868</text:p>
          </table:table-cell>
          <table:table-cell office:value-type="float" office:value="0.300591" calcext:value-type="float">
            <text:p>0.300591</text:p>
          </table:table-cell>
          <table:table-cell office:value-type="float" office:value="0.33437" calcext:value-type="float">
            <text:p>0.33437</text:p>
          </table:table-cell>
          <table:table-cell office:value-type="float" office:value="0.359087" calcext:value-type="float">
            <text:p>0.359087</text:p>
          </table:table-cell>
          <table:table-cell office:value-type="float" office:value="0.378408" calcext:value-type="float">
            <text:p>0.378408</text:p>
          </table:table-cell>
          <table:table-cell office:value-type="float" office:value="0.392278" calcext:value-type="float">
            <text:p>0.392278</text:p>
          </table:table-cell>
          <table:table-cell office:value-type="float" office:value="0.403855" calcext:value-type="float">
            <text:p>0.403855</text:p>
          </table:table-cell>
          <table:table-cell office:value-type="float" office:value="0.413265" calcext:value-type="float">
            <text:p>0.413265</text:p>
          </table:table-cell>
          <table:table-cell office:value-type="float" office:value="0.426159" calcext:value-type="float">
            <text:p>0.426159</text:p>
          </table:table-cell>
          <table:table-cell office:value-type="float" office:value="0.443047" calcext:value-type="float">
            <text:p>0.443047</text:p>
          </table:table-cell>
          <table:table-cell office:value-type="float" office:value="0.465475" calcext:value-type="float">
            <text:p>0.465475</text:p>
          </table:table-cell>
          <table:table-cell office:value-type="float" office:value="0.365293" calcext:value-type="float">
            <text:p>0.365293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127245" calcext:value-type="float">
            <text:p>0.127245</text:p>
          </table:table-cell>
          <table:table-cell office:value-type="float" office:value="0.229195" calcext:value-type="float">
            <text:p>0.229195</text:p>
          </table:table-cell>
          <table:table-cell office:value-type="float" office:value="0.303662" calcext:value-type="float">
            <text:p>0.303662</text:p>
          </table:table-cell>
          <table:table-cell office:value-type="float" office:value="0.342601" calcext:value-type="float">
            <text:p>0.342601</text:p>
          </table:table-cell>
          <table:table-cell office:value-type="float" office:value="0.364459" calcext:value-type="float">
            <text:p>0.364459</text:p>
          </table:table-cell>
          <table:table-cell office:value-type="float" office:value="0.379215" calcext:value-type="float">
            <text:p>0.379215</text:p>
          </table:table-cell>
          <table:table-cell office:value-type="float" office:value="0.391932" calcext:value-type="float">
            <text:p>0.391932</text:p>
          </table:table-cell>
          <table:table-cell office:value-type="float" office:value="0.404778" calcext:value-type="float">
            <text:p>0.404778</text:p>
          </table:table-cell>
          <table:table-cell office:value-type="float" office:value="0.413373" calcext:value-type="float">
            <text:p>0.413373</text:p>
          </table:table-cell>
          <table:table-cell office:value-type="float" office:value="0.425071" calcext:value-type="float">
            <text:p>0.425071</text:p>
          </table:table-cell>
          <table:table-cell office:value-type="float" office:value="0.440367" calcext:value-type="float">
            <text:p>0.440367</text:p>
          </table:table-cell>
          <table:table-cell office:value-type="float" office:value="0.465475" calcext:value-type="float">
            <text:p>0.465475</text:p>
          </table:table-cell>
          <table:table-cell office:value-type="float" office:value="0.369465" calcext:value-type="float">
            <text:p>0.369465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085834" calcext:value-type="float">
            <text:p>0.085834</text:p>
          </table:table-cell>
          <table:table-cell office:value-type="float" office:value="0.23397" calcext:value-type="float">
            <text:p>0.23397</text:p>
          </table:table-cell>
          <table:table-cell office:value-type="float" office:value="0.31957" calcext:value-type="float">
            <text:p>0.31957</text:p>
          </table:table-cell>
          <table:table-cell office:value-type="float" office:value="0.350464" calcext:value-type="float">
            <text:p>0.350464</text:p>
          </table:table-cell>
          <table:table-cell office:value-type="float" office:value="0.369405" calcext:value-type="float">
            <text:p>0.369405</text:p>
          </table:table-cell>
          <table:table-cell office:value-type="float" office:value="0.382772" calcext:value-type="float">
            <text:p>0.382772</text:p>
          </table:table-cell>
          <table:table-cell office:value-type="float" office:value="0.395502" calcext:value-type="float">
            <text:p>0.395502</text:p>
          </table:table-cell>
          <table:table-cell office:value-type="float" office:value="0.407254" calcext:value-type="float">
            <text:p>0.407254</text:p>
          </table:table-cell>
          <table:table-cell office:value-type="float" office:value="0.413659" calcext:value-type="float">
            <text:p>0.413659</text:p>
          </table:table-cell>
          <table:table-cell office:value-type="float" office:value="0.424399" calcext:value-type="float">
            <text:p>0.424399</text:p>
          </table:table-cell>
          <table:table-cell office:value-type="float" office:value="0.443143" calcext:value-type="float">
            <text:p>0.443143</text:p>
          </table:table-cell>
          <table:table-cell office:value-type="float" office:value="0.465475" calcext:value-type="float">
            <text:p>0.465475</text:p>
          </table:table-cell>
          <table:table-cell office:value-type="float" office:value="0.374014" calcext:value-type="float">
            <text:p>0.374014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76493" calcext:value-type="float">
            <text:p>0.076493</text:p>
          </table:table-cell>
          <table:table-cell office:value-type="float" office:value="0.218082" calcext:value-type="float">
            <text:p>0.218082</text:p>
          </table:table-cell>
          <table:table-cell office:value-type="float" office:value="0.312924" calcext:value-type="float">
            <text:p>0.312924</text:p>
          </table:table-cell>
          <table:table-cell office:value-type="float" office:value="0.347774" calcext:value-type="float">
            <text:p>0.347774</text:p>
          </table:table-cell>
          <table:table-cell office:value-type="float" office:value="0.369686" calcext:value-type="float">
            <text:p>0.369686</text:p>
          </table:table-cell>
          <table:table-cell office:value-type="float" office:value="0.381966" calcext:value-type="float">
            <text:p>0.381966</text:p>
          </table:table-cell>
          <table:table-cell office:value-type="float" office:value="0.395351" calcext:value-type="float">
            <text:p>0.395351</text:p>
          </table:table-cell>
          <table:table-cell office:value-type="float" office:value="0.407886" calcext:value-type="float">
            <text:p>0.407886</text:p>
          </table:table-cell>
          <table:table-cell office:value-type="float" office:value="0.415272" calcext:value-type="float">
            <text:p>0.415272</text:p>
          </table:table-cell>
          <table:table-cell office:value-type="float" office:value="0.426652" calcext:value-type="float">
            <text:p>0.426652</text:p>
          </table:table-cell>
          <table:table-cell office:value-type="float" office:value="0.445069" calcext:value-type="float">
            <text:p>0.445069</text:p>
          </table:table-cell>
          <table:table-cell office:value-type="float" office:value="0.465475" calcext:value-type="float">
            <text:p>0.465475</text:p>
          </table:table-cell>
          <table:table-cell office:value-type="float" office:value="0.372066" calcext:value-type="float">
            <text:p>0.372066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077242" calcext:value-type="float">
            <text:p>0.077242</text:p>
          </table:table-cell>
          <table:table-cell office:value-type="float" office:value="0.232372" calcext:value-type="float">
            <text:p>0.232372</text:p>
          </table:table-cell>
          <table:table-cell office:value-type="float" office:value="0.316972" calcext:value-type="float">
            <text:p>0.316972</text:p>
          </table:table-cell>
          <table:table-cell office:value-type="float" office:value="0.345651" calcext:value-type="float">
            <text:p>0.345651</text:p>
          </table:table-cell>
          <table:table-cell office:value-type="float" office:value="0.367896" calcext:value-type="float">
            <text:p>0.367896</text:p>
          </table:table-cell>
          <table:table-cell office:value-type="float" office:value="0.383668" calcext:value-type="float">
            <text:p>0.383668</text:p>
          </table:table-cell>
          <table:table-cell office:value-type="float" office:value="0.396805" calcext:value-type="float">
            <text:p>0.396805</text:p>
          </table:table-cell>
          <table:table-cell office:value-type="float" office:value="0.407086" calcext:value-type="float">
            <text:p>0.407086</text:p>
          </table:table-cell>
          <table:table-cell office:value-type="float" office:value="0.415672" calcext:value-type="float">
            <text:p>0.415672</text:p>
          </table:table-cell>
          <table:table-cell office:value-type="float" office:value="0.426194" calcext:value-type="float">
            <text:p>0.426194</text:p>
          </table:table-cell>
          <table:table-cell office:value-type="float" office:value="0.444908" calcext:value-type="float">
            <text:p>0.444908</text:p>
          </table:table-cell>
          <table:table-cell office:value-type="float" office:value="0.465475" calcext:value-type="float">
            <text:p>0.465475</text:p>
          </table:table-cell>
          <table:table-cell office:value-type="float" office:value="0.373723" calcext:value-type="float">
            <text:p>0.373723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052297" calcext:value-type="float">
            <text:p>0.052297</text:p>
          </table:table-cell>
          <table:table-cell office:value-type="float" office:value="0.228575" calcext:value-type="float">
            <text:p>0.228575</text:p>
          </table:table-cell>
          <table:table-cell office:value-type="float" office:value="0.320512" calcext:value-type="float">
            <text:p>0.320512</text:p>
          </table:table-cell>
          <table:table-cell office:value-type="float" office:value="0.350669" calcext:value-type="float">
            <text:p>0.350669</text:p>
          </table:table-cell>
          <table:table-cell office:value-type="float" office:value="0.369389" calcext:value-type="float">
            <text:p>0.369389</text:p>
          </table:table-cell>
          <table:table-cell office:value-type="float" office:value="0.383997" calcext:value-type="float">
            <text:p>0.383997</text:p>
          </table:table-cell>
          <table:table-cell office:value-type="float" office:value="0.398579" calcext:value-type="float">
            <text:p>0.398579</text:p>
          </table:table-cell>
          <table:table-cell office:value-type="float" office:value="0.407798" calcext:value-type="float">
            <text:p>0.407798</text:p>
          </table:table-cell>
          <table:table-cell office:value-type="float" office:value="0.415202" calcext:value-type="float">
            <text:p>0.415202</text:p>
          </table:table-cell>
          <table:table-cell office:value-type="float" office:value="0.427529" calcext:value-type="float">
            <text:p>0.427529</text:p>
          </table:table-cell>
          <table:table-cell office:value-type="float" office:value="0.447255" calcext:value-type="float">
            <text:p>0.447255</text:p>
          </table:table-cell>
          <table:table-cell office:value-type="float" office:value="0.465475" calcext:value-type="float">
            <text:p>0.465475</text:p>
          </table:table-cell>
          <table:table-cell office:value-type="float" office:value="0.374951" calcext:value-type="float">
            <text:p>0.374951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-1" calcext:value-type="float">
            <text:p>-1</text:p>
          </table:table-cell>
          <table:table-cell office:value-type="float" office:value="0.164474" calcext:value-type="float">
            <text:p>0.164474</text:p>
          </table:table-cell>
          <table:table-cell office:value-type="float" office:value="0.314603" calcext:value-type="float">
            <text:p>0.314603</text:p>
          </table:table-cell>
          <table:table-cell office:value-type="float" office:value="0.348907" calcext:value-type="float">
            <text:p>0.348907</text:p>
          </table:table-cell>
          <table:table-cell office:value-type="float" office:value="0.369739" calcext:value-type="float">
            <text:p>0.369739</text:p>
          </table:table-cell>
          <table:table-cell office:value-type="float" office:value="0.390001" calcext:value-type="float">
            <text:p>0.390001</text:p>
          </table:table-cell>
          <table:table-cell office:value-type="float" office:value="0.402463" calcext:value-type="float">
            <text:p>0.402463</text:p>
          </table:table-cell>
          <table:table-cell office:value-type="float" office:value="0.41079" calcext:value-type="float">
            <text:p>0.41079</text:p>
          </table:table-cell>
          <table:table-cell office:value-type="float" office:value="0.418089" calcext:value-type="float">
            <text:p>0.418089</text:p>
          </table:table-cell>
          <table:table-cell office:value-type="float" office:value="0.428268" calcext:value-type="float">
            <text:p>0.428268</text:p>
          </table:table-cell>
          <table:table-cell office:value-type="float" office:value="0.44652" calcext:value-type="float">
            <text:p>0.44652</text:p>
          </table:table-cell>
          <table:table-cell office:value-type="float" office:value="0.465475" calcext:value-type="float">
            <text:p>0.465475</text:p>
          </table:table-cell>
          <table:table-cell office:value-type="float" office:value="0.369385" calcext:value-type="float">
            <text:p>0.369385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06028" calcext:value-type="float">
            <text:p>0.06028</text:p>
          </table:table-cell>
          <table:table-cell office:value-type="float" office:value="0.18401" calcext:value-type="float">
            <text:p>0.18401</text:p>
          </table:table-cell>
          <table:table-cell office:value-type="float" office:value="0.30497" calcext:value-type="float">
            <text:p>0.30497</text:p>
          </table:table-cell>
          <table:table-cell office:value-type="float" office:value="0.339798" calcext:value-type="float">
            <text:p>0.339798</text:p>
          </table:table-cell>
          <table:table-cell office:value-type="float" office:value="0.358916" calcext:value-type="float">
            <text:p>0.358916</text:p>
          </table:table-cell>
          <table:table-cell office:value-type="float" office:value="0.375502" calcext:value-type="float">
            <text:p>0.375502</text:p>
          </table:table-cell>
          <table:table-cell office:value-type="float" office:value="0.396432" calcext:value-type="float">
            <text:p>0.396432</text:p>
          </table:table-cell>
          <table:table-cell office:value-type="float" office:value="0.406951" calcext:value-type="float">
            <text:p>0.406951</text:p>
          </table:table-cell>
          <table:table-cell office:value-type="float" office:value="0.416107" calcext:value-type="float">
            <text:p>0.416107</text:p>
          </table:table-cell>
          <table:table-cell office:value-type="float" office:value="0.425553" calcext:value-type="float">
            <text:p>0.425553</text:p>
          </table:table-cell>
          <table:table-cell office:value-type="float" office:value="0.445084" calcext:value-type="float">
            <text:p>0.445084</text:p>
          </table:table-cell>
          <table:table-cell office:value-type="float" office:value="0.465475" calcext:value-type="float">
            <text:p>0.465475</text:p>
          </table:table-cell>
          <table:table-cell office:value-type="float" office:value="0.365332" calcext:value-type="float">
            <text:p>0.365332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06028" calcext:value-type="float">
            <text:p>0.06028</text:p>
          </table:table-cell>
          <table:table-cell office:value-type="float" office:value="0.182549" calcext:value-type="float">
            <text:p>0.182549</text:p>
          </table:table-cell>
          <table:table-cell office:value-type="float" office:value="0.293704" calcext:value-type="float">
            <text:p>0.293704</text:p>
          </table:table-cell>
          <table:table-cell office:value-type="float" office:value="0.340585" calcext:value-type="float">
            <text:p>0.340585</text:p>
          </table:table-cell>
          <table:table-cell office:value-type="float" office:value="0.362772" calcext:value-type="float">
            <text:p>0.362772</text:p>
          </table:table-cell>
          <table:table-cell office:value-type="float" office:value="0.383199" calcext:value-type="float">
            <text:p>0.383199</text:p>
          </table:table-cell>
          <table:table-cell office:value-type="float" office:value="0.396576" calcext:value-type="float">
            <text:p>0.396576</text:p>
          </table:table-cell>
          <table:table-cell office:value-type="float" office:value="0.40628" calcext:value-type="float">
            <text:p>0.40628</text:p>
          </table:table-cell>
          <table:table-cell office:value-type="float" office:value="0.414728" calcext:value-type="float">
            <text:p>0.414728</text:p>
          </table:table-cell>
          <table:table-cell office:value-type="float" office:value="0.42412" calcext:value-type="float">
            <text:p>0.42412</text:p>
          </table:table-cell>
          <table:table-cell office:value-type="float" office:value="0.441052" calcext:value-type="float">
            <text:p>0.441052</text:p>
          </table:table-cell>
          <table:table-cell office:value-type="float" office:value="0.465475" calcext:value-type="float">
            <text:p>0.465475</text:p>
          </table:table-cell>
          <table:table-cell office:value-type="float" office:value="0.364556" calcext:value-type="float">
            <text:p>0.364556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048227" calcext:value-type="float">
            <text:p>0.048227</text:p>
          </table:table-cell>
          <table:table-cell office:value-type="float" office:value="0.20032" calcext:value-type="float">
            <text:p>0.20032</text:p>
          </table:table-cell>
          <table:table-cell office:value-type="float" office:value="0.325995" calcext:value-type="float">
            <text:p>0.325995</text:p>
          </table:table-cell>
          <table:table-cell office:value-type="float" office:value="0.35371" calcext:value-type="float">
            <text:p>0.35371</text:p>
          </table:table-cell>
          <table:table-cell office:value-type="float" office:value="0.371845" calcext:value-type="float">
            <text:p>0.371845</text:p>
          </table:table-cell>
          <table:table-cell office:value-type="float" office:value="0.38824" calcext:value-type="float">
            <text:p>0.38824</text:p>
          </table:table-cell>
          <table:table-cell office:value-type="float" office:value="0.400161" calcext:value-type="float">
            <text:p>0.400161</text:p>
          </table:table-cell>
          <table:table-cell office:value-type="float" office:value="0.408114" calcext:value-type="float">
            <text:p>0.408114</text:p>
          </table:table-cell>
          <table:table-cell office:value-type="float" office:value="0.414808" calcext:value-type="float">
            <text:p>0.414808</text:p>
          </table:table-cell>
          <table:table-cell office:value-type="float" office:value="0.425085" calcext:value-type="float">
            <text:p>0.425085</text:p>
          </table:table-cell>
          <table:table-cell office:value-type="float" office:value="0.442443" calcext:value-type="float">
            <text:p>0.442443</text:p>
          </table:table-cell>
          <table:table-cell office:value-type="float" office:value="0.465475" calcext:value-type="float">
            <text:p>0.465475</text:p>
          </table:table-cell>
          <table:table-cell office:value-type="float" office:value="0.373072" calcext:value-type="float">
            <text:p>0.373072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064115" calcext:value-type="float">
            <text:p>0.064115</text:p>
          </table:table-cell>
          <table:table-cell office:value-type="float" office:value="0.21133" calcext:value-type="float">
            <text:p>0.21133</text:p>
          </table:table-cell>
          <table:table-cell office:value-type="float" office:value="0.325673" calcext:value-type="float">
            <text:p>0.325673</text:p>
          </table:table-cell>
          <table:table-cell office:value-type="float" office:value="0.359263" calcext:value-type="float">
            <text:p>0.359263</text:p>
          </table:table-cell>
          <table:table-cell office:value-type="float" office:value="0.375369" calcext:value-type="float">
            <text:p>0.375369</text:p>
          </table:table-cell>
          <table:table-cell office:value-type="float" office:value="0.387914" calcext:value-type="float">
            <text:p>0.387914</text:p>
          </table:table-cell>
          <table:table-cell office:value-type="float" office:value="0.398981" calcext:value-type="float">
            <text:p>0.398981</text:p>
          </table:table-cell>
          <table:table-cell office:value-type="float" office:value="0.407889" calcext:value-type="float">
            <text:p>0.407889</text:p>
          </table:table-cell>
          <table:table-cell office:value-type="float" office:value="0.414067" calcext:value-type="float">
            <text:p>0.414067</text:p>
          </table:table-cell>
          <table:table-cell office:value-type="float" office:value="0.426991" calcext:value-type="float">
            <text:p>0.426991</text:p>
          </table:table-cell>
          <table:table-cell office:value-type="float" office:value="0.445742" calcext:value-type="float">
            <text:p>0.445742</text:p>
          </table:table-cell>
          <table:table-cell office:value-type="float" office:value="0.465475" calcext:value-type="float">
            <text:p>0.465475</text:p>
          </table:table-cell>
          <table:table-cell office:value-type="float" office:value="0.375322" calcext:value-type="float">
            <text:p>0.375322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-1" calcext:value-type="float">
            <text:p>-1</text:p>
          </table:table-cell>
          <table:table-cell office:value-type="float" office:value="0.201633" calcext:value-type="float">
            <text:p>0.201633</text:p>
          </table:table-cell>
          <table:table-cell office:value-type="float" office:value="0.332994" calcext:value-type="float">
            <text:p>0.332994</text:p>
          </table:table-cell>
          <table:table-cell office:value-type="float" office:value="0.362176" calcext:value-type="float">
            <text:p>0.362176</text:p>
          </table:table-cell>
          <table:table-cell office:value-type="float" office:value="0.379914" calcext:value-type="float">
            <text:p>0.379914</text:p>
          </table:table-cell>
          <table:table-cell office:value-type="float" office:value="0.392451" calcext:value-type="float">
            <text:p>0.392451</text:p>
          </table:table-cell>
          <table:table-cell office:value-type="float" office:value="0.404258" calcext:value-type="float">
            <text:p>0.404258</text:p>
          </table:table-cell>
          <table:table-cell office:value-type="float" office:value="0.409337" calcext:value-type="float">
            <text:p>0.409337</text:p>
          </table:table-cell>
          <table:table-cell office:value-type="float" office:value="0.415546" calcext:value-type="float">
            <text:p>0.415546</text:p>
          </table:table-cell>
          <table:table-cell office:value-type="float" office:value="0.427375" calcext:value-type="float">
            <text:p>0.427375</text:p>
          </table:table-cell>
          <table:table-cell office:value-type="float" office:value="0.448992" calcext:value-type="float">
            <text:p>0.448992</text:p>
          </table:table-cell>
          <table:table-cell office:value-type="float" office:value="0.465475" calcext:value-type="float">
            <text:p>0.465475</text:p>
          </table:table-cell>
          <table:table-cell office:value-type="float" office:value="0.377468" calcext:value-type="float">
            <text:p>0.377468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160283" calcext:value-type="float">
            <text:p>0.160283</text:p>
          </table:table-cell>
          <table:table-cell office:value-type="float" office:value="0.254841" calcext:value-type="float">
            <text:p>0.254841</text:p>
          </table:table-cell>
          <table:table-cell office:value-type="float" office:value="0.327014" calcext:value-type="float">
            <text:p>0.327014</text:p>
          </table:table-cell>
          <table:table-cell office:value-type="float" office:value="0.361404" calcext:value-type="float">
            <text:p>0.361404</text:p>
          </table:table-cell>
          <table:table-cell office:value-type="float" office:value="0.384191" calcext:value-type="float">
            <text:p>0.384191</text:p>
          </table:table-cell>
          <table:table-cell office:value-type="float" office:value="0.396445" calcext:value-type="float">
            <text:p>0.396445</text:p>
          </table:table-cell>
          <table:table-cell office:value-type="float" office:value="0.406309" calcext:value-type="float">
            <text:p>0.406309</text:p>
          </table:table-cell>
          <table:table-cell office:value-type="float" office:value="0.409572" calcext:value-type="float">
            <text:p>0.409572</text:p>
          </table:table-cell>
          <table:table-cell office:value-type="float" office:value="0.416823" calcext:value-type="float">
            <text:p>0.416823</text:p>
          </table:table-cell>
          <table:table-cell office:value-type="float" office:value="0.428822" calcext:value-type="float">
            <text:p>0.428822</text:p>
          </table:table-cell>
          <table:table-cell office:value-type="float" office:value="0.449137" calcext:value-type="float">
            <text:p>0.449137</text:p>
          </table:table-cell>
          <table:table-cell office:value-type="float" office:value="0.465475" calcext:value-type="float">
            <text:p>0.465475</text:p>
          </table:table-cell>
          <table:table-cell office:value-type="float" office:value="0.383456" calcext:value-type="float">
            <text:p>0.383456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-1" calcext:value-type="float">
            <text:p>-1</text:p>
          </table:table-cell>
          <table:table-cell office:value-type="float" office:value="0.210002" calcext:value-type="float">
            <text:p>0.210002</text:p>
          </table:table-cell>
          <table:table-cell office:value-type="float" office:value="0.328788" calcext:value-type="float">
            <text:p>0.328788</text:p>
          </table:table-cell>
          <table:table-cell office:value-type="float" office:value="0.357861" calcext:value-type="float">
            <text:p>0.357861</text:p>
          </table:table-cell>
          <table:table-cell office:value-type="float" office:value="0.377114" calcext:value-type="float">
            <text:p>0.377114</text:p>
          </table:table-cell>
          <table:table-cell office:value-type="float" office:value="0.390508" calcext:value-type="float">
            <text:p>0.390508</text:p>
          </table:table-cell>
          <table:table-cell office:value-type="float" office:value="0.401262" calcext:value-type="float">
            <text:p>0.401262</text:p>
          </table:table-cell>
          <table:table-cell office:value-type="float" office:value="0.407176" calcext:value-type="float">
            <text:p>0.407176</text:p>
          </table:table-cell>
          <table:table-cell office:value-type="float" office:value="0.411508" calcext:value-type="float">
            <text:p>0.411508</text:p>
          </table:table-cell>
          <table:table-cell office:value-type="float" office:value="0.422054" calcext:value-type="float">
            <text:p>0.422054</text:p>
          </table:table-cell>
          <table:table-cell office:value-type="float" office:value="0.446704" calcext:value-type="float">
            <text:p>0.446704</text:p>
          </table:table-cell>
          <table:table-cell office:value-type="float" office:value="0.465475" calcext:value-type="float">
            <text:p>0.465475</text:p>
          </table:table-cell>
          <table:table-cell office:value-type="float" office:value="0.375298" calcext:value-type="float">
            <text:p>0.375298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162855" calcext:value-type="float">
            <text:p>0.162855</text:p>
          </table:table-cell>
          <table:table-cell office:value-type="float" office:value="0.26649" calcext:value-type="float">
            <text:p>0.26649</text:p>
          </table:table-cell>
          <table:table-cell office:value-type="float" office:value="0.33752" calcext:value-type="float">
            <text:p>0.33752</text:p>
          </table:table-cell>
          <table:table-cell office:value-type="float" office:value="0.369531" calcext:value-type="float">
            <text:p>0.369531</text:p>
          </table:table-cell>
          <table:table-cell office:value-type="float" office:value="0.385089" calcext:value-type="float">
            <text:p>0.385089</text:p>
          </table:table-cell>
          <table:table-cell office:value-type="float" office:value="0.396847" calcext:value-type="float">
            <text:p>0.396847</text:p>
          </table:table-cell>
          <table:table-cell office:value-type="float" office:value="0.404957" calcext:value-type="float">
            <text:p>0.404957</text:p>
          </table:table-cell>
          <table:table-cell office:value-type="float" office:value="0.408464" calcext:value-type="float">
            <text:p>0.408464</text:p>
          </table:table-cell>
          <table:table-cell office:value-type="float" office:value="0.414809" calcext:value-type="float">
            <text:p>0.414809</text:p>
          </table:table-cell>
          <table:table-cell office:value-type="float" office:value="0.429408" calcext:value-type="float">
            <text:p>0.429408</text:p>
          </table:table-cell>
          <table:table-cell office:value-type="float" office:value="0.45328" calcext:value-type="float">
            <text:p>0.45328</text:p>
          </table:table-cell>
          <table:table-cell office:value-type="float" office:value="0.465475" calcext:value-type="float">
            <text:p>0.465475</text:p>
          </table:table-cell>
          <table:table-cell office:value-type="float" office:value="0.386639" calcext:value-type="float">
            <text:p>0.386639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210768" calcext:value-type="float">
            <text:p>0.210768</text:p>
          </table:table-cell>
          <table:table-cell office:value-type="float" office:value="0.275497" calcext:value-type="float">
            <text:p>0.275497</text:p>
          </table:table-cell>
          <table:table-cell office:value-type="float" office:value="0.340287" calcext:value-type="float">
            <text:p>0.340287</text:p>
          </table:table-cell>
          <table:table-cell office:value-type="float" office:value="0.372343" calcext:value-type="float">
            <text:p>0.372343</text:p>
          </table:table-cell>
          <table:table-cell office:value-type="float" office:value="0.391114" calcext:value-type="float">
            <text:p>0.391114</text:p>
          </table:table-cell>
          <table:table-cell office:value-type="float" office:value="0.4034" calcext:value-type="float">
            <text:p>0.4034</text:p>
          </table:table-cell>
          <table:table-cell office:value-type="float" office:value="0.407753" calcext:value-type="float">
            <text:p>0.407753</text:p>
          </table:table-cell>
          <table:table-cell office:value-type="float" office:value="0.412287" calcext:value-type="float">
            <text:p>0.412287</text:p>
          </table:table-cell>
          <table:table-cell office:value-type="float" office:value="0.423215" calcext:value-type="float">
            <text:p>0.423215</text:p>
          </table:table-cell>
          <table:table-cell office:value-type="float" office:value="0.438946" calcext:value-type="float">
            <text:p>0.438946</text:p>
          </table:table-cell>
          <table:table-cell office:value-type="float" office:value="0.457894" calcext:value-type="float">
            <text:p>0.457894</text:p>
          </table:table-cell>
          <table:table-cell office:value-type="float" office:value="0.465475" calcext:value-type="float">
            <text:p>0.465475</text:p>
          </table:table-cell>
          <table:table-cell office:value-type="float" office:value="0.392274" calcext:value-type="float">
            <text:p>0.392274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1597" calcext:value-type="float">
            <text:p>0.1597</text:p>
          </table:table-cell>
          <table:table-cell office:value-type="float" office:value="0.247202" calcext:value-type="float">
            <text:p>0.247202</text:p>
          </table:table-cell>
          <table:table-cell office:value-type="float" office:value="0.317131" calcext:value-type="float">
            <text:p>0.317131</text:p>
          </table:table-cell>
          <table:table-cell office:value-type="float" office:value="0.359214" calcext:value-type="float">
            <text:p>0.359214</text:p>
          </table:table-cell>
          <table:table-cell office:value-type="float" office:value="0.389486" calcext:value-type="float">
            <text:p>0.389486</text:p>
          </table:table-cell>
          <table:table-cell office:value-type="float" office:value="0.403413" calcext:value-type="float">
            <text:p>0.403413</text:p>
          </table:table-cell>
          <table:table-cell office:value-type="float" office:value="0.40891" calcext:value-type="float">
            <text:p>0.40891</text:p>
          </table:table-cell>
          <table:table-cell office:value-type="float" office:value="0.414077" calcext:value-type="float">
            <text:p>0.414077</text:p>
          </table:table-cell>
          <table:table-cell office:value-type="float" office:value="0.427319" calcext:value-type="float">
            <text:p>0.427319</text:p>
          </table:table-cell>
          <table:table-cell office:value-type="float" office:value="0.440108" calcext:value-type="float">
            <text:p>0.440108</text:p>
          </table:table-cell>
          <table:table-cell office:value-type="float" office:value="0.45772" calcext:value-type="float">
            <text:p>0.45772</text:p>
          </table:table-cell>
          <table:table-cell office:value-type="float" office:value="0.465475" calcext:value-type="float">
            <text:p>0.465475</text:p>
          </table:table-cell>
          <table:table-cell office:value-type="float" office:value="0.386458" calcext:value-type="float">
            <text:p>0.386458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1597" calcext:value-type="float">
            <text:p>0.1597</text:p>
          </table:table-cell>
          <table:table-cell office:value-type="float" office:value="0.255124" calcext:value-type="float">
            <text:p>0.255124</text:p>
          </table:table-cell>
          <table:table-cell office:value-type="float" office:value="0.31555" calcext:value-type="float">
            <text:p>0.31555</text:p>
          </table:table-cell>
          <table:table-cell office:value-type="float" office:value="0.362596" calcext:value-type="float">
            <text:p>0.362596</text:p>
          </table:table-cell>
          <table:table-cell office:value-type="float" office:value="0.390219" calcext:value-type="float">
            <text:p>0.390219</text:p>
          </table:table-cell>
          <table:table-cell office:value-type="float" office:value="0.404771" calcext:value-type="float">
            <text:p>0.404771</text:p>
          </table:table-cell>
          <table:table-cell office:value-type="float" office:value="0.408758" calcext:value-type="float">
            <text:p>0.408758</text:p>
          </table:table-cell>
          <table:table-cell office:value-type="float" office:value="0.414711" calcext:value-type="float">
            <text:p>0.414711</text:p>
          </table:table-cell>
          <table:table-cell office:value-type="float" office:value="0.429105" calcext:value-type="float">
            <text:p>0.429105</text:p>
          </table:table-cell>
          <table:table-cell office:value-type="float" office:value="0.43823" calcext:value-type="float">
            <text:p>0.43823</text:p>
          </table:table-cell>
          <table:table-cell office:value-type="float" office:value="0.457657" calcext:value-type="float">
            <text:p>0.457657</text:p>
          </table:table-cell>
          <table:table-cell office:value-type="float" office:value="0.465475" calcext:value-type="float">
            <text:p>0.465475</text:p>
          </table:table-cell>
          <table:table-cell office:value-type="float" office:value="0.387672" calcext:value-type="float">
            <text:p>0.387672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033317" calcext:value-type="float">
            <text:p>0.033317</text:p>
          </table:table-cell>
          <table:table-cell office:value-type="float" office:value="0.265387" calcext:value-type="float">
            <text:p>0.265387</text:p>
          </table:table-cell>
          <table:table-cell office:value-type="float" office:value="0.329745" calcext:value-type="float">
            <text:p>0.329745</text:p>
          </table:table-cell>
          <table:table-cell office:value-type="float" office:value="0.360067" calcext:value-type="float">
            <text:p>0.360067</text:p>
          </table:table-cell>
          <table:table-cell office:value-type="float" office:value="0.388779" calcext:value-type="float">
            <text:p>0.388779</text:p>
          </table:table-cell>
          <table:table-cell office:value-type="float" office:value="0.403537" calcext:value-type="float">
            <text:p>0.403537</text:p>
          </table:table-cell>
          <table:table-cell office:value-type="float" office:value="0.408004" calcext:value-type="float">
            <text:p>0.408004</text:p>
          </table:table-cell>
          <table:table-cell office:value-type="float" office:value="0.411586" calcext:value-type="float">
            <text:p>0.411586</text:p>
          </table:table-cell>
          <table:table-cell office:value-type="float" office:value="0.424576" calcext:value-type="float">
            <text:p>0.424576</text:p>
          </table:table-cell>
          <table:table-cell office:value-type="float" office:value="0.436407" calcext:value-type="float">
            <text:p>0.436407</text:p>
          </table:table-cell>
          <table:table-cell office:value-type="float" office:value="0.457746" calcext:value-type="float">
            <text:p>0.457746</text:p>
          </table:table-cell>
          <table:table-cell office:value-type="float" office:value="0.465475" calcext:value-type="float">
            <text:p>0.465475</text:p>
          </table:table-cell>
          <table:table-cell office:value-type="float" office:value="0.388583" calcext:value-type="float">
            <text:p>0.388583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.025699" calcext:value-type="float">
            <text:p>0.025699</text:p>
          </table:table-cell>
          <table:table-cell office:value-type="float" office:value="0.242486" calcext:value-type="float">
            <text:p>0.242486</text:p>
          </table:table-cell>
          <table:table-cell office:value-type="float" office:value="0.309848" calcext:value-type="float">
            <text:p>0.309848</text:p>
          </table:table-cell>
          <table:table-cell office:value-type="float" office:value="0.338267" calcext:value-type="float">
            <text:p>0.338267</text:p>
          </table:table-cell>
          <table:table-cell office:value-type="float" office:value="0.36785" calcext:value-type="float">
            <text:p>0.36785</text:p>
          </table:table-cell>
          <table:table-cell office:value-type="float" office:value="0.390907" calcext:value-type="float">
            <text:p>0.390907</text:p>
          </table:table-cell>
          <table:table-cell office:value-type="float" office:value="0.404185" calcext:value-type="float">
            <text:p>0.404185</text:p>
          </table:table-cell>
          <table:table-cell office:value-type="float" office:value="0.408526" calcext:value-type="float">
            <text:p>0.408526</text:p>
          </table:table-cell>
          <table:table-cell office:value-type="float" office:value="0.41513" calcext:value-type="float">
            <text:p>0.41513</text:p>
          </table:table-cell>
          <table:table-cell office:value-type="float" office:value="0.429638" calcext:value-type="float">
            <text:p>0.429638</text:p>
          </table:table-cell>
          <table:table-cell office:value-type="float" office:value="0.456877" calcext:value-type="float">
            <text:p>0.456877</text:p>
          </table:table-cell>
          <table:table-cell office:value-type="float" office:value="0.465475" calcext:value-type="float">
            <text:p>0.465475</text:p>
          </table:table-cell>
          <table:table-cell office:value-type="float" office:value="0.376371" calcext:value-type="float">
            <text:p>0.376371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.033317" calcext:value-type="float">
            <text:p>0.033317</text:p>
          </table:table-cell>
          <table:table-cell office:value-type="float" office:value="0.249591" calcext:value-type="float">
            <text:p>0.249591</text:p>
          </table:table-cell>
          <table:table-cell office:value-type="float" office:value="0.31357" calcext:value-type="float">
            <text:p>0.31357</text:p>
          </table:table-cell>
          <table:table-cell office:value-type="float" office:value="0.343001" calcext:value-type="float">
            <text:p>0.343001</text:p>
          </table:table-cell>
          <table:table-cell office:value-type="float" office:value="0.374252" calcext:value-type="float">
            <text:p>0.374252</text:p>
          </table:table-cell>
          <table:table-cell office:value-type="float" office:value="0.394456" calcext:value-type="float">
            <text:p>0.394456</text:p>
          </table:table-cell>
          <table:table-cell office:value-type="float" office:value="0.405547" calcext:value-type="float">
            <text:p>0.405547</text:p>
          </table:table-cell>
          <table:table-cell office:value-type="float" office:value="0.408563" calcext:value-type="float">
            <text:p>0.408563</text:p>
          </table:table-cell>
          <table:table-cell office:value-type="float" office:value="0.416275" calcext:value-type="float">
            <text:p>0.416275</text:p>
          </table:table-cell>
          <table:table-cell office:value-type="float" office:value="0.43087" calcext:value-type="float">
            <text:p>0.43087</text:p>
          </table:table-cell>
          <table:table-cell office:value-type="float" office:value="0.454256" calcext:value-type="float">
            <text:p>0.454256</text:p>
          </table:table-cell>
          <table:table-cell office:value-type="float" office:value="0.465475" calcext:value-type="float">
            <text:p>0.465475</text:p>
          </table:table-cell>
          <table:table-cell office:value-type="float" office:value="0.379038" calcext:value-type="float">
            <text:p>0.379038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.033317" calcext:value-type="float">
            <text:p>0.033317</text:p>
          </table:table-cell>
          <table:table-cell office:value-type="float" office:value="0.208829" calcext:value-type="float">
            <text:p>0.208829</text:p>
          </table:table-cell>
          <table:table-cell office:value-type="float" office:value="0.305343" calcext:value-type="float">
            <text:p>0.305343</text:p>
          </table:table-cell>
          <table:table-cell office:value-type="float" office:value="0.33261" calcext:value-type="float">
            <text:p>0.33261</text:p>
          </table:table-cell>
          <table:table-cell office:value-type="float" office:value="0.36202" calcext:value-type="float">
            <text:p>0.36202</text:p>
          </table:table-cell>
          <table:table-cell office:value-type="float" office:value="0.390885" calcext:value-type="float">
            <text:p>0.390885</text:p>
          </table:table-cell>
          <table:table-cell office:value-type="float" office:value="0.405178" calcext:value-type="float">
            <text:p>0.405178</text:p>
          </table:table-cell>
          <table:table-cell office:value-type="float" office:value="0.40904" calcext:value-type="float">
            <text:p>0.40904</text:p>
          </table:table-cell>
          <table:table-cell office:value-type="float" office:value="0.421076" calcext:value-type="float">
            <text:p>0.421076</text:p>
          </table:table-cell>
          <table:table-cell office:value-type="float" office:value="0.436584" calcext:value-type="float">
            <text:p>0.436584</text:p>
          </table:table-cell>
          <table:table-cell office:value-type="float" office:value="0.459195" calcext:value-type="float">
            <text:p>0.459195</text:p>
          </table:table-cell>
          <table:table-cell office:value-type="float" office:value="0.465639" calcext:value-type="float">
            <text:p>0.465639</text:p>
          </table:table-cell>
          <table:table-cell office:value-type="float" office:value="0.373076" calcext:value-type="float">
            <text:p>0.373076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.04225" calcext:value-type="float">
            <text:p>0.04225</text:p>
          </table:table-cell>
          <table:table-cell office:value-type="float" office:value="0.231633" calcext:value-type="float">
            <text:p>0.231633</text:p>
          </table:table-cell>
          <table:table-cell office:value-type="float" office:value="0.309957" calcext:value-type="float">
            <text:p>0.309957</text:p>
          </table:table-cell>
          <table:table-cell office:value-type="float" office:value="0.339531" calcext:value-type="float">
            <text:p>0.339531</text:p>
          </table:table-cell>
          <table:table-cell office:value-type="float" office:value="0.368254" calcext:value-type="float">
            <text:p>0.368254</text:p>
          </table:table-cell>
          <table:table-cell office:value-type="float" office:value="0.396012" calcext:value-type="float">
            <text:p>0.396012</text:p>
          </table:table-cell>
          <table:table-cell office:value-type="float" office:value="0.406851" calcext:value-type="float">
            <text:p>0.406851</text:p>
          </table:table-cell>
          <table:table-cell office:value-type="float" office:value="0.410688" calcext:value-type="float">
            <text:p>0.410688</text:p>
          </table:table-cell>
          <table:table-cell office:value-type="float" office:value="0.423565" calcext:value-type="float">
            <text:p>0.423565</text:p>
          </table:table-cell>
          <table:table-cell office:value-type="float" office:value="0.435731" calcext:value-type="float">
            <text:p>0.435731</text:p>
          </table:table-cell>
          <table:table-cell office:value-type="float" office:value="0.457461" calcext:value-type="float">
            <text:p>0.457461</text:p>
          </table:table-cell>
          <table:table-cell office:value-type="float" office:value="0.465639" calcext:value-type="float">
            <text:p>0.465639</text:p>
          </table:table-cell>
          <table:table-cell office:value-type="float" office:value="0.377968" calcext:value-type="float">
            <text:p>0.377968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057805" calcext:value-type="float">
            <text:p>0.057805</text:p>
          </table:table-cell>
          <table:table-cell office:value-type="float" office:value="0.249335" calcext:value-type="float">
            <text:p>0.249335</text:p>
          </table:table-cell>
          <table:table-cell office:value-type="float" office:value="0.315352" calcext:value-type="float">
            <text:p>0.315352</text:p>
          </table:table-cell>
          <table:table-cell office:value-type="float" office:value="0.349099" calcext:value-type="float">
            <text:p>0.349099</text:p>
          </table:table-cell>
          <table:table-cell office:value-type="float" office:value="0.376034" calcext:value-type="float">
            <text:p>0.376034</text:p>
          </table:table-cell>
          <table:table-cell office:value-type="float" office:value="0.39919" calcext:value-type="float">
            <text:p>0.39919</text:p>
          </table:table-cell>
          <table:table-cell office:value-type="float" office:value="0.407047" calcext:value-type="float">
            <text:p>0.407047</text:p>
          </table:table-cell>
          <table:table-cell office:value-type="float" office:value="0.410343" calcext:value-type="float">
            <text:p>0.410343</text:p>
          </table:table-cell>
          <table:table-cell office:value-type="float" office:value="0.4222" calcext:value-type="float">
            <text:p>0.4222</text:p>
          </table:table-cell>
          <table:table-cell office:value-type="float" office:value="0.434985" calcext:value-type="float">
            <text:p>0.434985</text:p>
          </table:table-cell>
          <table:table-cell office:value-type="float" office:value="0.454343" calcext:value-type="float">
            <text:p>0.454343</text:p>
          </table:table-cell>
          <table:table-cell office:value-type="float" office:value="0.465639" calcext:value-type="float">
            <text:p>0.465639</text:p>
          </table:table-cell>
          <table:table-cell office:value-type="float" office:value="0.381793" calcext:value-type="float">
            <text:p>0.381793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-1" calcext:value-type="float">
            <text:p>-1</text:p>
          </table:table-cell>
          <table:table-cell office:value-type="float" office:value="0.204489" calcext:value-type="float">
            <text:p>0.204489</text:p>
          </table:table-cell>
          <table:table-cell office:value-type="float" office:value="0.314084" calcext:value-type="float">
            <text:p>0.314084</text:p>
          </table:table-cell>
          <table:table-cell office:value-type="float" office:value="0.352574" calcext:value-type="float">
            <text:p>0.352574</text:p>
          </table:table-cell>
          <table:table-cell office:value-type="float" office:value="0.375034" calcext:value-type="float">
            <text:p>0.375034</text:p>
          </table:table-cell>
          <table:table-cell office:value-type="float" office:value="0.394512" calcext:value-type="float">
            <text:p>0.394512</text:p>
          </table:table-cell>
          <table:table-cell office:value-type="float" office:value="0.406302" calcext:value-type="float">
            <text:p>0.406302</text:p>
          </table:table-cell>
          <table:table-cell office:value-type="float" office:value="0.410805" calcext:value-type="float">
            <text:p>0.410805</text:p>
          </table:table-cell>
          <table:table-cell office:value-type="float" office:value="0.425034" calcext:value-type="float">
            <text:p>0.425034</text:p>
          </table:table-cell>
          <table:table-cell office:value-type="float" office:value="0.43798" calcext:value-type="float">
            <text:p>0.43798</text:p>
          </table:table-cell>
          <table:table-cell office:value-type="float" office:value="0.45671" calcext:value-type="float">
            <text:p>0.45671</text:p>
          </table:table-cell>
          <table:table-cell office:value-type="float" office:value="0.465639" calcext:value-type="float">
            <text:p>0.465639</text:p>
          </table:table-cell>
          <table:table-cell office:value-type="float" office:value="0.377752" calcext:value-type="float">
            <text:p>0.377752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.046609" calcext:value-type="float">
            <text:p>0.046609</text:p>
          </table:table-cell>
          <table:table-cell office:value-type="float" office:value="0.26033" calcext:value-type="float">
            <text:p>0.26033</text:p>
          </table:table-cell>
          <table:table-cell office:value-type="float" office:value="0.318477" calcext:value-type="float">
            <text:p>0.318477</text:p>
          </table:table-cell>
          <table:table-cell office:value-type="float" office:value="0.359938" calcext:value-type="float">
            <text:p>0.359938</text:p>
          </table:table-cell>
          <table:table-cell office:value-type="float" office:value="0.382699" calcext:value-type="float">
            <text:p>0.382699</text:p>
          </table:table-cell>
          <table:table-cell office:value-type="float" office:value="0.398555" calcext:value-type="float">
            <text:p>0.398555</text:p>
          </table:table-cell>
          <table:table-cell office:value-type="float" office:value="0.406874" calcext:value-type="float">
            <text:p>0.406874</text:p>
          </table:table-cell>
          <table:table-cell office:value-type="float" office:value="0.414086" calcext:value-type="float">
            <text:p>0.414086</text:p>
          </table:table-cell>
          <table:table-cell office:value-type="float" office:value="0.426739" calcext:value-type="float">
            <text:p>0.426739</text:p>
          </table:table-cell>
          <table:table-cell office:value-type="float" office:value="0.439046" calcext:value-type="float">
            <text:p>0.439046</text:p>
          </table:table-cell>
          <table:table-cell office:value-type="float" office:value="0.458211" calcext:value-type="float">
            <text:p>0.458211</text:p>
          </table:table-cell>
          <table:table-cell office:value-type="float" office:value="0.465639" calcext:value-type="float">
            <text:p>0.465639</text:p>
          </table:table-cell>
          <table:table-cell office:value-type="float" office:value="0.386495" calcext:value-type="float">
            <text:p>0.386495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.192767" calcext:value-type="float">
            <text:p>0.192767</text:p>
          </table:table-cell>
          <table:table-cell office:value-type="float" office:value="0.283577" calcext:value-type="float">
            <text:p>0.283577</text:p>
          </table:table-cell>
          <table:table-cell office:value-type="float" office:value="0.323247" calcext:value-type="float">
            <text:p>0.323247</text:p>
          </table:table-cell>
          <table:table-cell office:value-type="float" office:value="0.372328" calcext:value-type="float">
            <text:p>0.372328</text:p>
          </table:table-cell>
          <table:table-cell office:value-type="float" office:value="0.39357" calcext:value-type="float">
            <text:p>0.39357</text:p>
          </table:table-cell>
          <table:table-cell office:value-type="float" office:value="0.404358" calcext:value-type="float">
            <text:p>0.404358</text:p>
          </table:table-cell>
          <table:table-cell office:value-type="float" office:value="0.409343" calcext:value-type="float">
            <text:p>0.409343</text:p>
          </table:table-cell>
          <table:table-cell office:value-type="float" office:value="0.416378" calcext:value-type="float">
            <text:p>0.416378</text:p>
          </table:table-cell>
          <table:table-cell office:value-type="float" office:value="0.425883" calcext:value-type="float">
            <text:p>0.425883</text:p>
          </table:table-cell>
          <table:table-cell office:value-type="float" office:value="0.438254" calcext:value-type="float">
            <text:p>0.438254</text:p>
          </table:table-cell>
          <table:table-cell office:value-type="float" office:value="0.457637" calcext:value-type="float">
            <text:p>0.457637</text:p>
          </table:table-cell>
          <table:table-cell office:value-type="float" office:value="0.465639" calcext:value-type="float">
            <text:p>0.465639</text:p>
          </table:table-cell>
          <table:table-cell office:value-type="float" office:value="0.392458" calcext:value-type="float">
            <text:p>0.392458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172661" calcext:value-type="float">
            <text:p>0.172661</text:p>
          </table:table-cell>
          <table:table-cell office:value-type="float" office:value="0.280878" calcext:value-type="float">
            <text:p>0.280878</text:p>
          </table:table-cell>
          <table:table-cell office:value-type="float" office:value="0.317213" calcext:value-type="float">
            <text:p>0.317213</text:p>
          </table:table-cell>
          <table:table-cell office:value-type="float" office:value="0.367341" calcext:value-type="float">
            <text:p>0.367341</text:p>
          </table:table-cell>
          <table:table-cell office:value-type="float" office:value="0.393427" calcext:value-type="float">
            <text:p>0.393427</text:p>
          </table:table-cell>
          <table:table-cell office:value-type="float" office:value="0.404289" calcext:value-type="float">
            <text:p>0.404289</text:p>
          </table:table-cell>
          <table:table-cell office:value-type="float" office:value="0.408857" calcext:value-type="float">
            <text:p>0.408857</text:p>
          </table:table-cell>
          <table:table-cell office:value-type="float" office:value="0.414682" calcext:value-type="float">
            <text:p>0.414682</text:p>
          </table:table-cell>
          <table:table-cell office:value-type="float" office:value="0.42515" calcext:value-type="float">
            <text:p>0.42515</text:p>
          </table:table-cell>
          <table:table-cell office:value-type="float" office:value="0.440728" calcext:value-type="float">
            <text:p>0.440728</text:p>
          </table:table-cell>
          <table:table-cell office:value-type="float" office:value="0.459812" calcext:value-type="float">
            <text:p>0.459812</text:p>
          </table:table-cell>
          <table:table-cell office:value-type="float" office:value="0.465639" calcext:value-type="float">
            <text:p>0.465639</text:p>
          </table:table-cell>
          <table:table-cell office:value-type="float" office:value="0.391238" calcext:value-type="float">
            <text:p>0.391238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13158" calcext:value-type="float">
            <text:p>0.13158</text:p>
          </table:table-cell>
          <table:table-cell office:value-type="float" office:value="0.249254" calcext:value-type="float">
            <text:p>0.249254</text:p>
          </table:table-cell>
          <table:table-cell office:value-type="float" office:value="0.305191" calcext:value-type="float">
            <text:p>0.305191</text:p>
          </table:table-cell>
          <table:table-cell office:value-type="float" office:value="0.34941" calcext:value-type="float">
            <text:p>0.34941</text:p>
          </table:table-cell>
          <table:table-cell office:value-type="float" office:value="0.383922" calcext:value-type="float">
            <text:p>0.383922</text:p>
          </table:table-cell>
          <table:table-cell office:value-type="float" office:value="0.402876" calcext:value-type="float">
            <text:p>0.402876</text:p>
          </table:table-cell>
          <table:table-cell office:value-type="float" office:value="0.408415" calcext:value-type="float">
            <text:p>0.408415</text:p>
          </table:table-cell>
          <table:table-cell office:value-type="float" office:value="0.411735" calcext:value-type="float">
            <text:p>0.411735</text:p>
          </table:table-cell>
          <table:table-cell office:value-type="float" office:value="0.420991" calcext:value-type="float">
            <text:p>0.420991</text:p>
          </table:table-cell>
          <table:table-cell office:value-type="float" office:value="0.43895" calcext:value-type="float">
            <text:p>0.43895</text:p>
          </table:table-cell>
          <table:table-cell office:value-type="float" office:value="0.459208" calcext:value-type="float">
            <text:p>0.459208</text:p>
          </table:table-cell>
          <table:table-cell office:value-type="float" office:value="0.465639" calcext:value-type="float">
            <text:p>0.465639</text:p>
          </table:table-cell>
          <table:table-cell office:value-type="float" office:value="0.382995" calcext:value-type="float">
            <text:p>0.382995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.13158" calcext:value-type="float">
            <text:p>0.13158</text:p>
          </table:table-cell>
          <table:table-cell office:value-type="float" office:value="0.220112" calcext:value-type="float">
            <text:p>0.220112</text:p>
          </table:table-cell>
          <table:table-cell office:value-type="float" office:value="0.29236" calcext:value-type="float">
            <text:p>0.29236</text:p>
          </table:table-cell>
          <table:table-cell office:value-type="float" office:value="0.336124" calcext:value-type="float">
            <text:p>0.336124</text:p>
          </table:table-cell>
          <table:table-cell office:value-type="float" office:value="0.379492" calcext:value-type="float">
            <text:p>0.379492</text:p>
          </table:table-cell>
          <table:table-cell office:value-type="float" office:value="0.399323" calcext:value-type="float">
            <text:p>0.399323</text:p>
          </table:table-cell>
          <table:table-cell office:value-type="float" office:value="0.407217" calcext:value-type="float">
            <text:p>0.407217</text:p>
          </table:table-cell>
          <table:table-cell office:value-type="float" office:value="0.409775" calcext:value-type="float">
            <text:p>0.409775</text:p>
          </table:table-cell>
          <table:table-cell office:value-type="float" office:value="0.418794" calcext:value-type="float">
            <text:p>0.418794</text:p>
          </table:table-cell>
          <table:table-cell office:value-type="float" office:value="0.440352" calcext:value-type="float">
            <text:p>0.440352</text:p>
          </table:table-cell>
          <table:table-cell office:value-type="float" office:value="0.459578" calcext:value-type="float">
            <text:p>0.459578</text:p>
          </table:table-cell>
          <table:table-cell office:value-type="float" office:value="0.465639" calcext:value-type="float">
            <text:p>0.465639</text:p>
          </table:table-cell>
          <table:table-cell office:value-type="float" office:value="0.376313" calcext:value-type="float">
            <text:p>0.376313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.022216" calcext:value-type="float">
            <text:p>0.022216</text:p>
          </table:table-cell>
          <table:table-cell office:value-type="float" office:value="0.215196" calcext:value-type="float">
            <text:p>0.215196</text:p>
          </table:table-cell>
          <table:table-cell office:value-type="float" office:value="0.304694" calcext:value-type="float">
            <text:p>0.304694</text:p>
          </table:table-cell>
          <table:table-cell office:value-type="float" office:value="0.352727" calcext:value-type="float">
            <text:p>0.352727</text:p>
          </table:table-cell>
          <table:table-cell office:value-type="float" office:value="0.391309" calcext:value-type="float">
            <text:p>0.391309</text:p>
          </table:table-cell>
          <table:table-cell office:value-type="float" office:value="0.403128" calcext:value-type="float">
            <text:p>0.403128</text:p>
          </table:table-cell>
          <table:table-cell office:value-type="float" office:value="0.407948" calcext:value-type="float">
            <text:p>0.407948</text:p>
          </table:table-cell>
          <table:table-cell office:value-type="float" office:value="0.409392" calcext:value-type="float">
            <text:p>0.409392</text:p>
          </table:table-cell>
          <table:table-cell office:value-type="float" office:value="0.416327" calcext:value-type="float">
            <text:p>0.416327</text:p>
          </table:table-cell>
          <table:table-cell office:value-type="float" office:value="0.434599" calcext:value-type="float">
            <text:p>0.434599</text:p>
          </table:table-cell>
          <table:table-cell office:value-type="float" office:value="0.458609" calcext:value-type="float">
            <text:p>0.458609</text:p>
          </table:table-cell>
          <table:table-cell office:value-type="float" office:value="0.465639" calcext:value-type="float">
            <text:p>0.465639</text:p>
          </table:table-cell>
          <table:table-cell office:value-type="float" office:value="0.379393" calcext:value-type="float">
            <text:p>0.379393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13158" calcext:value-type="float">
            <text:p>0.13158</text:p>
          </table:table-cell>
          <table:table-cell office:value-type="float" office:value="0.247664" calcext:value-type="float">
            <text:p>0.247664</text:p>
          </table:table-cell>
          <table:table-cell office:value-type="float" office:value="0.30689" calcext:value-type="float">
            <text:p>0.30689</text:p>
          </table:table-cell>
          <table:table-cell office:value-type="float" office:value="0.341139" calcext:value-type="float">
            <text:p>0.341139</text:p>
          </table:table-cell>
          <table:table-cell office:value-type="float" office:value="0.381175" calcext:value-type="float">
            <text:p>0.381175</text:p>
          </table:table-cell>
          <table:table-cell office:value-type="float" office:value="0.40043" calcext:value-type="float">
            <text:p>0.40043</text:p>
          </table:table-cell>
          <table:table-cell office:value-type="float" office:value="0.406983" calcext:value-type="float">
            <text:p>0.406983</text:p>
          </table:table-cell>
          <table:table-cell office:value-type="float" office:value="0.408453" calcext:value-type="float">
            <text:p>0.408453</text:p>
          </table:table-cell>
          <table:table-cell office:value-type="float" office:value="0.414202" calcext:value-type="float">
            <text:p>0.414202</text:p>
          </table:table-cell>
          <table:table-cell office:value-type="float" office:value="0.430774" calcext:value-type="float">
            <text:p>0.430774</text:p>
          </table:table-cell>
          <table:table-cell office:value-type="float" office:value="0.457686" calcext:value-type="float">
            <text:p>0.457686</text:p>
          </table:table-cell>
          <table:table-cell office:value-type="float" office:value="0.465639" calcext:value-type="float">
            <text:p>0.465639</text:p>
          </table:table-cell>
          <table:table-cell office:value-type="float" office:value="0.37954" calcext:value-type="float">
            <text:p>0.37954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.11811" calcext:value-type="float">
            <text:p>0.11811</text:p>
          </table:table-cell>
          <table:table-cell office:value-type="float" office:value="0.257176" calcext:value-type="float">
            <text:p>0.257176</text:p>
          </table:table-cell>
          <table:table-cell office:value-type="float" office:value="0.307913" calcext:value-type="float">
            <text:p>0.307913</text:p>
          </table:table-cell>
          <table:table-cell office:value-type="float" office:value="0.350556" calcext:value-type="float">
            <text:p>0.350556</text:p>
          </table:table-cell>
          <table:table-cell office:value-type="float" office:value="0.390499" calcext:value-type="float">
            <text:p>0.390499</text:p>
          </table:table-cell>
          <table:table-cell office:value-type="float" office:value="0.405003" calcext:value-type="float">
            <text:p>0.405003</text:p>
          </table:table-cell>
          <table:table-cell office:value-type="float" office:value="0.408453" calcext:value-type="float">
            <text:p>0.408453</text:p>
          </table:table-cell>
          <table:table-cell office:value-type="float" office:value="0.409618" calcext:value-type="float">
            <text:p>0.409618</text:p>
          </table:table-cell>
          <table:table-cell office:value-type="float" office:value="0.420778" calcext:value-type="float">
            <text:p>0.420778</text:p>
          </table:table-cell>
          <table:table-cell office:value-type="float" office:value="0.437825" calcext:value-type="float">
            <text:p>0.437825</text:p>
          </table:table-cell>
          <table:table-cell office:value-type="float" office:value="0.457877" calcext:value-type="float">
            <text:p>0.457877</text:p>
          </table:table-cell>
          <table:table-cell office:value-type="float" office:value="0.465639" calcext:value-type="float">
            <text:p>0.465639</text:p>
          </table:table-cell>
          <table:table-cell office:value-type="float" office:value="0.38457" calcext:value-type="float">
            <text:p>0.38457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048163" calcext:value-type="float">
            <text:p>0.048163</text:p>
          </table:table-cell>
          <table:table-cell office:value-type="float" office:value="0.194696" calcext:value-type="float">
            <text:p>0.194696</text:p>
          </table:table-cell>
          <table:table-cell office:value-type="float" office:value="0.293361" calcext:value-type="float">
            <text:p>0.293361</text:p>
          </table:table-cell>
          <table:table-cell office:value-type="float" office:value="0.324222" calcext:value-type="float">
            <text:p>0.324222</text:p>
          </table:table-cell>
          <table:table-cell office:value-type="float" office:value="0.383796" calcext:value-type="float">
            <text:p>0.383796</text:p>
          </table:table-cell>
          <table:table-cell office:value-type="float" office:value="0.406449" calcext:value-type="float">
            <text:p>0.406449</text:p>
          </table:table-cell>
          <table:table-cell office:value-type="float" office:value="0.408453" calcext:value-type="float">
            <text:p>0.408453</text:p>
          </table:table-cell>
          <table:table-cell office:value-type="float" office:value="0.409613" calcext:value-type="float">
            <text:p>0.409613</text:p>
          </table:table-cell>
          <table:table-cell office:value-type="float" office:value="0.419691" calcext:value-type="float">
            <text:p>0.419691</text:p>
          </table:table-cell>
          <table:table-cell office:value-type="float" office:value="0.44273" calcext:value-type="float">
            <text:p>0.44273</text:p>
          </table:table-cell>
          <table:table-cell office:value-type="float" office:value="0.457322" calcext:value-type="float">
            <text:p>0.457322</text:p>
          </table:table-cell>
          <table:table-cell office:value-type="float" office:value="0.465639" calcext:value-type="float">
            <text:p>0.465639</text:p>
          </table:table-cell>
          <table:table-cell office:value-type="float" office:value="0.374033" calcext:value-type="float">
            <text:p>0.374033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101474" calcext:value-type="float">
            <text:p>0.101474</text:p>
          </table:table-cell>
          <table:table-cell office:value-type="float" office:value="0.214191" calcext:value-type="float">
            <text:p>0.214191</text:p>
          </table:table-cell>
          <table:table-cell office:value-type="float" office:value="0.296386" calcext:value-type="float">
            <text:p>0.296386</text:p>
          </table:table-cell>
          <table:table-cell office:value-type="float" office:value="0.33595" calcext:value-type="float">
            <text:p>0.33595</text:p>
          </table:table-cell>
          <table:table-cell office:value-type="float" office:value="0.393858" calcext:value-type="float">
            <text:p>0.393858</text:p>
          </table:table-cell>
          <table:table-cell office:value-type="float" office:value="0.407313" calcext:value-type="float">
            <text:p>0.407313</text:p>
          </table:table-cell>
          <table:table-cell office:value-type="float" office:value="0.408453" calcext:value-type="float">
            <text:p>0.408453</text:p>
          </table:table-cell>
          <table:table-cell office:value-type="float" office:value="0.409786" calcext:value-type="float">
            <text:p>0.409786</text:p>
          </table:table-cell>
          <table:table-cell office:value-type="float" office:value="0.418097" calcext:value-type="float">
            <text:p>0.418097</text:p>
          </table:table-cell>
          <table:table-cell office:value-type="float" office:value="0.438348" calcext:value-type="float">
            <text:p>0.438348</text:p>
          </table:table-cell>
          <table:table-cell office:value-type="float" office:value="0.457976" calcext:value-type="float">
            <text:p>0.457976</text:p>
          </table:table-cell>
          <table:table-cell office:value-type="float" office:value="0.465639" calcext:value-type="float">
            <text:p>0.465639</text:p>
          </table:table-cell>
          <table:table-cell office:value-type="float" office:value="0.378036" calcext:value-type="float">
            <text:p>0.378036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-1" calcext:value-type="float">
            <text:p>-1</text:p>
          </table:table-cell>
          <table:table-cell office:value-type="float" office:value="0.138985" calcext:value-type="float">
            <text:p>0.138985</text:p>
          </table:table-cell>
          <table:table-cell office:value-type="float" office:value="0.304469" calcext:value-type="float">
            <text:p>0.304469</text:p>
          </table:table-cell>
          <table:table-cell office:value-type="float" office:value="0.360671" calcext:value-type="float">
            <text:p>0.360671</text:p>
          </table:table-cell>
          <table:table-cell office:value-type="float" office:value="0.398711" calcext:value-type="float">
            <text:p>0.398711</text:p>
          </table:table-cell>
          <table:table-cell office:value-type="float" office:value="0.407332" calcext:value-type="float">
            <text:p>0.407332</text:p>
          </table:table-cell>
          <table:table-cell office:value-type="float" office:value="0.408453" calcext:value-type="float">
            <text:p>0.408453</text:p>
          </table:table-cell>
          <table:table-cell office:value-type="float" office:value="0.409391" calcext:value-type="float">
            <text:p>0.409391</text:p>
          </table:table-cell>
          <table:table-cell office:value-type="float" office:value="0.41494" calcext:value-type="float">
            <text:p>0.41494</text:p>
          </table:table-cell>
          <table:table-cell office:value-type="float" office:value="0.43416" calcext:value-type="float">
            <text:p>0.43416</text:p>
          </table:table-cell>
          <table:table-cell office:value-type="float" office:value="0.45698" calcext:value-type="float">
            <text:p>0.45698</text:p>
          </table:table-cell>
          <table:table-cell office:value-type="float" office:value="0.465639" calcext:value-type="float">
            <text:p>0.465639</text:p>
          </table:table-cell>
          <table:table-cell office:value-type="float" office:value="0.373409" calcext:value-type="float">
            <text:p>0.373409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.038544" calcext:value-type="float">
            <text:p>0.038544</text:p>
          </table:table-cell>
          <table:table-cell office:value-type="float" office:value="0.225764" calcext:value-type="float">
            <text:p>0.225764</text:p>
          </table:table-cell>
          <table:table-cell office:value-type="float" office:value="0.319469" calcext:value-type="float">
            <text:p>0.319469</text:p>
          </table:table-cell>
          <table:table-cell office:value-type="float" office:value="0.375463" calcext:value-type="float">
            <text:p>0.375463</text:p>
          </table:table-cell>
          <table:table-cell office:value-type="float" office:value="0.401251" calcext:value-type="float">
            <text:p>0.401251</text:p>
          </table:table-cell>
          <table:table-cell office:value-type="float" office:value="0.407755" calcext:value-type="float">
            <text:p>0.407755</text:p>
          </table:table-cell>
          <table:table-cell office:value-type="float" office:value="0.408453" calcext:value-type="float">
            <text:p>0.408453</text:p>
          </table:table-cell>
          <table:table-cell office:value-type="float" office:value="0.409489" calcext:value-type="float">
            <text:p>0.409489</text:p>
          </table:table-cell>
          <table:table-cell office:value-type="float" office:value="0.415267" calcext:value-type="float">
            <text:p>0.415267</text:p>
          </table:table-cell>
          <table:table-cell office:value-type="float" office:value="0.436536" calcext:value-type="float">
            <text:p>0.436536</text:p>
          </table:table-cell>
          <table:table-cell office:value-type="float" office:value="0.455564" calcext:value-type="float">
            <text:p>0.455564</text:p>
          </table:table-cell>
          <table:table-cell office:value-type="float" office:value="0.465639" calcext:value-type="float">
            <text:p>0.465639</text:p>
          </table:table-cell>
          <table:table-cell office:value-type="float" office:value="0.385501" calcext:value-type="float">
            <text:p>0.385501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.038544" calcext:value-type="float">
            <text:p>0.038544</text:p>
          </table:table-cell>
          <table:table-cell office:value-type="float" office:value="0.227048" calcext:value-type="float">
            <text:p>0.227048</text:p>
          </table:table-cell>
          <table:table-cell office:value-type="float" office:value="0.324808" calcext:value-type="float">
            <text:p>0.324808</text:p>
          </table:table-cell>
          <table:table-cell office:value-type="float" office:value="0.376299" calcext:value-type="float">
            <text:p>0.376299</text:p>
          </table:table-cell>
          <table:table-cell office:value-type="float" office:value="0.403318" calcext:value-type="float">
            <text:p>0.403318</text:p>
          </table:table-cell>
          <table:table-cell office:value-type="float" office:value="0.408298" calcext:value-type="float">
            <text:p>0.408298</text:p>
          </table:table-cell>
          <table:table-cell office:value-type="float" office:value="0.408453" calcext:value-type="float">
            <text:p>0.408453</text:p>
          </table:table-cell>
          <table:table-cell office:value-type="float" office:value="0.410784" calcext:value-type="float">
            <text:p>0.410784</text:p>
          </table:table-cell>
          <table:table-cell office:value-type="float" office:value="0.416719" calcext:value-type="float">
            <text:p>0.416719</text:p>
          </table:table-cell>
          <table:table-cell office:value-type="float" office:value="0.444497" calcext:value-type="float">
            <text:p>0.444497</text:p>
          </table:table-cell>
          <table:table-cell office:value-type="float" office:value="0.45819" calcext:value-type="float">
            <text:p>0.45819</text:p>
          </table:table-cell>
          <table:table-cell office:value-type="float" office:value="0.465639" calcext:value-type="float">
            <text:p>0.465639</text:p>
          </table:table-cell>
          <table:table-cell office:value-type="float" office:value="0.387841" calcext:value-type="float">
            <text:p>0.387841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088999" calcext:value-type="float">
            <text:p>0.088999</text:p>
          </table:table-cell>
          <table:table-cell office:value-type="float" office:value="0.234322" calcext:value-type="float">
            <text:p>0.234322</text:p>
          </table:table-cell>
          <table:table-cell office:value-type="float" office:value="0.323179" calcext:value-type="float">
            <text:p>0.323179</text:p>
          </table:table-cell>
          <table:table-cell office:value-type="float" office:value="0.365987" calcext:value-type="float">
            <text:p>0.365987</text:p>
          </table:table-cell>
          <table:table-cell office:value-type="float" office:value="0.397597" calcext:value-type="float">
            <text:p>0.397597</text:p>
          </table:table-cell>
          <table:table-cell office:value-type="float" office:value="0.407912" calcext:value-type="float">
            <text:p>0.407912</text:p>
          </table:table-cell>
          <table:table-cell office:value-type="float" office:value="0.408453" calcext:value-type="float">
            <text:p>0.408453</text:p>
          </table:table-cell>
          <table:table-cell office:value-type="float" office:value="0.410433" calcext:value-type="float">
            <text:p>0.410433</text:p>
          </table:table-cell>
          <table:table-cell office:value-type="float" office:value="0.418202" calcext:value-type="float">
            <text:p>0.418202</text:p>
          </table:table-cell>
          <table:table-cell office:value-type="float" office:value="0.444681" calcext:value-type="float">
            <text:p>0.444681</text:p>
          </table:table-cell>
          <table:table-cell office:value-type="float" office:value="0.459636" calcext:value-type="float">
            <text:p>0.459636</text:p>
          </table:table-cell>
          <table:table-cell office:value-type="float" office:value="0.465639" calcext:value-type="float">
            <text:p>0.465639</text:p>
          </table:table-cell>
          <table:table-cell office:value-type="float" office:value="0.38704" calcext:value-type="float">
            <text:p>0.38704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.098315" calcext:value-type="float">
            <text:p>0.098315</text:p>
          </table:table-cell>
          <table:table-cell office:value-type="float" office:value="0.248147" calcext:value-type="float">
            <text:p>0.248147</text:p>
          </table:table-cell>
          <table:table-cell office:value-type="float" office:value="0.324586" calcext:value-type="float">
            <text:p>0.324586</text:p>
          </table:table-cell>
          <table:table-cell office:value-type="float" office:value="0.368965" calcext:value-type="float">
            <text:p>0.368965</text:p>
          </table:table-cell>
          <table:table-cell office:value-type="float" office:value="0.393441" calcext:value-type="float">
            <text:p>0.393441</text:p>
          </table:table-cell>
          <table:table-cell office:value-type="float" office:value="0.406387" calcext:value-type="float">
            <text:p>0.406387</text:p>
          </table:table-cell>
          <table:table-cell office:value-type="float" office:value="0.408453" calcext:value-type="float">
            <text:p>0.408453</text:p>
          </table:table-cell>
          <table:table-cell office:value-type="float" office:value="0.410015" calcext:value-type="float">
            <text:p>0.410015</text:p>
          </table:table-cell>
          <table:table-cell office:value-type="float" office:value="0.415505" calcext:value-type="float">
            <text:p>0.415505</text:p>
          </table:table-cell>
          <table:table-cell office:value-type="float" office:value="0.438681" calcext:value-type="float">
            <text:p>0.438681</text:p>
          </table:table-cell>
          <table:table-cell office:value-type="float" office:value="0.458744" calcext:value-type="float">
            <text:p>0.458744</text:p>
          </table:table-cell>
          <table:table-cell office:value-type="float" office:value="0.465639" calcext:value-type="float">
            <text:p>0.465639</text:p>
          </table:table-cell>
          <table:table-cell office:value-type="float" office:value="0.387292" calcext:value-type="float">
            <text:p>0.387292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-0.031063" calcext:value-type="float">
            <text:p>-0.031063</text:p>
          </table:table-cell>
          <table:table-cell office:value-type="float" office:value="0.266878" calcext:value-type="float">
            <text:p>0.266878</text:p>
          </table:table-cell>
          <table:table-cell office:value-type="float" office:value="0.318842" calcext:value-type="float">
            <text:p>0.318842</text:p>
          </table:table-cell>
          <table:table-cell office:value-type="float" office:value="0.365337" calcext:value-type="float">
            <text:p>0.365337</text:p>
          </table:table-cell>
          <table:table-cell office:value-type="float" office:value="0.391387" calcext:value-type="float">
            <text:p>0.391387</text:p>
          </table:table-cell>
          <table:table-cell office:value-type="float" office:value="0.405611" calcext:value-type="float">
            <text:p>0.405611</text:p>
          </table:table-cell>
          <table:table-cell office:value-type="float" office:value="0.408453" calcext:value-type="float">
            <text:p>0.408453</text:p>
          </table:table-cell>
          <table:table-cell office:value-type="float" office:value="0.410625" calcext:value-type="float">
            <text:p>0.410625</text:p>
          </table:table-cell>
          <table:table-cell office:value-type="float" office:value="0.417822" calcext:value-type="float">
            <text:p>0.417822</text:p>
          </table:table-cell>
          <table:table-cell office:value-type="float" office:value="0.444088" calcext:value-type="float">
            <text:p>0.444088</text:p>
          </table:table-cell>
          <table:table-cell office:value-type="float" office:value="0.460391" calcext:value-type="float">
            <text:p>0.460391</text:p>
          </table:table-cell>
          <table:table-cell office:value-type="float" office:value="0.465639" calcext:value-type="float">
            <text:p>0.465639</text:p>
          </table:table-cell>
          <table:table-cell office:value-type="float" office:value="0.388943" calcext:value-type="float">
            <text:p>0.388943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.193373" calcext:value-type="float">
            <text:p>0.193373</text:p>
          </table:table-cell>
          <table:table-cell office:value-type="float" office:value="0.291852" calcext:value-type="float">
            <text:p>0.291852</text:p>
          </table:table-cell>
          <table:table-cell office:value-type="float" office:value="0.348627" calcext:value-type="float">
            <text:p>0.348627</text:p>
          </table:table-cell>
          <table:table-cell office:value-type="float" office:value="0.382026" calcext:value-type="float">
            <text:p>0.382026</text:p>
          </table:table-cell>
          <table:table-cell office:value-type="float" office:value="0.402944" calcext:value-type="float">
            <text:p>0.402944</text:p>
          </table:table-cell>
          <table:table-cell office:value-type="float" office:value="0.408357" calcext:value-type="float">
            <text:p>0.408357</text:p>
          </table:table-cell>
          <table:table-cell office:value-type="float" office:value="0.408477" calcext:value-type="float">
            <text:p>0.408477</text:p>
          </table:table-cell>
          <table:table-cell office:value-type="float" office:value="0.413569" calcext:value-type="float">
            <text:p>0.413569</text:p>
          </table:table-cell>
          <table:table-cell office:value-type="float" office:value="0.42682" calcext:value-type="float">
            <text:p>0.42682</text:p>
          </table:table-cell>
          <table:table-cell office:value-type="float" office:value="0.445575" calcext:value-type="float">
            <text:p>0.445575</text:p>
          </table:table-cell>
          <table:table-cell office:value-type="float" office:value="0.46197" calcext:value-type="float">
            <text:p>0.46197</text:p>
          </table:table-cell>
          <table:table-cell office:value-type="float" office:value="0.465639" calcext:value-type="float">
            <text:p>0.465639</text:p>
          </table:table-cell>
          <table:table-cell office:value-type="float" office:value="0.399022" calcext:value-type="float">
            <text:p>0.399022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059574" calcext:value-type="float">
            <text:p>0.059574</text:p>
          </table:table-cell>
          <table:table-cell office:value-type="float" office:value="0.283266" calcext:value-type="float">
            <text:p>0.283266</text:p>
          </table:table-cell>
          <table:table-cell office:value-type="float" office:value="0.355403" calcext:value-type="float">
            <text:p>0.355403</text:p>
          </table:table-cell>
          <table:table-cell office:value-type="float" office:value="0.388178" calcext:value-type="float">
            <text:p>0.388178</text:p>
          </table:table-cell>
          <table:table-cell office:value-type="float" office:value="0.403378" calcext:value-type="float">
            <text:p>0.403378</text:p>
          </table:table-cell>
          <table:table-cell office:value-type="float" office:value="0.408286" calcext:value-type="float">
            <text:p>0.408286</text:p>
          </table:table-cell>
          <table:table-cell office:value-type="float" office:value="0.408453" calcext:value-type="float">
            <text:p>0.408453</text:p>
          </table:table-cell>
          <table:table-cell office:value-type="float" office:value="0.412192" calcext:value-type="float">
            <text:p>0.412192</text:p>
          </table:table-cell>
          <table:table-cell office:value-type="float" office:value="0.423873" calcext:value-type="float">
            <text:p>0.423873</text:p>
          </table:table-cell>
          <table:table-cell office:value-type="float" office:value="0.447067" calcext:value-type="float">
            <text:p>0.447067</text:p>
          </table:table-cell>
          <table:table-cell office:value-type="float" office:value="0.461575" calcext:value-type="float">
            <text:p>0.461575</text:p>
          </table:table-cell>
          <table:table-cell office:value-type="float" office:value="0.465639" calcext:value-type="float">
            <text:p>0.465639</text:p>
          </table:table-cell>
          <table:table-cell office:value-type="float" office:value="0.399167" calcext:value-type="float">
            <text:p>0.399167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092012" calcext:value-type="float">
            <text:p>0.092012</text:p>
          </table:table-cell>
          <table:table-cell office:value-type="float" office:value="0.300377" calcext:value-type="float">
            <text:p>0.300377</text:p>
          </table:table-cell>
          <table:table-cell office:value-type="float" office:value="0.355547" calcext:value-type="float">
            <text:p>0.355547</text:p>
          </table:table-cell>
          <table:table-cell office:value-type="float" office:value="0.384309" calcext:value-type="float">
            <text:p>0.384309</text:p>
          </table:table-cell>
          <table:table-cell office:value-type="float" office:value="0.402758" calcext:value-type="float">
            <text:p>0.402758</text:p>
          </table:table-cell>
          <table:table-cell office:value-type="float" office:value="0.408262" calcext:value-type="float">
            <text:p>0.408262</text:p>
          </table:table-cell>
          <table:table-cell office:value-type="float" office:value="0.409204" calcext:value-type="float">
            <text:p>0.409204</text:p>
          </table:table-cell>
          <table:table-cell office:value-type="float" office:value="0.414912" calcext:value-type="float">
            <text:p>0.414912</text:p>
          </table:table-cell>
          <table:table-cell office:value-type="float" office:value="0.429332" calcext:value-type="float">
            <text:p>0.429332</text:p>
          </table:table-cell>
          <table:table-cell office:value-type="float" office:value="0.448696" calcext:value-type="float">
            <text:p>0.448696</text:p>
          </table:table-cell>
          <table:table-cell office:value-type="float" office:value="0.461616" calcext:value-type="float">
            <text:p>0.461616</text:p>
          </table:table-cell>
          <table:table-cell office:value-type="float" office:value="0.465639" calcext:value-type="float">
            <text:p>0.465639</text:p>
          </table:table-cell>
          <table:table-cell office:value-type="float" office:value="0.401501" calcext:value-type="float">
            <text:p>0.401501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-0.053759" calcext:value-type="float">
            <text:p>-0.053759</text:p>
          </table:table-cell>
          <table:table-cell office:value-type="float" office:value="0.251935" calcext:value-type="float">
            <text:p>0.251935</text:p>
          </table:table-cell>
          <table:table-cell office:value-type="float" office:value="0.327403" calcext:value-type="float">
            <text:p>0.327403</text:p>
          </table:table-cell>
          <table:table-cell office:value-type="float" office:value="0.366186" calcext:value-type="float">
            <text:p>0.366186</text:p>
          </table:table-cell>
          <table:table-cell office:value-type="float" office:value="0.39887" calcext:value-type="float">
            <text:p>0.39887</text:p>
          </table:table-cell>
          <table:table-cell office:value-type="float" office:value="0.407505" calcext:value-type="float">
            <text:p>0.407505</text:p>
          </table:table-cell>
          <table:table-cell office:value-type="float" office:value="0.408453" calcext:value-type="float">
            <text:p>0.408453</text:p>
          </table:table-cell>
          <table:table-cell office:value-type="float" office:value="0.410013" calcext:value-type="float">
            <text:p>0.410013</text:p>
          </table:table-cell>
          <table:table-cell office:value-type="float" office:value="0.415054" calcext:value-type="float">
            <text:p>0.415054</text:p>
          </table:table-cell>
          <table:table-cell office:value-type="float" office:value="0.435044" calcext:value-type="float">
            <text:p>0.435044</text:p>
          </table:table-cell>
          <table:table-cell office:value-type="float" office:value="0.462004" calcext:value-type="float">
            <text:p>0.462004</text:p>
          </table:table-cell>
          <table:table-cell office:value-type="float" office:value="0.465639" calcext:value-type="float">
            <text:p>0.465639</text:p>
          </table:table-cell>
          <table:table-cell office:value-type="float" office:value="0.388247" calcext:value-type="float">
            <text:p>0.388247</text:p>
          </table:table-cell>
          <table:table-cell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.092012" calcext:value-type="float">
            <text:p>0.092012</text:p>
          </table:table-cell>
          <table:table-cell office:value-type="float" office:value="0.282818" calcext:value-type="float">
            <text:p>0.282818</text:p>
          </table:table-cell>
          <table:table-cell office:value-type="float" office:value="0.333882" calcext:value-type="float">
            <text:p>0.333882</text:p>
          </table:table-cell>
          <table:table-cell office:value-type="float" office:value="0.372744" calcext:value-type="float">
            <text:p>0.372744</text:p>
          </table:table-cell>
          <table:table-cell office:value-type="float" office:value="0.402091" calcext:value-type="float">
            <text:p>0.402091</text:p>
          </table:table-cell>
          <table:table-cell office:value-type="float" office:value="0.408034" calcext:value-type="float">
            <text:p>0.408034</text:p>
          </table:table-cell>
          <table:table-cell office:value-type="float" office:value="0.408453" calcext:value-type="float">
            <text:p>0.408453</text:p>
          </table:table-cell>
          <table:table-cell office:value-type="float" office:value="0.41019" calcext:value-type="float">
            <text:p>0.41019</text:p>
          </table:table-cell>
          <table:table-cell office:value-type="float" office:value="0.417667" calcext:value-type="float">
            <text:p>0.417667</text:p>
          </table:table-cell>
          <table:table-cell office:value-type="float" office:value="0.43846" calcext:value-type="float">
            <text:p>0.43846</text:p>
          </table:table-cell>
          <table:table-cell office:value-type="float" office:value="0.460406" calcext:value-type="float">
            <text:p>0.460406</text:p>
          </table:table-cell>
          <table:table-cell office:value-type="float" office:value="0.465639" calcext:value-type="float">
            <text:p>0.465639</text:p>
          </table:table-cell>
          <table:table-cell office:value-type="float" office:value="0.393475" calcext:value-type="float">
            <text:p>0.393475</text:p>
          </table:table-cell>
          <table:table-cell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.092012" calcext:value-type="float">
            <text:p>0.092012</text:p>
          </table:table-cell>
          <table:table-cell office:value-type="float" office:value="0.273581" calcext:value-type="float">
            <text:p>0.273581</text:p>
          </table:table-cell>
          <table:table-cell office:value-type="float" office:value="0.340162" calcext:value-type="float">
            <text:p>0.340162</text:p>
          </table:table-cell>
          <table:table-cell office:value-type="float" office:value="0.370658" calcext:value-type="float">
            <text:p>0.370658</text:p>
          </table:table-cell>
          <table:table-cell office:value-type="float" office:value="0.398523" calcext:value-type="float">
            <text:p>0.398523</text:p>
          </table:table-cell>
          <table:table-cell office:value-type="float" office:value="0.407295" calcext:value-type="float">
            <text:p>0.407295</text:p>
          </table:table-cell>
          <table:table-cell office:value-type="float" office:value="0.408453" calcext:value-type="float">
            <text:p>0.408453</text:p>
          </table:table-cell>
          <table:table-cell office:value-type="float" office:value="0.41065" calcext:value-type="float">
            <text:p>0.41065</text:p>
          </table:table-cell>
          <table:table-cell office:value-type="float" office:value="0.418025" calcext:value-type="float">
            <text:p>0.418025</text:p>
          </table:table-cell>
          <table:table-cell office:value-type="float" office:value="0.439062" calcext:value-type="float">
            <text:p>0.439062</text:p>
          </table:table-cell>
          <table:table-cell office:value-type="float" office:value="0.462039" calcext:value-type="float">
            <text:p>0.462039</text:p>
          </table:table-cell>
          <table:table-cell office:value-type="float" office:value="0.465639" calcext:value-type="float">
            <text:p>0.465639</text:p>
          </table:table-cell>
          <table:table-cell office:value-type="float" office:value="0.392845" calcext:value-type="float">
            <text:p>0.392845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-0.018044" calcext:value-type="float">
            <text:p>-0.018044</text:p>
          </table:table-cell>
          <table:table-cell office:value-type="float" office:value="0.206318" calcext:value-type="float">
            <text:p>0.206318</text:p>
          </table:table-cell>
          <table:table-cell office:value-type="float" office:value="0.322661" calcext:value-type="float">
            <text:p>0.322661</text:p>
          </table:table-cell>
          <table:table-cell office:value-type="float" office:value="0.355804" calcext:value-type="float">
            <text:p>0.355804</text:p>
          </table:table-cell>
          <table:table-cell office:value-type="float" office:value="0.392867" calcext:value-type="float">
            <text:p>0.392867</text:p>
          </table:table-cell>
          <table:table-cell office:value-type="float" office:value="0.406412" calcext:value-type="float">
            <text:p>0.406412</text:p>
          </table:table-cell>
          <table:table-cell office:value-type="float" office:value="0.408453" calcext:value-type="float">
            <text:p>0.408453</text:p>
          </table:table-cell>
          <table:table-cell office:value-type="float" office:value="0.410066" calcext:value-type="float">
            <text:p>0.410066</text:p>
          </table:table-cell>
          <table:table-cell office:value-type="float" office:value="0.418353" calcext:value-type="float">
            <text:p>0.418353</text:p>
          </table:table-cell>
          <table:table-cell office:value-type="float" office:value="0.438754" calcext:value-type="float">
            <text:p>0.438754</text:p>
          </table:table-cell>
          <table:table-cell office:value-type="float" office:value="0.461249" calcext:value-type="float">
            <text:p>0.461249</text:p>
          </table:table-cell>
          <table:table-cell office:value-type="float" office:value="0.465639" calcext:value-type="float">
            <text:p>0.465639</text:p>
          </table:table-cell>
          <table:table-cell office:value-type="float" office:value="0.382094" calcext:value-type="float">
            <text:p>0.382094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10414" calcext:value-type="float">
            <text:p>0.10414</text:p>
          </table:table-cell>
          <table:table-cell office:value-type="float" office:value="0.248261" calcext:value-type="float">
            <text:p>0.248261</text:p>
          </table:table-cell>
          <table:table-cell office:value-type="float" office:value="0.33393" calcext:value-type="float">
            <text:p>0.33393</text:p>
          </table:table-cell>
          <table:table-cell office:value-type="float" office:value="0.367498" calcext:value-type="float">
            <text:p>0.367498</text:p>
          </table:table-cell>
          <table:table-cell office:value-type="float" office:value="0.395817" calcext:value-type="float">
            <text:p>0.395817</text:p>
          </table:table-cell>
          <table:table-cell office:value-type="float" office:value="0.40467" calcext:value-type="float">
            <text:p>0.40467</text:p>
          </table:table-cell>
          <table:table-cell office:value-type="float" office:value="0.408376" calcext:value-type="float">
            <text:p>0.408376</text:p>
          </table:table-cell>
          <table:table-cell office:value-type="float" office:value="0.408689" calcext:value-type="float">
            <text:p>0.408689</text:p>
          </table:table-cell>
          <table:table-cell office:value-type="float" office:value="0.414543" calcext:value-type="float">
            <text:p>0.414543</text:p>
          </table:table-cell>
          <table:table-cell office:value-type="float" office:value="0.433871" calcext:value-type="float">
            <text:p>0.433871</text:p>
          </table:table-cell>
          <table:table-cell office:value-type="float" office:value="0.461297" calcext:value-type="float">
            <text:p>0.461297</text:p>
          </table:table-cell>
          <table:table-cell office:value-type="float" office:value="0.465639" calcext:value-type="float">
            <text:p>0.465639</text:p>
          </table:table-cell>
          <table:table-cell office:value-type="float" office:value="0.387695" calcext:value-type="float">
            <text:p>0.387695</text:p>
          </table:table-cell>
          <table:table-cell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-1" calcext:value-type="float">
            <text:p>-1</text:p>
          </table:table-cell>
          <table:table-cell office:value-type="float" office:value="0.190509" calcext:value-type="float">
            <text:p>0.190509</text:p>
          </table:table-cell>
          <table:table-cell office:value-type="float" office:value="0.3322" calcext:value-type="float">
            <text:p>0.3322</text:p>
          </table:table-cell>
          <table:table-cell office:value-type="float" office:value="0.360019" calcext:value-type="float">
            <text:p>0.360019</text:p>
          </table:table-cell>
          <table:table-cell office:value-type="float" office:value="0.387997" calcext:value-type="float">
            <text:p>0.387997</text:p>
          </table:table-cell>
          <table:table-cell office:value-type="float" office:value="0.401874" calcext:value-type="float">
            <text:p>0.401874</text:p>
          </table:table-cell>
          <table:table-cell office:value-type="float" office:value="0.408314" calcext:value-type="float">
            <text:p>0.408314</text:p>
          </table:table-cell>
          <table:table-cell office:value-type="float" office:value="0.40904" calcext:value-type="float">
            <text:p>0.40904</text:p>
          </table:table-cell>
          <table:table-cell office:value-type="float" office:value="0.420452" calcext:value-type="float">
            <text:p>0.420452</text:p>
          </table:table-cell>
          <table:table-cell office:value-type="float" office:value="0.44357" calcext:value-type="float">
            <text:p>0.44357</text:p>
          </table:table-cell>
          <table:table-cell office:value-type="float" office:value="0.460065" calcext:value-type="float">
            <text:p>0.460065</text:p>
          </table:table-cell>
          <table:table-cell office:value-type="float" office:value="0.465639" calcext:value-type="float">
            <text:p>0.465639</text:p>
          </table:table-cell>
          <table:table-cell office:value-type="float" office:value="0.381404" calcext:value-type="float">
            <text:p>0.381404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.071598" calcext:value-type="float">
            <text:p>0.071598</text:p>
          </table:table-cell>
          <table:table-cell office:value-type="float" office:value="0.230765" calcext:value-type="float">
            <text:p>0.230765</text:p>
          </table:table-cell>
          <table:table-cell office:value-type="float" office:value="0.333448" calcext:value-type="float">
            <text:p>0.333448</text:p>
          </table:table-cell>
          <table:table-cell office:value-type="float" office:value="0.36105" calcext:value-type="float">
            <text:p>0.36105</text:p>
          </table:table-cell>
          <table:table-cell office:value-type="float" office:value="0.386512" calcext:value-type="float">
            <text:p>0.386512</text:p>
          </table:table-cell>
          <table:table-cell office:value-type="float" office:value="0.401576" calcext:value-type="float">
            <text:p>0.401576</text:p>
          </table:table-cell>
          <table:table-cell office:value-type="float" office:value="0.408453" calcext:value-type="float">
            <text:p>0.408453</text:p>
          </table:table-cell>
          <table:table-cell office:value-type="float" office:value="0.408736" calcext:value-type="float">
            <text:p>0.408736</text:p>
          </table:table-cell>
          <table:table-cell office:value-type="float" office:value="0.417526" calcext:value-type="float">
            <text:p>0.417526</text:p>
          </table:table-cell>
          <table:table-cell office:value-type="float" office:value="0.443339" calcext:value-type="float">
            <text:p>0.443339</text:p>
          </table:table-cell>
          <table:table-cell office:value-type="float" office:value="0.45967" calcext:value-type="float">
            <text:p>0.45967</text:p>
          </table:table-cell>
          <table:table-cell office:value-type="float" office:value="0.465639" calcext:value-type="float">
            <text:p>0.465639</text:p>
          </table:table-cell>
          <table:table-cell office:value-type="float" office:value="0.385108" calcext:value-type="float">
            <text:p>0.385108</text:p>
          </table:table-cell>
          <table:table-cell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.071598" calcext:value-type="float">
            <text:p>0.071598</text:p>
          </table:table-cell>
          <table:table-cell office:value-type="float" office:value="0.204924" calcext:value-type="float">
            <text:p>0.204924</text:p>
          </table:table-cell>
          <table:table-cell office:value-type="float" office:value="0.329354" calcext:value-type="float">
            <text:p>0.329354</text:p>
          </table:table-cell>
          <table:table-cell office:value-type="float" office:value="0.354833" calcext:value-type="float">
            <text:p>0.354833</text:p>
          </table:table-cell>
          <table:table-cell office:value-type="float" office:value="0.382979" calcext:value-type="float">
            <text:p>0.382979</text:p>
          </table:table-cell>
          <table:table-cell office:value-type="float" office:value="0.398304" calcext:value-type="float">
            <text:p>0.398304</text:p>
          </table:table-cell>
          <table:table-cell office:value-type="float" office:value="0.408091" calcext:value-type="float">
            <text:p>0.408091</text:p>
          </table:table-cell>
          <table:table-cell office:value-type="float" office:value="0.408453" calcext:value-type="float">
            <text:p>0.408453</text:p>
          </table:table-cell>
          <table:table-cell office:value-type="float" office:value="0.409719" calcext:value-type="float">
            <text:p>0.409719</text:p>
          </table:table-cell>
          <table:table-cell office:value-type="float" office:value="0.427273" calcext:value-type="float">
            <text:p>0.427273</text:p>
          </table:table-cell>
          <table:table-cell office:value-type="float" office:value="0.454772" calcext:value-type="float">
            <text:p>0.454772</text:p>
          </table:table-cell>
          <table:table-cell office:value-type="float" office:value="0.465639" calcext:value-type="float">
            <text:p>0.465639</text:p>
          </table:table-cell>
          <table:table-cell office:value-type="float" office:value="0.37787" calcext:value-type="float">
            <text:p>0.37787</text:p>
          </table:table-cell>
          <table:table-cell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.066466" calcext:value-type="float">
            <text:p>0.066466</text:p>
          </table:table-cell>
          <table:table-cell office:value-type="float" office:value="0.177422" calcext:value-type="float">
            <text:p>0.177422</text:p>
          </table:table-cell>
          <table:table-cell office:value-type="float" office:value="0.312431" calcext:value-type="float">
            <text:p>0.312431</text:p>
          </table:table-cell>
          <table:table-cell office:value-type="float" office:value="0.354202" calcext:value-type="float">
            <text:p>0.354202</text:p>
          </table:table-cell>
          <table:table-cell office:value-type="float" office:value="0.386274" calcext:value-type="float">
            <text:p>0.386274</text:p>
          </table:table-cell>
          <table:table-cell office:value-type="float" office:value="0.399957" calcext:value-type="float">
            <text:p>0.399957</text:p>
          </table:table-cell>
          <table:table-cell office:value-type="float" office:value="0.407403" calcext:value-type="float">
            <text:p>0.407403</text:p>
          </table:table-cell>
          <table:table-cell office:value-type="float" office:value="0.408453" calcext:value-type="float">
            <text:p>0.408453</text:p>
          </table:table-cell>
          <table:table-cell office:value-type="float" office:value="0.411324" calcext:value-type="float">
            <text:p>0.411324</text:p>
          </table:table-cell>
          <table:table-cell office:value-type="float" office:value="0.434846" calcext:value-type="float">
            <text:p>0.434846</text:p>
          </table:table-cell>
          <table:table-cell office:value-type="float" office:value="0.45888" calcext:value-type="float">
            <text:p>0.45888</text:p>
          </table:table-cell>
          <table:table-cell office:value-type="float" office:value="0.465639" calcext:value-type="float">
            <text:p>0.465639</text:p>
          </table:table-cell>
          <table:table-cell office:value-type="float" office:value="0.375119" calcext:value-type="float">
            <text:p>0.375119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66466" calcext:value-type="float">
            <text:p>0.066466</text:p>
          </table:table-cell>
          <table:table-cell office:value-type="float" office:value="0.200422" calcext:value-type="float">
            <text:p>0.200422</text:p>
          </table:table-cell>
          <table:table-cell office:value-type="float" office:value="0.325977" calcext:value-type="float">
            <text:p>0.325977</text:p>
          </table:table-cell>
          <table:table-cell office:value-type="float" office:value="0.365496" calcext:value-type="float">
            <text:p>0.365496</text:p>
          </table:table-cell>
          <table:table-cell office:value-type="float" office:value="0.396322" calcext:value-type="float">
            <text:p>0.396322</text:p>
          </table:table-cell>
          <table:table-cell office:value-type="float" office:value="0.407169" calcext:value-type="float">
            <text:p>0.407169</text:p>
          </table:table-cell>
          <table:table-cell office:value-type="float" office:value="0.408453" calcext:value-type="float">
            <text:p>0.408453</text:p>
          </table:table-cell>
          <table:table-cell office:value-type="float" office:value="0.409004" calcext:value-type="float">
            <text:p>0.409004</text:p>
          </table:table-cell>
          <table:table-cell office:value-type="float" office:value="0.422336" calcext:value-type="float">
            <text:p>0.422336</text:p>
          </table:table-cell>
          <table:table-cell office:value-type="float" office:value="0.446134" calcext:value-type="float">
            <text:p>0.446134</text:p>
          </table:table-cell>
          <table:table-cell office:value-type="float" office:value="0.461188" calcext:value-type="float">
            <text:p>0.461188</text:p>
          </table:table-cell>
          <table:table-cell office:value-type="float" office:value="0.465639" calcext:value-type="float">
            <text:p>0.465639</text:p>
          </table:table-cell>
          <table:table-cell office:value-type="float" office:value="0.38425" calcext:value-type="float">
            <text:p>0.38425</text:p>
          </table:table-cell>
          <table:table-cell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066466" calcext:value-type="float">
            <text:p>0.066466</text:p>
          </table:table-cell>
          <table:table-cell office:value-type="float" office:value="0.187558" calcext:value-type="float">
            <text:p>0.187558</text:p>
          </table:table-cell>
          <table:table-cell office:value-type="float" office:value="0.314298" calcext:value-type="float">
            <text:p>0.314298</text:p>
          </table:table-cell>
          <table:table-cell office:value-type="float" office:value="0.372976" calcext:value-type="float">
            <text:p>0.372976</text:p>
          </table:table-cell>
          <table:table-cell office:value-type="float" office:value="0.40135" calcext:value-type="float">
            <text:p>0.40135</text:p>
          </table:table-cell>
          <table:table-cell office:value-type="float" office:value="0.40823" calcext:value-type="float">
            <text:p>0.40823</text:p>
          </table:table-cell>
          <table:table-cell office:value-type="float" office:value="0.408453" calcext:value-type="float">
            <text:p>0.408453</text:p>
          </table:table-cell>
          <table:table-cell office:value-type="float" office:value="0.408518" calcext:value-type="float">
            <text:p>0.408518</text:p>
          </table:table-cell>
          <table:table-cell office:value-type="float" office:value="0.415671" calcext:value-type="float">
            <text:p>0.415671</text:p>
          </table:table-cell>
          <table:table-cell office:value-type="float" office:value="0.439844" calcext:value-type="float">
            <text:p>0.439844</text:p>
          </table:table-cell>
          <table:table-cell office:value-type="float" office:value="0.458826" calcext:value-type="float">
            <text:p>0.458826</text:p>
          </table:table-cell>
          <table:table-cell office:value-type="float" office:value="0.465639" calcext:value-type="float">
            <text:p>0.465639</text:p>
          </table:table-cell>
          <table:table-cell office:value-type="float" office:value="0.381572" calcext:value-type="float">
            <text:p>0.381572</text:p>
          </table:table-cell>
          <table:table-cell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.048159" calcext:value-type="float">
            <text:p>0.048159</text:p>
          </table:table-cell>
          <table:table-cell office:value-type="float" office:value="0.17706" calcext:value-type="float">
            <text:p>0.17706</text:p>
          </table:table-cell>
          <table:table-cell office:value-type="float" office:value="0.334976" calcext:value-type="float">
            <text:p>0.334976</text:p>
          </table:table-cell>
          <table:table-cell office:value-type="float" office:value="0.37901" calcext:value-type="float">
            <text:p>0.37901</text:p>
          </table:table-cell>
          <table:table-cell office:value-type="float" office:value="0.40085" calcext:value-type="float">
            <text:p>0.40085</text:p>
          </table:table-cell>
          <table:table-cell office:value-type="float" office:value="0.407" calcext:value-type="float">
            <text:p>0.407</text:p>
          </table:table-cell>
          <table:table-cell office:value-type="float" office:value="0.408453" calcext:value-type="float">
            <text:p>0.408453</text:p>
          </table:table-cell>
          <table:table-cell office:value-type="float" office:value="0.408671" calcext:value-type="float">
            <text:p>0.408671</text:p>
          </table:table-cell>
          <table:table-cell office:value-type="float" office:value="0.41842" calcext:value-type="float">
            <text:p>0.41842</text:p>
          </table:table-cell>
          <table:table-cell office:value-type="float" office:value="0.440054" calcext:value-type="float">
            <text:p>0.440054</text:p>
          </table:table-cell>
          <table:table-cell office:value-type="float" office:value="0.458023" calcext:value-type="float">
            <text:p>0.458023</text:p>
          </table:table-cell>
          <table:table-cell office:value-type="float" office:value="0.465639" calcext:value-type="float">
            <text:p>0.465639</text:p>
          </table:table-cell>
          <table:table-cell office:value-type="float" office:value="0.383252" calcext:value-type="float">
            <text:p>0.383252</text:p>
          </table:table-cell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.02563" calcext:value-type="float">
            <text:p>0.02563</text:p>
          </table:table-cell>
          <table:table-cell office:value-type="float" office:value="0.212687" calcext:value-type="float">
            <text:p>0.212687</text:p>
          </table:table-cell>
          <table:table-cell office:value-type="float" office:value="0.331022" calcext:value-type="float">
            <text:p>0.331022</text:p>
          </table:table-cell>
          <table:table-cell office:value-type="float" office:value="0.379804" calcext:value-type="float">
            <text:p>0.379804</text:p>
          </table:table-cell>
          <table:table-cell office:value-type="float" office:value="0.401108" calcext:value-type="float">
            <text:p>0.401108</text:p>
          </table:table-cell>
          <table:table-cell office:value-type="float" office:value="0.407346" calcext:value-type="float">
            <text:p>0.407346</text:p>
          </table:table-cell>
          <table:table-cell table:number-columns-repeated="2" office:value-type="float" office:value="0.408453" calcext:value-type="float">
            <text:p>0.408453</text:p>
          </table:table-cell>
          <table:table-cell office:value-type="float" office:value="0.413563" calcext:value-type="float">
            <text:p>0.413563</text:p>
          </table:table-cell>
          <table:table-cell office:value-type="float" office:value="0.435099" calcext:value-type="float">
            <text:p>0.435099</text:p>
          </table:table-cell>
          <table:table-cell office:value-type="float" office:value="0.457628" calcext:value-type="float">
            <text:p>0.457628</text:p>
          </table:table-cell>
          <table:table-cell office:value-type="float" office:value="0.465639" calcext:value-type="float">
            <text:p>0.465639</text:p>
          </table:table-cell>
          <table:table-cell office:value-type="float" office:value="0.385516" calcext:value-type="float">
            <text:p>0.385516</text:p>
          </table:table-cell>
          <table:table-cell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.048159" calcext:value-type="float">
            <text:p>0.048159</text:p>
          </table:table-cell>
          <table:table-cell office:value-type="float" office:value="0.221321" calcext:value-type="float">
            <text:p>0.221321</text:p>
          </table:table-cell>
          <table:table-cell office:value-type="float" office:value="0.33527" calcext:value-type="float">
            <text:p>0.33527</text:p>
          </table:table-cell>
          <table:table-cell office:value-type="float" office:value="0.377185" calcext:value-type="float">
            <text:p>0.377185</text:p>
          </table:table-cell>
          <table:table-cell office:value-type="float" office:value="0.400296" calcext:value-type="float">
            <text:p>0.400296</text:p>
          </table:table-cell>
          <table:table-cell office:value-type="float" office:value="0.406423" calcext:value-type="float">
            <text:p>0.406423</text:p>
          </table:table-cell>
          <table:table-cell table:number-columns-repeated="2" office:value-type="float" office:value="0.408453" calcext:value-type="float">
            <text:p>0.408453</text:p>
          </table:table-cell>
          <table:table-cell office:value-type="float" office:value="0.41831" calcext:value-type="float">
            <text:p>0.41831</text:p>
          </table:table-cell>
          <table:table-cell office:value-type="float" office:value="0.445145" calcext:value-type="float">
            <text:p>0.445145</text:p>
          </table:table-cell>
          <table:table-cell office:value-type="float" office:value="0.459963" calcext:value-type="float">
            <text:p>0.459963</text:p>
          </table:table-cell>
          <table:table-cell office:value-type="float" office:value="0.465639" calcext:value-type="float">
            <text:p>0.465639</text:p>
          </table:table-cell>
          <table:table-cell office:value-type="float" office:value="0.388082" calcext:value-type="float">
            <text:p>0.388082</text:p>
          </table:table-cell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.060093" calcext:value-type="float">
            <text:p>0.060093</text:p>
          </table:table-cell>
          <table:table-cell office:value-type="float" office:value="0.232783" calcext:value-type="float">
            <text:p>0.232783</text:p>
          </table:table-cell>
          <table:table-cell office:value-type="float" office:value="0.327557" calcext:value-type="float">
            <text:p>0.327557</text:p>
          </table:table-cell>
          <table:table-cell office:value-type="float" office:value="0.372086" calcext:value-type="float">
            <text:p>0.372086</text:p>
          </table:table-cell>
          <table:table-cell office:value-type="float" office:value="0.400478" calcext:value-type="float">
            <text:p>0.400478</text:p>
          </table:table-cell>
          <table:table-cell office:value-type="float" office:value="0.407021" calcext:value-type="float">
            <text:p>0.407021</text:p>
          </table:table-cell>
          <table:table-cell office:value-type="float" office:value="0.408453" calcext:value-type="float">
            <text:p>0.408453</text:p>
          </table:table-cell>
          <table:table-cell office:value-type="float" office:value="0.410215" calcext:value-type="float">
            <text:p>0.410215</text:p>
          </table:table-cell>
          <table:table-cell office:value-type="float" office:value="0.429216" calcext:value-type="float">
            <text:p>0.429216</text:p>
          </table:table-cell>
          <table:table-cell office:value-type="float" office:value="0.447821" calcext:value-type="float">
            <text:p>0.447821</text:p>
          </table:table-cell>
          <table:table-cell office:value-type="float" office:value="0.460786" calcext:value-type="float">
            <text:p>0.460786</text:p>
          </table:table-cell>
          <table:table-cell office:value-type="float" office:value="0.465639" calcext:value-type="float">
            <text:p>0.465639</text:p>
          </table:table-cell>
          <table:table-cell office:value-type="float" office:value="0.389642" calcext:value-type="float">
            <text:p>0.389642</text:p>
          </table:table-cell>
          <table:table-cell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.060093" calcext:value-type="float">
            <text:p>0.060093</text:p>
          </table:table-cell>
          <table:table-cell office:value-type="float" office:value="0.237139" calcext:value-type="float">
            <text:p>0.237139</text:p>
          </table:table-cell>
          <table:table-cell office:value-type="float" office:value="0.347064" calcext:value-type="float">
            <text:p>0.347064</text:p>
          </table:table-cell>
          <table:table-cell office:value-type="float" office:value="0.390911" calcext:value-type="float">
            <text:p>0.390911</text:p>
          </table:table-cell>
          <table:table-cell office:value-type="float" office:value="0.403011" calcext:value-type="float">
            <text:p>0.403011</text:p>
          </table:table-cell>
          <table:table-cell office:value-type="float" office:value="0.408007" calcext:value-type="float">
            <text:p>0.408007</text:p>
          </table:table-cell>
          <table:table-cell office:value-type="float" office:value="0.408453" calcext:value-type="float">
            <text:p>0.408453</text:p>
          </table:table-cell>
          <table:table-cell office:value-type="float" office:value="0.411711" calcext:value-type="float">
            <text:p>0.411711</text:p>
          </table:table-cell>
          <table:table-cell office:value-type="float" office:value="0.425628" calcext:value-type="float">
            <text:p>0.425628</text:p>
          </table:table-cell>
          <table:table-cell office:value-type="float" office:value="0.443791" calcext:value-type="float">
            <text:p>0.443791</text:p>
          </table:table-cell>
          <table:table-cell office:value-type="float" office:value="0.459207" calcext:value-type="float">
            <text:p>0.459207</text:p>
          </table:table-cell>
          <table:table-cell office:value-type="float" office:value="0.465639" calcext:value-type="float">
            <text:p>0.465639</text:p>
          </table:table-cell>
          <table:table-cell office:value-type="float" office:value="0.393492" calcext:value-type="float">
            <text:p>0.393492</text:p>
          </table:table-cell>
          <table:table-cell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0.065164" calcext:value-type="float">
            <text:p>0.065164</text:p>
          </table:table-cell>
          <table:table-cell office:value-type="float" office:value="0.245407" calcext:value-type="float">
            <text:p>0.245407</text:p>
          </table:table-cell>
          <table:table-cell office:value-type="float" office:value="0.336631" calcext:value-type="float">
            <text:p>0.336631</text:p>
          </table:table-cell>
          <table:table-cell office:value-type="float" office:value="0.369279" calcext:value-type="float">
            <text:p>0.369279</text:p>
          </table:table-cell>
          <table:table-cell office:value-type="float" office:value="0.394891" calcext:value-type="float">
            <text:p>0.394891</text:p>
          </table:table-cell>
          <table:table-cell office:value-type="float" office:value="0.405254" calcext:value-type="float">
            <text:p>0.405254</text:p>
          </table:table-cell>
          <table:table-cell office:value-type="float" office:value="0.408453" calcext:value-type="float">
            <text:p>0.408453</text:p>
          </table:table-cell>
          <table:table-cell office:value-type="float" office:value="0.410962" calcext:value-type="float">
            <text:p>0.410962</text:p>
          </table:table-cell>
          <table:table-cell office:value-type="float" office:value="0.425117" calcext:value-type="float">
            <text:p>0.425117</text:p>
          </table:table-cell>
          <table:table-cell office:value-type="float" office:value="0.449746" calcext:value-type="float">
            <text:p>0.449746</text:p>
          </table:table-cell>
          <table:table-cell office:value-type="float" office:value="0.460758" calcext:value-type="float">
            <text:p>0.460758</text:p>
          </table:table-cell>
          <table:table-cell office:value-type="float" office:value="0.465639" calcext:value-type="float">
            <text:p>0.465639</text:p>
          </table:table-cell>
          <table:table-cell office:value-type="float" office:value="0.39065" calcext:value-type="float">
            <text:p>0.39065</text:p>
          </table:table-cell>
          <table:table-cell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.099656" calcext:value-type="float">
            <text:p>0.099656</text:p>
          </table:table-cell>
          <table:table-cell office:value-type="float" office:value="0.265541" calcext:value-type="float">
            <text:p>0.265541</text:p>
          </table:table-cell>
          <table:table-cell office:value-type="float" office:value="0.340979" calcext:value-type="float">
            <text:p>0.340979</text:p>
          </table:table-cell>
          <table:table-cell office:value-type="float" office:value="0.373721" calcext:value-type="float">
            <text:p>0.373721</text:p>
          </table:table-cell>
          <table:table-cell office:value-type="float" office:value="0.400618" calcext:value-type="float">
            <text:p>0.400618</text:p>
          </table:table-cell>
          <table:table-cell office:value-type="float" office:value="0.408006" calcext:value-type="float">
            <text:p>0.408006</text:p>
          </table:table-cell>
          <table:table-cell office:value-type="float" office:value="0.408453" calcext:value-type="float">
            <text:p>0.408453</text:p>
          </table:table-cell>
          <table:table-cell office:value-type="float" office:value="0.412545" calcext:value-type="float">
            <text:p>0.412545</text:p>
          </table:table-cell>
          <table:table-cell office:value-type="float" office:value="0.425846" calcext:value-type="float">
            <text:p>0.425846</text:p>
          </table:table-cell>
          <table:table-cell office:value-type="float" office:value="0.448762" calcext:value-type="float">
            <text:p>0.448762</text:p>
          </table:table-cell>
          <table:table-cell office:value-type="float" office:value="0.460765" calcext:value-type="float">
            <text:p>0.460765</text:p>
          </table:table-cell>
          <table:table-cell office:value-type="float" office:value="0.465639" calcext:value-type="float">
            <text:p>0.465639</text:p>
          </table:table-cell>
          <table:table-cell office:value-type="float" office:value="0.394524" calcext:value-type="float">
            <text:p>0.394524</text:p>
          </table:table-cell>
          <table:table-cell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.159374" calcext:value-type="float">
            <text:p>0.159374</text:p>
          </table:table-cell>
          <table:table-cell office:value-type="float" office:value="0.28448" calcext:value-type="float">
            <text:p>0.28448</text:p>
          </table:table-cell>
          <table:table-cell office:value-type="float" office:value="0.33869" calcext:value-type="float">
            <text:p>0.33869</text:p>
          </table:table-cell>
          <table:table-cell office:value-type="float" office:value="0.359713" calcext:value-type="float">
            <text:p>0.359713</text:p>
          </table:table-cell>
          <table:table-cell office:value-type="float" office:value="0.387225" calcext:value-type="float">
            <text:p>0.387225</text:p>
          </table:table-cell>
          <table:table-cell office:value-type="float" office:value="0.402705" calcext:value-type="float">
            <text:p>0.402705</text:p>
          </table:table-cell>
          <table:table-cell office:value-type="float" office:value="0.40839" calcext:value-type="float">
            <text:p>0.40839</text:p>
          </table:table-cell>
          <table:table-cell office:value-type="float" office:value="0.409817" calcext:value-type="float">
            <text:p>0.409817</text:p>
          </table:table-cell>
          <table:table-cell office:value-type="float" office:value="0.419244" calcext:value-type="float">
            <text:p>0.419244</text:p>
          </table:table-cell>
          <table:table-cell office:value-type="float" office:value="0.437561" calcext:value-type="float">
            <text:p>0.437561</text:p>
          </table:table-cell>
          <table:table-cell office:value-type="float" office:value="0.460364" calcext:value-type="float">
            <text:p>0.460364</text:p>
          </table:table-cell>
          <table:table-cell office:value-type="float" office:value="0.465639" calcext:value-type="float">
            <text:p>0.465639</text:p>
          </table:table-cell>
          <table:table-cell office:value-type="float" office:value="0.390819" calcext:value-type="float">
            <text:p>0.390819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098315" calcext:value-type="float">
            <text:p>0.098315</text:p>
          </table:table-cell>
          <table:table-cell office:value-type="float" office:value="0.289561" calcext:value-type="float">
            <text:p>0.289561</text:p>
          </table:table-cell>
          <table:table-cell office:value-type="float" office:value="0.345021" calcext:value-type="float">
            <text:p>0.345021</text:p>
          </table:table-cell>
          <table:table-cell office:value-type="float" office:value="0.371406" calcext:value-type="float">
            <text:p>0.371406</text:p>
          </table:table-cell>
          <table:table-cell office:value-type="float" office:value="0.395304" calcext:value-type="float">
            <text:p>0.395304</text:p>
          </table:table-cell>
          <table:table-cell office:value-type="float" office:value="0.406115" calcext:value-type="float">
            <text:p>0.406115</text:p>
          </table:table-cell>
          <table:table-cell office:value-type="float" office:value="0.408453" calcext:value-type="float">
            <text:p>0.408453</text:p>
          </table:table-cell>
          <table:table-cell office:value-type="float" office:value="0.412655" calcext:value-type="float">
            <text:p>0.412655</text:p>
          </table:table-cell>
          <table:table-cell office:value-type="float" office:value="0.425329" calcext:value-type="float">
            <text:p>0.425329</text:p>
          </table:table-cell>
          <table:table-cell office:value-type="float" office:value="0.442945" calcext:value-type="float">
            <text:p>0.442945</text:p>
          </table:table-cell>
          <table:table-cell office:value-type="float" office:value="0.459582" calcext:value-type="float">
            <text:p>0.459582</text:p>
          </table:table-cell>
          <table:table-cell office:value-type="float" office:value="0.465639" calcext:value-type="float">
            <text:p>0.465639</text:p>
          </table:table-cell>
          <table:table-cell office:value-type="float" office:value="0.395637" calcext:value-type="float">
            <text:p>0.395637</text:p>
          </table:table-cell>
          <table:table-cell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.074301" calcext:value-type="float">
            <text:p>0.074301</text:p>
          </table:table-cell>
          <table:table-cell office:value-type="float" office:value="0.28241" calcext:value-type="float">
            <text:p>0.28241</text:p>
          </table:table-cell>
          <table:table-cell office:value-type="float" office:value="0.345298" calcext:value-type="float">
            <text:p>0.345298</text:p>
          </table:table-cell>
          <table:table-cell office:value-type="float" office:value="0.375844" calcext:value-type="float">
            <text:p>0.375844</text:p>
          </table:table-cell>
          <table:table-cell office:value-type="float" office:value="0.39536" calcext:value-type="float">
            <text:p>0.39536</text:p>
          </table:table-cell>
          <table:table-cell office:value-type="float" office:value="0.405827" calcext:value-type="float">
            <text:p>0.405827</text:p>
          </table:table-cell>
          <table:table-cell office:value-type="float" office:value="0.408482" calcext:value-type="float">
            <text:p>0.408482</text:p>
          </table:table-cell>
          <table:table-cell office:value-type="float" office:value="0.413967" calcext:value-type="float">
            <text:p>0.413967</text:p>
          </table:table-cell>
          <table:table-cell office:value-type="float" office:value="0.427383" calcext:value-type="float">
            <text:p>0.427383</text:p>
          </table:table-cell>
          <table:table-cell office:value-type="float" office:value="0.443156" calcext:value-type="float">
            <text:p>0.443156</text:p>
          </table:table-cell>
          <table:table-cell office:value-type="float" office:value="0.458424" calcext:value-type="float">
            <text:p>0.458424</text:p>
          </table:table-cell>
          <table:table-cell office:value-type="float" office:value="0.465639" calcext:value-type="float">
            <text:p>0.465639</text:p>
          </table:table-cell>
          <table:table-cell office:value-type="float" office:value="0.395615" calcext:value-type="float">
            <text:p>0.395615</text:p>
          </table:table-cell>
          <table:table-cell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-0.003755" calcext:value-type="float">
            <text:p>-0.003755</text:p>
          </table:table-cell>
          <table:table-cell office:value-type="float" office:value="0.291076" calcext:value-type="float">
            <text:p>0.291076</text:p>
          </table:table-cell>
          <table:table-cell office:value-type="float" office:value="0.344081" calcext:value-type="float">
            <text:p>0.344081</text:p>
          </table:table-cell>
          <table:table-cell office:value-type="float" office:value="0.375549" calcext:value-type="float">
            <text:p>0.375549</text:p>
          </table:table-cell>
          <table:table-cell office:value-type="float" office:value="0.393783" calcext:value-type="float">
            <text:p>0.393783</text:p>
          </table:table-cell>
          <table:table-cell office:value-type="float" office:value="0.403438" calcext:value-type="float">
            <text:p>0.403438</text:p>
          </table:table-cell>
          <table:table-cell office:value-type="float" office:value="0.408453" calcext:value-type="float">
            <text:p>0.408453</text:p>
          </table:table-cell>
          <table:table-cell office:value-type="float" office:value="0.41152" calcext:value-type="float">
            <text:p>0.41152</text:p>
          </table:table-cell>
          <table:table-cell office:value-type="float" office:value="0.427013" calcext:value-type="float">
            <text:p>0.427013</text:p>
          </table:table-cell>
          <table:table-cell office:value-type="float" office:value="0.444004" calcext:value-type="float">
            <text:p>0.444004</text:p>
          </table:table-cell>
          <table:table-cell office:value-type="float" office:value="0.459636" calcext:value-type="float">
            <text:p>0.459636</text:p>
          </table:table-cell>
          <table:table-cell office:value-type="float" office:value="0.465639" calcext:value-type="float">
            <text:p>0.465639</text:p>
          </table:table-cell>
          <table:table-cell office:value-type="float" office:value="0.395855" calcext:value-type="float">
            <text:p>0.395855</text:p>
          </table:table-cell>
          <table:table-cell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.306371" calcext:value-type="float">
            <text:p>0.306371</text:p>
          </table:table-cell>
          <table:table-cell office:value-type="float" office:value="0.319264" calcext:value-type="float">
            <text:p>0.319264</text:p>
          </table:table-cell>
          <table:table-cell office:value-type="float" office:value="0.357459" calcext:value-type="float">
            <text:p>0.357459</text:p>
          </table:table-cell>
          <table:table-cell office:value-type="float" office:value="0.380272" calcext:value-type="float">
            <text:p>0.380272</text:p>
          </table:table-cell>
          <table:table-cell office:value-type="float" office:value="0.396891" calcext:value-type="float">
            <text:p>0.396891</text:p>
          </table:table-cell>
          <table:table-cell office:value-type="float" office:value="0.405986" calcext:value-type="float">
            <text:p>0.405986</text:p>
          </table:table-cell>
          <table:table-cell office:value-type="float" office:value="0.408453" calcext:value-type="float">
            <text:p>0.408453</text:p>
          </table:table-cell>
          <table:table-cell office:value-type="float" office:value="0.411152" calcext:value-type="float">
            <text:p>0.411152</text:p>
          </table:table-cell>
          <table:table-cell office:value-type="float" office:value="0.427297" calcext:value-type="float">
            <text:p>0.427297</text:p>
          </table:table-cell>
          <table:table-cell office:value-type="float" office:value="0.443474" calcext:value-type="float">
            <text:p>0.443474</text:p>
          </table:table-cell>
          <table:table-cell office:value-type="float" office:value="0.461323" calcext:value-type="float">
            <text:p>0.461323</text:p>
          </table:table-cell>
          <table:table-cell office:value-type="float" office:value="0.465639" calcext:value-type="float">
            <text:p>0.465639</text:p>
          </table:table-cell>
          <table:table-cell office:value-type="float" office:value="0.401157" calcext:value-type="float">
            <text:p>0.401157</text:p>
          </table:table-cell>
          <table:table-cell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.112588" calcext:value-type="float">
            <text:p>0.112588</text:p>
          </table:table-cell>
          <table:table-cell office:value-type="float" office:value="0.309831" calcext:value-type="float">
            <text:p>0.309831</text:p>
          </table:table-cell>
          <table:table-cell office:value-type="float" office:value="0.367452" calcext:value-type="float">
            <text:p>0.367452</text:p>
          </table:table-cell>
          <table:table-cell office:value-type="float" office:value="0.393463" calcext:value-type="float">
            <text:p>0.393463</text:p>
          </table:table-cell>
          <table:table-cell office:value-type="float" office:value="0.406467" calcext:value-type="float">
            <text:p>0.406467</text:p>
          </table:table-cell>
          <table:table-cell office:value-type="float" office:value="0.408453" calcext:value-type="float">
            <text:p>0.408453</text:p>
          </table:table-cell>
          <table:table-cell office:value-type="float" office:value="0.4099" calcext:value-type="float">
            <text:p>0.4099</text:p>
          </table:table-cell>
          <table:table-cell office:value-type="float" office:value="0.423108" calcext:value-type="float">
            <text:p>0.423108</text:p>
          </table:table-cell>
          <table:table-cell office:value-type="float" office:value="0.434971" calcext:value-type="float">
            <text:p>0.434971</text:p>
          </table:table-cell>
          <table:table-cell office:value-type="float" office:value="0.453299" calcext:value-type="float">
            <text:p>0.453299</text:p>
          </table:table-cell>
          <table:table-cell office:value-type="float" office:value="0.462569" calcext:value-type="float">
            <text:p>0.462569</text:p>
          </table:table-cell>
          <table:table-cell office:value-type="float" office:value="0.465639" calcext:value-type="float">
            <text:p>0.465639</text:p>
          </table:table-cell>
          <table:table-cell office:value-type="float" office:value="0.406951" calcext:value-type="float">
            <text:p>0.406951</text:p>
          </table:table-cell>
          <table:table-cell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-1" calcext:value-type="float">
            <text:p>-1</text:p>
          </table:table-cell>
          <table:table-cell office:value-type="float" office:value="0.251939" calcext:value-type="float">
            <text:p>0.251939</text:p>
          </table:table-cell>
          <table:table-cell office:value-type="float" office:value="0.357728" calcext:value-type="float">
            <text:p>0.357728</text:p>
          </table:table-cell>
          <table:table-cell office:value-type="float" office:value="0.386781" calcext:value-type="float">
            <text:p>0.386781</text:p>
          </table:table-cell>
          <table:table-cell office:value-type="float" office:value="0.402738" calcext:value-type="float">
            <text:p>0.402738</text:p>
          </table:table-cell>
          <table:table-cell office:value-type="float" office:value="0.408007" calcext:value-type="float">
            <text:p>0.408007</text:p>
          </table:table-cell>
          <table:table-cell office:value-type="float" office:value="0.408583" calcext:value-type="float">
            <text:p>0.408583</text:p>
          </table:table-cell>
          <table:table-cell office:value-type="float" office:value="0.420628" calcext:value-type="float">
            <text:p>0.420628</text:p>
          </table:table-cell>
          <table:table-cell office:value-type="float" office:value="0.436143" calcext:value-type="float">
            <text:p>0.436143</text:p>
          </table:table-cell>
          <table:table-cell office:value-type="float" office:value="0.45121" calcext:value-type="float">
            <text:p>0.45121</text:p>
          </table:table-cell>
          <table:table-cell office:value-type="float" office:value="0.464045" calcext:value-type="float">
            <text:p>0.464045</text:p>
          </table:table-cell>
          <table:table-cell office:value-type="float" office:value="0.465639" calcext:value-type="float">
            <text:p>0.465639</text:p>
          </table:table-cell>
          <table:table-cell office:value-type="float" office:value="0.39878" calcext:value-type="float">
            <text:p>0.39878</text:p>
          </table:table-cell>
          <table:table-cell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0.098315" calcext:value-type="float">
            <text:p>0.098315</text:p>
          </table:table-cell>
          <table:table-cell office:value-type="float" office:value="0.275378" calcext:value-type="float">
            <text:p>0.275378</text:p>
          </table:table-cell>
          <table:table-cell office:value-type="float" office:value="0.347653" calcext:value-type="float">
            <text:p>0.347653</text:p>
          </table:table-cell>
          <table:table-cell office:value-type="float" office:value="0.382597" calcext:value-type="float">
            <text:p>0.382597</text:p>
          </table:table-cell>
          <table:table-cell office:value-type="float" office:value="0.397855" calcext:value-type="float">
            <text:p>0.397855</text:p>
          </table:table-cell>
          <table:table-cell office:value-type="float" office:value="0.407519" calcext:value-type="float">
            <text:p>0.407519</text:p>
          </table:table-cell>
          <table:table-cell office:value-type="float" office:value="0.408453" calcext:value-type="float">
            <text:p>0.408453</text:p>
          </table:table-cell>
          <table:table-cell office:value-type="float" office:value="0.414361" calcext:value-type="float">
            <text:p>0.414361</text:p>
          </table:table-cell>
          <table:table-cell office:value-type="float" office:value="0.433001" calcext:value-type="float">
            <text:p>0.433001</text:p>
          </table:table-cell>
          <table:table-cell office:value-type="float" office:value="0.450287" calcext:value-type="float">
            <text:p>0.450287</text:p>
          </table:table-cell>
          <table:table-cell office:value-type="float" office:value="0.46478" calcext:value-type="float">
            <text:p>0.46478</text:p>
          </table:table-cell>
          <table:table-cell office:value-type="float" office:value="0.465639" calcext:value-type="float">
            <text:p>0.465639</text:p>
          </table:table-cell>
          <table:table-cell office:value-type="float" office:value="0.398188" calcext:value-type="float">
            <text:p>0.398188</text:p>
          </table:table-cell>
          <table:table-cell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.098315" calcext:value-type="float">
            <text:p>0.098315</text:p>
          </table:table-cell>
          <table:table-cell office:value-type="float" office:value="0.259312" calcext:value-type="float">
            <text:p>0.259312</text:p>
          </table:table-cell>
          <table:table-cell office:value-type="float" office:value="0.348262" calcext:value-type="float">
            <text:p>0.348262</text:p>
          </table:table-cell>
          <table:table-cell office:value-type="float" office:value="0.379955" calcext:value-type="float">
            <text:p>0.379955</text:p>
          </table:table-cell>
          <table:table-cell office:value-type="float" office:value="0.395285" calcext:value-type="float">
            <text:p>0.395285</text:p>
          </table:table-cell>
          <table:table-cell office:value-type="float" office:value="0.407235" calcext:value-type="float">
            <text:p>0.407235</text:p>
          </table:table-cell>
          <table:table-cell office:value-type="float" office:value="0.408637" calcext:value-type="float">
            <text:p>0.408637</text:p>
          </table:table-cell>
          <table:table-cell office:value-type="float" office:value="0.414506" calcext:value-type="float">
            <text:p>0.414506</text:p>
          </table:table-cell>
          <table:table-cell office:value-type="float" office:value="0.431414" calcext:value-type="float">
            <text:p>0.431414</text:p>
          </table:table-cell>
          <table:table-cell office:value-type="float" office:value="0.450651" calcext:value-type="float">
            <text:p>0.450651</text:p>
          </table:table-cell>
          <table:table-cell office:value-type="float" office:value="0.465508" calcext:value-type="float">
            <text:p>0.465508</text:p>
          </table:table-cell>
          <table:table-cell office:value-type="float" office:value="0.465639" calcext:value-type="float">
            <text:p>0.465639</text:p>
          </table:table-cell>
          <table:table-cell office:value-type="float" office:value="0.396077" calcext:value-type="float">
            <text:p>0.396077</text:p>
          </table:table-cell>
          <table:table-cell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-0.053759" calcext:value-type="float">
            <text:p>-0.053759</text:p>
          </table:table-cell>
          <table:table-cell office:value-type="float" office:value="0.246197" calcext:value-type="float">
            <text:p>0.246197</text:p>
          </table:table-cell>
          <table:table-cell office:value-type="float" office:value="0.354134" calcext:value-type="float">
            <text:p>0.354134</text:p>
          </table:table-cell>
          <table:table-cell office:value-type="float" office:value="0.381662" calcext:value-type="float">
            <text:p>0.381662</text:p>
          </table:table-cell>
          <table:table-cell office:value-type="float" office:value="0.39991" calcext:value-type="float">
            <text:p>0.39991</text:p>
          </table:table-cell>
          <table:table-cell office:value-type="float" office:value="0.408135" calcext:value-type="float">
            <text:p>0.408135</text:p>
          </table:table-cell>
          <table:table-cell office:value-type="float" office:value="0.409073" calcext:value-type="float">
            <text:p>0.409073</text:p>
          </table:table-cell>
          <table:table-cell office:value-type="float" office:value="0.414533" calcext:value-type="float">
            <text:p>0.414533</text:p>
          </table:table-cell>
          <table:table-cell office:value-type="float" office:value="0.435605" calcext:value-type="float">
            <text:p>0.435605</text:p>
          </table:table-cell>
          <table:table-cell office:value-type="float" office:value="0.455752" calcext:value-type="float">
            <text:p>0.455752</text:p>
          </table:table-cell>
          <table:table-cell office:value-type="float" office:value="0.465508" calcext:value-type="float">
            <text:p>0.465508</text:p>
          </table:table-cell>
          <table:table-cell office:value-type="float" office:value="0.465639" calcext:value-type="float">
            <text:p>0.465639</text:p>
          </table:table-cell>
          <table:table-cell office:value-type="float" office:value="0.397051" calcext:value-type="float">
            <text:p>0.397051</text:p>
          </table:table-cell>
          <table:table-cell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0.098315" calcext:value-type="float">
            <text:p>0.098315</text:p>
          </table:table-cell>
          <table:table-cell office:value-type="float" office:value="0.303238" calcext:value-type="float">
            <text:p>0.303238</text:p>
          </table:table-cell>
          <table:table-cell office:value-type="float" office:value="0.355987" calcext:value-type="float">
            <text:p>0.355987</text:p>
          </table:table-cell>
          <table:table-cell office:value-type="float" office:value="0.380773" calcext:value-type="float">
            <text:p>0.380773</text:p>
          </table:table-cell>
          <table:table-cell office:value-type="float" office:value="0.401324" calcext:value-type="float">
            <text:p>0.401324</text:p>
          </table:table-cell>
          <table:table-cell office:value-type="float" office:value="0.408241" calcext:value-type="float">
            <text:p>0.408241</text:p>
          </table:table-cell>
          <table:table-cell office:value-type="float" office:value="0.409077" calcext:value-type="float">
            <text:p>0.409077</text:p>
          </table:table-cell>
          <table:table-cell office:value-type="float" office:value="0.413476" calcext:value-type="float">
            <text:p>0.413476</text:p>
          </table:table-cell>
          <table:table-cell office:value-type="float" office:value="0.433154" calcext:value-type="float">
            <text:p>0.433154</text:p>
          </table:table-cell>
          <table:table-cell office:value-type="float" office:value="0.454188" calcext:value-type="float">
            <text:p>0.454188</text:p>
          </table:table-cell>
          <table:table-cell office:value-type="float" office:value="0.465923" calcext:value-type="float">
            <text:p>0.465923</text:p>
          </table:table-cell>
          <table:table-cell office:value-type="float" office:value="0.476163" calcext:value-type="float">
            <text:p>0.476163</text:p>
          </table:table-cell>
          <table:table-cell office:value-type="float" office:value="0.402538" calcext:value-type="float">
            <text:p>0.402538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098315" calcext:value-type="float">
            <text:p>0.098315</text:p>
          </table:table-cell>
          <table:table-cell office:value-type="float" office:value="0.275688" calcext:value-type="float">
            <text:p>0.275688</text:p>
          </table:table-cell>
          <table:table-cell office:value-type="float" office:value="0.35744" calcext:value-type="float">
            <text:p>0.35744</text:p>
          </table:table-cell>
          <table:table-cell office:value-type="float" office:value="0.38958" calcext:value-type="float">
            <text:p>0.38958</text:p>
          </table:table-cell>
          <table:table-cell office:value-type="float" office:value="0.40624" calcext:value-type="float">
            <text:p>0.40624</text:p>
          </table:table-cell>
          <table:table-cell office:value-type="float" office:value="0.408453" calcext:value-type="float">
            <text:p>0.408453</text:p>
          </table:table-cell>
          <table:table-cell office:value-type="float" office:value="0.409861" calcext:value-type="float">
            <text:p>0.409861</text:p>
          </table:table-cell>
          <table:table-cell office:value-type="float" office:value="0.42047" calcext:value-type="float">
            <text:p>0.42047</text:p>
          </table:table-cell>
          <table:table-cell office:value-type="float" office:value="0.439529" calcext:value-type="float">
            <text:p>0.439529</text:p>
          </table:table-cell>
          <table:table-cell office:value-type="float" office:value="0.455535" calcext:value-type="float">
            <text:p>0.455535</text:p>
          </table:table-cell>
          <table:table-cell office:value-type="float" office:value="0.467198" calcext:value-type="float">
            <text:p>0.467198</text:p>
          </table:table-cell>
          <table:table-cell office:value-type="float" office:value="0.481491" calcext:value-type="float">
            <text:p>0.481491</text:p>
          </table:table-cell>
          <table:table-cell office:value-type="float" office:value="0.402999" calcext:value-type="float">
            <text:p>0.402999</text:p>
          </table:table-cell>
          <table:table-cell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0.076449" calcext:value-type="float">
            <text:p>0.076449</text:p>
          </table:table-cell>
          <table:table-cell office:value-type="float" office:value="0.305771" calcext:value-type="float">
            <text:p>0.305771</text:p>
          </table:table-cell>
          <table:table-cell office:value-type="float" office:value="0.374176" calcext:value-type="float">
            <text:p>0.374176</text:p>
          </table:table-cell>
          <table:table-cell office:value-type="float" office:value="0.398893" calcext:value-type="float">
            <text:p>0.398893</text:p>
          </table:table-cell>
          <table:table-cell office:value-type="float" office:value="0.40839" calcext:value-type="float">
            <text:p>0.40839</text:p>
          </table:table-cell>
          <table:table-cell office:value-type="float" office:value="0.408453" calcext:value-type="float">
            <text:p>0.408453</text:p>
          </table:table-cell>
          <table:table-cell office:value-type="float" office:value="0.415451" calcext:value-type="float">
            <text:p>0.415451</text:p>
          </table:table-cell>
          <table:table-cell office:value-type="float" office:value="0.433363" calcext:value-type="float">
            <text:p>0.433363</text:p>
          </table:table-cell>
          <table:table-cell office:value-type="float" office:value="0.44871" calcext:value-type="float">
            <text:p>0.44871</text:p>
          </table:table-cell>
          <table:table-cell office:value-type="float" office:value="0.46048" calcext:value-type="float">
            <text:p>0.46048</text:p>
          </table:table-cell>
          <table:table-cell office:value-type="float" office:value="0.469761" calcext:value-type="float">
            <text:p>0.469761</text:p>
          </table:table-cell>
          <table:table-cell office:value-type="float" office:value="0.481491" calcext:value-type="float">
            <text:p>0.481491</text:p>
          </table:table-cell>
          <table:table-cell office:value-type="float" office:value="0.412345" calcext:value-type="float">
            <text:p>0.412345</text:p>
          </table:table-cell>
          <table:table-cell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0.159601" calcext:value-type="float">
            <text:p>0.159601</text:p>
          </table:table-cell>
          <table:table-cell office:value-type="float" office:value="0.302913" calcext:value-type="float">
            <text:p>0.302913</text:p>
          </table:table-cell>
          <table:table-cell office:value-type="float" office:value="0.370103" calcext:value-type="float">
            <text:p>0.370103</text:p>
          </table:table-cell>
          <table:table-cell office:value-type="float" office:value="0.39536" calcext:value-type="float">
            <text:p>0.39536</text:p>
          </table:table-cell>
          <table:table-cell office:value-type="float" office:value="0.407832" calcext:value-type="float">
            <text:p>0.407832</text:p>
          </table:table-cell>
          <table:table-cell office:value-type="float" office:value="0.408629" calcext:value-type="float">
            <text:p>0.408629</text:p>
          </table:table-cell>
          <table:table-cell office:value-type="float" office:value="0.41354" calcext:value-type="float">
            <text:p>0.41354</text:p>
          </table:table-cell>
          <table:table-cell office:value-type="float" office:value="0.430732" calcext:value-type="float">
            <text:p>0.430732</text:p>
          </table:table-cell>
          <table:table-cell office:value-type="float" office:value="0.444536" calcext:value-type="float">
            <text:p>0.444536</text:p>
          </table:table-cell>
          <table:table-cell office:value-type="float" office:value="0.455744" calcext:value-type="float">
            <text:p>0.455744</text:p>
          </table:table-cell>
          <table:table-cell office:value-type="float" office:value="0.468054" calcext:value-type="float">
            <text:p>0.468054</text:p>
          </table:table-cell>
          <table:table-cell office:value-type="float" office:value="0.481491" calcext:value-type="float">
            <text:p>0.481491</text:p>
          </table:table-cell>
          <table:table-cell office:value-type="float" office:value="0.409744" calcext:value-type="float">
            <text:p>0.409744</text:p>
          </table:table-cell>
          <table:table-cell>
            <draw:frame draw:z-index="0" draw:style-name="gr1" draw:text-style-name="P1" svg:width="22.348cm" svg:height="12.57cm" svg:x="0.004cm" svg:y="0.001cm">
              <draw:object draw:notify-on-update-of-ranges="mcc.A2:mcc.A201 mcc.C1:mcc.C1 mcc.C2:mcc.C201 mcc.D1:mcc.D1 mcc.D2:mcc.D201 mcc.E1:mcc.E1 mcc.E2:mcc.E201 mcc.F1:mcc.F1 mcc.F2:mcc.F201 mcc.G1:mcc.G1 mcc.G2:mcc.G201 mcc.H1:mcc.H1 mcc.H2:mcc.H201 mcc.I1:mcc.I1 mcc.I2:mcc.I201 mcc.J1:mcc.J1 mcc.J2:mcc.J201 mcc.K1:mcc.K1 mcc.K2:mcc.K201 mcc.L1:mcc.L1 mcc.L2:mcc.L201 mcc.M1:mcc.M1 mcc.M2:mcc.M201 mcc.N1:mcc.N1 mcc.N2:mcc.N201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0.159601" calcext:value-type="float">
            <text:p>0.159601</text:p>
          </table:table-cell>
          <table:table-cell office:value-type="float" office:value="0.291167" calcext:value-type="float">
            <text:p>0.291167</text:p>
          </table:table-cell>
          <table:table-cell office:value-type="float" office:value="0.361945" calcext:value-type="float">
            <text:p>0.361945</text:p>
          </table:table-cell>
          <table:table-cell office:value-type="float" office:value="0.39604" calcext:value-type="float">
            <text:p>0.39604</text:p>
          </table:table-cell>
          <table:table-cell office:value-type="float" office:value="0.40812" calcext:value-type="float">
            <text:p>0.40812</text:p>
          </table:table-cell>
          <table:table-cell office:value-type="float" office:value="0.408453" calcext:value-type="float">
            <text:p>0.408453</text:p>
          </table:table-cell>
          <table:table-cell office:value-type="float" office:value="0.41264" calcext:value-type="float">
            <text:p>0.41264</text:p>
          </table:table-cell>
          <table:table-cell office:value-type="float" office:value="0.428327" calcext:value-type="float">
            <text:p>0.428327</text:p>
          </table:table-cell>
          <table:table-cell office:value-type="float" office:value="0.440966" calcext:value-type="float">
            <text:p>0.440966</text:p>
          </table:table-cell>
          <table:table-cell office:value-type="float" office:value="0.45513" calcext:value-type="float">
            <text:p>0.45513</text:p>
          </table:table-cell>
          <table:table-cell office:value-type="float" office:value="0.469968" calcext:value-type="float">
            <text:p>0.469968</text:p>
          </table:table-cell>
          <table:table-cell office:value-type="float" office:value="0.481491" calcext:value-type="float">
            <text:p>0.481491</text:p>
          </table:table-cell>
          <table:table-cell office:value-type="float" office:value="0.407276" calcext:value-type="float">
            <text:p>0.407276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0.159601" calcext:value-type="float">
            <text:p>0.159601</text:p>
          </table:table-cell>
          <table:table-cell office:value-type="float" office:value="0.281841" calcext:value-type="float">
            <text:p>0.281841</text:p>
          </table:table-cell>
          <table:table-cell office:value-type="float" office:value="0.358962" calcext:value-type="float">
            <text:p>0.358962</text:p>
          </table:table-cell>
          <table:table-cell office:value-type="float" office:value="0.39054" calcext:value-type="float">
            <text:p>0.39054</text:p>
          </table:table-cell>
          <table:table-cell office:value-type="float" office:value="0.406538" calcext:value-type="float">
            <text:p>0.406538</text:p>
          </table:table-cell>
          <table:table-cell office:value-type="float" office:value="0.408537" calcext:value-type="float">
            <text:p>0.408537</text:p>
          </table:table-cell>
          <table:table-cell office:value-type="float" office:value="0.413658" calcext:value-type="float">
            <text:p>0.413658</text:p>
          </table:table-cell>
          <table:table-cell office:value-type="float" office:value="0.429056" calcext:value-type="float">
            <text:p>0.429056</text:p>
          </table:table-cell>
          <table:table-cell office:value-type="float" office:value="0.440085" calcext:value-type="float">
            <text:p>0.440085</text:p>
          </table:table-cell>
          <table:table-cell office:value-type="float" office:value="0.454057" calcext:value-type="float">
            <text:p>0.454057</text:p>
          </table:table-cell>
          <table:table-cell office:value-type="float" office:value="0.468678" calcext:value-type="float">
            <text:p>0.468678</text:p>
          </table:table-cell>
          <table:table-cell office:value-type="float" office:value="0.481491" calcext:value-type="float">
            <text:p>0.481491</text:p>
          </table:table-cell>
          <table:table-cell office:value-type="float" office:value="0.405195" calcext:value-type="float">
            <text:p>0.405195</text:p>
          </table:table-cell>
          <table:table-cell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078795" calcext:value-type="float">
            <text:p>0.078795</text:p>
          </table:table-cell>
          <table:table-cell office:value-type="float" office:value="0.281298" calcext:value-type="float">
            <text:p>0.281298</text:p>
          </table:table-cell>
          <table:table-cell office:value-type="float" office:value="0.37565" calcext:value-type="float">
            <text:p>0.37565</text:p>
          </table:table-cell>
          <table:table-cell office:value-type="float" office:value="0.398937" calcext:value-type="float">
            <text:p>0.398937</text:p>
          </table:table-cell>
          <table:table-cell office:value-type="float" office:value="0.408614" calcext:value-type="float">
            <text:p>0.408614</text:p>
          </table:table-cell>
          <table:table-cell office:value-type="float" office:value="0.41247" calcext:value-type="float">
            <text:p>0.41247</text:p>
          </table:table-cell>
          <table:table-cell office:value-type="float" office:value="0.424583" calcext:value-type="float">
            <text:p>0.424583</text:p>
          </table:table-cell>
          <table:table-cell office:value-type="float" office:value="0.432391" calcext:value-type="float">
            <text:p>0.432391</text:p>
          </table:table-cell>
          <table:table-cell office:value-type="float" office:value="0.442247" calcext:value-type="float">
            <text:p>0.442247</text:p>
          </table:table-cell>
          <table:table-cell office:value-type="float" office:value="0.456124" calcext:value-type="float">
            <text:p>0.456124</text:p>
          </table:table-cell>
          <table:table-cell office:value-type="float" office:value="0.468674" calcext:value-type="float">
            <text:p>0.468674</text:p>
          </table:table-cell>
          <table:table-cell office:value-type="float" office:value="0.481491" calcext:value-type="float">
            <text:p>0.481491</text:p>
          </table:table-cell>
          <table:table-cell office:value-type="float" office:value="0.410099" calcext:value-type="float">
            <text:p>0.410099</text:p>
          </table:table-cell>
          <table:table-cell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.094833" calcext:value-type="float">
            <text:p>0.094833</text:p>
          </table:table-cell>
          <table:table-cell office:value-type="float" office:value="0.271389" calcext:value-type="float">
            <text:p>0.271389</text:p>
          </table:table-cell>
          <table:table-cell office:value-type="float" office:value="0.367252" calcext:value-type="float">
            <text:p>0.367252</text:p>
          </table:table-cell>
          <table:table-cell office:value-type="float" office:value="0.392551" calcext:value-type="float">
            <text:p>0.392551</text:p>
          </table:table-cell>
          <table:table-cell office:value-type="float" office:value="0.406454" calcext:value-type="float">
            <text:p>0.406454</text:p>
          </table:table-cell>
          <table:table-cell office:value-type="float" office:value="0.411076" calcext:value-type="float">
            <text:p>0.411076</text:p>
          </table:table-cell>
          <table:table-cell office:value-type="float" office:value="0.422133" calcext:value-type="float">
            <text:p>0.422133</text:p>
          </table:table-cell>
          <table:table-cell office:value-type="float" office:value="0.432049" calcext:value-type="float">
            <text:p>0.432049</text:p>
          </table:table-cell>
          <table:table-cell office:value-type="float" office:value="0.440561" calcext:value-type="float">
            <text:p>0.440561</text:p>
          </table:table-cell>
          <table:table-cell office:value-type="float" office:value="0.453093" calcext:value-type="float">
            <text:p>0.453093</text:p>
          </table:table-cell>
          <table:table-cell office:value-type="float" office:value="0.468041" calcext:value-type="float">
            <text:p>0.468041</text:p>
          </table:table-cell>
          <table:table-cell office:value-type="float" office:value="0.481491" calcext:value-type="float">
            <text:p>0.481491</text:p>
          </table:table-cell>
          <table:table-cell office:value-type="float" office:value="0.40646" calcext:value-type="float">
            <text:p>0.40646</text:p>
          </table:table-cell>
          <table:table-cell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.167173" calcext:value-type="float">
            <text:p>0.167173</text:p>
          </table:table-cell>
          <table:table-cell office:value-type="float" office:value="0.283036" calcext:value-type="float">
            <text:p>0.283036</text:p>
          </table:table-cell>
          <table:table-cell office:value-type="float" office:value="0.366724" calcext:value-type="float">
            <text:p>0.366724</text:p>
          </table:table-cell>
          <table:table-cell office:value-type="float" office:value="0.390254" calcext:value-type="float">
            <text:p>0.390254</text:p>
          </table:table-cell>
          <table:table-cell office:value-type="float" office:value="0.406614" calcext:value-type="float">
            <text:p>0.406614</text:p>
          </table:table-cell>
          <table:table-cell office:value-type="float" office:value="0.412857" calcext:value-type="float">
            <text:p>0.412857</text:p>
          </table:table-cell>
          <table:table-cell office:value-type="float" office:value="0.426565" calcext:value-type="float">
            <text:p>0.426565</text:p>
          </table:table-cell>
          <table:table-cell office:value-type="float" office:value="0.432151" calcext:value-type="float">
            <text:p>0.432151</text:p>
          </table:table-cell>
          <table:table-cell office:value-type="float" office:value="0.441402" calcext:value-type="float">
            <text:p>0.441402</text:p>
          </table:table-cell>
          <table:table-cell office:value-type="float" office:value="0.454173" calcext:value-type="float">
            <text:p>0.454173</text:p>
          </table:table-cell>
          <table:table-cell office:value-type="float" office:value="0.468037" calcext:value-type="float">
            <text:p>0.468037</text:p>
          </table:table-cell>
          <table:table-cell office:value-type="float" office:value="0.481491" calcext:value-type="float">
            <text:p>0.481491</text:p>
          </table:table-cell>
          <table:table-cell office:value-type="float" office:value="0.408181" calcext:value-type="float">
            <text:p>0.408181</text:p>
          </table:table-cell>
          <table:table-cell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0.167173" calcext:value-type="float">
            <text:p>0.167173</text:p>
          </table:table-cell>
          <table:table-cell office:value-type="float" office:value="0.270611" calcext:value-type="float">
            <text:p>0.270611</text:p>
          </table:table-cell>
          <table:table-cell office:value-type="float" office:value="0.349425" calcext:value-type="float">
            <text:p>0.349425</text:p>
          </table:table-cell>
          <table:table-cell office:value-type="float" office:value="0.391601" calcext:value-type="float">
            <text:p>0.391601</text:p>
          </table:table-cell>
          <table:table-cell office:value-type="float" office:value="0.407579" calcext:value-type="float">
            <text:p>0.407579</text:p>
          </table:table-cell>
          <table:table-cell office:value-type="float" office:value="0.413911" calcext:value-type="float">
            <text:p>0.413911</text:p>
          </table:table-cell>
          <table:table-cell office:value-type="float" office:value="0.42681" calcext:value-type="float">
            <text:p>0.42681</text:p>
          </table:table-cell>
          <table:table-cell office:value-type="float" office:value="0.43048" calcext:value-type="float">
            <text:p>0.43048</text:p>
          </table:table-cell>
          <table:table-cell office:value-type="float" office:value="0.441985" calcext:value-type="float">
            <text:p>0.441985</text:p>
          </table:table-cell>
          <table:table-cell office:value-type="float" office:value="0.454546" calcext:value-type="float">
            <text:p>0.454546</text:p>
          </table:table-cell>
          <table:table-cell office:value-type="float" office:value="0.467407" calcext:value-type="float">
            <text:p>0.467407</text:p>
          </table:table-cell>
          <table:table-cell office:value-type="float" office:value="0.481491" calcext:value-type="float">
            <text:p>0.481491</text:p>
          </table:table-cell>
          <table:table-cell office:value-type="float" office:value="0.405435" calcext:value-type="float">
            <text:p>0.405435</text:p>
          </table:table-cell>
          <table:table-cell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0.067347" calcext:value-type="float">
            <text:p>0.067347</text:p>
          </table:table-cell>
          <table:table-cell office:value-type="float" office:value="0.265317" calcext:value-type="float">
            <text:p>0.265317</text:p>
          </table:table-cell>
          <table:table-cell office:value-type="float" office:value="0.331412" calcext:value-type="float">
            <text:p>0.331412</text:p>
          </table:table-cell>
          <table:table-cell office:value-type="float" office:value="0.381591" calcext:value-type="float">
            <text:p>0.381591</text:p>
          </table:table-cell>
          <table:table-cell office:value-type="float" office:value="0.39992" calcext:value-type="float">
            <text:p>0.39992</text:p>
          </table:table-cell>
          <table:table-cell office:value-type="float" office:value="0.40893" calcext:value-type="float">
            <text:p>0.40893</text:p>
          </table:table-cell>
          <table:table-cell office:value-type="float" office:value="0.416187" calcext:value-type="float">
            <text:p>0.416187</text:p>
          </table:table-cell>
          <table:table-cell office:value-type="float" office:value="0.429074" calcext:value-type="float">
            <text:p>0.429074</text:p>
          </table:table-cell>
          <table:table-cell office:value-type="float" office:value="0.440274" calcext:value-type="float">
            <text:p>0.440274</text:p>
          </table:table-cell>
          <table:table-cell office:value-type="float" office:value="0.450656" calcext:value-type="float">
            <text:p>0.450656</text:p>
          </table:table-cell>
          <table:table-cell office:value-type="float" office:value="0.469336" calcext:value-type="float">
            <text:p>0.469336</text:p>
          </table:table-cell>
          <table:table-cell office:value-type="float" office:value="0.481491" calcext:value-type="float">
            <text:p>0.481491</text:p>
          </table:table-cell>
          <table:table-cell office:value-type="float" office:value="0.39927" calcext:value-type="float">
            <text:p>0.39927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055731" calcext:value-type="float">
            <text:p>0.055731</text:p>
          </table:table-cell>
          <table:table-cell office:value-type="float" office:value="0.270536" calcext:value-type="float">
            <text:p>0.270536</text:p>
          </table:table-cell>
          <table:table-cell office:value-type="float" office:value="0.342024" calcext:value-type="float">
            <text:p>0.342024</text:p>
          </table:table-cell>
          <table:table-cell office:value-type="float" office:value="0.381642" calcext:value-type="float">
            <text:p>0.381642</text:p>
          </table:table-cell>
          <table:table-cell office:value-type="float" office:value="0.395024" calcext:value-type="float">
            <text:p>0.395024</text:p>
          </table:table-cell>
          <table:table-cell office:value-type="float" office:value="0.409109" calcext:value-type="float">
            <text:p>0.409109</text:p>
          </table:table-cell>
          <table:table-cell office:value-type="float" office:value="0.414777" calcext:value-type="float">
            <text:p>0.414777</text:p>
          </table:table-cell>
          <table:table-cell office:value-type="float" office:value="0.427688" calcext:value-type="float">
            <text:p>0.427688</text:p>
          </table:table-cell>
          <table:table-cell office:value-type="float" office:value="0.43588" calcext:value-type="float">
            <text:p>0.43588</text:p>
          </table:table-cell>
          <table:table-cell office:value-type="float" office:value="0.451835" calcext:value-type="float">
            <text:p>0.451835</text:p>
          </table:table-cell>
          <table:table-cell office:value-type="float" office:value="0.468264" calcext:value-type="float">
            <text:p>0.468264</text:p>
          </table:table-cell>
          <table:table-cell office:value-type="float" office:value="0.481491" calcext:value-type="float">
            <text:p>0.481491</text:p>
          </table:table-cell>
          <table:table-cell office:value-type="float" office:value="0.399678" calcext:value-type="float">
            <text:p>0.399678</text:p>
          </table:table-cell>
          <table:table-cell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0.172661" calcext:value-type="float">
            <text:p>0.172661</text:p>
          </table:table-cell>
          <table:table-cell office:value-type="float" office:value="0.285368" calcext:value-type="float">
            <text:p>0.285368</text:p>
          </table:table-cell>
          <table:table-cell office:value-type="float" office:value="0.356845" calcext:value-type="float">
            <text:p>0.356845</text:p>
          </table:table-cell>
          <table:table-cell office:value-type="float" office:value="0.386764" calcext:value-type="float">
            <text:p>0.386764</text:p>
          </table:table-cell>
          <table:table-cell office:value-type="float" office:value="0.404619" calcext:value-type="float">
            <text:p>0.404619</text:p>
          </table:table-cell>
          <table:table-cell office:value-type="float" office:value="0.41072" calcext:value-type="float">
            <text:p>0.41072</text:p>
          </table:table-cell>
          <table:table-cell office:value-type="float" office:value="0.422823" calcext:value-type="float">
            <text:p>0.422823</text:p>
          </table:table-cell>
          <table:table-cell office:value-type="float" office:value="0.429455" calcext:value-type="float">
            <text:p>0.429455</text:p>
          </table:table-cell>
          <table:table-cell office:value-type="float" office:value="0.439277" calcext:value-type="float">
            <text:p>0.439277</text:p>
          </table:table-cell>
          <table:table-cell office:value-type="float" office:value="0.45119" calcext:value-type="float">
            <text:p>0.45119</text:p>
          </table:table-cell>
          <table:table-cell office:value-type="float" office:value="0.465606" calcext:value-type="float">
            <text:p>0.465606</text:p>
          </table:table-cell>
          <table:table-cell office:value-type="float" office:value="0.481491" calcext:value-type="float">
            <text:p>0.481491</text:p>
          </table:table-cell>
          <table:table-cell office:value-type="float" office:value="0.405267" calcext:value-type="float">
            <text:p>0.405267</text:p>
          </table:table-cell>
          <table:table-cell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0.167173" calcext:value-type="float">
            <text:p>0.167173</text:p>
          </table:table-cell>
          <table:table-cell office:value-type="float" office:value="0.288272" calcext:value-type="float">
            <text:p>0.288272</text:p>
          </table:table-cell>
          <table:table-cell office:value-type="float" office:value="0.36428" calcext:value-type="float">
            <text:p>0.36428</text:p>
          </table:table-cell>
          <table:table-cell office:value-type="float" office:value="0.392071" calcext:value-type="float">
            <text:p>0.392071</text:p>
          </table:table-cell>
          <table:table-cell office:value-type="float" office:value="0.407614" calcext:value-type="float">
            <text:p>0.407614</text:p>
          </table:table-cell>
          <table:table-cell office:value-type="float" office:value="0.412781" calcext:value-type="float">
            <text:p>0.412781</text:p>
          </table:table-cell>
          <table:table-cell office:value-type="float" office:value="0.425488" calcext:value-type="float">
            <text:p>0.425488</text:p>
          </table:table-cell>
          <table:table-cell office:value-type="float" office:value="0.430116" calcext:value-type="float">
            <text:p>0.430116</text:p>
          </table:table-cell>
          <table:table-cell office:value-type="float" office:value="0.44153" calcext:value-type="float">
            <text:p>0.44153</text:p>
          </table:table-cell>
          <table:table-cell office:value-type="float" office:value="0.453432" calcext:value-type="float">
            <text:p>0.453432</text:p>
          </table:table-cell>
          <table:table-cell office:value-type="float" office:value="0.471248" calcext:value-type="float">
            <text:p>0.471248</text:p>
          </table:table-cell>
          <table:table-cell office:value-type="float" office:value="0.481491" calcext:value-type="float">
            <text:p>0.481491</text:p>
          </table:table-cell>
          <table:table-cell office:value-type="float" office:value="0.408683" calcext:value-type="float">
            <text:p>0.408683</text:p>
          </table:table-cell>
          <table:table-cell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0.159601" calcext:value-type="float">
            <text:p>0.159601</text:p>
          </table:table-cell>
          <table:table-cell office:value-type="float" office:value="0.250956" calcext:value-type="float">
            <text:p>0.250956</text:p>
          </table:table-cell>
          <table:table-cell office:value-type="float" office:value="0.321401" calcext:value-type="float">
            <text:p>0.321401</text:p>
          </table:table-cell>
          <table:table-cell office:value-type="float" office:value="0.373056" calcext:value-type="float">
            <text:p>0.373056</text:p>
          </table:table-cell>
          <table:table-cell office:value-type="float" office:value="0.395438" calcext:value-type="float">
            <text:p>0.395438</text:p>
          </table:table-cell>
          <table:table-cell office:value-type="float" office:value="0.409001" calcext:value-type="float">
            <text:p>0.409001</text:p>
          </table:table-cell>
          <table:table-cell office:value-type="float" office:value="0.421624" calcext:value-type="float">
            <text:p>0.421624</text:p>
          </table:table-cell>
          <table:table-cell office:value-type="float" office:value="0.429383" calcext:value-type="float">
            <text:p>0.429383</text:p>
          </table:table-cell>
          <table:table-cell office:value-type="float" office:value="0.438694" calcext:value-type="float">
            <text:p>0.438694</text:p>
          </table:table-cell>
          <table:table-cell office:value-type="float" office:value="0.451043" calcext:value-type="float">
            <text:p>0.451043</text:p>
          </table:table-cell>
          <table:table-cell office:value-type="float" office:value="0.466105" calcext:value-type="float">
            <text:p>0.466105</text:p>
          </table:table-cell>
          <table:table-cell office:value-type="float" office:value="0.481491" calcext:value-type="float">
            <text:p>0.481491</text:p>
          </table:table-cell>
          <table:table-cell office:value-type="float" office:value="0.39567" calcext:value-type="float">
            <text:p>0.39567</text:p>
          </table:table-cell>
          <table:table-cell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0.112014" calcext:value-type="float">
            <text:p>0.112014</text:p>
          </table:table-cell>
          <table:table-cell office:value-type="float" office:value="0.264944" calcext:value-type="float">
            <text:p>0.264944</text:p>
          </table:table-cell>
          <table:table-cell office:value-type="float" office:value="0.350587" calcext:value-type="float">
            <text:p>0.350587</text:p>
          </table:table-cell>
          <table:table-cell office:value-type="float" office:value="0.385133" calcext:value-type="float">
            <text:p>0.385133</text:p>
          </table:table-cell>
          <table:table-cell office:value-type="float" office:value="0.404964" calcext:value-type="float">
            <text:p>0.404964</text:p>
          </table:table-cell>
          <table:table-cell office:value-type="float" office:value="0.410672" calcext:value-type="float">
            <text:p>0.410672</text:p>
          </table:table-cell>
          <table:table-cell office:value-type="float" office:value="0.421634" calcext:value-type="float">
            <text:p>0.421634</text:p>
          </table:table-cell>
          <table:table-cell office:value-type="float" office:value="0.43018" calcext:value-type="float">
            <text:p>0.43018</text:p>
          </table:table-cell>
          <table:table-cell office:value-type="float" office:value="0.439609" calcext:value-type="float">
            <text:p>0.439609</text:p>
          </table:table-cell>
          <table:table-cell office:value-type="float" office:value="0.451631" calcext:value-type="float">
            <text:p>0.451631</text:p>
          </table:table-cell>
          <table:table-cell office:value-type="float" office:value="0.468646" calcext:value-type="float">
            <text:p>0.468646</text:p>
          </table:table-cell>
          <table:table-cell office:value-type="float" office:value="0.481491" calcext:value-type="float">
            <text:p>0.481491</text:p>
          </table:table-cell>
          <table:table-cell office:value-type="float" office:value="0.4028" calcext:value-type="float">
            <text:p>0.4028</text:p>
          </table:table-cell>
          <table:table-cell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101324" calcext:value-type="float">
            <text:p>0.101324</text:p>
          </table:table-cell>
          <table:table-cell office:value-type="float" office:value="0.253075" calcext:value-type="float">
            <text:p>0.253075</text:p>
          </table:table-cell>
          <table:table-cell office:value-type="float" office:value="0.338693" calcext:value-type="float">
            <text:p>0.338693</text:p>
          </table:table-cell>
          <table:table-cell office:value-type="float" office:value="0.383252" calcext:value-type="float">
            <text:p>0.383252</text:p>
          </table:table-cell>
          <table:table-cell office:value-type="float" office:value="0.404757" calcext:value-type="float">
            <text:p>0.404757</text:p>
          </table:table-cell>
          <table:table-cell office:value-type="float" office:value="0.41021" calcext:value-type="float">
            <text:p>0.41021</text:p>
          </table:table-cell>
          <table:table-cell office:value-type="float" office:value="0.420914" calcext:value-type="float">
            <text:p>0.420914</text:p>
          </table:table-cell>
          <table:table-cell office:value-type="float" office:value="0.429181" calcext:value-type="float">
            <text:p>0.429181</text:p>
          </table:table-cell>
          <table:table-cell office:value-type="float" office:value="0.439361" calcext:value-type="float">
            <text:p>0.439361</text:p>
          </table:table-cell>
          <table:table-cell office:value-type="float" office:value="0.452073" calcext:value-type="float">
            <text:p>0.452073</text:p>
          </table:table-cell>
          <table:table-cell office:value-type="float" office:value="0.467369" calcext:value-type="float">
            <text:p>0.467369</text:p>
          </table:table-cell>
          <table:table-cell office:value-type="float" office:value="0.481491" calcext:value-type="float">
            <text:p>0.481491</text:p>
          </table:table-cell>
          <table:table-cell office:value-type="float" office:value="0.399888" calcext:value-type="float">
            <text:p>0.399888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0.06028" calcext:value-type="float">
            <text:p>0.06028</text:p>
          </table:table-cell>
          <table:table-cell office:value-type="float" office:value="0.238736" calcext:value-type="float">
            <text:p>0.238736</text:p>
          </table:table-cell>
          <table:table-cell office:value-type="float" office:value="0.317167" calcext:value-type="float">
            <text:p>0.317167</text:p>
          </table:table-cell>
          <table:table-cell office:value-type="float" office:value="0.361512" calcext:value-type="float">
            <text:p>0.361512</text:p>
          </table:table-cell>
          <table:table-cell office:value-type="float" office:value="0.388204" calcext:value-type="float">
            <text:p>0.388204</text:p>
          </table:table-cell>
          <table:table-cell office:value-type="float" office:value="0.406986" calcext:value-type="float">
            <text:p>0.406986</text:p>
          </table:table-cell>
          <table:table-cell office:value-type="float" office:value="0.412497" calcext:value-type="float">
            <text:p>0.412497</text:p>
          </table:table-cell>
          <table:table-cell office:value-type="float" office:value="0.424224" calcext:value-type="float">
            <text:p>0.424224</text:p>
          </table:table-cell>
          <table:table-cell office:value-type="float" office:value="0.435352" calcext:value-type="float">
            <text:p>0.435352</text:p>
          </table:table-cell>
          <table:table-cell office:value-type="float" office:value="0.450341" calcext:value-type="float">
            <text:p>0.450341</text:p>
          </table:table-cell>
          <table:table-cell office:value-type="float" office:value="0.466933" calcext:value-type="float">
            <text:p>0.466933</text:p>
          </table:table-cell>
          <table:table-cell office:value-type="float" office:value="0.481491" calcext:value-type="float">
            <text:p>0.481491</text:p>
          </table:table-cell>
          <table:table-cell office:value-type="float" office:value="0.390195" calcext:value-type="float">
            <text:p>0.390195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0.054057" calcext:value-type="float">
            <text:p>0.054057</text:p>
          </table:table-cell>
          <table:table-cell office:value-type="float" office:value="0.237942" calcext:value-type="float">
            <text:p>0.237942</text:p>
          </table:table-cell>
          <table:table-cell office:value-type="float" office:value="0.321009" calcext:value-type="float">
            <text:p>0.321009</text:p>
          </table:table-cell>
          <table:table-cell office:value-type="float" office:value="0.365768" calcext:value-type="float">
            <text:p>0.365768</text:p>
          </table:table-cell>
          <table:table-cell office:value-type="float" office:value="0.395585" calcext:value-type="float">
            <text:p>0.395585</text:p>
          </table:table-cell>
          <table:table-cell office:value-type="float" office:value="0.408461" calcext:value-type="float">
            <text:p>0.408461</text:p>
          </table:table-cell>
          <table:table-cell office:value-type="float" office:value="0.415561" calcext:value-type="float">
            <text:p>0.415561</text:p>
          </table:table-cell>
          <table:table-cell office:value-type="float" office:value="0.426902" calcext:value-type="float">
            <text:p>0.426902</text:p>
          </table:table-cell>
          <table:table-cell office:value-type="float" office:value="0.43654" calcext:value-type="float">
            <text:p>0.43654</text:p>
          </table:table-cell>
          <table:table-cell office:value-type="float" office:value="0.450579" calcext:value-type="float">
            <text:p>0.450579</text:p>
          </table:table-cell>
          <table:table-cell office:value-type="float" office:value="0.466596" calcext:value-type="float">
            <text:p>0.466596</text:p>
          </table:table-cell>
          <table:table-cell office:value-type="float" office:value="0.481491" calcext:value-type="float">
            <text:p>0.481491</text:p>
          </table:table-cell>
          <table:table-cell office:value-type="float" office:value="0.392494" calcext:value-type="float">
            <text:p>0.392494</text:p>
          </table:table-cell>
          <table:table-cell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0.048914" calcext:value-type="float">
            <text:p>0.048914</text:p>
          </table:table-cell>
          <table:table-cell office:value-type="float" office:value="0.265247" calcext:value-type="float">
            <text:p>0.265247</text:p>
          </table:table-cell>
          <table:table-cell office:value-type="float" office:value="0.327036" calcext:value-type="float">
            <text:p>0.327036</text:p>
          </table:table-cell>
          <table:table-cell office:value-type="float" office:value="0.371167" calcext:value-type="float">
            <text:p>0.371167</text:p>
          </table:table-cell>
          <table:table-cell office:value-type="float" office:value="0.400071" calcext:value-type="float">
            <text:p>0.400071</text:p>
          </table:table-cell>
          <table:table-cell office:value-type="float" office:value="0.409635" calcext:value-type="float">
            <text:p>0.409635</text:p>
          </table:table-cell>
          <table:table-cell office:value-type="float" office:value="0.418501" calcext:value-type="float">
            <text:p>0.418501</text:p>
          </table:table-cell>
          <table:table-cell office:value-type="float" office:value="0.428935" calcext:value-type="float">
            <text:p>0.428935</text:p>
          </table:table-cell>
          <table:table-cell office:value-type="float" office:value="0.43846" calcext:value-type="float">
            <text:p>0.43846</text:p>
          </table:table-cell>
          <table:table-cell office:value-type="float" office:value="0.450227" calcext:value-type="float">
            <text:p>0.450227</text:p>
          </table:table-cell>
          <table:table-cell office:value-type="float" office:value="0.466825" calcext:value-type="float">
            <text:p>0.466825</text:p>
          </table:table-cell>
          <table:table-cell office:value-type="float" office:value="0.481491" calcext:value-type="float">
            <text:p>0.481491</text:p>
          </table:table-cell>
          <table:table-cell office:value-type="float" office:value="0.39761" calcext:value-type="float">
            <text:p>0.39761</text:p>
          </table:table-cell>
          <table:table-cell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0.167173" calcext:value-type="float">
            <text:p>0.167173</text:p>
          </table:table-cell>
          <table:table-cell office:value-type="float" office:value="0.28061" calcext:value-type="float">
            <text:p>0.28061</text:p>
          </table:table-cell>
          <table:table-cell office:value-type="float" office:value="0.308475" calcext:value-type="float">
            <text:p>0.308475</text:p>
          </table:table-cell>
          <table:table-cell office:value-type="float" office:value="0.361137" calcext:value-type="float">
            <text:p>0.361137</text:p>
          </table:table-cell>
          <table:table-cell office:value-type="float" office:value="0.397233" calcext:value-type="float">
            <text:p>0.397233</text:p>
          </table:table-cell>
          <table:table-cell office:value-type="float" office:value="0.407921" calcext:value-type="float">
            <text:p>0.407921</text:p>
          </table:table-cell>
          <table:table-cell office:value-type="float" office:value="0.413309" calcext:value-type="float">
            <text:p>0.413309</text:p>
          </table:table-cell>
          <table:table-cell office:value-type="float" office:value="0.427673" calcext:value-type="float">
            <text:p>0.427673</text:p>
          </table:table-cell>
          <table:table-cell office:value-type="float" office:value="0.437266" calcext:value-type="float">
            <text:p>0.437266</text:p>
          </table:table-cell>
          <table:table-cell office:value-type="float" office:value="0.450337" calcext:value-type="float">
            <text:p>0.450337</text:p>
          </table:table-cell>
          <table:table-cell office:value-type="float" office:value="0.466329" calcext:value-type="float">
            <text:p>0.466329</text:p>
          </table:table-cell>
          <table:table-cell office:value-type="float" office:value="0.481491" calcext:value-type="float">
            <text:p>0.481491</text:p>
          </table:table-cell>
          <table:table-cell office:value-type="float" office:value="0.395029" calcext:value-type="float">
            <text:p>0.395029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129738" calcext:value-type="float">
            <text:p>0.129738</text:p>
          </table:table-cell>
          <table:table-cell office:value-type="float" office:value="0.257055" calcext:value-type="float">
            <text:p>0.257055</text:p>
          </table:table-cell>
          <table:table-cell office:value-type="float" office:value="0.307003" calcext:value-type="float">
            <text:p>0.307003</text:p>
          </table:table-cell>
          <table:table-cell office:value-type="float" office:value="0.364389" calcext:value-type="float">
            <text:p>0.364389</text:p>
          </table:table-cell>
          <table:table-cell office:value-type="float" office:value="0.398729" calcext:value-type="float">
            <text:p>0.398729</text:p>
          </table:table-cell>
          <table:table-cell office:value-type="float" office:value="0.407922" calcext:value-type="float">
            <text:p>0.407922</text:p>
          </table:table-cell>
          <table:table-cell office:value-type="float" office:value="0.41158" calcext:value-type="float">
            <text:p>0.41158</text:p>
          </table:table-cell>
          <table:table-cell office:value-type="float" office:value="0.426664" calcext:value-type="float">
            <text:p>0.426664</text:p>
          </table:table-cell>
          <table:table-cell office:value-type="float" office:value="0.436151" calcext:value-type="float">
            <text:p>0.436151</text:p>
          </table:table-cell>
          <table:table-cell office:value-type="float" office:value="0.45026" calcext:value-type="float">
            <text:p>0.45026</text:p>
          </table:table-cell>
          <table:table-cell office:value-type="float" office:value="0.467599" calcext:value-type="float">
            <text:p>0.467599</text:p>
          </table:table-cell>
          <table:table-cell office:value-type="float" office:value="0.481491" calcext:value-type="float">
            <text:p>0.481491</text:p>
          </table:table-cell>
          <table:table-cell office:value-type="float" office:value="0.392735" calcext:value-type="float">
            <text:p>0.392735</text:p>
          </table:table-cell>
          <table:table-cell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-0.006253" calcext:value-type="float">
            <text:p>-0.006253</text:p>
          </table:table-cell>
          <table:table-cell office:value-type="float" office:value="0.211296" calcext:value-type="float">
            <text:p>0.211296</text:p>
          </table:table-cell>
          <table:table-cell office:value-type="float" office:value="0.308883" calcext:value-type="float">
            <text:p>0.308883</text:p>
          </table:table-cell>
          <table:table-cell office:value-type="float" office:value="0.365599" calcext:value-type="float">
            <text:p>0.365599</text:p>
          </table:table-cell>
          <table:table-cell office:value-type="float" office:value="0.398629" calcext:value-type="float">
            <text:p>0.398629</text:p>
          </table:table-cell>
          <table:table-cell office:value-type="float" office:value="0.407632" calcext:value-type="float">
            <text:p>0.407632</text:p>
          </table:table-cell>
          <table:table-cell office:value-type="float" office:value="0.411534" calcext:value-type="float">
            <text:p>0.411534</text:p>
          </table:table-cell>
          <table:table-cell office:value-type="float" office:value="0.426455" calcext:value-type="float">
            <text:p>0.426455</text:p>
          </table:table-cell>
          <table:table-cell office:value-type="float" office:value="0.439043" calcext:value-type="float">
            <text:p>0.439043</text:p>
          </table:table-cell>
          <table:table-cell office:value-type="float" office:value="0.453079" calcext:value-type="float">
            <text:p>0.453079</text:p>
          </table:table-cell>
          <table:table-cell office:value-type="float" office:value="0.469762" calcext:value-type="float">
            <text:p>0.469762</text:p>
          </table:table-cell>
          <table:table-cell office:value-type="float" office:value="0.481491" calcext:value-type="float">
            <text:p>0.481491</text:p>
          </table:table-cell>
          <table:table-cell office:value-type="float" office:value="0.389191" calcext:value-type="float">
            <text:p>0.389191</text:p>
          </table:table-cell>
          <table:table-cell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-0.006253" calcext:value-type="float">
            <text:p>-0.006253</text:p>
          </table:table-cell>
          <table:table-cell office:value-type="float" office:value="0.196942" calcext:value-type="float">
            <text:p>0.196942</text:p>
          </table:table-cell>
          <table:table-cell office:value-type="float" office:value="0.305626" calcext:value-type="float">
            <text:p>0.305626</text:p>
          </table:table-cell>
          <table:table-cell office:value-type="float" office:value="0.344729" calcext:value-type="float">
            <text:p>0.344729</text:p>
          </table:table-cell>
          <table:table-cell office:value-type="float" office:value="0.383238" calcext:value-type="float">
            <text:p>0.383238</text:p>
          </table:table-cell>
          <table:table-cell office:value-type="float" office:value="0.40332" calcext:value-type="float">
            <text:p>0.40332</text:p>
          </table:table-cell>
          <table:table-cell office:value-type="float" office:value="0.409303" calcext:value-type="float">
            <text:p>0.409303</text:p>
          </table:table-cell>
          <table:table-cell office:value-type="float" office:value="0.423046" calcext:value-type="float">
            <text:p>0.423046</text:p>
          </table:table-cell>
          <table:table-cell office:value-type="float" office:value="0.437515" calcext:value-type="float">
            <text:p>0.437515</text:p>
          </table:table-cell>
          <table:table-cell office:value-type="float" office:value="0.454047" calcext:value-type="float">
            <text:p>0.454047</text:p>
          </table:table-cell>
          <table:table-cell office:value-type="float" office:value="0.471301" calcext:value-type="float">
            <text:p>0.471301</text:p>
          </table:table-cell>
          <table:table-cell office:value-type="float" office:value="0.481491" calcext:value-type="float">
            <text:p>0.481491</text:p>
          </table:table-cell>
          <table:table-cell office:value-type="float" office:value="0.382907" calcext:value-type="float">
            <text:p>0.382907</text:p>
          </table:table-cell>
          <table:table-cell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-0.006253" calcext:value-type="float">
            <text:p>-0.006253</text:p>
          </table:table-cell>
          <table:table-cell office:value-type="float" office:value="0.220175" calcext:value-type="float">
            <text:p>0.220175</text:p>
          </table:table-cell>
          <table:table-cell office:value-type="float" office:value="0.307297" calcext:value-type="float">
            <text:p>0.307297</text:p>
          </table:table-cell>
          <table:table-cell office:value-type="float" office:value="0.361689" calcext:value-type="float">
            <text:p>0.361689</text:p>
          </table:table-cell>
          <table:table-cell office:value-type="float" office:value="0.390331" calcext:value-type="float">
            <text:p>0.390331</text:p>
          </table:table-cell>
          <table:table-cell office:value-type="float" office:value="0.404447" calcext:value-type="float">
            <text:p>0.404447</text:p>
          </table:table-cell>
          <table:table-cell office:value-type="float" office:value="0.409223" calcext:value-type="float">
            <text:p>0.409223</text:p>
          </table:table-cell>
          <table:table-cell office:value-type="float" office:value="0.420368" calcext:value-type="float">
            <text:p>0.420368</text:p>
          </table:table-cell>
          <table:table-cell office:value-type="float" office:value="0.436931" calcext:value-type="float">
            <text:p>0.436931</text:p>
          </table:table-cell>
          <table:table-cell office:value-type="float" office:value="0.452573" calcext:value-type="float">
            <text:p>0.452573</text:p>
          </table:table-cell>
          <table:table-cell office:value-type="float" office:value="0.468073" calcext:value-type="float">
            <text:p>0.468073</text:p>
          </table:table-cell>
          <table:table-cell office:value-type="float" office:value="0.481491" calcext:value-type="float">
            <text:p>0.481491</text:p>
          </table:table-cell>
          <table:table-cell office:value-type="float" office:value="0.387111" calcext:value-type="float">
            <text:p>0.387111</text:p>
          </table:table-cell>
          <table:table-cell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-0.006253" calcext:value-type="float">
            <text:p>-0.006253</text:p>
          </table:table-cell>
          <table:table-cell office:value-type="float" office:value="0.200454" calcext:value-type="float">
            <text:p>0.200454</text:p>
          </table:table-cell>
          <table:table-cell office:value-type="float" office:value="0.303195" calcext:value-type="float">
            <text:p>0.303195</text:p>
          </table:table-cell>
          <table:table-cell office:value-type="float" office:value="0.348508" calcext:value-type="float">
            <text:p>0.348508</text:p>
          </table:table-cell>
          <table:table-cell office:value-type="float" office:value="0.385708" calcext:value-type="float">
            <text:p>0.385708</text:p>
          </table:table-cell>
          <table:table-cell office:value-type="float" office:value="0.404755" calcext:value-type="float">
            <text:p>0.404755</text:p>
          </table:table-cell>
          <table:table-cell office:value-type="float" office:value="0.409031" calcext:value-type="float">
            <text:p>0.409031</text:p>
          </table:table-cell>
          <table:table-cell office:value-type="float" office:value="0.419545" calcext:value-type="float">
            <text:p>0.419545</text:p>
          </table:table-cell>
          <table:table-cell office:value-type="float" office:value="0.433551" calcext:value-type="float">
            <text:p>0.433551</text:p>
          </table:table-cell>
          <table:table-cell office:value-type="float" office:value="0.450693" calcext:value-type="float">
            <text:p>0.450693</text:p>
          </table:table-cell>
          <table:table-cell office:value-type="float" office:value="0.470784" calcext:value-type="float">
            <text:p>0.470784</text:p>
          </table:table-cell>
          <table:table-cell office:value-type="float" office:value="0.481491" calcext:value-type="float">
            <text:p>0.481491</text:p>
          </table:table-cell>
          <table:table-cell office:value-type="float" office:value="0.382622" calcext:value-type="float">
            <text:p>0.382622</text:p>
          </table:table-cell>
          <table:table-cell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-0.060375" calcext:value-type="float">
            <text:p>-0.060375</text:p>
          </table:table-cell>
          <table:table-cell office:value-type="float" office:value="0.184696" calcext:value-type="float">
            <text:p>0.184696</text:p>
          </table:table-cell>
          <table:table-cell office:value-type="float" office:value="0.305355" calcext:value-type="float">
            <text:p>0.305355</text:p>
          </table:table-cell>
          <table:table-cell office:value-type="float" office:value="0.36874" calcext:value-type="float">
            <text:p>0.36874</text:p>
          </table:table-cell>
          <table:table-cell office:value-type="float" office:value="0.395356" calcext:value-type="float">
            <text:p>0.395356</text:p>
          </table:table-cell>
          <table:table-cell office:value-type="float" office:value="0.407046" calcext:value-type="float">
            <text:p>0.407046</text:p>
          </table:table-cell>
          <table:table-cell office:value-type="float" office:value="0.409535" calcext:value-type="float">
            <text:p>0.409535</text:p>
          </table:table-cell>
          <table:table-cell office:value-type="float" office:value="0.419735" calcext:value-type="float">
            <text:p>0.419735</text:p>
          </table:table-cell>
          <table:table-cell office:value-type="float" office:value="0.432461" calcext:value-type="float">
            <text:p>0.432461</text:p>
          </table:table-cell>
          <table:table-cell office:value-type="float" office:value="0.451602" calcext:value-type="float">
            <text:p>0.451602</text:p>
          </table:table-cell>
          <table:table-cell office:value-type="float" office:value="0.470191" calcext:value-type="float">
            <text:p>0.470191</text:p>
          </table:table-cell>
          <table:table-cell office:value-type="float" office:value="0.481491" calcext:value-type="float">
            <text:p>0.481491</text:p>
          </table:table-cell>
          <table:table-cell office:value-type="float" office:value="0.384472" calcext:value-type="float">
            <text:p>0.384472</text:p>
          </table:table-cell>
          <table:table-cell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0.031445" calcext:value-type="float">
            <text:p>0.031445</text:p>
          </table:table-cell>
          <table:table-cell office:value-type="float" office:value="0.239256" calcext:value-type="float">
            <text:p>0.239256</text:p>
          </table:table-cell>
          <table:table-cell office:value-type="float" office:value="0.313858" calcext:value-type="float">
            <text:p>0.313858</text:p>
          </table:table-cell>
          <table:table-cell office:value-type="float" office:value="0.370269" calcext:value-type="float">
            <text:p>0.370269</text:p>
          </table:table-cell>
          <table:table-cell office:value-type="float" office:value="0.39581" calcext:value-type="float">
            <text:p>0.39581</text:p>
          </table:table-cell>
          <table:table-cell office:value-type="float" office:value="0.406761" calcext:value-type="float">
            <text:p>0.406761</text:p>
          </table:table-cell>
          <table:table-cell office:value-type="float" office:value="0.408556" calcext:value-type="float">
            <text:p>0.408556</text:p>
          </table:table-cell>
          <table:table-cell office:value-type="float" office:value="0.419642" calcext:value-type="float">
            <text:p>0.419642</text:p>
          </table:table-cell>
          <table:table-cell office:value-type="float" office:value="0.432033" calcext:value-type="float">
            <text:p>0.432033</text:p>
          </table:table-cell>
          <table:table-cell office:value-type="float" office:value="0.450321" calcext:value-type="float">
            <text:p>0.450321</text:p>
          </table:table-cell>
          <table:table-cell office:value-type="float" office:value="0.470444" calcext:value-type="float">
            <text:p>0.470444</text:p>
          </table:table-cell>
          <table:table-cell office:value-type="float" office:value="0.481491" calcext:value-type="float">
            <text:p>0.481491</text:p>
          </table:table-cell>
          <table:table-cell office:value-type="float" office:value="0.390695" calcext:value-type="float">
            <text:p>0.390695</text:p>
          </table:table-cell>
          <table:table-cell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0.059073" calcext:value-type="float">
            <text:p>0.059073</text:p>
          </table:table-cell>
          <table:table-cell office:value-type="float" office:value="0.220364" calcext:value-type="float">
            <text:p>0.220364</text:p>
          </table:table-cell>
          <table:table-cell office:value-type="float" office:value="0.318002" calcext:value-type="float">
            <text:p>0.318002</text:p>
          </table:table-cell>
          <table:table-cell office:value-type="float" office:value="0.375491" calcext:value-type="float">
            <text:p>0.375491</text:p>
          </table:table-cell>
          <table:table-cell office:value-type="float" office:value="0.39829" calcext:value-type="float">
            <text:p>0.39829</text:p>
          </table:table-cell>
          <table:table-cell office:value-type="float" office:value="0.407363" calcext:value-type="float">
            <text:p>0.407363</text:p>
          </table:table-cell>
          <table:table-cell office:value-type="float" office:value="0.408947" calcext:value-type="float">
            <text:p>0.408947</text:p>
          </table:table-cell>
          <table:table-cell office:value-type="float" office:value="0.422709" calcext:value-type="float">
            <text:p>0.422709</text:p>
          </table:table-cell>
          <table:table-cell office:value-type="float" office:value="0.43749" calcext:value-type="float">
            <text:p>0.43749</text:p>
          </table:table-cell>
          <table:table-cell office:value-type="float" office:value="0.450441" calcext:value-type="float">
            <text:p>0.450441</text:p>
          </table:table-cell>
          <table:table-cell office:value-type="float" office:value="0.467281" calcext:value-type="float">
            <text:p>0.467281</text:p>
          </table:table-cell>
          <table:table-cell office:value-type="float" office:value="0.481491" calcext:value-type="float">
            <text:p>0.481491</text:p>
          </table:table-cell>
          <table:table-cell office:value-type="float" office:value="0.390638" calcext:value-type="float">
            <text:p>0.390638</text:p>
          </table:table-cell>
          <table:table-cell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0.112014" calcext:value-type="float">
            <text:p>0.112014</text:p>
          </table:table-cell>
          <table:table-cell office:value-type="float" office:value="0.248469" calcext:value-type="float">
            <text:p>0.248469</text:p>
          </table:table-cell>
          <table:table-cell office:value-type="float" office:value="0.325214" calcext:value-type="float">
            <text:p>0.325214</text:p>
          </table:table-cell>
          <table:table-cell office:value-type="float" office:value="0.376768" calcext:value-type="float">
            <text:p>0.376768</text:p>
          </table:table-cell>
          <table:table-cell office:value-type="float" office:value="0.396527" calcext:value-type="float">
            <text:p>0.396527</text:p>
          </table:table-cell>
          <table:table-cell office:value-type="float" office:value="0.407595" calcext:value-type="float">
            <text:p>0.407595</text:p>
          </table:table-cell>
          <table:table-cell office:value-type="float" office:value="0.418203" calcext:value-type="float">
            <text:p>0.418203</text:p>
          </table:table-cell>
          <table:table-cell office:value-type="float" office:value="0.434246" calcext:value-type="float">
            <text:p>0.434246</text:p>
          </table:table-cell>
          <table:table-cell office:value-type="float" office:value="0.448915" calcext:value-type="float">
            <text:p>0.448915</text:p>
          </table:table-cell>
          <table:table-cell office:value-type="float" office:value="0.455608" calcext:value-type="float">
            <text:p>0.455608</text:p>
          </table:table-cell>
          <table:table-cell office:value-type="float" office:value="0.470359" calcext:value-type="float">
            <text:p>0.470359</text:p>
          </table:table-cell>
          <table:table-cell office:value-type="float" office:value="0.481491" calcext:value-type="float">
            <text:p>0.481491</text:p>
          </table:table-cell>
          <table:table-cell office:value-type="float" office:value="0.39819" calcext:value-type="float">
            <text:p>0.39819</text:p>
          </table:table-cell>
          <table:table-cell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-0.009096" calcext:value-type="float">
            <text:p>-0.009096</text:p>
          </table:table-cell>
          <table:table-cell office:value-type="float" office:value="0.264254" calcext:value-type="float">
            <text:p>0.264254</text:p>
          </table:table-cell>
          <table:table-cell office:value-type="float" office:value="0.32895" calcext:value-type="float">
            <text:p>0.32895</text:p>
          </table:table-cell>
          <table:table-cell office:value-type="float" office:value="0.377732" calcext:value-type="float">
            <text:p>0.377732</text:p>
          </table:table-cell>
          <table:table-cell office:value-type="float" office:value="0.397132" calcext:value-type="float">
            <text:p>0.397132</text:p>
          </table:table-cell>
          <table:table-cell office:value-type="float" office:value="0.40779" calcext:value-type="float">
            <text:p>0.40779</text:p>
          </table:table-cell>
          <table:table-cell office:value-type="float" office:value="0.419525" calcext:value-type="float">
            <text:p>0.419525</text:p>
          </table:table-cell>
          <table:table-cell office:value-type="float" office:value="0.434046" calcext:value-type="float">
            <text:p>0.434046</text:p>
          </table:table-cell>
          <table:table-cell office:value-type="float" office:value="0.4492" calcext:value-type="float">
            <text:p>0.4492</text:p>
          </table:table-cell>
          <table:table-cell office:value-type="float" office:value="0.45568" calcext:value-type="float">
            <text:p>0.45568</text:p>
          </table:table-cell>
          <table:table-cell office:value-type="float" office:value="0.472162" calcext:value-type="float">
            <text:p>0.472162</text:p>
          </table:table-cell>
          <table:table-cell office:value-type="float" office:value="0.481491" calcext:value-type="float">
            <text:p>0.481491</text:p>
          </table:table-cell>
          <table:table-cell office:value-type="float" office:value="0.400647" calcext:value-type="float">
            <text:p>0.400647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1-22T13:40:36.713648874</dc:date>
    <meta:editing-duration>PT2M54S</meta:editing-duration>
    <meta:editing-cycles>1</meta:editing-cycles>
    <meta:generator>LibreOffice/7.6.2.1$MacOSX_AARCH64 LibreOffice_project/56f7684011345957bbf33a7ee678afaf4d2ba333</meta:generator>
    <meta:document-statistic meta:table-count="1" meta:cell-count="2814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22.349cm" svg:height="12.571cm" xlink:href=".." xlink:type="simple" chart:class="chart:line" chart:style-name="ch1">
        <chart:legend chart:legend-position="end" svg:x="19.405cm" svg:y="3.229cm" style:legend-expansion="high" chart:style-name="ch2"/>
        <chart:plot-area chart:style-name="ch3" table:cell-range-address="mcc.A2:mcc.A201 mcc.C1:mcc.N201" chart:data-source-has-labels="both" svg:x="1.427cm" svg:y="0.251cm" svg:width="17.532cm" svg:height="11.118cm">
          <chart:coordinate-region svg:x="2.298cm" svg:y="0.453cm" svg:width="16.661cm" svg:height="10.716cm"/>
          <chart:axis chart:dimension="x" chart:name="primary-x" chart:style-name="ch4" chartooo:axis-type="auto">
            <chartooo:date-scale/>
            <chart:title svg:x="9.386cm" svg:y="11.62cm" chart:style-name="ch5">
              <text:p>generacija</text:p>
            </chart:title>
            <chart:categories table:cell-range-address="mcc.A2:mcc.A201"/>
          </chart:axis>
          <chart:axis chart:dimension="y" chart:name="primary-y" chart:style-name="ch4">
            <chart:title svg:x="0.451cm" svg:y="6.237cm" chart:style-name="ch6">
              <text:p>MCC</text:p>
            </chart:title>
            <chart:grid chart:style-name="ch7" chart:class="major"/>
          </chart:axis>
          <chart:series chart:style-name="ch8" chart:values-cell-range-address="mcc.C2:mcc.C201" chart:label-cell-address="mcc.C1:mcc.C1" chart:class="chart:line">
            <chart:data-point chart:repeated="200"/>
          </chart:series>
          <chart:series chart:style-name="ch9" chart:values-cell-range-address="mcc.D2:mcc.D201" chart:label-cell-address="mcc.D1:mcc.D1" chart:class="chart:line">
            <chart:data-point chart:repeated="200"/>
          </chart:series>
          <chart:series chart:style-name="ch10" chart:values-cell-range-address="mcc.E2:mcc.E201" chart:label-cell-address="mcc.E1:mcc.E1" chart:class="chart:line">
            <chart:data-point chart:repeated="200"/>
          </chart:series>
          <chart:series chart:style-name="ch11" chart:values-cell-range-address="mcc.F2:mcc.F201" chart:label-cell-address="mcc.F1:mcc.F1" chart:class="chart:line">
            <chart:data-point chart:repeated="200"/>
          </chart:series>
          <chart:series chart:style-name="ch12" chart:values-cell-range-address="mcc.G2:mcc.G201" chart:label-cell-address="mcc.G1:mcc.G1" chart:class="chart:line">
            <chart:data-point chart:repeated="200"/>
          </chart:series>
          <chart:series chart:style-name="ch13" chart:values-cell-range-address="mcc.H2:mcc.H201" chart:label-cell-address="mcc.H1:mcc.H1" chart:class="chart:line">
            <chart:data-point chart:repeated="200"/>
          </chart:series>
          <chart:series chart:style-name="ch14" chart:values-cell-range-address="mcc.I2:mcc.I201" chart:label-cell-address="mcc.I1:mcc.I1" chart:class="chart:line">
            <chart:data-point chart:repeated="200"/>
          </chart:series>
          <chart:series chart:style-name="ch15" chart:values-cell-range-address="mcc.J2:mcc.J201" chart:label-cell-address="mcc.J1:mcc.J1" chart:class="chart:line">
            <chart:data-point chart:repeated="200"/>
          </chart:series>
          <chart:series chart:style-name="ch16" chart:values-cell-range-address="mcc.K2:mcc.K201" chart:label-cell-address="mcc.K1:mcc.K1" chart:class="chart:line">
            <chart:data-point chart:repeated="200"/>
          </chart:series>
          <chart:series chart:style-name="ch17" chart:values-cell-range-address="mcc.L2:mcc.L201" chart:label-cell-address="mcc.L1:mcc.L1" chart:class="chart:line">
            <chart:data-point chart:repeated="200"/>
          </chart:series>
          <chart:series chart:style-name="ch18" chart:values-cell-range-address="mcc.M2:mcc.M201" chart:label-cell-address="mcc.M1:mcc.M1" chart:class="chart:line">
            <chart:data-point chart:repeated="200"/>
          </chart:series>
          <chart:series chart:style-name="ch19" chart:values-cell-range-address="mcc.N2:mcc.N201" chart:label-cell-address="mcc.N1:mcc.N1" chart:class="chart:line">
            <chart:data-point chart:repeated="200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-10%</text:p>
                <draw:g>
                  <svg:desc>mcc.C1:mcc.C1</svg:desc>
                </draw:g>
              </table:table-cell>
              <table:table-cell office:value-type="string">
                <text:p>10-20%</text:p>
                <draw:g>
                  <svg:desc>mcc.D1:mcc.D1</svg:desc>
                </draw:g>
              </table:table-cell>
              <table:table-cell office:value-type="string">
                <text:p>20-30%</text:p>
                <draw:g>
                  <svg:desc>mcc.E1:mcc.E1</svg:desc>
                </draw:g>
              </table:table-cell>
              <table:table-cell office:value-type="string">
                <text:p>30-40%</text:p>
                <draw:g>
                  <svg:desc>mcc.F1:mcc.F1</svg:desc>
                </draw:g>
              </table:table-cell>
              <table:table-cell office:value-type="string">
                <text:p>40-50%</text:p>
                <draw:g>
                  <svg:desc>mcc.G1:mcc.G1</svg:desc>
                </draw:g>
              </table:table-cell>
              <table:table-cell office:value-type="string">
                <text:p>50-60%</text:p>
                <draw:g>
                  <svg:desc>mcc.H1:mcc.H1</svg:desc>
                </draw:g>
              </table:table-cell>
              <table:table-cell office:value-type="string">
                <text:p>60-70%</text:p>
                <draw:g>
                  <svg:desc>mcc.I1:mcc.I1</svg:desc>
                </draw:g>
              </table:table-cell>
              <table:table-cell office:value-type="string">
                <text:p>70-80%</text:p>
                <draw:g>
                  <svg:desc>mcc.J1:mcc.J1</svg:desc>
                </draw:g>
              </table:table-cell>
              <table:table-cell office:value-type="string">
                <text:p>80-90%</text:p>
                <draw:g>
                  <svg:desc>mcc.K1:mcc.K1</svg:desc>
                </draw:g>
              </table:table-cell>
              <table:table-cell office:value-type="string">
                <text:p>90-100%</text:p>
                <draw:g>
                  <svg:desc>mcc.L1:mcc.L1</svg:desc>
                </draw:g>
              </table:table-cell>
              <table:table-cell office:value-type="string">
                <text:p>Najboljši</text:p>
                <draw:g>
                  <svg:desc>mcc.M1:mcc.M1</svg:desc>
                </draw:g>
              </table:table-cell>
              <table:table-cell office:value-type="string">
                <text:p>Povprečje</text:p>
                <draw:g>
                  <svg:desc>mcc.N1:mcc.N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mcc.A2:mcc.A201</svg:desc>
                </draw:g>
              </table:table-cell>
              <table:table-cell office:value-type="float" office:value="-1">
                <text:p>-1</text:p>
                <draw:g>
                  <svg:desc>mcc.C2:mcc.C201</svg:desc>
                </draw:g>
              </table:table-cell>
              <table:table-cell office:value-type="float" office:value="-1">
                <text:p>-1</text:p>
                <draw:g>
                  <svg:desc>mcc.D2:mcc.D201</svg:desc>
                </draw:g>
              </table:table-cell>
              <table:table-cell office:value-type="float" office:value="-0.972135">
                <text:p>-0.972135</text:p>
                <draw:g>
                  <svg:desc>mcc.E2:mcc.E201</svg:desc>
                </draw:g>
              </table:table-cell>
              <table:table-cell office:value-type="float" office:value="-0.130078">
                <text:p>-0.130078</text:p>
                <draw:g>
                  <svg:desc>mcc.F2:mcc.F201</svg:desc>
                </draw:g>
              </table:table-cell>
              <table:table-cell office:value-type="float" office:value="-0.04354">
                <text:p>-0.04354</text:p>
                <draw:g>
                  <svg:desc>mcc.G2:mcc.G201</svg:desc>
                </draw:g>
              </table:table-cell>
              <table:table-cell office:value-type="float" office:value="-0.015688">
                <text:p>-0.015688</text:p>
                <draw:g>
                  <svg:desc>mcc.H2:mcc.H201</svg:desc>
                </draw:g>
              </table:table-cell>
              <table:table-cell office:value-type="float" office:value="0.003355">
                <text:p>0.003355</text:p>
                <draw:g>
                  <svg:desc>mcc.I2:mcc.I201</svg:desc>
                </draw:g>
              </table:table-cell>
              <table:table-cell office:value-type="float" office:value="0.026299">
                <text:p>0.026299</text:p>
                <draw:g>
                  <svg:desc>mcc.J2:mcc.J201</svg:desc>
                </draw:g>
              </table:table-cell>
              <table:table-cell office:value-type="float" office:value="0.063465">
                <text:p>0.063465</text:p>
                <draw:g>
                  <svg:desc>mcc.K2:mcc.K201</svg:desc>
                </draw:g>
              </table:table-cell>
              <table:table-cell office:value-type="float" office:value="0.158711">
                <text:p>0.158711</text:p>
                <draw:g>
                  <svg:desc>mcc.L2:mcc.L201</svg:desc>
                </draw:g>
              </table:table-cell>
              <table:table-cell office:value-type="float" office:value="0.290445">
                <text:p>0.290445</text:p>
                <draw:g>
                  <svg:desc>mcc.M2:mcc.M201</svg:desc>
                </draw:g>
              </table:table-cell>
              <table:table-cell office:value-type="float" office:value="-0.290961">
                <text:p>-0.290961</text:p>
                <draw:g>
                  <svg:desc>mcc.N2:mcc.N201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  <table:table-cell office:value-type="float" office:value="-0.212959">
                <text:p>-0.212959</text:p>
              </table:table-cell>
              <table:table-cell office:value-type="float" office:value="-0.052907">
                <text:p>-0.052907</text:p>
              </table:table-cell>
              <table:table-cell office:value-type="float" office:value="-0.025713">
                <text:p>-0.025713</text:p>
              </table:table-cell>
              <table:table-cell office:value-type="float" office:value="-0.005838">
                <text:p>-0.005838</text:p>
              </table:table-cell>
              <table:table-cell office:value-type="float" office:value="0.007355">
                <text:p>0.007355</text:p>
              </table:table-cell>
              <table:table-cell office:value-type="float" office:value="0.030239">
                <text:p>0.030239</text:p>
              </table:table-cell>
              <table:table-cell office:value-type="float" office:value="0.055913">
                <text:p>0.055913</text:p>
              </table:table-cell>
              <table:table-cell office:value-type="float" office:value="0.100993">
                <text:p>0.100993</text:p>
              </table:table-cell>
              <table:table-cell office:value-type="float" office:value="0.191862">
                <text:p>0.191862</text:p>
              </table:table-cell>
              <table:table-cell office:value-type="float" office:value="0.290445">
                <text:p>0.290445</text:p>
              </table:table-cell>
              <table:table-cell office:value-type="float" office:value="-0.091105">
                <text:p>-0.091105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  <table:table-cell office:value-type="float" office:value="-0.238036">
                <text:p>-0.238036</text:p>
              </table:table-cell>
              <table:table-cell office:value-type="float" office:value="-0.04343">
                <text:p>-0.04343</text:p>
              </table:table-cell>
              <table:table-cell office:value-type="float" office:value="-0.01684">
                <text:p>-0.01684</text:p>
              </table:table-cell>
              <table:table-cell office:value-type="float" office:value="-0.001414">
                <text:p>-0.001414</text:p>
              </table:table-cell>
              <table:table-cell office:value-type="float" office:value="0.007483">
                <text:p>0.007483</text:p>
              </table:table-cell>
              <table:table-cell office:value-type="float" office:value="0.031201">
                <text:p>0.031201</text:p>
              </table:table-cell>
              <table:table-cell office:value-type="float" office:value="0.06219">
                <text:p>0.06219</text:p>
              </table:table-cell>
              <table:table-cell office:value-type="float" office:value="0.104857">
                <text:p>0.104857</text:p>
              </table:table-cell>
              <table:table-cell office:value-type="float" office:value="0.192912">
                <text:p>0.192912</text:p>
              </table:table-cell>
              <table:table-cell office:value-type="float" office:value="0.290445">
                <text:p>0.290445</text:p>
              </table:table-cell>
              <table:table-cell office:value-type="float" office:value="-0.090108">
                <text:p>-0.090108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-0.872414">
                <text:p>-0.872414</text:p>
              </table:table-cell>
              <table:table-cell office:value-type="float" office:value="-0.079574">
                <text:p>-0.079574</text:p>
              </table:table-cell>
              <table:table-cell office:value-type="float" office:value="-0.033846">
                <text:p>-0.033846</text:p>
              </table:table-cell>
              <table:table-cell office:value-type="float" office:value="-0.010763">
                <text:p>-0.010763</text:p>
              </table:table-cell>
              <table:table-cell office:value-type="float" office:value="0.000175">
                <text:p>0.000175</text:p>
              </table:table-cell>
              <table:table-cell office:value-type="float" office:value="0.013602">
                <text:p>0.013602</text:p>
              </table:table-cell>
              <table:table-cell office:value-type="float" office:value="0.033604">
                <text:p>0.033604</text:p>
              </table:table-cell>
              <table:table-cell office:value-type="float" office:value="0.066434">
                <text:p>0.066434</text:p>
              </table:table-cell>
              <table:table-cell office:value-type="float" office:value="0.110236">
                <text:p>0.110236</text:p>
              </table:table-cell>
              <table:table-cell office:value-type="float" office:value="0.214506">
                <text:p>0.214506</text:p>
              </table:table-cell>
              <table:table-cell office:value-type="float" office:value="0.337119">
                <text:p>0.337119</text:p>
              </table:table-cell>
              <table:table-cell office:value-type="float" office:value="-0.055804">
                <text:p>-0.05580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-0.768381">
                <text:p>-0.768381</text:p>
              </table:table-cell>
              <table:table-cell office:value-type="float" office:value="-0.077296">
                <text:p>-0.077296</text:p>
              </table:table-cell>
              <table:table-cell office:value-type="float" office:value="-0.034498">
                <text:p>-0.034498</text:p>
              </table:table-cell>
              <table:table-cell office:value-type="float" office:value="-0.01048">
                <text:p>-0.01048</text:p>
              </table:table-cell>
              <table:table-cell office:value-type="float" office:value="0.00242">
                <text:p>0.00242</text:p>
              </table:table-cell>
              <table:table-cell office:value-type="float" office:value="0.021197">
                <text:p>0.021197</text:p>
              </table:table-cell>
              <table:table-cell office:value-type="float" office:value="0.041656">
                <text:p>0.041656</text:p>
              </table:table-cell>
              <table:table-cell office:value-type="float" office:value="0.071417">
                <text:p>0.071417</text:p>
              </table:table-cell>
              <table:table-cell office:value-type="float" office:value="0.116542">
                <text:p>0.116542</text:p>
              </table:table-cell>
              <table:table-cell office:value-type="float" office:value="0.217786">
                <text:p>0.217786</text:p>
              </table:table-cell>
              <table:table-cell office:value-type="float" office:value="0.337119">
                <text:p>0.337119</text:p>
              </table:table-cell>
              <table:table-cell office:value-type="float" office:value="-0.041964">
                <text:p>-0.04196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-0.809112">
                <text:p>-0.809112</text:p>
              </table:table-cell>
              <table:table-cell office:value-type="float" office:value="-0.084986">
                <text:p>-0.084986</text:p>
              </table:table-cell>
              <table:table-cell office:value-type="float" office:value="-0.031765">
                <text:p>-0.031765</text:p>
              </table:table-cell>
              <table:table-cell office:value-type="float" office:value="-0.00815">
                <text:p>-0.00815</text:p>
              </table:table-cell>
              <table:table-cell office:value-type="float" office:value="0.001614">
                <text:p>0.001614</text:p>
              </table:table-cell>
              <table:table-cell office:value-type="float" office:value="0.019111">
                <text:p>0.019111</text:p>
              </table:table-cell>
              <table:table-cell office:value-type="float" office:value="0.041628">
                <text:p>0.041628</text:p>
              </table:table-cell>
              <table:table-cell office:value-type="float" office:value="0.069001">
                <text:p>0.069001</text:p>
              </table:table-cell>
              <table:table-cell office:value-type="float" office:value="0.1173">
                <text:p>0.1173</text:p>
              </table:table-cell>
              <table:table-cell office:value-type="float" office:value="0.215324">
                <text:p>0.215324</text:p>
              </table:table-cell>
              <table:table-cell office:value-type="float" office:value="0.337119">
                <text:p>0.337119</text:p>
              </table:table-cell>
              <table:table-cell office:value-type="float" office:value="-0.047004">
                <text:p>-0.047004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-0.794453">
                <text:p>-0.794453</text:p>
              </table:table-cell>
              <table:table-cell office:value-type="float" office:value="-0.068592">
                <text:p>-0.068592</text:p>
              </table:table-cell>
              <table:table-cell office:value-type="float" office:value="-0.027234">
                <text:p>-0.027234</text:p>
              </table:table-cell>
              <table:table-cell office:value-type="float" office:value="-0.003953">
                <text:p>-0.003953</text:p>
              </table:table-cell>
              <table:table-cell office:value-type="float" office:value="0.007517">
                <text:p>0.007517</text:p>
              </table:table-cell>
              <table:table-cell office:value-type="float" office:value="0.026542">
                <text:p>0.026542</text:p>
              </table:table-cell>
              <table:table-cell office:value-type="float" office:value="0.049288">
                <text:p>0.049288</text:p>
              </table:table-cell>
              <table:table-cell office:value-type="float" office:value="0.08184">
                <text:p>0.08184</text:p>
              </table:table-cell>
              <table:table-cell office:value-type="float" office:value="0.127881">
                <text:p>0.127881</text:p>
              </table:table-cell>
              <table:table-cell office:value-type="float" office:value="0.23369">
                <text:p>0.23369</text:p>
              </table:table-cell>
              <table:table-cell office:value-type="float" office:value="0.337119">
                <text:p>0.337119</text:p>
              </table:table-cell>
              <table:table-cell office:value-type="float" office:value="-0.036747">
                <text:p>-0.036747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-0.767526">
                <text:p>-0.767526</text:p>
              </table:table-cell>
              <table:table-cell office:value-type="float" office:value="-0.058697">
                <text:p>-0.058697</text:p>
              </table:table-cell>
              <table:table-cell office:value-type="float" office:value="-0.019655">
                <text:p>-0.019655</text:p>
              </table:table-cell>
              <table:table-cell office:value-type="float" office:value="0.00012">
                <text:p>0.00012</text:p>
              </table:table-cell>
              <table:table-cell office:value-type="float" office:value="0.014782">
                <text:p>0.014782</text:p>
              </table:table-cell>
              <table:table-cell office:value-type="float" office:value="0.032566">
                <text:p>0.032566</text:p>
              </table:table-cell>
              <table:table-cell office:value-type="float" office:value="0.049657">
                <text:p>0.049657</text:p>
              </table:table-cell>
              <table:table-cell office:value-type="float" office:value="0.07424">
                <text:p>0.07424</text:p>
              </table:table-cell>
              <table:table-cell office:value-type="float" office:value="0.11302">
                <text:p>0.11302</text:p>
              </table:table-cell>
              <table:table-cell office:value-type="float" office:value="0.224024">
                <text:p>0.224024</text:p>
              </table:table-cell>
              <table:table-cell office:value-type="float" office:value="0.337119">
                <text:p>0.337119</text:p>
              </table:table-cell>
              <table:table-cell office:value-type="float" office:value="-0.033747">
                <text:p>-0.03374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-0.794709">
                <text:p>-0.794709</text:p>
              </table:table-cell>
              <table:table-cell office:value-type="float" office:value="-0.047318">
                <text:p>-0.047318</text:p>
              </table:table-cell>
              <table:table-cell office:value-type="float" office:value="-0.009891">
                <text:p>-0.009891</text:p>
              </table:table-cell>
              <table:table-cell office:value-type="float" office:value="0.003856">
                <text:p>0.003856</text:p>
              </table:table-cell>
              <table:table-cell office:value-type="float" office:value="0.019808">
                <text:p>0.019808</text:p>
              </table:table-cell>
              <table:table-cell office:value-type="float" office:value="0.036797">
                <text:p>0.036797</text:p>
              </table:table-cell>
              <table:table-cell office:value-type="float" office:value="0.054914">
                <text:p>0.054914</text:p>
              </table:table-cell>
              <table:table-cell office:value-type="float" office:value="0.079001">
                <text:p>0.079001</text:p>
              </table:table-cell>
              <table:table-cell office:value-type="float" office:value="0.12321">
                <text:p>0.12321</text:p>
              </table:table-cell>
              <table:table-cell office:value-type="float" office:value="0.226768">
                <text:p>0.226768</text:p>
              </table:table-cell>
              <table:table-cell office:value-type="float" office:value="0.337119">
                <text:p>0.337119</text:p>
              </table:table-cell>
              <table:table-cell office:value-type="float" office:value="-0.030756">
                <text:p>-0.030756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-0.726954">
                <text:p>-0.726954</text:p>
              </table:table-cell>
              <table:table-cell office:value-type="float" office:value="-0.047993">
                <text:p>-0.047993</text:p>
              </table:table-cell>
              <table:table-cell office:value-type="float" office:value="-0.011255">
                <text:p>-0.011255</text:p>
              </table:table-cell>
              <table:table-cell office:value-type="float" office:value="0.002676">
                <text:p>0.002676</text:p>
              </table:table-cell>
              <table:table-cell office:value-type="float" office:value="0.021172">
                <text:p>0.021172</text:p>
              </table:table-cell>
              <table:table-cell office:value-type="float" office:value="0.036881">
                <text:p>0.036881</text:p>
              </table:table-cell>
              <table:table-cell office:value-type="float" office:value="0.061792">
                <text:p>0.061792</text:p>
              </table:table-cell>
              <table:table-cell office:value-type="float" office:value="0.084237">
                <text:p>0.084237</text:p>
              </table:table-cell>
              <table:table-cell office:value-type="float" office:value="0.134148">
                <text:p>0.134148</text:p>
              </table:table-cell>
              <table:table-cell office:value-type="float" office:value="0.227051">
                <text:p>0.227051</text:p>
              </table:table-cell>
              <table:table-cell office:value-type="float" office:value="0.337119">
                <text:p>0.337119</text:p>
              </table:table-cell>
              <table:table-cell office:value-type="float" office:value="-0.021825">
                <text:p>-0.02182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-0.720037">
                <text:p>-0.720037</text:p>
              </table:table-cell>
              <table:table-cell office:value-type="float" office:value="-0.035395">
                <text:p>-0.035395</text:p>
              </table:table-cell>
              <table:table-cell office:value-type="float" office:value="-0.010644">
                <text:p>-0.010644</text:p>
              </table:table-cell>
              <table:table-cell office:value-type="float" office:value="0.004662">
                <text:p>0.004662</text:p>
              </table:table-cell>
              <table:table-cell office:value-type="float" office:value="0.018296">
                <text:p>0.018296</text:p>
              </table:table-cell>
              <table:table-cell office:value-type="float" office:value="0.039575">
                <text:p>0.039575</text:p>
              </table:table-cell>
              <table:table-cell office:value-type="float" office:value="0.068324">
                <text:p>0.068324</text:p>
              </table:table-cell>
              <table:table-cell office:value-type="float" office:value="0.098616">
                <text:p>0.098616</text:p>
              </table:table-cell>
              <table:table-cell office:value-type="float" office:value="0.141477">
                <text:p>0.141477</text:p>
              </table:table-cell>
              <table:table-cell office:value-type="float" office:value="0.219529">
                <text:p>0.219529</text:p>
              </table:table-cell>
              <table:table-cell office:value-type="float" office:value="0.337119">
                <text:p>0.337119</text:p>
              </table:table-cell>
              <table:table-cell office:value-type="float" office:value="-0.01756">
                <text:p>-0.01756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-0.672504">
                <text:p>-0.672504</text:p>
              </table:table-cell>
              <table:table-cell office:value-type="float" office:value="-0.024011">
                <text:p>-0.024011</text:p>
              </table:table-cell>
              <table:table-cell office:value-type="float" office:value="-0.002385">
                <text:p>-0.002385</text:p>
              </table:table-cell>
              <table:table-cell office:value-type="float" office:value="0.012817">
                <text:p>0.012817</text:p>
              </table:table-cell>
              <table:table-cell office:value-type="float" office:value="0.034974">
                <text:p>0.034974</text:p>
              </table:table-cell>
              <table:table-cell office:value-type="float" office:value="0.062523">
                <text:p>0.062523</text:p>
              </table:table-cell>
              <table:table-cell office:value-type="float" office:value="0.088694">
                <text:p>0.088694</text:p>
              </table:table-cell>
              <table:table-cell office:value-type="float" office:value="0.119874">
                <text:p>0.119874</text:p>
              </table:table-cell>
              <table:table-cell office:value-type="float" office:value="0.161795">
                <text:p>0.161795</text:p>
              </table:table-cell>
              <table:table-cell office:value-type="float" office:value="0.230809">
                <text:p>0.230809</text:p>
              </table:table-cell>
              <table:table-cell office:value-type="float" office:value="0.337119">
                <text:p>0.337119</text:p>
              </table:table-cell>
              <table:table-cell office:value-type="float" office:value="0.001259">
                <text:p>0.001259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-0.711882">
                <text:p>-0.711882</text:p>
              </table:table-cell>
              <table:table-cell office:value-type="float" office:value="-0.034844">
                <text:p>-0.034844</text:p>
              </table:table-cell>
              <table:table-cell office:value-type="float" office:value="-0.006928">
                <text:p>-0.006928</text:p>
              </table:table-cell>
              <table:table-cell office:value-type="float" office:value="0.00939">
                <text:p>0.00939</text:p>
              </table:table-cell>
              <table:table-cell office:value-type="float" office:value="0.033021">
                <text:p>0.033021</text:p>
              </table:table-cell>
              <table:table-cell office:value-type="float" office:value="0.057616">
                <text:p>0.057616</text:p>
              </table:table-cell>
              <table:table-cell office:value-type="float" office:value="0.093382">
                <text:p>0.093382</text:p>
              </table:table-cell>
              <table:table-cell office:value-type="float" office:value="0.136544">
                <text:p>0.136544</text:p>
              </table:table-cell>
              <table:table-cell office:value-type="float" office:value="0.180151">
                <text:p>0.180151</text:p>
              </table:table-cell>
              <table:table-cell office:value-type="float" office:value="0.249323">
                <text:p>0.249323</text:p>
              </table:table-cell>
              <table:table-cell office:value-type="float" office:value="0.337119">
                <text:p>0.337119</text:p>
              </table:table-cell>
              <table:table-cell office:value-type="float" office:value="0.000577">
                <text:p>0.000577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-0.63382">
                <text:p>-0.63382</text:p>
              </table:table-cell>
              <table:table-cell office:value-type="float" office:value="-0.032487">
                <text:p>-0.032487</text:p>
              </table:table-cell>
              <table:table-cell office:value-type="float" office:value="-0.005818">
                <text:p>-0.005818</text:p>
              </table:table-cell>
              <table:table-cell office:value-type="float" office:value="0.008894">
                <text:p>0.008894</text:p>
              </table:table-cell>
              <table:table-cell office:value-type="float" office:value="0.037224">
                <text:p>0.037224</text:p>
              </table:table-cell>
              <table:table-cell office:value-type="float" office:value="0.057121">
                <text:p>0.057121</text:p>
              </table:table-cell>
              <table:table-cell office:value-type="float" office:value="0.085103">
                <text:p>0.085103</text:p>
              </table:table-cell>
              <table:table-cell office:value-type="float" office:value="0.126456">
                <text:p>0.126456</text:p>
              </table:table-cell>
              <table:table-cell office:value-type="float" office:value="0.177195">
                <text:p>0.177195</text:p>
              </table:table-cell>
              <table:table-cell office:value-type="float" office:value="0.258843">
                <text:p>0.258843</text:p>
              </table:table-cell>
              <table:table-cell office:value-type="float" office:value="0.337119">
                <text:p>0.337119</text:p>
              </table:table-cell>
              <table:table-cell office:value-type="float" office:value="0.007871">
                <text:p>0.007871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-0.703464">
                <text:p>-0.703464</text:p>
              </table:table-cell>
              <table:table-cell office:value-type="float" office:value="-0.028611">
                <text:p>-0.028611</text:p>
              </table:table-cell>
              <table:table-cell office:value-type="float" office:value="0.000142">
                <text:p>0.000142</text:p>
              </table:table-cell>
              <table:table-cell office:value-type="float" office:value="0.019472">
                <text:p>0.019472</text:p>
              </table:table-cell>
              <table:table-cell office:value-type="float" office:value="0.042956">
                <text:p>0.042956</text:p>
              </table:table-cell>
              <table:table-cell office:value-type="float" office:value="0.069981">
                <text:p>0.069981</text:p>
              </table:table-cell>
              <table:table-cell office:value-type="float" office:value="0.093295">
                <text:p>0.093295</text:p>
              </table:table-cell>
              <table:table-cell office:value-type="float" office:value="0.134459">
                <text:p>0.134459</text:p>
              </table:table-cell>
              <table:table-cell office:value-type="float" office:value="0.186125">
                <text:p>0.186125</text:p>
              </table:table-cell>
              <table:table-cell office:value-type="float" office:value="0.266197">
                <text:p>0.266197</text:p>
              </table:table-cell>
              <table:table-cell office:value-type="float" office:value="0.36971">
                <text:p>0.36971</text:p>
              </table:table-cell>
              <table:table-cell office:value-type="float" office:value="0.008055">
                <text:p>0.008055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-0.9264">
                <text:p>-0.9264</text:p>
              </table:table-cell>
              <table:table-cell office:value-type="float" office:value="-0.035756">
                <text:p>-0.035756</text:p>
              </table:table-cell>
              <table:table-cell office:value-type="float" office:value="-0.003782">
                <text:p>-0.003782</text:p>
              </table:table-cell>
              <table:table-cell office:value-type="float" office:value="0.015323">
                <text:p>0.015323</text:p>
              </table:table-cell>
              <table:table-cell office:value-type="float" office:value="0.041203">
                <text:p>0.041203</text:p>
              </table:table-cell>
              <table:table-cell office:value-type="float" office:value="0.071103">
                <text:p>0.071103</text:p>
              </table:table-cell>
              <table:table-cell office:value-type="float" office:value="0.094903">
                <text:p>0.094903</text:p>
              </table:table-cell>
              <table:table-cell office:value-type="float" office:value="0.13818">
                <text:p>0.13818</text:p>
              </table:table-cell>
              <table:table-cell office:value-type="float" office:value="0.190314">
                <text:p>0.190314</text:p>
              </table:table-cell>
              <table:table-cell office:value-type="float" office:value="0.277801">
                <text:p>0.277801</text:p>
              </table:table-cell>
              <table:table-cell office:value-type="float" office:value="0.396841">
                <text:p>0.396841</text:p>
              </table:table-cell>
              <table:table-cell office:value-type="float" office:value="-0.013711">
                <text:p>-0.013711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-0.742167">
                <text:p>-0.742167</text:p>
              </table:table-cell>
              <table:table-cell office:value-type="float" office:value="-0.027872">
                <text:p>-0.027872</text:p>
              </table:table-cell>
              <table:table-cell office:value-type="float" office:value="-0.000988">
                <text:p>-0.000988</text:p>
              </table:table-cell>
              <table:table-cell office:value-type="float" office:value="0.022867">
                <text:p>0.022867</text:p>
              </table:table-cell>
              <table:table-cell office:value-type="float" office:value="0.046742">
                <text:p>0.046742</text:p>
              </table:table-cell>
              <table:table-cell office:value-type="float" office:value="0.077118">
                <text:p>0.077118</text:p>
              </table:table-cell>
              <table:table-cell office:value-type="float" office:value="0.110277">
                <text:p>0.110277</text:p>
              </table:table-cell>
              <table:table-cell office:value-type="float" office:value="0.147186">
                <text:p>0.147186</text:p>
              </table:table-cell>
              <table:table-cell office:value-type="float" office:value="0.195106">
                <text:p>0.195106</text:p>
              </table:table-cell>
              <table:table-cell office:value-type="float" office:value="0.279086">
                <text:p>0.279086</text:p>
              </table:table-cell>
              <table:table-cell office:value-type="float" office:value="0.409703">
                <text:p>0.409703</text:p>
              </table:table-cell>
              <table:table-cell office:value-type="float" office:value="0.010735">
                <text:p>0.010735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-0.663865">
                <text:p>-0.663865</text:p>
              </table:table-cell>
              <table:table-cell office:value-type="float" office:value="-0.013668">
                <text:p>-0.013668</text:p>
              </table:table-cell>
              <table:table-cell office:value-type="float" office:value="0.012084">
                <text:p>0.012084</text:p>
              </table:table-cell>
              <table:table-cell office:value-type="float" office:value="0.03306">
                <text:p>0.03306</text:p>
              </table:table-cell>
              <table:table-cell office:value-type="float" office:value="0.064481">
                <text:p>0.064481</text:p>
              </table:table-cell>
              <table:table-cell office:value-type="float" office:value="0.102971">
                <text:p>0.102971</text:p>
              </table:table-cell>
              <table:table-cell office:value-type="float" office:value="0.140942">
                <text:p>0.140942</text:p>
              </table:table-cell>
              <table:table-cell office:value-type="float" office:value="0.177184">
                <text:p>0.177184</text:p>
              </table:table-cell>
              <table:table-cell office:value-type="float" office:value="0.213095">
                <text:p>0.213095</text:p>
              </table:table-cell>
              <table:table-cell office:value-type="float" office:value="0.291237">
                <text:p>0.291237</text:p>
              </table:table-cell>
              <table:table-cell office:value-type="float" office:value="0.409703">
                <text:p>0.409703</text:p>
              </table:table-cell>
              <table:table-cell office:value-type="float" office:value="0.035752">
                <text:p>0.035752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-0.74768">
                <text:p>-0.74768</text:p>
              </table:table-cell>
              <table:table-cell office:value-type="float" office:value="-0.033998">
                <text:p>-0.033998</text:p>
              </table:table-cell>
              <table:table-cell office:value-type="float" office:value="0.007033">
                <text:p>0.007033</text:p>
              </table:table-cell>
              <table:table-cell office:value-type="float" office:value="0.029214">
                <text:p>0.029214</text:p>
              </table:table-cell>
              <table:table-cell office:value-type="float" office:value="0.054443">
                <text:p>0.054443</text:p>
              </table:table-cell>
              <table:table-cell office:value-type="float" office:value="0.080008">
                <text:p>0.080008</text:p>
              </table:table-cell>
              <table:table-cell office:value-type="float" office:value="0.1176">
                <text:p>0.1176</text:p>
              </table:table-cell>
              <table:table-cell office:value-type="float" office:value="0.160614">
                <text:p>0.160614</text:p>
              </table:table-cell>
              <table:table-cell office:value-type="float" office:value="0.197086">
                <text:p>0.197086</text:p>
              </table:table-cell>
              <table:table-cell office:value-type="float" office:value="0.284389">
                <text:p>0.284389</text:p>
              </table:table-cell>
              <table:table-cell office:value-type="float" office:value="0.409703">
                <text:p>0.409703</text:p>
              </table:table-cell>
              <table:table-cell office:value-type="float" office:value="0.014871">
                <text:p>0.014871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-0.519475">
                <text:p>-0.519475</text:p>
              </table:table-cell>
              <table:table-cell office:value-type="float" office:value="-0.01995">
                <text:p>-0.01995</text:p>
              </table:table-cell>
              <table:table-cell office:value-type="float" office:value="0.011026">
                <text:p>0.011026</text:p>
              </table:table-cell>
              <table:table-cell office:value-type="float" office:value="0.034904">
                <text:p>0.034904</text:p>
              </table:table-cell>
              <table:table-cell office:value-type="float" office:value="0.05769">
                <text:p>0.05769</text:p>
              </table:table-cell>
              <table:table-cell office:value-type="float" office:value="0.086517">
                <text:p>0.086517</text:p>
              </table:table-cell>
              <table:table-cell office:value-type="float" office:value="0.124188">
                <text:p>0.124188</text:p>
              </table:table-cell>
              <table:table-cell office:value-type="float" office:value="0.166741">
                <text:p>0.166741</text:p>
              </table:table-cell>
              <table:table-cell office:value-type="float" office:value="0.204737">
                <text:p>0.204737</text:p>
              </table:table-cell>
              <table:table-cell office:value-type="float" office:value="0.299335">
                <text:p>0.299335</text:p>
              </table:table-cell>
              <table:table-cell office:value-type="float" office:value="0.409703">
                <text:p>0.409703</text:p>
              </table:table-cell>
              <table:table-cell office:value-type="float" office:value="0.044571">
                <text:p>0.04457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-0.55825">
                <text:p>-0.55825</text:p>
              </table:table-cell>
              <table:table-cell office:value-type="float" office:value="-0.024113">
                <text:p>-0.024113</text:p>
              </table:table-cell>
              <table:table-cell office:value-type="float" office:value="0.013114">
                <text:p>0.013114</text:p>
              </table:table-cell>
              <table:table-cell office:value-type="float" office:value="0.040421">
                <text:p>0.040421</text:p>
              </table:table-cell>
              <table:table-cell office:value-type="float" office:value="0.065487">
                <text:p>0.065487</text:p>
              </table:table-cell>
              <table:table-cell office:value-type="float" office:value="0.095867">
                <text:p>0.095867</text:p>
              </table:table-cell>
              <table:table-cell office:value-type="float" office:value="0.124285">
                <text:p>0.124285</text:p>
              </table:table-cell>
              <table:table-cell office:value-type="float" office:value="0.165252">
                <text:p>0.165252</text:p>
              </table:table-cell>
              <table:table-cell office:value-type="float" office:value="0.20984">
                <text:p>0.20984</text:p>
              </table:table-cell>
              <table:table-cell office:value-type="float" office:value="0.314069">
                <text:p>0.314069</text:p>
              </table:table-cell>
              <table:table-cell office:value-type="float" office:value="0.409703">
                <text:p>0.409703</text:p>
              </table:table-cell>
              <table:table-cell office:value-type="float" office:value="0.044597">
                <text:p>0.044597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-0.553809">
                <text:p>-0.553809</text:p>
              </table:table-cell>
              <table:table-cell office:value-type="float" office:value="-0.018096">
                <text:p>-0.018096</text:p>
              </table:table-cell>
              <table:table-cell office:value-type="float" office:value="0.00855">
                <text:p>0.00855</text:p>
              </table:table-cell>
              <table:table-cell office:value-type="float" office:value="0.036796">
                <text:p>0.036796</text:p>
              </table:table-cell>
              <table:table-cell office:value-type="float" office:value="0.062563">
                <text:p>0.062563</text:p>
              </table:table-cell>
              <table:table-cell office:value-type="float" office:value="0.090602">
                <text:p>0.090602</text:p>
              </table:table-cell>
              <table:table-cell office:value-type="float" office:value="0.118215">
                <text:p>0.118215</text:p>
              </table:table-cell>
              <table:table-cell office:value-type="float" office:value="0.160082">
                <text:p>0.160082</text:p>
              </table:table-cell>
              <table:table-cell office:value-type="float" office:value="0.207216">
                <text:p>0.207216</text:p>
              </table:table-cell>
              <table:table-cell office:value-type="float" office:value="0.315584">
                <text:p>0.315584</text:p>
              </table:table-cell>
              <table:table-cell office:value-type="float" office:value="0.409703">
                <text:p>0.409703</text:p>
              </table:table-cell>
              <table:table-cell office:value-type="float" office:value="0.04277">
                <text:p>0.04277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-0.552411">
                <text:p>-0.552411</text:p>
              </table:table-cell>
              <table:table-cell office:value-type="float" office:value="-0.019087">
                <text:p>-0.019087</text:p>
              </table:table-cell>
              <table:table-cell office:value-type="float" office:value="0.006048">
                <text:p>0.006048</text:p>
              </table:table-cell>
              <table:table-cell office:value-type="float" office:value="0.033471">
                <text:p>0.033471</text:p>
              </table:table-cell>
              <table:table-cell office:value-type="float" office:value="0.058191">
                <text:p>0.058191</text:p>
              </table:table-cell>
              <table:table-cell office:value-type="float" office:value="0.085843">
                <text:p>0.085843</text:p>
              </table:table-cell>
              <table:table-cell office:value-type="float" office:value="0.115884">
                <text:p>0.115884</text:p>
              </table:table-cell>
              <table:table-cell office:value-type="float" office:value="0.168848">
                <text:p>0.168848</text:p>
              </table:table-cell>
              <table:table-cell office:value-type="float" office:value="0.22674">
                <text:p>0.22674</text:p>
              </table:table-cell>
              <table:table-cell office:value-type="float" office:value="0.327283">
                <text:p>0.327283</text:p>
              </table:table-cell>
              <table:table-cell office:value-type="float" office:value="0.409703">
                <text:p>0.409703</text:p>
              </table:table-cell>
              <table:table-cell office:value-type="float" office:value="0.045081">
                <text:p>0.045081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-0.515765">
                <text:p>-0.515765</text:p>
              </table:table-cell>
              <table:table-cell office:value-type="float" office:value="-0.0182">
                <text:p>-0.0182</text:p>
              </table:table-cell>
              <table:table-cell office:value-type="float" office:value="0.016485">
                <text:p>0.016485</text:p>
              </table:table-cell>
              <table:table-cell office:value-type="float" office:value="0.037365">
                <text:p>0.037365</text:p>
              </table:table-cell>
              <table:table-cell office:value-type="float" office:value="0.05818">
                <text:p>0.05818</text:p>
              </table:table-cell>
              <table:table-cell office:value-type="float" office:value="0.087376">
                <text:p>0.087376</text:p>
              </table:table-cell>
              <table:table-cell office:value-type="float" office:value="0.115587">
                <text:p>0.115587</text:p>
              </table:table-cell>
              <table:table-cell office:value-type="float" office:value="0.167248">
                <text:p>0.167248</text:p>
              </table:table-cell>
              <table:table-cell office:value-type="float" office:value="0.224701">
                <text:p>0.224701</text:p>
              </table:table-cell>
              <table:table-cell office:value-type="float" office:value="0.324405">
                <text:p>0.324405</text:p>
              </table:table-cell>
              <table:table-cell office:value-type="float" office:value="0.409703">
                <text:p>0.409703</text:p>
              </table:table-cell>
              <table:table-cell office:value-type="float" office:value="0.049738">
                <text:p>0.049738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-0.514831">
                <text:p>-0.514831</text:p>
              </table:table-cell>
              <table:table-cell office:value-type="float" office:value="-0.00418">
                <text:p>-0.00418</text:p>
              </table:table-cell>
              <table:table-cell office:value-type="float" office:value="0.02676">
                <text:p>0.02676</text:p>
              </table:table-cell>
              <table:table-cell office:value-type="float" office:value="0.046426">
                <text:p>0.046426</text:p>
              </table:table-cell>
              <table:table-cell office:value-type="float" office:value="0.076322">
                <text:p>0.076322</text:p>
              </table:table-cell>
              <table:table-cell office:value-type="float" office:value="0.106815">
                <text:p>0.106815</text:p>
              </table:table-cell>
              <table:table-cell office:value-type="float" office:value="0.134264">
                <text:p>0.134264</text:p>
              </table:table-cell>
              <table:table-cell office:value-type="float" office:value="0.176159">
                <text:p>0.176159</text:p>
              </table:table-cell>
              <table:table-cell office:value-type="float" office:value="0.22324">
                <text:p>0.22324</text:p>
              </table:table-cell>
              <table:table-cell office:value-type="float" office:value="0.309181">
                <text:p>0.309181</text:p>
              </table:table-cell>
              <table:table-cell office:value-type="float" office:value="0.409703">
                <text:p>0.409703</text:p>
              </table:table-cell>
              <table:table-cell office:value-type="float" office:value="0.058016">
                <text:p>0.058016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-0.395179">
                <text:p>-0.395179</text:p>
              </table:table-cell>
              <table:table-cell office:value-type="float" office:value="-0.008065">
                <text:p>-0.008065</text:p>
              </table:table-cell>
              <table:table-cell office:value-type="float" office:value="0.021161">
                <text:p>0.021161</text:p>
              </table:table-cell>
              <table:table-cell office:value-type="float" office:value="0.049772">
                <text:p>0.049772</text:p>
              </table:table-cell>
              <table:table-cell office:value-type="float" office:value="0.079054">
                <text:p>0.079054</text:p>
              </table:table-cell>
              <table:table-cell office:value-type="float" office:value="0.105187">
                <text:p>0.105187</text:p>
              </table:table-cell>
              <table:table-cell office:value-type="float" office:value="0.133797">
                <text:p>0.133797</text:p>
              </table:table-cell>
              <table:table-cell office:value-type="float" office:value="0.172837">
                <text:p>0.172837</text:p>
              </table:table-cell>
              <table:table-cell office:value-type="float" office:value="0.225072">
                <text:p>0.225072</text:p>
              </table:table-cell>
              <table:table-cell office:value-type="float" office:value="0.327756">
                <text:p>0.327756</text:p>
              </table:table-cell>
              <table:table-cell office:value-type="float" office:value="0.409703">
                <text:p>0.409703</text:p>
              </table:table-cell>
              <table:table-cell office:value-type="float" office:value="0.071139">
                <text:p>0.071139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-0.584851">
                <text:p>-0.584851</text:p>
              </table:table-cell>
              <table:table-cell office:value-type="float" office:value="-0.011347">
                <text:p>-0.011347</text:p>
              </table:table-cell>
              <table:table-cell office:value-type="float" office:value="0.016393">
                <text:p>0.016393</text:p>
              </table:table-cell>
              <table:table-cell office:value-type="float" office:value="0.043664">
                <text:p>0.043664</text:p>
              </table:table-cell>
              <table:table-cell office:value-type="float" office:value="0.071268">
                <text:p>0.071268</text:p>
              </table:table-cell>
              <table:table-cell office:value-type="float" office:value="0.109171">
                <text:p>0.109171</text:p>
              </table:table-cell>
              <table:table-cell office:value-type="float" office:value="0.140214">
                <text:p>0.140214</text:p>
              </table:table-cell>
              <table:table-cell office:value-type="float" office:value="0.173189">
                <text:p>0.173189</text:p>
              </table:table-cell>
              <table:table-cell office:value-type="float" office:value="0.214522">
                <text:p>0.214522</text:p>
              </table:table-cell>
              <table:table-cell office:value-type="float" office:value="0.327536">
                <text:p>0.327536</text:p>
              </table:table-cell>
              <table:table-cell office:value-type="float" office:value="0.411081">
                <text:p>0.411081</text:p>
              </table:table-cell>
              <table:table-cell office:value-type="float" office:value="0.049976">
                <text:p>0.049976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-0.542081">
                <text:p>-0.542081</text:p>
              </table:table-cell>
              <table:table-cell office:value-type="float" office:value="-0.003637">
                <text:p>-0.003637</text:p>
              </table:table-cell>
              <table:table-cell office:value-type="float" office:value="0.022369">
                <text:p>0.022369</text:p>
              </table:table-cell>
              <table:table-cell office:value-type="float" office:value="0.048884">
                <text:p>0.048884</text:p>
              </table:table-cell>
              <table:table-cell office:value-type="float" office:value="0.077827">
                <text:p>0.077827</text:p>
              </table:table-cell>
              <table:table-cell office:value-type="float" office:value="0.109931">
                <text:p>0.109931</text:p>
              </table:table-cell>
              <table:table-cell office:value-type="float" office:value="0.14222">
                <text:p>0.14222</text:p>
              </table:table-cell>
              <table:table-cell office:value-type="float" office:value="0.174253">
                <text:p>0.174253</text:p>
              </table:table-cell>
              <table:table-cell office:value-type="float" office:value="0.219842">
                <text:p>0.219842</text:p>
              </table:table-cell>
              <table:table-cell office:value-type="float" office:value="0.331711">
                <text:p>0.331711</text:p>
              </table:table-cell>
              <table:table-cell office:value-type="float" office:value="0.419826">
                <text:p>0.419826</text:p>
              </table:table-cell>
              <table:table-cell office:value-type="float" office:value="0.058132">
                <text:p>0.058132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-0.429826">
                <text:p>-0.429826</text:p>
              </table:table-cell>
              <table:table-cell office:value-type="float" office:value="-0.002354">
                <text:p>-0.002354</text:p>
              </table:table-cell>
              <table:table-cell office:value-type="float" office:value="0.024862">
                <text:p>0.024862</text:p>
              </table:table-cell>
              <table:table-cell office:value-type="float" office:value="0.056667">
                <text:p>0.056667</text:p>
              </table:table-cell>
              <table:table-cell office:value-type="float" office:value="0.088003">
                <text:p>0.088003</text:p>
              </table:table-cell>
              <table:table-cell office:value-type="float" office:value="0.119867">
                <text:p>0.119867</text:p>
              </table:table-cell>
              <table:table-cell office:value-type="float" office:value="0.157334">
                <text:p>0.157334</text:p>
              </table:table-cell>
              <table:table-cell office:value-type="float" office:value="0.19244">
                <text:p>0.19244</text:p>
              </table:table-cell>
              <table:table-cell office:value-type="float" office:value="0.239456">
                <text:p>0.239456</text:p>
              </table:table-cell>
              <table:table-cell office:value-type="float" office:value="0.350189">
                <text:p>0.350189</text:p>
              </table:table-cell>
              <table:table-cell office:value-type="float" office:value="0.425468">
                <text:p>0.425468</text:p>
              </table:table-cell>
              <table:table-cell office:value-type="float" office:value="0.079664">
                <text:p>0.079664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-0.418611">
                <text:p>-0.418611</text:p>
              </table:table-cell>
              <table:table-cell office:value-type="float" office:value="0.008037">
                <text:p>0.008037</text:p>
              </table:table-cell>
              <table:table-cell office:value-type="float" office:value="0.036431">
                <text:p>0.036431</text:p>
              </table:table-cell>
              <table:table-cell office:value-type="float" office:value="0.066589">
                <text:p>0.066589</text:p>
              </table:table-cell>
              <table:table-cell office:value-type="float" office:value="0.091664">
                <text:p>0.091664</text:p>
              </table:table-cell>
              <table:table-cell office:value-type="float" office:value="0.124318">
                <text:p>0.124318</text:p>
              </table:table-cell>
              <table:table-cell office:value-type="float" office:value="0.161389">
                <text:p>0.161389</text:p>
              </table:table-cell>
              <table:table-cell office:value-type="float" office:value="0.190933">
                <text:p>0.190933</text:p>
              </table:table-cell>
              <table:table-cell office:value-type="float" office:value="0.234746">
                <text:p>0.234746</text:p>
              </table:table-cell>
              <table:table-cell office:value-type="float" office:value="0.347702">
                <text:p>0.347702</text:p>
              </table:table-cell>
              <table:table-cell office:value-type="float" office:value="0.425468">
                <text:p>0.425468</text:p>
              </table:table-cell>
              <table:table-cell office:value-type="float" office:value="0.08432">
                <text:p>0.08432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-0.491131">
                <text:p>-0.491131</text:p>
              </table:table-cell>
              <table:table-cell office:value-type="float" office:value="0.006363">
                <text:p>0.006363</text:p>
              </table:table-cell>
              <table:table-cell office:value-type="float" office:value="0.03188">
                <text:p>0.03188</text:p>
              </table:table-cell>
              <table:table-cell office:value-type="float" office:value="0.063144">
                <text:p>0.063144</text:p>
              </table:table-cell>
              <table:table-cell office:value-type="float" office:value="0.095076">
                <text:p>0.095076</text:p>
              </table:table-cell>
              <table:table-cell office:value-type="float" office:value="0.128223">
                <text:p>0.128223</text:p>
              </table:table-cell>
              <table:table-cell office:value-type="float" office:value="0.165001">
                <text:p>0.165001</text:p>
              </table:table-cell>
              <table:table-cell office:value-type="float" office:value="0.199502">
                <text:p>0.199502</text:p>
              </table:table-cell>
              <table:table-cell office:value-type="float" office:value="0.242495">
                <text:p>0.242495</text:p>
              </table:table-cell>
              <table:table-cell office:value-type="float" office:value="0.341391">
                <text:p>0.341391</text:p>
              </table:table-cell>
              <table:table-cell office:value-type="float" office:value="0.425468">
                <text:p>0.425468</text:p>
              </table:table-cell>
              <table:table-cell office:value-type="float" office:value="0.078194">
                <text:p>0.078194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-0.263788">
                <text:p>-0.263788</text:p>
              </table:table-cell>
              <table:table-cell office:value-type="float" office:value="0.015049">
                <text:p>0.015049</text:p>
              </table:table-cell>
              <table:table-cell office:value-type="float" office:value="0.039665">
                <text:p>0.039665</text:p>
              </table:table-cell>
              <table:table-cell office:value-type="float" office:value="0.066905">
                <text:p>0.066905</text:p>
              </table:table-cell>
              <table:table-cell office:value-type="float" office:value="0.099898">
                <text:p>0.099898</text:p>
              </table:table-cell>
              <table:table-cell office:value-type="float" office:value="0.136539">
                <text:p>0.136539</text:p>
              </table:table-cell>
              <table:table-cell office:value-type="float" office:value="0.175837">
                <text:p>0.175837</text:p>
              </table:table-cell>
              <table:table-cell office:value-type="float" office:value="0.208894">
                <text:p>0.208894</text:p>
              </table:table-cell>
              <table:table-cell office:value-type="float" office:value="0.249344">
                <text:p>0.249344</text:p>
              </table:table-cell>
              <table:table-cell office:value-type="float" office:value="0.353243">
                <text:p>0.353243</text:p>
              </table:table-cell>
              <table:table-cell office:value-type="float" office:value="0.432899">
                <text:p>0.432899</text:p>
              </table:table-cell>
              <table:table-cell office:value-type="float" office:value="0.108159">
                <text:p>0.108159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-0.223081">
                <text:p>-0.223081</text:p>
              </table:table-cell>
              <table:table-cell office:value-type="float" office:value="0.022441">
                <text:p>0.022441</text:p>
              </table:table-cell>
              <table:table-cell office:value-type="float" office:value="0.053482">
                <text:p>0.053482</text:p>
              </table:table-cell>
              <table:table-cell office:value-type="float" office:value="0.088867">
                <text:p>0.088867</text:p>
              </table:table-cell>
              <table:table-cell office:value-type="float" office:value="0.136393">
                <text:p>0.136393</text:p>
              </table:table-cell>
              <table:table-cell office:value-type="float" office:value="0.175322">
                <text:p>0.175322</text:p>
              </table:table-cell>
              <table:table-cell office:value-type="float" office:value="0.203617">
                <text:p>0.203617</text:p>
              </table:table-cell>
              <table:table-cell office:value-type="float" office:value="0.233354">
                <text:p>0.233354</text:p>
              </table:table-cell>
              <table:table-cell office:value-type="float" office:value="0.270488">
                <text:p>0.270488</text:p>
              </table:table-cell>
              <table:table-cell office:value-type="float" office:value="0.357913">
                <text:p>0.357913</text:p>
              </table:table-cell>
              <table:table-cell office:value-type="float" office:value="0.432899">
                <text:p>0.432899</text:p>
              </table:table-cell>
              <table:table-cell office:value-type="float" office:value="0.13188">
                <text:p>0.13188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-0.287475">
                <text:p>-0.287475</text:p>
              </table:table-cell>
              <table:table-cell office:value-type="float" office:value="0.030714">
                <text:p>0.030714</text:p>
              </table:table-cell>
              <table:table-cell office:value-type="float" office:value="0.068823">
                <text:p>0.068823</text:p>
              </table:table-cell>
              <table:table-cell office:value-type="float" office:value="0.11635">
                <text:p>0.11635</text:p>
              </table:table-cell>
              <table:table-cell office:value-type="float" office:value="0.162828">
                <text:p>0.162828</text:p>
              </table:table-cell>
              <table:table-cell office:value-type="float" office:value="0.193581">
                <text:p>0.193581</text:p>
              </table:table-cell>
              <table:table-cell office:value-type="float" office:value="0.217978">
                <text:p>0.217978</text:p>
              </table:table-cell>
              <table:table-cell office:value-type="float" office:value="0.244217">
                <text:p>0.244217</text:p>
              </table:table-cell>
              <table:table-cell office:value-type="float" office:value="0.285476">
                <text:p>0.285476</text:p>
              </table:table-cell>
              <table:table-cell office:value-type="float" office:value="0.375205">
                <text:p>0.375205</text:p>
              </table:table-cell>
              <table:table-cell office:value-type="float" office:value="0.432899">
                <text:p>0.432899</text:p>
              </table:table-cell>
              <table:table-cell office:value-type="float" office:value="0.14077">
                <text:p>0.14077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-0.244305">
                <text:p>-0.244305</text:p>
              </table:table-cell>
              <table:table-cell office:value-type="float" office:value="0.040188">
                <text:p>0.040188</text:p>
              </table:table-cell>
              <table:table-cell office:value-type="float" office:value="0.08324">
                <text:p>0.08324</text:p>
              </table:table-cell>
              <table:table-cell office:value-type="float" office:value="0.119731">
                <text:p>0.119731</text:p>
              </table:table-cell>
              <table:table-cell office:value-type="float" office:value="0.1652">
                <text:p>0.1652</text:p>
              </table:table-cell>
              <table:table-cell office:value-type="float" office:value="0.195647">
                <text:p>0.195647</text:p>
              </table:table-cell>
              <table:table-cell office:value-type="float" office:value="0.220494">
                <text:p>0.220494</text:p>
              </table:table-cell>
              <table:table-cell office:value-type="float" office:value="0.253065">
                <text:p>0.253065</text:p>
              </table:table-cell>
              <table:table-cell office:value-type="float" office:value="0.298486">
                <text:p>0.298486</text:p>
              </table:table-cell>
              <table:table-cell office:value-type="float" office:value="0.370059">
                <text:p>0.370059</text:p>
              </table:table-cell>
              <table:table-cell office:value-type="float" office:value="0.432899">
                <text:p>0.432899</text:p>
              </table:table-cell>
              <table:table-cell office:value-type="float" office:value="0.150181">
                <text:p>0.150181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-0.293175">
                <text:p>-0.293175</text:p>
              </table:table-cell>
              <table:table-cell office:value-type="float" office:value="0.054117">
                <text:p>0.054117</text:p>
              </table:table-cell>
              <table:table-cell office:value-type="float" office:value="0.095076">
                <text:p>0.095076</text:p>
              </table:table-cell>
              <table:table-cell office:value-type="float" office:value="0.125701">
                <text:p>0.125701</text:p>
              </table:table-cell>
              <table:table-cell office:value-type="float" office:value="0.164007">
                <text:p>0.164007</text:p>
              </table:table-cell>
              <table:table-cell office:value-type="float" office:value="0.194754">
                <text:p>0.194754</text:p>
              </table:table-cell>
              <table:table-cell office:value-type="float" office:value="0.224134">
                <text:p>0.224134</text:p>
              </table:table-cell>
              <table:table-cell office:value-type="float" office:value="0.263434">
                <text:p>0.263434</text:p>
              </table:table-cell>
              <table:table-cell office:value-type="float" office:value="0.306618">
                <text:p>0.306618</text:p>
              </table:table-cell>
              <table:table-cell office:value-type="float" office:value="0.3688">
                <text:p>0.3688</text:p>
              </table:table-cell>
              <table:table-cell office:value-type="float" office:value="0.432899">
                <text:p>0.432899</text:p>
              </table:table-cell>
              <table:table-cell office:value-type="float" office:value="0.150347">
                <text:p>0.150347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-0.379162">
                <text:p>-0.379162</text:p>
              </table:table-cell>
              <table:table-cell office:value-type="float" office:value="0.03113">
                <text:p>0.03113</text:p>
              </table:table-cell>
              <table:table-cell office:value-type="float" office:value="0.082351">
                <text:p>0.082351</text:p>
              </table:table-cell>
              <table:table-cell office:value-type="float" office:value="0.122563">
                <text:p>0.122563</text:p>
              </table:table-cell>
              <table:table-cell office:value-type="float" office:value="0.160882">
                <text:p>0.160882</text:p>
              </table:table-cell>
              <table:table-cell office:value-type="float" office:value="0.193">
                <text:p>0.193</text:p>
              </table:table-cell>
              <table:table-cell office:value-type="float" office:value="0.226821">
                <text:p>0.226821</text:p>
              </table:table-cell>
              <table:table-cell office:value-type="float" office:value="0.258655">
                <text:p>0.258655</text:p>
              </table:table-cell>
              <table:table-cell office:value-type="float" office:value="0.308186">
                <text:p>0.308186</text:p>
              </table:table-cell>
              <table:table-cell office:value-type="float" office:value="0.381251">
                <text:p>0.381251</text:p>
              </table:table-cell>
              <table:table-cell office:value-type="float" office:value="0.432899">
                <text:p>0.432899</text:p>
              </table:table-cell>
              <table:table-cell office:value-type="float" office:value="0.138568">
                <text:p>0.138568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-0.251313">
                <text:p>-0.251313</text:p>
              </table:table-cell>
              <table:table-cell office:value-type="float" office:value="0.040756">
                <text:p>0.040756</text:p>
              </table:table-cell>
              <table:table-cell office:value-type="float" office:value="0.091113">
                <text:p>0.091113</text:p>
              </table:table-cell>
              <table:table-cell office:value-type="float" office:value="0.128596">
                <text:p>0.128596</text:p>
              </table:table-cell>
              <table:table-cell office:value-type="float" office:value="0.16569">
                <text:p>0.16569</text:p>
              </table:table-cell>
              <table:table-cell office:value-type="float" office:value="0.196561">
                <text:p>0.196561</text:p>
              </table:table-cell>
              <table:table-cell office:value-type="float" office:value="0.231985">
                <text:p>0.231985</text:p>
              </table:table-cell>
              <table:table-cell office:value-type="float" office:value="0.266323">
                <text:p>0.266323</text:p>
              </table:table-cell>
              <table:table-cell office:value-type="float" office:value="0.31794">
                <text:p>0.31794</text:p>
              </table:table-cell>
              <table:table-cell office:value-type="float" office:value="0.383786">
                <text:p>0.383786</text:p>
              </table:table-cell>
              <table:table-cell office:value-type="float" office:value="0.432899">
                <text:p>0.432899</text:p>
              </table:table-cell>
              <table:table-cell office:value-type="float" office:value="0.157144">
                <text:p>0.157144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-0.209404">
                <text:p>-0.209404</text:p>
              </table:table-cell>
              <table:table-cell office:value-type="float" office:value="0.04385">
                <text:p>0.04385</text:p>
              </table:table-cell>
              <table:table-cell office:value-type="float" office:value="0.082273">
                <text:p>0.082273</text:p>
              </table:table-cell>
              <table:table-cell office:value-type="float" office:value="0.1136">
                <text:p>0.1136</text:p>
              </table:table-cell>
              <table:table-cell office:value-type="float" office:value="0.161837">
                <text:p>0.161837</text:p>
              </table:table-cell>
              <table:table-cell office:value-type="float" office:value="0.193821">
                <text:p>0.193821</text:p>
              </table:table-cell>
              <table:table-cell office:value-type="float" office:value="0.231344">
                <text:p>0.231344</text:p>
              </table:table-cell>
              <table:table-cell office:value-type="float" office:value="0.264811">
                <text:p>0.264811</text:p>
              </table:table-cell>
              <table:table-cell office:value-type="float" office:value="0.32041">
                <text:p>0.32041</text:p>
              </table:table-cell>
              <table:table-cell office:value-type="float" office:value="0.400007">
                <text:p>0.400007</text:p>
              </table:table-cell>
              <table:table-cell office:value-type="float" office:value="0.445129">
                <text:p>0.445129</text:p>
              </table:table-cell>
              <table:table-cell office:value-type="float" office:value="0.160255">
                <text:p>0.160255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-0.398005">
                <text:p>-0.398005</text:p>
              </table:table-cell>
              <table:table-cell office:value-type="float" office:value="0.059069">
                <text:p>0.059069</text:p>
              </table:table-cell>
              <table:table-cell office:value-type="float" office:value="0.104463">
                <text:p>0.104463</text:p>
              </table:table-cell>
              <table:table-cell office:value-type="float" office:value="0.147337">
                <text:p>0.147337</text:p>
              </table:table-cell>
              <table:table-cell office:value-type="float" office:value="0.17721">
                <text:p>0.17721</text:p>
              </table:table-cell>
              <table:table-cell office:value-type="float" office:value="0.206377">
                <text:p>0.206377</text:p>
              </table:table-cell>
              <table:table-cell office:value-type="float" office:value="0.23494">
                <text:p>0.23494</text:p>
              </table:table-cell>
              <table:table-cell office:value-type="float" office:value="0.263778">
                <text:p>0.263778</text:p>
              </table:table-cell>
              <table:table-cell office:value-type="float" office:value="0.322501">
                <text:p>0.322501</text:p>
              </table:table-cell>
              <table:table-cell office:value-type="float" office:value="0.404933">
                <text:p>0.404933</text:p>
              </table:table-cell>
              <table:table-cell office:value-type="float" office:value="0.452055">
                <text:p>0.452055</text:p>
              </table:table-cell>
              <table:table-cell office:value-type="float" office:value="0.15226">
                <text:p>0.15226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-0.163551">
                <text:p>-0.163551</text:p>
              </table:table-cell>
              <table:table-cell office:value-type="float" office:value="0.0544">
                <text:p>0.0544</text:p>
              </table:table-cell>
              <table:table-cell office:value-type="float" office:value="0.106019">
                <text:p>0.106019</text:p>
              </table:table-cell>
              <table:table-cell office:value-type="float" office:value="0.144339">
                <text:p>0.144339</text:p>
              </table:table-cell>
              <table:table-cell office:value-type="float" office:value="0.177816">
                <text:p>0.177816</text:p>
              </table:table-cell>
              <table:table-cell office:value-type="float" office:value="0.208904">
                <text:p>0.208904</text:p>
              </table:table-cell>
              <table:table-cell office:value-type="float" office:value="0.235478">
                <text:p>0.235478</text:p>
              </table:table-cell>
              <table:table-cell office:value-type="float" office:value="0.280059">
                <text:p>0.280059</text:p>
              </table:table-cell>
              <table:table-cell office:value-type="float" office:value="0.338582">
                <text:p>0.338582</text:p>
              </table:table-cell>
              <table:table-cell office:value-type="float" office:value="0.400756">
                <text:p>0.400756</text:p>
              </table:table-cell>
              <table:table-cell office:value-type="float" office:value="0.452055">
                <text:p>0.452055</text:p>
              </table:table-cell>
              <table:table-cell office:value-type="float" office:value="0.17828">
                <text:p>0.17828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-0.199757">
                <text:p>-0.199757</text:p>
              </table:table-cell>
              <table:table-cell office:value-type="float" office:value="0.055991">
                <text:p>0.055991</text:p>
              </table:table-cell>
              <table:table-cell office:value-type="float" office:value="0.100835">
                <text:p>0.100835</text:p>
              </table:table-cell>
              <table:table-cell office:value-type="float" office:value="0.149877">
                <text:p>0.149877</text:p>
              </table:table-cell>
              <table:table-cell office:value-type="float" office:value="0.192726">
                <text:p>0.192726</text:p>
              </table:table-cell>
              <table:table-cell office:value-type="float" office:value="0.224137">
                <text:p>0.224137</text:p>
              </table:table-cell>
              <table:table-cell office:value-type="float" office:value="0.248986">
                <text:p>0.248986</text:p>
              </table:table-cell>
              <table:table-cell office:value-type="float" office:value="0.282583">
                <text:p>0.282583</text:p>
              </table:table-cell>
              <table:table-cell office:value-type="float" office:value="0.337898">
                <text:p>0.337898</text:p>
              </table:table-cell>
              <table:table-cell office:value-type="float" office:value="0.408679">
                <text:p>0.408679</text:p>
              </table:table-cell>
              <table:table-cell office:value-type="float" office:value="0.452055">
                <text:p>0.452055</text:p>
              </table:table-cell>
              <table:table-cell office:value-type="float" office:value="0.180195">
                <text:p>0.180195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-0.190511">
                <text:p>-0.190511</text:p>
              </table:table-cell>
              <table:table-cell office:value-type="float" office:value="0.069057">
                <text:p>0.069057</text:p>
              </table:table-cell>
              <table:table-cell office:value-type="float" office:value="0.118127">
                <text:p>0.118127</text:p>
              </table:table-cell>
              <table:table-cell office:value-type="float" office:value="0.165933">
                <text:p>0.165933</text:p>
              </table:table-cell>
              <table:table-cell office:value-type="float" office:value="0.200828">
                <text:p>0.200828</text:p>
              </table:table-cell>
              <table:table-cell office:value-type="float" office:value="0.226993">
                <text:p>0.226993</text:p>
              </table:table-cell>
              <table:table-cell office:value-type="float" office:value="0.249478">
                <text:p>0.249478</text:p>
              </table:table-cell>
              <table:table-cell office:value-type="float" office:value="0.291488">
                <text:p>0.291488</text:p>
              </table:table-cell>
              <table:table-cell office:value-type="float" office:value="0.346318">
                <text:p>0.346318</text:p>
              </table:table-cell>
              <table:table-cell office:value-type="float" office:value="0.409533">
                <text:p>0.409533</text:p>
              </table:table-cell>
              <table:table-cell office:value-type="float" office:value="0.452055">
                <text:p>0.452055</text:p>
              </table:table-cell>
              <table:table-cell office:value-type="float" office:value="0.188724">
                <text:p>0.188724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-0.191696">
                <text:p>-0.191696</text:p>
              </table:table-cell>
              <table:table-cell office:value-type="float" office:value="0.077291">
                <text:p>0.077291</text:p>
              </table:table-cell>
              <table:table-cell office:value-type="float" office:value="0.12506">
                <text:p>0.12506</text:p>
              </table:table-cell>
              <table:table-cell office:value-type="float" office:value="0.163001">
                <text:p>0.163001</text:p>
              </table:table-cell>
              <table:table-cell office:value-type="float" office:value="0.194565">
                <text:p>0.194565</text:p>
              </table:table-cell>
              <table:table-cell office:value-type="float" office:value="0.221004">
                <text:p>0.221004</text:p>
              </table:table-cell>
              <table:table-cell office:value-type="float" office:value="0.251369">
                <text:p>0.251369</text:p>
              </table:table-cell>
              <table:table-cell office:value-type="float" office:value="0.292055">
                <text:p>0.292055</text:p>
              </table:table-cell>
              <table:table-cell office:value-type="float" office:value="0.350141">
                <text:p>0.350141</text:p>
              </table:table-cell>
              <table:table-cell office:value-type="float" office:value="0.414217">
                <text:p>0.414217</text:p>
              </table:table-cell>
              <table:table-cell office:value-type="float" office:value="0.452055">
                <text:p>0.452055</text:p>
              </table:table-cell>
              <table:table-cell office:value-type="float" office:value="0.189701">
                <text:p>0.189701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-0.30842">
                <text:p>-0.30842</text:p>
              </table:table-cell>
              <table:table-cell office:value-type="float" office:value="0.071211">
                <text:p>0.071211</text:p>
              </table:table-cell>
              <table:table-cell office:value-type="float" office:value="0.11648">
                <text:p>0.11648</text:p>
              </table:table-cell>
              <table:table-cell office:value-type="float" office:value="0.158146">
                <text:p>0.158146</text:p>
              </table:table-cell>
              <table:table-cell office:value-type="float" office:value="0.193487">
                <text:p>0.193487</text:p>
              </table:table-cell>
              <table:table-cell office:value-type="float" office:value="0.221775">
                <text:p>0.221775</text:p>
              </table:table-cell>
              <table:table-cell office:value-type="float" office:value="0.253139">
                <text:p>0.253139</text:p>
              </table:table-cell>
              <table:table-cell office:value-type="float" office:value="0.291049">
                <text:p>0.291049</text:p>
              </table:table-cell>
              <table:table-cell office:value-type="float" office:value="0.345082">
                <text:p>0.345082</text:p>
              </table:table-cell>
              <table:table-cell office:value-type="float" office:value="0.412549">
                <text:p>0.412549</text:p>
              </table:table-cell>
              <table:table-cell office:value-type="float" office:value="0.452055">
                <text:p>0.452055</text:p>
              </table:table-cell>
              <table:table-cell office:value-type="float" office:value="0.17545">
                <text:p>0.17545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-0.186077">
                <text:p>-0.186077</text:p>
              </table:table-cell>
              <table:table-cell office:value-type="float" office:value="0.073686">
                <text:p>0.073686</text:p>
              </table:table-cell>
              <table:table-cell office:value-type="float" office:value="0.124618">
                <text:p>0.124618</text:p>
              </table:table-cell>
              <table:table-cell office:value-type="float" office:value="0.160558">
                <text:p>0.160558</text:p>
              </table:table-cell>
              <table:table-cell office:value-type="float" office:value="0.194988">
                <text:p>0.194988</text:p>
              </table:table-cell>
              <table:table-cell office:value-type="float" office:value="0.229372">
                <text:p>0.229372</text:p>
              </table:table-cell>
              <table:table-cell office:value-type="float" office:value="0.267872">
                <text:p>0.267872</text:p>
              </table:table-cell>
              <table:table-cell office:value-type="float" office:value="0.311871">
                <text:p>0.311871</text:p>
              </table:table-cell>
              <table:table-cell office:value-type="float" office:value="0.370137">
                <text:p>0.370137</text:p>
              </table:table-cell>
              <table:table-cell office:value-type="float" office:value="0.420568">
                <text:p>0.420568</text:p>
              </table:table-cell>
              <table:table-cell office:value-type="float" office:value="0.452055">
                <text:p>0.452055</text:p>
              </table:table-cell>
              <table:table-cell office:value-type="float" office:value="0.196759">
                <text:p>0.196759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-0.191517">
                <text:p>-0.191517</text:p>
              </table:table-cell>
              <table:table-cell office:value-type="float" office:value="0.070629">
                <text:p>0.070629</text:p>
              </table:table-cell>
              <table:table-cell office:value-type="float" office:value="0.116261">
                <text:p>0.116261</text:p>
              </table:table-cell>
              <table:table-cell office:value-type="float" office:value="0.157123">
                <text:p>0.157123</text:p>
              </table:table-cell>
              <table:table-cell office:value-type="float" office:value="0.201617">
                <text:p>0.201617</text:p>
              </table:table-cell>
              <table:table-cell office:value-type="float" office:value="0.244551">
                <text:p>0.244551</text:p>
              </table:table-cell>
              <table:table-cell office:value-type="float" office:value="0.281338">
                <text:p>0.281338</text:p>
              </table:table-cell>
              <table:table-cell office:value-type="float" office:value="0.342967">
                <text:p>0.342967</text:p>
              </table:table-cell>
              <table:table-cell office:value-type="float" office:value="0.390882">
                <text:p>0.390882</text:p>
              </table:table-cell>
              <table:table-cell office:value-type="float" office:value="0.428944">
                <text:p>0.428944</text:p>
              </table:table-cell>
              <table:table-cell office:value-type="float" office:value="0.456458">
                <text:p>0.456458</text:p>
              </table:table-cell>
              <table:table-cell office:value-type="float" office:value="0.20428">
                <text:p>0.20428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-0.113717">
                <text:p>-0.113717</text:p>
              </table:table-cell>
              <table:table-cell office:value-type="float" office:value="0.072663">
                <text:p>0.072663</text:p>
              </table:table-cell>
              <table:table-cell office:value-type="float" office:value="0.125351">
                <text:p>0.125351</text:p>
              </table:table-cell>
              <table:table-cell office:value-type="float" office:value="0.16922">
                <text:p>0.16922</text:p>
              </table:table-cell>
              <table:table-cell office:value-type="float" office:value="0.21382">
                <text:p>0.21382</text:p>
              </table:table-cell>
              <table:table-cell office:value-type="float" office:value="0.249294">
                <text:p>0.249294</text:p>
              </table:table-cell>
              <table:table-cell office:value-type="float" office:value="0.280575">
                <text:p>0.280575</text:p>
              </table:table-cell>
              <table:table-cell office:value-type="float" office:value="0.341074">
                <text:p>0.341074</text:p>
              </table:table-cell>
              <table:table-cell office:value-type="float" office:value="0.378346">
                <text:p>0.378346</text:p>
              </table:table-cell>
              <table:table-cell office:value-type="float" office:value="0.424953">
                <text:p>0.424953</text:p>
              </table:table-cell>
              <table:table-cell office:value-type="float" office:value="0.456458">
                <text:p>0.456458</text:p>
              </table:table-cell>
              <table:table-cell office:value-type="float" office:value="0.214158">
                <text:p>0.214158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-0.018373">
                <text:p>-0.018373</text:p>
              </table:table-cell>
              <table:table-cell office:value-type="float" office:value="0.080596">
                <text:p>0.080596</text:p>
              </table:table-cell>
              <table:table-cell office:value-type="float" office:value="0.141612">
                <text:p>0.141612</text:p>
              </table:table-cell>
              <table:table-cell office:value-type="float" office:value="0.188842">
                <text:p>0.188842</text:p>
              </table:table-cell>
              <table:table-cell office:value-type="float" office:value="0.223125">
                <text:p>0.223125</text:p>
              </table:table-cell>
              <table:table-cell office:value-type="float" office:value="0.248801">
                <text:p>0.248801</text:p>
              </table:table-cell>
              <table:table-cell office:value-type="float" office:value="0.283433">
                <text:p>0.283433</text:p>
              </table:table-cell>
              <table:table-cell office:value-type="float" office:value="0.334412">
                <text:p>0.334412</text:p>
              </table:table-cell>
              <table:table-cell office:value-type="float" office:value="0.373202">
                <text:p>0.373202</text:p>
              </table:table-cell>
              <table:table-cell office:value-type="float" office:value="0.422544">
                <text:p>0.422544</text:p>
              </table:table-cell>
              <table:table-cell office:value-type="float" office:value="0.456458">
                <text:p>0.456458</text:p>
              </table:table-cell>
              <table:table-cell office:value-type="float" office:value="0.227819">
                <text:p>0.227819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-0.101332">
                <text:p>-0.101332</text:p>
              </table:table-cell>
              <table:table-cell office:value-type="float" office:value="0.078603">
                <text:p>0.078603</text:p>
              </table:table-cell>
              <table:table-cell office:value-type="float" office:value="0.126596">
                <text:p>0.126596</text:p>
              </table:table-cell>
              <table:table-cell office:value-type="float" office:value="0.170282">
                <text:p>0.170282</text:p>
              </table:table-cell>
              <table:table-cell office:value-type="float" office:value="0.208651">
                <text:p>0.208651</text:p>
              </table:table-cell>
              <table:table-cell office:value-type="float" office:value="0.240949">
                <text:p>0.240949</text:p>
              </table:table-cell>
              <table:table-cell office:value-type="float" office:value="0.270237">
                <text:p>0.270237</text:p>
              </table:table-cell>
              <table:table-cell office:value-type="float" office:value="0.316562">
                <text:p>0.316562</text:p>
              </table:table-cell>
              <table:table-cell office:value-type="float" office:value="0.366648">
                <text:p>0.366648</text:p>
              </table:table-cell>
              <table:table-cell office:value-type="float" office:value="0.415043">
                <text:p>0.415043</text:p>
              </table:table-cell>
              <table:table-cell office:value-type="float" office:value="0.456458">
                <text:p>0.456458</text:p>
              </table:table-cell>
              <table:table-cell office:value-type="float" office:value="0.209224">
                <text:p>0.209224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-0.055433">
                <text:p>-0.055433</text:p>
              </table:table-cell>
              <table:table-cell office:value-type="float" office:value="0.09237">
                <text:p>0.09237</text:p>
              </table:table-cell>
              <table:table-cell office:value-type="float" office:value="0.14409">
                <text:p>0.14409</text:p>
              </table:table-cell>
              <table:table-cell office:value-type="float" office:value="0.187231">
                <text:p>0.187231</text:p>
              </table:table-cell>
              <table:table-cell office:value-type="float" office:value="0.218753">
                <text:p>0.218753</text:p>
              </table:table-cell>
              <table:table-cell office:value-type="float" office:value="0.245757">
                <text:p>0.245757</text:p>
              </table:table-cell>
              <table:table-cell office:value-type="float" office:value="0.284493">
                <text:p>0.284493</text:p>
              </table:table-cell>
              <table:table-cell office:value-type="float" office:value="0.325928">
                <text:p>0.325928</text:p>
              </table:table-cell>
              <table:table-cell office:value-type="float" office:value="0.376639">
                <text:p>0.376639</text:p>
              </table:table-cell>
              <table:table-cell office:value-type="float" office:value="0.421446">
                <text:p>0.421446</text:p>
              </table:table-cell>
              <table:table-cell office:value-type="float" office:value="0.456458">
                <text:p>0.456458</text:p>
              </table:table-cell>
              <table:table-cell office:value-type="float" office:value="0.224127">
                <text:p>0.224127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-0.311312">
                <text:p>-0.311312</text:p>
              </table:table-cell>
              <table:table-cell office:value-type="float" office:value="0.090132">
                <text:p>0.090132</text:p>
              </table:table-cell>
              <table:table-cell office:value-type="float" office:value="0.147798">
                <text:p>0.147798</text:p>
              </table:table-cell>
              <table:table-cell office:value-type="float" office:value="0.195272">
                <text:p>0.195272</text:p>
              </table:table-cell>
              <table:table-cell office:value-type="float" office:value="0.234438">
                <text:p>0.234438</text:p>
              </table:table-cell>
              <table:table-cell office:value-type="float" office:value="0.271166">
                <text:p>0.271166</text:p>
              </table:table-cell>
              <table:table-cell office:value-type="float" office:value="0.304844">
                <text:p>0.304844</text:p>
              </table:table-cell>
              <table:table-cell office:value-type="float" office:value="0.337851">
                <text:p>0.337851</text:p>
              </table:table-cell>
              <table:table-cell office:value-type="float" office:value="0.383212">
                <text:p>0.383212</text:p>
              </table:table-cell>
              <table:table-cell office:value-type="float" office:value="0.420873">
                <text:p>0.420873</text:p>
              </table:table-cell>
              <table:table-cell office:value-type="float" office:value="0.456458">
                <text:p>0.456458</text:p>
              </table:table-cell>
              <table:table-cell office:value-type="float" office:value="0.207427">
                <text:p>0.207427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-0.058025">
                <text:p>-0.058025</text:p>
              </table:table-cell>
              <table:table-cell office:value-type="float" office:value="0.103399">
                <text:p>0.103399</text:p>
              </table:table-cell>
              <table:table-cell office:value-type="float" office:value="0.160216">
                <text:p>0.160216</text:p>
              </table:table-cell>
              <table:table-cell office:value-type="float" office:value="0.200069">
                <text:p>0.200069</text:p>
              </table:table-cell>
              <table:table-cell office:value-type="float" office:value="0.235476">
                <text:p>0.235476</text:p>
              </table:table-cell>
              <table:table-cell office:value-type="float" office:value="0.260999">
                <text:p>0.260999</text:p>
              </table:table-cell>
              <table:table-cell office:value-type="float" office:value="0.298601">
                <text:p>0.298601</text:p>
              </table:table-cell>
              <table:table-cell office:value-type="float" office:value="0.331976">
                <text:p>0.331976</text:p>
              </table:table-cell>
              <table:table-cell office:value-type="float" office:value="0.377865">
                <text:p>0.377865</text:p>
              </table:table-cell>
              <table:table-cell office:value-type="float" office:value="0.417326">
                <text:p>0.417326</text:p>
              </table:table-cell>
              <table:table-cell office:value-type="float" office:value="0.456458">
                <text:p>0.456458</text:p>
              </table:table-cell>
              <table:table-cell office:value-type="float" office:value="0.23279">
                <text:p>0.23279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-0.158449">
                <text:p>-0.158449</text:p>
              </table:table-cell>
              <table:table-cell office:value-type="float" office:value="0.069225">
                <text:p>0.069225</text:p>
              </table:table-cell>
              <table:table-cell office:value-type="float" office:value="0.131738">
                <text:p>0.131738</text:p>
              </table:table-cell>
              <table:table-cell office:value-type="float" office:value="0.176754">
                <text:p>0.176754</text:p>
              </table:table-cell>
              <table:table-cell office:value-type="float" office:value="0.216657">
                <text:p>0.216657</text:p>
              </table:table-cell>
              <table:table-cell office:value-type="float" office:value="0.241531">
                <text:p>0.241531</text:p>
              </table:table-cell>
              <table:table-cell office:value-type="float" office:value="0.273834">
                <text:p>0.273834</text:p>
              </table:table-cell>
              <table:table-cell office:value-type="float" office:value="0.320754">
                <text:p>0.320754</text:p>
              </table:table-cell>
              <table:table-cell office:value-type="float" office:value="0.371179">
                <text:p>0.371179</text:p>
              </table:table-cell>
              <table:table-cell office:value-type="float" office:value="0.417921">
                <text:p>0.417921</text:p>
              </table:table-cell>
              <table:table-cell office:value-type="float" office:value="0.456458">
                <text:p>0.456458</text:p>
              </table:table-cell>
              <table:table-cell office:value-type="float" office:value="0.206114">
                <text:p>0.206114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-0.104192">
                <text:p>-0.104192</text:p>
              </table:table-cell>
              <table:table-cell office:value-type="float" office:value="0.091748">
                <text:p>0.091748</text:p>
              </table:table-cell>
              <table:table-cell office:value-type="float" office:value="0.159658">
                <text:p>0.159658</text:p>
              </table:table-cell>
              <table:table-cell office:value-type="float" office:value="0.205189">
                <text:p>0.205189</text:p>
              </table:table-cell>
              <table:table-cell office:value-type="float" office:value="0.227218">
                <text:p>0.227218</text:p>
              </table:table-cell>
              <table:table-cell office:value-type="float" office:value="0.252285">
                <text:p>0.252285</text:p>
              </table:table-cell>
              <table:table-cell office:value-type="float" office:value="0.296763">
                <text:p>0.296763</text:p>
              </table:table-cell>
              <table:table-cell office:value-type="float" office:value="0.344853">
                <text:p>0.344853</text:p>
              </table:table-cell>
              <table:table-cell office:value-type="float" office:value="0.378841">
                <text:p>0.378841</text:p>
              </table:table-cell>
              <table:table-cell office:value-type="float" office:value="0.418188">
                <text:p>0.418188</text:p>
              </table:table-cell>
              <table:table-cell office:value-type="float" office:value="0.456458">
                <text:p>0.456458</text:p>
              </table:table-cell>
              <table:table-cell office:value-type="float" office:value="0.227055">
                <text:p>0.227055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-0.102195">
                <text:p>-0.102195</text:p>
              </table:table-cell>
              <table:table-cell office:value-type="float" office:value="0.099148">
                <text:p>0.099148</text:p>
              </table:table-cell>
              <table:table-cell office:value-type="float" office:value="0.156988">
                <text:p>0.156988</text:p>
              </table:table-cell>
              <table:table-cell office:value-type="float" office:value="0.198277">
                <text:p>0.198277</text:p>
              </table:table-cell>
              <table:table-cell office:value-type="float" office:value="0.227179">
                <text:p>0.227179</text:p>
              </table:table-cell>
              <table:table-cell office:value-type="float" office:value="0.256396">
                <text:p>0.256396</text:p>
              </table:table-cell>
              <table:table-cell office:value-type="float" office:value="0.297211">
                <text:p>0.297211</text:p>
              </table:table-cell>
              <table:table-cell office:value-type="float" office:value="0.34032">
                <text:p>0.34032</text:p>
              </table:table-cell>
              <table:table-cell office:value-type="float" office:value="0.379973">
                <text:p>0.379973</text:p>
              </table:table-cell>
              <table:table-cell office:value-type="float" office:value="0.420465">
                <text:p>0.420465</text:p>
              </table:table-cell>
              <table:table-cell office:value-type="float" office:value="0.456458">
                <text:p>0.456458</text:p>
              </table:table-cell>
              <table:table-cell office:value-type="float" office:value="0.227376">
                <text:p>0.227376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-0.05194">
                <text:p>-0.05194</text:p>
              </table:table-cell>
              <table:table-cell office:value-type="float" office:value="0.117836">
                <text:p>0.117836</text:p>
              </table:table-cell>
              <table:table-cell office:value-type="float" office:value="0.159764">
                <text:p>0.159764</text:p>
              </table:table-cell>
              <table:table-cell office:value-type="float" office:value="0.192795">
                <text:p>0.192795</text:p>
              </table:table-cell>
              <table:table-cell office:value-type="float" office:value="0.219361">
                <text:p>0.219361</text:p>
              </table:table-cell>
              <table:table-cell office:value-type="float" office:value="0.25145">
                <text:p>0.25145</text:p>
              </table:table-cell>
              <table:table-cell office:value-type="float" office:value="0.287414">
                <text:p>0.287414</text:p>
              </table:table-cell>
              <table:table-cell office:value-type="float" office:value="0.323007">
                <text:p>0.323007</text:p>
              </table:table-cell>
              <table:table-cell office:value-type="float" office:value="0.365498">
                <text:p>0.365498</text:p>
              </table:table-cell>
              <table:table-cell office:value-type="float" office:value="0.410745">
                <text:p>0.410745</text:p>
              </table:table-cell>
              <table:table-cell office:value-type="float" office:value="0.456458">
                <text:p>0.456458</text:p>
              </table:table-cell>
              <table:table-cell office:value-type="float" office:value="0.227593">
                <text:p>0.227593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-0.051176">
                <text:p>-0.051176</text:p>
              </table:table-cell>
              <table:table-cell office:value-type="float" office:value="0.098002">
                <text:p>0.098002</text:p>
              </table:table-cell>
              <table:table-cell office:value-type="float" office:value="0.155562">
                <text:p>0.155562</text:p>
              </table:table-cell>
              <table:table-cell office:value-type="float" office:value="0.19023">
                <text:p>0.19023</text:p>
              </table:table-cell>
              <table:table-cell office:value-type="float" office:value="0.222439">
                <text:p>0.222439</text:p>
              </table:table-cell>
              <table:table-cell office:value-type="float" office:value="0.264811">
                <text:p>0.264811</text:p>
              </table:table-cell>
              <table:table-cell office:value-type="float" office:value="0.296399">
                <text:p>0.296399</text:p>
              </table:table-cell>
              <table:table-cell office:value-type="float" office:value="0.327337">
                <text:p>0.327337</text:p>
              </table:table-cell>
              <table:table-cell office:value-type="float" office:value="0.369664">
                <text:p>0.369664</text:p>
              </table:table-cell>
              <table:table-cell office:value-type="float" office:value="0.414667">
                <text:p>0.414667</text:p>
              </table:table-cell>
              <table:table-cell office:value-type="float" office:value="0.456458">
                <text:p>0.456458</text:p>
              </table:table-cell>
              <table:table-cell office:value-type="float" office:value="0.228793">
                <text:p>0.228793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-0.048247">
                <text:p>-0.048247</text:p>
              </table:table-cell>
              <table:table-cell office:value-type="float" office:value="0.115049">
                <text:p>0.115049</text:p>
              </table:table-cell>
              <table:table-cell office:value-type="float" office:value="0.171391">
                <text:p>0.171391</text:p>
              </table:table-cell>
              <table:table-cell office:value-type="float" office:value="0.203761">
                <text:p>0.203761</text:p>
              </table:table-cell>
              <table:table-cell office:value-type="float" office:value="0.242468">
                <text:p>0.242468</text:p>
              </table:table-cell>
              <table:table-cell office:value-type="float" office:value="0.278928">
                <text:p>0.278928</text:p>
              </table:table-cell>
              <table:table-cell office:value-type="float" office:value="0.309995">
                <text:p>0.309995</text:p>
              </table:table-cell>
              <table:table-cell office:value-type="float" office:value="0.349143">
                <text:p>0.349143</text:p>
              </table:table-cell>
              <table:table-cell office:value-type="float" office:value="0.384479">
                <text:p>0.384479</text:p>
              </table:table-cell>
              <table:table-cell office:value-type="float" office:value="0.419238">
                <text:p>0.419238</text:p>
              </table:table-cell>
              <table:table-cell office:value-type="float" office:value="0.456458">
                <text:p>0.456458</text:p>
              </table:table-cell>
              <table:table-cell office:value-type="float" office:value="0.24262">
                <text:p>0.24262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0.038104">
                <text:p>0.038104</text:p>
              </table:table-cell>
              <table:table-cell office:value-type="float" office:value="0.132018">
                <text:p>0.132018</text:p>
              </table:table-cell>
              <table:table-cell office:value-type="float" office:value="0.174591">
                <text:p>0.174591</text:p>
              </table:table-cell>
              <table:table-cell office:value-type="float" office:value="0.20376">
                <text:p>0.20376</text:p>
              </table:table-cell>
              <table:table-cell office:value-type="float" office:value="0.241402">
                <text:p>0.241402</text:p>
              </table:table-cell>
              <table:table-cell office:value-type="float" office:value="0.280757">
                <text:p>0.280757</text:p>
              </table:table-cell>
              <table:table-cell office:value-type="float" office:value="0.312535">
                <text:p>0.312535</text:p>
              </table:table-cell>
              <table:table-cell office:value-type="float" office:value="0.347614">
                <text:p>0.347614</text:p>
              </table:table-cell>
              <table:table-cell office:value-type="float" office:value="0.381829">
                <text:p>0.381829</text:p>
              </table:table-cell>
              <table:table-cell office:value-type="float" office:value="0.423294">
                <text:p>0.423294</text:p>
              </table:table-cell>
              <table:table-cell office:value-type="float" office:value="0.456458">
                <text:p>0.456458</text:p>
              </table:table-cell>
              <table:table-cell office:value-type="float" office:value="0.25359">
                <text:p>0.25359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-0.123121">
                <text:p>-0.123121</text:p>
              </table:table-cell>
              <table:table-cell office:value-type="float" office:value="0.131565">
                <text:p>0.131565</text:p>
              </table:table-cell>
              <table:table-cell office:value-type="float" office:value="0.178211">
                <text:p>0.178211</text:p>
              </table:table-cell>
              <table:table-cell office:value-type="float" office:value="0.207996">
                <text:p>0.207996</text:p>
              </table:table-cell>
              <table:table-cell office:value-type="float" office:value="0.236584">
                <text:p>0.236584</text:p>
              </table:table-cell>
              <table:table-cell office:value-type="float" office:value="0.273564">
                <text:p>0.273564</text:p>
              </table:table-cell>
              <table:table-cell office:value-type="float" office:value="0.30581">
                <text:p>0.30581</text:p>
              </table:table-cell>
              <table:table-cell office:value-type="float" office:value="0.349601">
                <text:p>0.349601</text:p>
              </table:table-cell>
              <table:table-cell office:value-type="float" office:value="0.384799">
                <text:p>0.384799</text:p>
              </table:table-cell>
              <table:table-cell office:value-type="float" office:value="0.426619">
                <text:p>0.426619</text:p>
              </table:table-cell>
              <table:table-cell office:value-type="float" office:value="0.456458">
                <text:p>0.456458</text:p>
              </table:table-cell>
              <table:table-cell office:value-type="float" office:value="0.237163">
                <text:p>0.237163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-0.029306">
                <text:p>-0.029306</text:p>
              </table:table-cell>
              <table:table-cell office:value-type="float" office:value="0.134449">
                <text:p>0.134449</text:p>
              </table:table-cell>
              <table:table-cell office:value-type="float" office:value="0.179187">
                <text:p>0.179187</text:p>
              </table:table-cell>
              <table:table-cell office:value-type="float" office:value="0.215719">
                <text:p>0.215719</text:p>
              </table:table-cell>
              <table:table-cell office:value-type="float" office:value="0.246573">
                <text:p>0.246573</text:p>
              </table:table-cell>
              <table:table-cell office:value-type="float" office:value="0.281369">
                <text:p>0.281369</text:p>
              </table:table-cell>
              <table:table-cell office:value-type="float" office:value="0.323884">
                <text:p>0.323884</text:p>
              </table:table-cell>
              <table:table-cell office:value-type="float" office:value="0.359746">
                <text:p>0.359746</text:p>
              </table:table-cell>
              <table:table-cell office:value-type="float" office:value="0.397155">
                <text:p>0.397155</text:p>
              </table:table-cell>
              <table:table-cell office:value-type="float" office:value="0.433133">
                <text:p>0.433133</text:p>
              </table:table-cell>
              <table:table-cell office:value-type="float" office:value="0.456458">
                <text:p>0.456458</text:p>
              </table:table-cell>
              <table:table-cell office:value-type="float" office:value="0.254191">
                <text:p>0.254191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-0.063422">
                <text:p>-0.063422</text:p>
              </table:table-cell>
              <table:table-cell office:value-type="float" office:value="0.13774">
                <text:p>0.13774</text:p>
              </table:table-cell>
              <table:table-cell office:value-type="float" office:value="0.181255">
                <text:p>0.181255</text:p>
              </table:table-cell>
              <table:table-cell office:value-type="float" office:value="0.217229">
                <text:p>0.217229</text:p>
              </table:table-cell>
              <table:table-cell office:value-type="float" office:value="0.249221">
                <text:p>0.249221</text:p>
              </table:table-cell>
              <table:table-cell office:value-type="float" office:value="0.278672">
                <text:p>0.278672</text:p>
              </table:table-cell>
              <table:table-cell office:value-type="float" office:value="0.320287">
                <text:p>0.320287</text:p>
              </table:table-cell>
              <table:table-cell office:value-type="float" office:value="0.365496">
                <text:p>0.365496</text:p>
              </table:table-cell>
              <table:table-cell office:value-type="float" office:value="0.39602">
                <text:p>0.39602</text:p>
              </table:table-cell>
              <table:table-cell office:value-type="float" office:value="0.430583">
                <text:p>0.430583</text:p>
              </table:table-cell>
              <table:table-cell office:value-type="float" office:value="0.456458">
                <text:p>0.456458</text:p>
              </table:table-cell>
              <table:table-cell office:value-type="float" office:value="0.251308">
                <text:p>0.251308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-0.023496">
                <text:p>-0.023496</text:p>
              </table:table-cell>
              <table:table-cell office:value-type="float" office:value="0.12456">
                <text:p>0.12456</text:p>
              </table:table-cell>
              <table:table-cell office:value-type="float" office:value="0.176286">
                <text:p>0.176286</text:p>
              </table:table-cell>
              <table:table-cell office:value-type="float" office:value="0.212573">
                <text:p>0.212573</text:p>
              </table:table-cell>
              <table:table-cell office:value-type="float" office:value="0.246483">
                <text:p>0.246483</text:p>
              </table:table-cell>
              <table:table-cell office:value-type="float" office:value="0.280699">
                <text:p>0.280699</text:p>
              </table:table-cell>
              <table:table-cell office:value-type="float" office:value="0.319696">
                <text:p>0.319696</text:p>
              </table:table-cell>
              <table:table-cell office:value-type="float" office:value="0.372587">
                <text:p>0.372587</text:p>
              </table:table-cell>
              <table:table-cell office:value-type="float" office:value="0.407067">
                <text:p>0.407067</text:p>
              </table:table-cell>
              <table:table-cell office:value-type="float" office:value="0.431876">
                <text:p>0.431876</text:p>
              </table:table-cell>
              <table:table-cell office:value-type="float" office:value="0.456458">
                <text:p>0.456458</text:p>
              </table:table-cell>
              <table:table-cell office:value-type="float" office:value="0.254833">
                <text:p>0.254833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-0.092151">
                <text:p>-0.092151</text:p>
              </table:table-cell>
              <table:table-cell office:value-type="float" office:value="0.104452">
                <text:p>0.104452</text:p>
              </table:table-cell>
              <table:table-cell office:value-type="float" office:value="0.16802">
                <text:p>0.16802</text:p>
              </table:table-cell>
              <table:table-cell office:value-type="float" office:value="0.216659">
                <text:p>0.216659</text:p>
              </table:table-cell>
              <table:table-cell office:value-type="float" office:value="0.255779">
                <text:p>0.255779</text:p>
              </table:table-cell>
              <table:table-cell office:value-type="float" office:value="0.291609">
                <text:p>0.291609</text:p>
              </table:table-cell>
              <table:table-cell office:value-type="float" office:value="0.341831">
                <text:p>0.341831</text:p>
              </table:table-cell>
              <table:table-cell office:value-type="float" office:value="0.380174">
                <text:p>0.380174</text:p>
              </table:table-cell>
              <table:table-cell office:value-type="float" office:value="0.406366">
                <text:p>0.406366</text:p>
              </table:table-cell>
              <table:table-cell office:value-type="float" office:value="0.435218">
                <text:p>0.435218</text:p>
              </table:table-cell>
              <table:table-cell office:value-type="float" office:value="0.456458">
                <text:p>0.456458</text:p>
              </table:table-cell>
              <table:table-cell office:value-type="float" office:value="0.250796">
                <text:p>0.250796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-0.023496">
                <text:p>-0.023496</text:p>
              </table:table-cell>
              <table:table-cell office:value-type="float" office:value="0.086272">
                <text:p>0.086272</text:p>
              </table:table-cell>
              <table:table-cell office:value-type="float" office:value="0.14978">
                <text:p>0.14978</text:p>
              </table:table-cell>
              <table:table-cell office:value-type="float" office:value="0.210863">
                <text:p>0.210863</text:p>
              </table:table-cell>
              <table:table-cell office:value-type="float" office:value="0.25881">
                <text:p>0.25881</text:p>
              </table:table-cell>
              <table:table-cell office:value-type="float" office:value="0.297941">
                <text:p>0.297941</text:p>
              </table:table-cell>
              <table:table-cell office:value-type="float" office:value="0.339994">
                <text:p>0.339994</text:p>
              </table:table-cell>
              <table:table-cell office:value-type="float" office:value="0.375958">
                <text:p>0.375958</text:p>
              </table:table-cell>
              <table:table-cell office:value-type="float" office:value="0.404392">
                <text:p>0.404392</text:p>
              </table:table-cell>
              <table:table-cell office:value-type="float" office:value="0.434478">
                <text:p>0.434478</text:p>
              </table:table-cell>
              <table:table-cell office:value-type="float" office:value="0.456458">
                <text:p>0.456458</text:p>
              </table:table-cell>
              <table:table-cell office:value-type="float" office:value="0.253499">
                <text:p>0.253499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0.04192">
                <text:p>0.04192</text:p>
              </table:table-cell>
              <table:table-cell office:value-type="float" office:value="0.134791">
                <text:p>0.134791</text:p>
              </table:table-cell>
              <table:table-cell office:value-type="float" office:value="0.186917">
                <text:p>0.186917</text:p>
              </table:table-cell>
              <table:table-cell office:value-type="float" office:value="0.237309">
                <text:p>0.237309</text:p>
              </table:table-cell>
              <table:table-cell office:value-type="float" office:value="0.280287">
                <text:p>0.280287</text:p>
              </table:table-cell>
              <table:table-cell office:value-type="float" office:value="0.312161">
                <text:p>0.312161</text:p>
              </table:table-cell>
              <table:table-cell office:value-type="float" office:value="0.36068">
                <text:p>0.36068</text:p>
              </table:table-cell>
              <table:table-cell office:value-type="float" office:value="0.389033">
                <text:p>0.389033</text:p>
              </table:table-cell>
              <table:table-cell office:value-type="float" office:value="0.409893">
                <text:p>0.409893</text:p>
              </table:table-cell>
              <table:table-cell office:value-type="float" office:value="0.43496">
                <text:p>0.43496</text:p>
              </table:table-cell>
              <table:table-cell office:value-type="float" office:value="0.456458">
                <text:p>0.456458</text:p>
              </table:table-cell>
              <table:table-cell office:value-type="float" office:value="0.278795">
                <text:p>0.278795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-0.041529">
                <text:p>-0.041529</text:p>
              </table:table-cell>
              <table:table-cell office:value-type="float" office:value="0.125852">
                <text:p>0.125852</text:p>
              </table:table-cell>
              <table:table-cell office:value-type="float" office:value="0.189292">
                <text:p>0.189292</text:p>
              </table:table-cell>
              <table:table-cell office:value-type="float" office:value="0.241267">
                <text:p>0.241267</text:p>
              </table:table-cell>
              <table:table-cell office:value-type="float" office:value="0.280445">
                <text:p>0.280445</text:p>
              </table:table-cell>
              <table:table-cell office:value-type="float" office:value="0.321318">
                <text:p>0.321318</text:p>
              </table:table-cell>
              <table:table-cell office:value-type="float" office:value="0.368316">
                <text:p>0.368316</text:p>
              </table:table-cell>
              <table:table-cell office:value-type="float" office:value="0.395794">
                <text:p>0.395794</text:p>
              </table:table-cell>
              <table:table-cell office:value-type="float" office:value="0.413539">
                <text:p>0.413539</text:p>
              </table:table-cell>
              <table:table-cell office:value-type="float" office:value="0.432832">
                <text:p>0.432832</text:p>
              </table:table-cell>
              <table:table-cell office:value-type="float" office:value="0.456458">
                <text:p>0.456458</text:p>
              </table:table-cell>
              <table:table-cell office:value-type="float" office:value="0.272713">
                <text:p>0.272713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0.061866">
                <text:p>0.061866</text:p>
              </table:table-cell>
              <table:table-cell office:value-type="float" office:value="0.142368">
                <text:p>0.142368</text:p>
              </table:table-cell>
              <table:table-cell office:value-type="float" office:value="0.205578">
                <text:p>0.205578</text:p>
              </table:table-cell>
              <table:table-cell office:value-type="float" office:value="0.239945">
                <text:p>0.239945</text:p>
              </table:table-cell>
              <table:table-cell office:value-type="float" office:value="0.27449">
                <text:p>0.27449</text:p>
              </table:table-cell>
              <table:table-cell office:value-type="float" office:value="0.313254">
                <text:p>0.313254</text:p>
              </table:table-cell>
              <table:table-cell office:value-type="float" office:value="0.356329">
                <text:p>0.356329</text:p>
              </table:table-cell>
              <table:table-cell office:value-type="float" office:value="0.387766">
                <text:p>0.387766</text:p>
              </table:table-cell>
              <table:table-cell office:value-type="float" office:value="0.407328">
                <text:p>0.407328</text:p>
              </table:table-cell>
              <table:table-cell office:value-type="float" office:value="0.434304">
                <text:p>0.434304</text:p>
              </table:table-cell>
              <table:table-cell office:value-type="float" office:value="0.456458">
                <text:p>0.456458</text:p>
              </table:table-cell>
              <table:table-cell office:value-type="float" office:value="0.282323">
                <text:p>0.282323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0.020469">
                <text:p>0.020469</text:p>
              </table:table-cell>
              <table:table-cell office:value-type="float" office:value="0.14565">
                <text:p>0.14565</text:p>
              </table:table-cell>
              <table:table-cell office:value-type="float" office:value="0.190044">
                <text:p>0.190044</text:p>
              </table:table-cell>
              <table:table-cell office:value-type="float" office:value="0.235281">
                <text:p>0.235281</text:p>
              </table:table-cell>
              <table:table-cell office:value-type="float" office:value="0.268761">
                <text:p>0.268761</text:p>
              </table:table-cell>
              <table:table-cell office:value-type="float" office:value="0.304337">
                <text:p>0.304337</text:p>
              </table:table-cell>
              <table:table-cell office:value-type="float" office:value="0.348086">
                <text:p>0.348086</text:p>
              </table:table-cell>
              <table:table-cell office:value-type="float" office:value="0.387811">
                <text:p>0.387811</text:p>
              </table:table-cell>
              <table:table-cell office:value-type="float" office:value="0.412012">
                <text:p>0.412012</text:p>
              </table:table-cell>
              <table:table-cell office:value-type="float" office:value="0.439712">
                <text:p>0.439712</text:p>
              </table:table-cell>
              <table:table-cell office:value-type="float" office:value="0.465475">
                <text:p>0.465475</text:p>
              </table:table-cell>
              <table:table-cell office:value-type="float" office:value="0.275216">
                <text:p>0.275216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-0.0433">
                <text:p>-0.0433</text:p>
              </table:table-cell>
              <table:table-cell office:value-type="float" office:value="0.11965">
                <text:p>0.11965</text:p>
              </table:table-cell>
              <table:table-cell office:value-type="float" office:value="0.191067">
                <text:p>0.191067</text:p>
              </table:table-cell>
              <table:table-cell office:value-type="float" office:value="0.24377">
                <text:p>0.24377</text:p>
              </table:table-cell>
              <table:table-cell office:value-type="float" office:value="0.285491">
                <text:p>0.285491</text:p>
              </table:table-cell>
              <table:table-cell office:value-type="float" office:value="0.3238">
                <text:p>0.3238</text:p>
              </table:table-cell>
              <table:table-cell office:value-type="float" office:value="0.355765">
                <text:p>0.355765</text:p>
              </table:table-cell>
              <table:table-cell office:value-type="float" office:value="0.380868">
                <text:p>0.380868</text:p>
              </table:table-cell>
              <table:table-cell office:value-type="float" office:value="0.406263">
                <text:p>0.406263</text:p>
              </table:table-cell>
              <table:table-cell office:value-type="float" office:value="0.435033">
                <text:p>0.435033</text:p>
              </table:table-cell>
              <table:table-cell office:value-type="float" office:value="0.465475">
                <text:p>0.465475</text:p>
              </table:table-cell>
              <table:table-cell office:value-type="float" office:value="0.269841">
                <text:p>0.269841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0.014645">
                <text:p>0.014645</text:p>
              </table:table-cell>
              <table:table-cell office:value-type="float" office:value="0.132529">
                <text:p>0.132529</text:p>
              </table:table-cell>
              <table:table-cell office:value-type="float" office:value="0.209329">
                <text:p>0.209329</text:p>
              </table:table-cell>
              <table:table-cell office:value-type="float" office:value="0.257805">
                <text:p>0.257805</text:p>
              </table:table-cell>
              <table:table-cell office:value-type="float" office:value="0.297703">
                <text:p>0.297703</text:p>
              </table:table-cell>
              <table:table-cell office:value-type="float" office:value="0.336958">
                <text:p>0.336958</text:p>
              </table:table-cell>
              <table:table-cell office:value-type="float" office:value="0.367068">
                <text:p>0.367068</text:p>
              </table:table-cell>
              <table:table-cell office:value-type="float" office:value="0.387303">
                <text:p>0.387303</text:p>
              </table:table-cell>
              <table:table-cell office:value-type="float" office:value="0.406362">
                <text:p>0.406362</text:p>
              </table:table-cell>
              <table:table-cell office:value-type="float" office:value="0.434314">
                <text:p>0.434314</text:p>
              </table:table-cell>
              <table:table-cell office:value-type="float" office:value="0.465475">
                <text:p>0.465475</text:p>
              </table:table-cell>
              <table:table-cell office:value-type="float" office:value="0.284401">
                <text:p>0.284401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-0.020511">
                <text:p>-0.020511</text:p>
              </table:table-cell>
              <table:table-cell office:value-type="float" office:value="0.150303">
                <text:p>0.150303</text:p>
              </table:table-cell>
              <table:table-cell office:value-type="float" office:value="0.22964">
                <text:p>0.22964</text:p>
              </table:table-cell>
              <table:table-cell office:value-type="float" office:value="0.280833">
                <text:p>0.280833</text:p>
              </table:table-cell>
              <table:table-cell office:value-type="float" office:value="0.316251">
                <text:p>0.316251</text:p>
              </table:table-cell>
              <table:table-cell office:value-type="float" office:value="0.351744">
                <text:p>0.351744</text:p>
              </table:table-cell>
              <table:table-cell office:value-type="float" office:value="0.378791">
                <text:p>0.378791</text:p>
              </table:table-cell>
              <table:table-cell office:value-type="float" office:value="0.395326">
                <text:p>0.395326</text:p>
              </table:table-cell>
              <table:table-cell office:value-type="float" office:value="0.411678">
                <text:p>0.411678</text:p>
              </table:table-cell>
              <table:table-cell office:value-type="float" office:value="0.437617">
                <text:p>0.437617</text:p>
              </table:table-cell>
              <table:table-cell office:value-type="float" office:value="0.465475">
                <text:p>0.465475</text:p>
              </table:table-cell>
              <table:table-cell office:value-type="float" office:value="0.293167">
                <text:p>0.293167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0.06832">
                <text:p>0.06832</text:p>
              </table:table-cell>
              <table:table-cell office:value-type="float" office:value="0.167988">
                <text:p>0.167988</text:p>
              </table:table-cell>
              <table:table-cell office:value-type="float" office:value="0.25051">
                <text:p>0.25051</text:p>
              </table:table-cell>
              <table:table-cell office:value-type="float" office:value="0.288217">
                <text:p>0.288217</text:p>
              </table:table-cell>
              <table:table-cell office:value-type="float" office:value="0.319415">
                <text:p>0.319415</text:p>
              </table:table-cell>
              <table:table-cell office:value-type="float" office:value="0.3546">
                <text:p>0.3546</text:p>
              </table:table-cell>
              <table:table-cell office:value-type="float" office:value="0.379092">
                <text:p>0.379092</text:p>
              </table:table-cell>
              <table:table-cell office:value-type="float" office:value="0.397982">
                <text:p>0.397982</text:p>
              </table:table-cell>
              <table:table-cell office:value-type="float" office:value="0.412199">
                <text:p>0.412199</text:p>
              </table:table-cell>
              <table:table-cell office:value-type="float" office:value="0.437215">
                <text:p>0.437215</text:p>
              </table:table-cell>
              <table:table-cell office:value-type="float" office:value="0.465475">
                <text:p>0.465475</text:p>
              </table:table-cell>
              <table:table-cell office:value-type="float" office:value="0.307554">
                <text:p>0.307554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0.064335">
                <text:p>0.064335</text:p>
              </table:table-cell>
              <table:table-cell office:value-type="float" office:value="0.191094">
                <text:p>0.191094</text:p>
              </table:table-cell>
              <table:table-cell office:value-type="float" office:value="0.257418">
                <text:p>0.257418</text:p>
              </table:table-cell>
              <table:table-cell office:value-type="float" office:value="0.295026">
                <text:p>0.295026</text:p>
              </table:table-cell>
              <table:table-cell office:value-type="float" office:value="0.329921">
                <text:p>0.329921</text:p>
              </table:table-cell>
              <table:table-cell office:value-type="float" office:value="0.361409">
                <text:p>0.361409</text:p>
              </table:table-cell>
              <table:table-cell office:value-type="float" office:value="0.381781">
                <text:p>0.381781</text:p>
              </table:table-cell>
              <table:table-cell office:value-type="float" office:value="0.398238">
                <text:p>0.398238</text:p>
              </table:table-cell>
              <table:table-cell office:value-type="float" office:value="0.411766">
                <text:p>0.411766</text:p>
              </table:table-cell>
              <table:table-cell office:value-type="float" office:value="0.437385">
                <text:p>0.437385</text:p>
              </table:table-cell>
              <table:table-cell office:value-type="float" office:value="0.465475">
                <text:p>0.465475</text:p>
              </table:table-cell>
              <table:table-cell office:value-type="float" office:value="0.312837">
                <text:p>0.312837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0.056136">
                <text:p>0.056136</text:p>
              </table:table-cell>
              <table:table-cell office:value-type="float" office:value="0.162641">
                <text:p>0.162641</text:p>
              </table:table-cell>
              <table:table-cell office:value-type="float" office:value="0.247283">
                <text:p>0.247283</text:p>
              </table:table-cell>
              <table:table-cell office:value-type="float" office:value="0.301507">
                <text:p>0.301507</text:p>
              </table:table-cell>
              <table:table-cell office:value-type="float" office:value="0.342161">
                <text:p>0.342161</text:p>
              </table:table-cell>
              <table:table-cell office:value-type="float" office:value="0.369898">
                <text:p>0.369898</text:p>
              </table:table-cell>
              <table:table-cell office:value-type="float" office:value="0.389801">
                <text:p>0.389801</text:p>
              </table:table-cell>
              <table:table-cell office:value-type="float" office:value="0.406871">
                <text:p>0.406871</text:p>
              </table:table-cell>
              <table:table-cell office:value-type="float" office:value="0.41741">
                <text:p>0.41741</text:p>
              </table:table-cell>
              <table:table-cell office:value-type="float" office:value="0.438262">
                <text:p>0.438262</text:p>
              </table:table-cell>
              <table:table-cell office:value-type="float" office:value="0.465475">
                <text:p>0.465475</text:p>
              </table:table-cell>
              <table:table-cell office:value-type="float" office:value="0.313197">
                <text:p>0.313197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0.045596">
                <text:p>0.045596</text:p>
              </table:table-cell>
              <table:table-cell office:value-type="float" office:value="0.202149">
                <text:p>0.202149</text:p>
              </table:table-cell>
              <table:table-cell office:value-type="float" office:value="0.26763">
                <text:p>0.26763</text:p>
              </table:table-cell>
              <table:table-cell office:value-type="float" office:value="0.312684">
                <text:p>0.312684</text:p>
              </table:table-cell>
              <table:table-cell office:value-type="float" office:value="0.345412">
                <text:p>0.345412</text:p>
              </table:table-cell>
              <table:table-cell office:value-type="float" office:value="0.365678">
                <text:p>0.365678</text:p>
              </table:table-cell>
              <table:table-cell office:value-type="float" office:value="0.382369">
                <text:p>0.382369</text:p>
              </table:table-cell>
              <table:table-cell office:value-type="float" office:value="0.401623">
                <text:p>0.401623</text:p>
              </table:table-cell>
              <table:table-cell office:value-type="float" office:value="0.413532">
                <text:p>0.413532</text:p>
              </table:table-cell>
              <table:table-cell office:value-type="float" office:value="0.436008">
                <text:p>0.436008</text:p>
              </table:table-cell>
              <table:table-cell office:value-type="float" office:value="0.465475">
                <text:p>0.465475</text:p>
              </table:table-cell>
              <table:table-cell office:value-type="float" office:value="0.317268">
                <text:p>0.317268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0.09655">
                <text:p>0.09655</text:p>
              </table:table-cell>
              <table:table-cell office:value-type="float" office:value="0.216397">
                <text:p>0.216397</text:p>
              </table:table-cell>
              <table:table-cell office:value-type="float" office:value="0.268457">
                <text:p>0.268457</text:p>
              </table:table-cell>
              <table:table-cell office:value-type="float" office:value="0.300549">
                <text:p>0.300549</text:p>
              </table:table-cell>
              <table:table-cell office:value-type="float" office:value="0.343263">
                <text:p>0.343263</text:p>
              </table:table-cell>
              <table:table-cell office:value-type="float" office:value="0.363829">
                <text:p>0.363829</text:p>
              </table:table-cell>
              <table:table-cell office:value-type="float" office:value="0.381143">
                <text:p>0.381143</text:p>
              </table:table-cell>
              <table:table-cell office:value-type="float" office:value="0.402672">
                <text:p>0.402672</text:p>
              </table:table-cell>
              <table:table-cell office:value-type="float" office:value="0.415995">
                <text:p>0.415995</text:p>
              </table:table-cell>
              <table:table-cell office:value-type="float" office:value="0.440264">
                <text:p>0.440264</text:p>
              </table:table-cell>
              <table:table-cell office:value-type="float" office:value="0.465475">
                <text:p>0.465475</text:p>
              </table:table-cell>
              <table:table-cell office:value-type="float" office:value="0.322912">
                <text:p>0.322912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0.079859">
                <text:p>0.079859</text:p>
              </table:table-cell>
              <table:table-cell office:value-type="float" office:value="0.200979">
                <text:p>0.200979</text:p>
              </table:table-cell>
              <table:table-cell office:value-type="float" office:value="0.264379">
                <text:p>0.264379</text:p>
              </table:table-cell>
              <table:table-cell office:value-type="float" office:value="0.309399">
                <text:p>0.309399</text:p>
              </table:table-cell>
              <table:table-cell office:value-type="float" office:value="0.343607">
                <text:p>0.343607</text:p>
              </table:table-cell>
              <table:table-cell office:value-type="float" office:value="0.360858">
                <text:p>0.360858</text:p>
              </table:table-cell>
              <table:table-cell office:value-type="float" office:value="0.377014">
                <text:p>0.377014</text:p>
              </table:table-cell>
              <table:table-cell office:value-type="float" office:value="0.400794">
                <text:p>0.400794</text:p>
              </table:table-cell>
              <table:table-cell office:value-type="float" office:value="0.413385">
                <text:p>0.413385</text:p>
              </table:table-cell>
              <table:table-cell office:value-type="float" office:value="0.438579">
                <text:p>0.438579</text:p>
              </table:table-cell>
              <table:table-cell office:value-type="float" office:value="0.465475">
                <text:p>0.465475</text:p>
              </table:table-cell>
              <table:table-cell office:value-type="float" office:value="0.318885">
                <text:p>0.318885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0.113313">
                <text:p>0.113313</text:p>
              </table:table-cell>
              <table:table-cell office:value-type="float" office:value="0.231634">
                <text:p>0.231634</text:p>
              </table:table-cell>
              <table:table-cell office:value-type="float" office:value="0.273455">
                <text:p>0.273455</text:p>
              </table:table-cell>
              <table:table-cell office:value-type="float" office:value="0.310092">
                <text:p>0.310092</text:p>
              </table:table-cell>
              <table:table-cell office:value-type="float" office:value="0.344276">
                <text:p>0.344276</text:p>
              </table:table-cell>
              <table:table-cell office:value-type="float" office:value="0.362147">
                <text:p>0.362147</text:p>
              </table:table-cell>
              <table:table-cell office:value-type="float" office:value="0.380393">
                <text:p>0.380393</text:p>
              </table:table-cell>
              <table:table-cell office:value-type="float" office:value="0.400851">
                <text:p>0.400851</text:p>
              </table:table-cell>
              <table:table-cell office:value-type="float" office:value="0.414115">
                <text:p>0.414115</text:p>
              </table:table-cell>
              <table:table-cell office:value-type="float" office:value="0.439188">
                <text:p>0.439188</text:p>
              </table:table-cell>
              <table:table-cell office:value-type="float" office:value="0.465475">
                <text:p>0.465475</text:p>
              </table:table-cell>
              <table:table-cell office:value-type="float" office:value="0.326946">
                <text:p>0.326946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055784">
                <text:p>0.055784</text:p>
              </table:table-cell>
              <table:table-cell office:value-type="float" office:value="0.236044">
                <text:p>0.236044</text:p>
              </table:table-cell>
              <table:table-cell office:value-type="float" office:value="0.27822">
                <text:p>0.27822</text:p>
              </table:table-cell>
              <table:table-cell office:value-type="float" office:value="0.312622">
                <text:p>0.312622</text:p>
              </table:table-cell>
              <table:table-cell office:value-type="float" office:value="0.342379">
                <text:p>0.342379</text:p>
              </table:table-cell>
              <table:table-cell office:value-type="float" office:value="0.368002">
                <text:p>0.368002</text:p>
              </table:table-cell>
              <table:table-cell office:value-type="float" office:value="0.38613">
                <text:p>0.38613</text:p>
              </table:table-cell>
              <table:table-cell office:value-type="float" office:value="0.406473">
                <text:p>0.406473</text:p>
              </table:table-cell>
              <table:table-cell office:value-type="float" office:value="0.418216">
                <text:p>0.418216</text:p>
              </table:table-cell>
              <table:table-cell office:value-type="float" office:value="0.442128">
                <text:p>0.442128</text:p>
              </table:table-cell>
              <table:table-cell office:value-type="float" office:value="0.465475">
                <text:p>0.465475</text:p>
              </table:table-cell>
              <table:table-cell office:value-type="float" office:value="0.3246">
                <text:p>0.3246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0.050913">
                <text:p>0.050913</text:p>
              </table:table-cell>
              <table:table-cell office:value-type="float" office:value="0.223228">
                <text:p>0.223228</text:p>
              </table:table-cell>
              <table:table-cell office:value-type="float" office:value="0.283076">
                <text:p>0.283076</text:p>
              </table:table-cell>
              <table:table-cell office:value-type="float" office:value="0.326627">
                <text:p>0.326627</text:p>
              </table:table-cell>
              <table:table-cell office:value-type="float" office:value="0.355595">
                <text:p>0.355595</text:p>
              </table:table-cell>
              <table:table-cell office:value-type="float" office:value="0.373991">
                <text:p>0.373991</text:p>
              </table:table-cell>
              <table:table-cell office:value-type="float" office:value="0.386821">
                <text:p>0.386821</text:p>
              </table:table-cell>
              <table:table-cell office:value-type="float" office:value="0.403764">
                <text:p>0.403764</text:p>
              </table:table-cell>
              <table:table-cell office:value-type="float" office:value="0.417716">
                <text:p>0.417716</text:p>
              </table:table-cell>
              <table:table-cell office:value-type="float" office:value="0.440591">
                <text:p>0.440591</text:p>
              </table:table-cell>
              <table:table-cell office:value-type="float" office:value="0.465475">
                <text:p>0.465475</text:p>
              </table:table-cell>
              <table:table-cell office:value-type="float" office:value="0.326232">
                <text:p>0.326232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0.142201">
                <text:p>0.142201</text:p>
              </table:table-cell>
              <table:table-cell office:value-type="float" office:value="0.25181">
                <text:p>0.25181</text:p>
              </table:table-cell>
              <table:table-cell office:value-type="float" office:value="0.288833">
                <text:p>0.288833</text:p>
              </table:table-cell>
              <table:table-cell office:value-type="float" office:value="0.322737">
                <text:p>0.322737</text:p>
              </table:table-cell>
              <table:table-cell office:value-type="float" office:value="0.347614">
                <text:p>0.347614</text:p>
              </table:table-cell>
              <table:table-cell office:value-type="float" office:value="0.368509">
                <text:p>0.368509</text:p>
              </table:table-cell>
              <table:table-cell office:value-type="float" office:value="0.38294">
                <text:p>0.38294</text:p>
              </table:table-cell>
              <table:table-cell office:value-type="float" office:value="0.401397">
                <text:p>0.401397</text:p>
              </table:table-cell>
              <table:table-cell office:value-type="float" office:value="0.414482">
                <text:p>0.414482</text:p>
              </table:table-cell>
              <table:table-cell office:value-type="float" office:value="0.440853">
                <text:p>0.440853</text:p>
              </table:table-cell>
              <table:table-cell office:value-type="float" office:value="0.465475">
                <text:p>0.465475</text:p>
              </table:table-cell>
              <table:table-cell office:value-type="float" office:value="0.336138">
                <text:p>0.336138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0.160481">
                <text:p>0.160481</text:p>
              </table:table-cell>
              <table:table-cell office:value-type="float" office:value="0.260634">
                <text:p>0.260634</text:p>
              </table:table-cell>
              <table:table-cell office:value-type="float" office:value="0.301191">
                <text:p>0.301191</text:p>
              </table:table-cell>
              <table:table-cell office:value-type="float" office:value="0.325695">
                <text:p>0.325695</text:p>
              </table:table-cell>
              <table:table-cell office:value-type="float" office:value="0.347388">
                <text:p>0.347388</text:p>
              </table:table-cell>
              <table:table-cell office:value-type="float" office:value="0.372116">
                <text:p>0.372116</text:p>
              </table:table-cell>
              <table:table-cell office:value-type="float" office:value="0.386299">
                <text:p>0.386299</text:p>
              </table:table-cell>
              <table:table-cell office:value-type="float" office:value="0.402299">
                <text:p>0.402299</text:p>
              </table:table-cell>
              <table:table-cell office:value-type="float" office:value="0.416577">
                <text:p>0.416577</text:p>
              </table:table-cell>
              <table:table-cell office:value-type="float" office:value="0.44286">
                <text:p>0.44286</text:p>
              </table:table-cell>
              <table:table-cell office:value-type="float" office:value="0.465475">
                <text:p>0.465475</text:p>
              </table:table-cell>
              <table:table-cell office:value-type="float" office:value="0.341554">
                <text:p>0.341554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0.190133">
                <text:p>0.190133</text:p>
              </table:table-cell>
              <table:table-cell office:value-type="float" office:value="0.260128">
                <text:p>0.260128</text:p>
              </table:table-cell>
              <table:table-cell office:value-type="float" office:value="0.294832">
                <text:p>0.294832</text:p>
              </table:table-cell>
              <table:table-cell office:value-type="float" office:value="0.327393">
                <text:p>0.327393</text:p>
              </table:table-cell>
              <table:table-cell office:value-type="float" office:value="0.351029">
                <text:p>0.351029</text:p>
              </table:table-cell>
              <table:table-cell office:value-type="float" office:value="0.369771">
                <text:p>0.369771</text:p>
              </table:table-cell>
              <table:table-cell office:value-type="float" office:value="0.385145">
                <text:p>0.385145</text:p>
              </table:table-cell>
              <table:table-cell office:value-type="float" office:value="0.403202">
                <text:p>0.403202</text:p>
              </table:table-cell>
              <table:table-cell office:value-type="float" office:value="0.415704">
                <text:p>0.415704</text:p>
              </table:table-cell>
              <table:table-cell office:value-type="float" office:value="0.441723">
                <text:p>0.441723</text:p>
              </table:table-cell>
              <table:table-cell office:value-type="float" office:value="0.465475">
                <text:p>0.465475</text:p>
              </table:table-cell>
              <table:table-cell office:value-type="float" office:value="0.343906">
                <text:p>0.343906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0.153589">
                <text:p>0.153589</text:p>
              </table:table-cell>
              <table:table-cell office:value-type="float" office:value="0.250323">
                <text:p>0.250323</text:p>
              </table:table-cell>
              <table:table-cell office:value-type="float" office:value="0.289344">
                <text:p>0.289344</text:p>
              </table:table-cell>
              <table:table-cell office:value-type="float" office:value="0.325199">
                <text:p>0.325199</text:p>
              </table:table-cell>
              <table:table-cell office:value-type="float" office:value="0.350212">
                <text:p>0.350212</text:p>
              </table:table-cell>
              <table:table-cell office:value-type="float" office:value="0.366691">
                <text:p>0.366691</text:p>
              </table:table-cell>
              <table:table-cell office:value-type="float" office:value="0.380699">
                <text:p>0.380699</text:p>
              </table:table-cell>
              <table:table-cell office:value-type="float" office:value="0.400607">
                <text:p>0.400607</text:p>
              </table:table-cell>
              <table:table-cell office:value-type="float" office:value="0.411689">
                <text:p>0.411689</text:p>
              </table:table-cell>
              <table:table-cell office:value-type="float" office:value="0.439618">
                <text:p>0.439618</text:p>
              </table:table-cell>
              <table:table-cell office:value-type="float" office:value="0.465475">
                <text:p>0.465475</text:p>
              </table:table-cell>
              <table:table-cell office:value-type="float" office:value="0.336797">
                <text:p>0.336797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0.190685">
                <text:p>0.190685</text:p>
              </table:table-cell>
              <table:table-cell office:value-type="float" office:value="0.273109">
                <text:p>0.273109</text:p>
              </table:table-cell>
              <table:table-cell office:value-type="float" office:value="0.314283">
                <text:p>0.314283</text:p>
              </table:table-cell>
              <table:table-cell office:value-type="float" office:value="0.344149">
                <text:p>0.344149</text:p>
              </table:table-cell>
              <table:table-cell office:value-type="float" office:value="0.362943">
                <text:p>0.362943</text:p>
              </table:table-cell>
              <table:table-cell office:value-type="float" office:value="0.374701">
                <text:p>0.374701</text:p>
              </table:table-cell>
              <table:table-cell office:value-type="float" office:value="0.386013">
                <text:p>0.386013</text:p>
              </table:table-cell>
              <table:table-cell office:value-type="float" office:value="0.402756">
                <text:p>0.402756</text:p>
              </table:table-cell>
              <table:table-cell office:value-type="float" office:value="0.416938">
                <text:p>0.416938</text:p>
              </table:table-cell>
              <table:table-cell office:value-type="float" office:value="0.443224">
                <text:p>0.443224</text:p>
              </table:table-cell>
              <table:table-cell office:value-type="float" office:value="0.465475">
                <text:p>0.465475</text:p>
              </table:table-cell>
              <table:table-cell office:value-type="float" office:value="0.35088">
                <text:p>0.35088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0.160533">
                <text:p>0.160533</text:p>
              </table:table-cell>
              <table:table-cell office:value-type="float" office:value="0.27061">
                <text:p>0.27061</text:p>
              </table:table-cell>
              <table:table-cell office:value-type="float" office:value="0.305468">
                <text:p>0.305468</text:p>
              </table:table-cell>
              <table:table-cell office:value-type="float" office:value="0.334374">
                <text:p>0.334374</text:p>
              </table:table-cell>
              <table:table-cell office:value-type="float" office:value="0.360703">
                <text:p>0.360703</text:p>
              </table:table-cell>
              <table:table-cell office:value-type="float" office:value="0.374881">
                <text:p>0.374881</text:p>
              </table:table-cell>
              <table:table-cell office:value-type="float" office:value="0.384806">
                <text:p>0.384806</text:p>
              </table:table-cell>
              <table:table-cell office:value-type="float" office:value="0.401324">
                <text:p>0.401324</text:p>
              </table:table-cell>
              <table:table-cell office:value-type="float" office:value="0.4136">
                <text:p>0.4136</text:p>
              </table:table-cell>
              <table:table-cell office:value-type="float" office:value="0.436433">
                <text:p>0.436433</text:p>
              </table:table-cell>
              <table:table-cell office:value-type="float" office:value="0.465475">
                <text:p>0.465475</text:p>
              </table:table-cell>
              <table:table-cell office:value-type="float" office:value="0.344273">
                <text:p>0.344273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0.201723">
                <text:p>0.201723</text:p>
              </table:table-cell>
              <table:table-cell office:value-type="float" office:value="0.27871">
                <text:p>0.27871</text:p>
              </table:table-cell>
              <table:table-cell office:value-type="float" office:value="0.314712">
                <text:p>0.314712</text:p>
              </table:table-cell>
              <table:table-cell office:value-type="float" office:value="0.340838">
                <text:p>0.340838</text:p>
              </table:table-cell>
              <table:table-cell office:value-type="float" office:value="0.362106">
                <text:p>0.362106</text:p>
              </table:table-cell>
              <table:table-cell office:value-type="float" office:value="0.375816">
                <text:p>0.375816</text:p>
              </table:table-cell>
              <table:table-cell office:value-type="float" office:value="0.386993">
                <text:p>0.386993</text:p>
              </table:table-cell>
              <table:table-cell office:value-type="float" office:value="0.404098">
                <text:p>0.404098</text:p>
              </table:table-cell>
              <table:table-cell office:value-type="float" office:value="0.416996">
                <text:p>0.416996</text:p>
              </table:table-cell>
              <table:table-cell office:value-type="float" office:value="0.439286">
                <text:p>0.439286</text:p>
              </table:table-cell>
              <table:table-cell office:value-type="float" office:value="0.465475">
                <text:p>0.465475</text:p>
              </table:table-cell>
              <table:table-cell office:value-type="float" office:value="0.352128">
                <text:p>0.352128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0.161262">
                <text:p>0.161262</text:p>
              </table:table-cell>
              <table:table-cell office:value-type="float" office:value="0.285572">
                <text:p>0.285572</text:p>
              </table:table-cell>
              <table:table-cell office:value-type="float" office:value="0.331348">
                <text:p>0.331348</text:p>
              </table:table-cell>
              <table:table-cell office:value-type="float" office:value="0.355846">
                <text:p>0.355846</text:p>
              </table:table-cell>
              <table:table-cell office:value-type="float" office:value="0.370158">
                <text:p>0.370158</text:p>
              </table:table-cell>
              <table:table-cell office:value-type="float" office:value="0.378992">
                <text:p>0.378992</text:p>
              </table:table-cell>
              <table:table-cell office:value-type="float" office:value="0.392819">
                <text:p>0.392819</text:p>
              </table:table-cell>
              <table:table-cell office:value-type="float" office:value="0.407492">
                <text:p>0.407492</text:p>
              </table:table-cell>
              <table:table-cell office:value-type="float" office:value="0.41975">
                <text:p>0.41975</text:p>
              </table:table-cell>
              <table:table-cell office:value-type="float" office:value="0.441732">
                <text:p>0.441732</text:p>
              </table:table-cell>
              <table:table-cell office:value-type="float" office:value="0.465475">
                <text:p>0.465475</text:p>
              </table:table-cell>
              <table:table-cell office:value-type="float" office:value="0.354497">
                <text:p>0.354497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227275">
                <text:p>0.227275</text:p>
              </table:table-cell>
              <table:table-cell office:value-type="float" office:value="0.300688">
                <text:p>0.300688</text:p>
              </table:table-cell>
              <table:table-cell office:value-type="float" office:value="0.33745">
                <text:p>0.33745</text:p>
              </table:table-cell>
              <table:table-cell office:value-type="float" office:value="0.356388">
                <text:p>0.356388</text:p>
              </table:table-cell>
              <table:table-cell office:value-type="float" office:value="0.369698">
                <text:p>0.369698</text:p>
              </table:table-cell>
              <table:table-cell office:value-type="float" office:value="0.380363">
                <text:p>0.380363</text:p>
              </table:table-cell>
              <table:table-cell office:value-type="float" office:value="0.390835">
                <text:p>0.390835</text:p>
              </table:table-cell>
              <table:table-cell office:value-type="float" office:value="0.407528">
                <text:p>0.407528</text:p>
              </table:table-cell>
              <table:table-cell office:value-type="float" office:value="0.42142">
                <text:p>0.42142</text:p>
              </table:table-cell>
              <table:table-cell office:value-type="float" office:value="0.443731">
                <text:p>0.443731</text:p>
              </table:table-cell>
              <table:table-cell office:value-type="float" office:value="0.465475">
                <text:p>0.465475</text:p>
              </table:table-cell>
              <table:table-cell office:value-type="float" office:value="0.363538">
                <text:p>0.363538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0.236313">
                <text:p>0.236313</text:p>
              </table:table-cell>
              <table:table-cell office:value-type="float" office:value="0.30478">
                <text:p>0.30478</text:p>
              </table:table-cell>
              <table:table-cell office:value-type="float" office:value="0.340095">
                <text:p>0.340095</text:p>
              </table:table-cell>
              <table:table-cell office:value-type="float" office:value="0.361587">
                <text:p>0.361587</text:p>
              </table:table-cell>
              <table:table-cell office:value-type="float" office:value="0.377998">
                <text:p>0.377998</text:p>
              </table:table-cell>
              <table:table-cell office:value-type="float" office:value="0.388111">
                <text:p>0.388111</text:p>
              </table:table-cell>
              <table:table-cell office:value-type="float" office:value="0.400978">
                <text:p>0.400978</text:p>
              </table:table-cell>
              <table:table-cell office:value-type="float" office:value="0.409684">
                <text:p>0.409684</text:p>
              </table:table-cell>
              <table:table-cell office:value-type="float" office:value="0.427113">
                <text:p>0.427113</text:p>
              </table:table-cell>
              <table:table-cell office:value-type="float" office:value="0.448104">
                <text:p>0.448104</text:p>
              </table:table-cell>
              <table:table-cell office:value-type="float" office:value="0.465475">
                <text:p>0.465475</text:p>
              </table:table-cell>
              <table:table-cell office:value-type="float" office:value="0.369476">
                <text:p>0.369476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0.169892">
                <text:p>0.169892</text:p>
              </table:table-cell>
              <table:table-cell office:value-type="float" office:value="0.294821">
                <text:p>0.294821</text:p>
              </table:table-cell>
              <table:table-cell office:value-type="float" office:value="0.337613">
                <text:p>0.337613</text:p>
              </table:table-cell>
              <table:table-cell office:value-type="float" office:value="0.359397">
                <text:p>0.359397</text:p>
              </table:table-cell>
              <table:table-cell office:value-type="float" office:value="0.378544">
                <text:p>0.378544</text:p>
              </table:table-cell>
              <table:table-cell office:value-type="float" office:value="0.39032">
                <text:p>0.39032</text:p>
              </table:table-cell>
              <table:table-cell office:value-type="float" office:value="0.402646">
                <text:p>0.402646</text:p>
              </table:table-cell>
              <table:table-cell office:value-type="float" office:value="0.410935">
                <text:p>0.410935</text:p>
              </table:table-cell>
              <table:table-cell office:value-type="float" office:value="0.426885">
                <text:p>0.426885</text:p>
              </table:table-cell>
              <table:table-cell office:value-type="float" office:value="0.447394">
                <text:p>0.447394</text:p>
              </table:table-cell>
              <table:table-cell office:value-type="float" office:value="0.465475">
                <text:p>0.465475</text:p>
              </table:table-cell>
              <table:table-cell office:value-type="float" office:value="0.361844">
                <text:p>0.361844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0.205181">
                <text:p>0.205181</text:p>
              </table:table-cell>
              <table:table-cell office:value-type="float" office:value="0.294087">
                <text:p>0.294087</text:p>
              </table:table-cell>
              <table:table-cell office:value-type="float" office:value="0.332014">
                <text:p>0.332014</text:p>
              </table:table-cell>
              <table:table-cell office:value-type="float" office:value="0.359611">
                <text:p>0.359611</text:p>
              </table:table-cell>
              <table:table-cell office:value-type="float" office:value="0.378646">
                <text:p>0.378646</text:p>
              </table:table-cell>
              <table:table-cell office:value-type="float" office:value="0.389287">
                <text:p>0.389287</text:p>
              </table:table-cell>
              <table:table-cell office:value-type="float" office:value="0.400804">
                <text:p>0.400804</text:p>
              </table:table-cell>
              <table:table-cell office:value-type="float" office:value="0.410456">
                <text:p>0.410456</text:p>
              </table:table-cell>
              <table:table-cell office:value-type="float" office:value="0.426324">
                <text:p>0.426324</text:p>
              </table:table-cell>
              <table:table-cell office:value-type="float" office:value="0.449131">
                <text:p>0.449131</text:p>
              </table:table-cell>
              <table:table-cell office:value-type="float" office:value="0.465475">
                <text:p>0.465475</text:p>
              </table:table-cell>
              <table:table-cell office:value-type="float" office:value="0.364554">
                <text:p>0.364554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0.214399">
                <text:p>0.214399</text:p>
              </table:table-cell>
              <table:table-cell office:value-type="float" office:value="0.3126">
                <text:p>0.3126</text:p>
              </table:table-cell>
              <table:table-cell office:value-type="float" office:value="0.338755">
                <text:p>0.338755</text:p>
              </table:table-cell>
              <table:table-cell office:value-type="float" office:value="0.359546">
                <text:p>0.359546</text:p>
              </table:table-cell>
              <table:table-cell office:value-type="float" office:value="0.378228">
                <text:p>0.378228</text:p>
              </table:table-cell>
              <table:table-cell office:value-type="float" office:value="0.389556">
                <text:p>0.389556</text:p>
              </table:table-cell>
              <table:table-cell office:value-type="float" office:value="0.404426">
                <text:p>0.404426</text:p>
              </table:table-cell>
              <table:table-cell office:value-type="float" office:value="0.412731">
                <text:p>0.412731</text:p>
              </table:table-cell>
              <table:table-cell office:value-type="float" office:value="0.426236">
                <text:p>0.426236</text:p>
              </table:table-cell>
              <table:table-cell office:value-type="float" office:value="0.452711">
                <text:p>0.452711</text:p>
              </table:table-cell>
              <table:table-cell office:value-type="float" office:value="0.465475">
                <text:p>0.465475</text:p>
              </table:table-cell>
              <table:table-cell office:value-type="float" office:value="0.368919">
                <text:p>0.368919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0.224424">
                <text:p>0.224424</text:p>
              </table:table-cell>
              <table:table-cell office:value-type="float" office:value="0.309427">
                <text:p>0.309427</text:p>
              </table:table-cell>
              <table:table-cell office:value-type="float" office:value="0.340107">
                <text:p>0.340107</text:p>
              </table:table-cell>
              <table:table-cell office:value-type="float" office:value="0.360124">
                <text:p>0.360124</text:p>
              </table:table-cell>
              <table:table-cell office:value-type="float" office:value="0.380072">
                <text:p>0.380072</text:p>
              </table:table-cell>
              <table:table-cell office:value-type="float" office:value="0.392687">
                <text:p>0.392687</text:p>
              </table:table-cell>
              <table:table-cell office:value-type="float" office:value="0.405887">
                <text:p>0.405887</text:p>
              </table:table-cell>
              <table:table-cell office:value-type="float" office:value="0.414403">
                <text:p>0.414403</text:p>
              </table:table-cell>
              <table:table-cell office:value-type="float" office:value="0.426197">
                <text:p>0.426197</text:p>
              </table:table-cell>
              <table:table-cell office:value-type="float" office:value="0.451151">
                <text:p>0.451151</text:p>
              </table:table-cell>
              <table:table-cell office:value-type="float" office:value="0.465475">
                <text:p>0.465475</text:p>
              </table:table-cell>
              <table:table-cell office:value-type="float" office:value="0.370448">
                <text:p>0.370448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0.216424">
                <text:p>0.216424</text:p>
              </table:table-cell>
              <table:table-cell office:value-type="float" office:value="0.299447">
                <text:p>0.299447</text:p>
              </table:table-cell>
              <table:table-cell office:value-type="float" office:value="0.333123">
                <text:p>0.333123</text:p>
              </table:table-cell>
              <table:table-cell office:value-type="float" office:value="0.35659">
                <text:p>0.35659</text:p>
              </table:table-cell>
              <table:table-cell office:value-type="float" office:value="0.375563">
                <text:p>0.375563</text:p>
              </table:table-cell>
              <table:table-cell office:value-type="float" office:value="0.391484">
                <text:p>0.391484</text:p>
              </table:table-cell>
              <table:table-cell office:value-type="float" office:value="0.404398">
                <text:p>0.404398</text:p>
              </table:table-cell>
              <table:table-cell office:value-type="float" office:value="0.413289">
                <text:p>0.413289</text:p>
              </table:table-cell>
              <table:table-cell office:value-type="float" office:value="0.42686">
                <text:p>0.42686</text:p>
              </table:table-cell>
              <table:table-cell office:value-type="float" office:value="0.447543">
                <text:p>0.447543</text:p>
              </table:table-cell>
              <table:table-cell office:value-type="float" office:value="0.465475">
                <text:p>0.465475</text:p>
              </table:table-cell>
              <table:table-cell office:value-type="float" office:value="0.366472">
                <text:p>0.366472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0.201868">
                <text:p>0.201868</text:p>
              </table:table-cell>
              <table:table-cell office:value-type="float" office:value="0.300591">
                <text:p>0.300591</text:p>
              </table:table-cell>
              <table:table-cell office:value-type="float" office:value="0.33437">
                <text:p>0.33437</text:p>
              </table:table-cell>
              <table:table-cell office:value-type="float" office:value="0.359087">
                <text:p>0.359087</text:p>
              </table:table-cell>
              <table:table-cell office:value-type="float" office:value="0.378408">
                <text:p>0.378408</text:p>
              </table:table-cell>
              <table:table-cell office:value-type="float" office:value="0.392278">
                <text:p>0.392278</text:p>
              </table:table-cell>
              <table:table-cell office:value-type="float" office:value="0.403855">
                <text:p>0.403855</text:p>
              </table:table-cell>
              <table:table-cell office:value-type="float" office:value="0.413265">
                <text:p>0.413265</text:p>
              </table:table-cell>
              <table:table-cell office:value-type="float" office:value="0.426159">
                <text:p>0.426159</text:p>
              </table:table-cell>
              <table:table-cell office:value-type="float" office:value="0.443047">
                <text:p>0.443047</text:p>
              </table:table-cell>
              <table:table-cell office:value-type="float" office:value="0.465475">
                <text:p>0.465475</text:p>
              </table:table-cell>
              <table:table-cell office:value-type="float" office:value="0.365293">
                <text:p>0.365293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0.229195">
                <text:p>0.229195</text:p>
              </table:table-cell>
              <table:table-cell office:value-type="float" office:value="0.303662">
                <text:p>0.303662</text:p>
              </table:table-cell>
              <table:table-cell office:value-type="float" office:value="0.342601">
                <text:p>0.342601</text:p>
              </table:table-cell>
              <table:table-cell office:value-type="float" office:value="0.364459">
                <text:p>0.364459</text:p>
              </table:table-cell>
              <table:table-cell office:value-type="float" office:value="0.379215">
                <text:p>0.379215</text:p>
              </table:table-cell>
              <table:table-cell office:value-type="float" office:value="0.391932">
                <text:p>0.391932</text:p>
              </table:table-cell>
              <table:table-cell office:value-type="float" office:value="0.404778">
                <text:p>0.404778</text:p>
              </table:table-cell>
              <table:table-cell office:value-type="float" office:value="0.413373">
                <text:p>0.413373</text:p>
              </table:table-cell>
              <table:table-cell office:value-type="float" office:value="0.425071">
                <text:p>0.425071</text:p>
              </table:table-cell>
              <table:table-cell office:value-type="float" office:value="0.440367">
                <text:p>0.440367</text:p>
              </table:table-cell>
              <table:table-cell office:value-type="float" office:value="0.465475">
                <text:p>0.465475</text:p>
              </table:table-cell>
              <table:table-cell office:value-type="float" office:value="0.369465">
                <text:p>0.369465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0.23397">
                <text:p>0.23397</text:p>
              </table:table-cell>
              <table:table-cell office:value-type="float" office:value="0.31957">
                <text:p>0.31957</text:p>
              </table:table-cell>
              <table:table-cell office:value-type="float" office:value="0.350464">
                <text:p>0.350464</text:p>
              </table:table-cell>
              <table:table-cell office:value-type="float" office:value="0.369405">
                <text:p>0.369405</text:p>
              </table:table-cell>
              <table:table-cell office:value-type="float" office:value="0.382772">
                <text:p>0.382772</text:p>
              </table:table-cell>
              <table:table-cell office:value-type="float" office:value="0.395502">
                <text:p>0.395502</text:p>
              </table:table-cell>
              <table:table-cell office:value-type="float" office:value="0.407254">
                <text:p>0.407254</text:p>
              </table:table-cell>
              <table:table-cell office:value-type="float" office:value="0.413659">
                <text:p>0.413659</text:p>
              </table:table-cell>
              <table:table-cell office:value-type="float" office:value="0.424399">
                <text:p>0.424399</text:p>
              </table:table-cell>
              <table:table-cell office:value-type="float" office:value="0.443143">
                <text:p>0.443143</text:p>
              </table:table-cell>
              <table:table-cell office:value-type="float" office:value="0.465475">
                <text:p>0.465475</text:p>
              </table:table-cell>
              <table:table-cell office:value-type="float" office:value="0.374014">
                <text:p>0.374014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218082">
                <text:p>0.218082</text:p>
              </table:table-cell>
              <table:table-cell office:value-type="float" office:value="0.312924">
                <text:p>0.312924</text:p>
              </table:table-cell>
              <table:table-cell office:value-type="float" office:value="0.347774">
                <text:p>0.347774</text:p>
              </table:table-cell>
              <table:table-cell office:value-type="float" office:value="0.369686">
                <text:p>0.369686</text:p>
              </table:table-cell>
              <table:table-cell office:value-type="float" office:value="0.381966">
                <text:p>0.381966</text:p>
              </table:table-cell>
              <table:table-cell office:value-type="float" office:value="0.395351">
                <text:p>0.395351</text:p>
              </table:table-cell>
              <table:table-cell office:value-type="float" office:value="0.407886">
                <text:p>0.407886</text:p>
              </table:table-cell>
              <table:table-cell office:value-type="float" office:value="0.415272">
                <text:p>0.415272</text:p>
              </table:table-cell>
              <table:table-cell office:value-type="float" office:value="0.426652">
                <text:p>0.426652</text:p>
              </table:table-cell>
              <table:table-cell office:value-type="float" office:value="0.445069">
                <text:p>0.445069</text:p>
              </table:table-cell>
              <table:table-cell office:value-type="float" office:value="0.465475">
                <text:p>0.465475</text:p>
              </table:table-cell>
              <table:table-cell office:value-type="float" office:value="0.372066">
                <text:p>0.372066</text:p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0.232372">
                <text:p>0.232372</text:p>
              </table:table-cell>
              <table:table-cell office:value-type="float" office:value="0.316972">
                <text:p>0.316972</text:p>
              </table:table-cell>
              <table:table-cell office:value-type="float" office:value="0.345651">
                <text:p>0.345651</text:p>
              </table:table-cell>
              <table:table-cell office:value-type="float" office:value="0.367896">
                <text:p>0.367896</text:p>
              </table:table-cell>
              <table:table-cell office:value-type="float" office:value="0.383668">
                <text:p>0.383668</text:p>
              </table:table-cell>
              <table:table-cell office:value-type="float" office:value="0.396805">
                <text:p>0.396805</text:p>
              </table:table-cell>
              <table:table-cell office:value-type="float" office:value="0.407086">
                <text:p>0.407086</text:p>
              </table:table-cell>
              <table:table-cell office:value-type="float" office:value="0.415672">
                <text:p>0.415672</text:p>
              </table:table-cell>
              <table:table-cell office:value-type="float" office:value="0.426194">
                <text:p>0.426194</text:p>
              </table:table-cell>
              <table:table-cell office:value-type="float" office:value="0.444908">
                <text:p>0.444908</text:p>
              </table:table-cell>
              <table:table-cell office:value-type="float" office:value="0.465475">
                <text:p>0.465475</text:p>
              </table:table-cell>
              <table:table-cell office:value-type="float" office:value="0.373723">
                <text:p>0.373723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0.228575">
                <text:p>0.228575</text:p>
              </table:table-cell>
              <table:table-cell office:value-type="float" office:value="0.320512">
                <text:p>0.320512</text:p>
              </table:table-cell>
              <table:table-cell office:value-type="float" office:value="0.350669">
                <text:p>0.350669</text:p>
              </table:table-cell>
              <table:table-cell office:value-type="float" office:value="0.369389">
                <text:p>0.369389</text:p>
              </table:table-cell>
              <table:table-cell office:value-type="float" office:value="0.383997">
                <text:p>0.383997</text:p>
              </table:table-cell>
              <table:table-cell office:value-type="float" office:value="0.398579">
                <text:p>0.398579</text:p>
              </table:table-cell>
              <table:table-cell office:value-type="float" office:value="0.407798">
                <text:p>0.407798</text:p>
              </table:table-cell>
              <table:table-cell office:value-type="float" office:value="0.415202">
                <text:p>0.415202</text:p>
              </table:table-cell>
              <table:table-cell office:value-type="float" office:value="0.427529">
                <text:p>0.427529</text:p>
              </table:table-cell>
              <table:table-cell office:value-type="float" office:value="0.447255">
                <text:p>0.447255</text:p>
              </table:table-cell>
              <table:table-cell office:value-type="float" office:value="0.465475">
                <text:p>0.465475</text:p>
              </table:table-cell>
              <table:table-cell office:value-type="float" office:value="0.374951">
                <text:p>0.374951</text:p>
              </table:table-cell>
            </table:table-row>
            <table:table-row>
              <table:table-cell office:value-type="float" office:value="103">
                <text:p>103</text:p>
              </table:table-cell>
              <table:table-cell office:value-type="float" office:value="0.164474">
                <text:p>0.164474</text:p>
              </table:table-cell>
              <table:table-cell office:value-type="float" office:value="0.314603">
                <text:p>0.314603</text:p>
              </table:table-cell>
              <table:table-cell office:value-type="float" office:value="0.348907">
                <text:p>0.348907</text:p>
              </table:table-cell>
              <table:table-cell office:value-type="float" office:value="0.369739">
                <text:p>0.369739</text:p>
              </table:table-cell>
              <table:table-cell office:value-type="float" office:value="0.390001">
                <text:p>0.390001</text:p>
              </table:table-cell>
              <table:table-cell office:value-type="float" office:value="0.402463">
                <text:p>0.402463</text:p>
              </table:table-cell>
              <table:table-cell office:value-type="float" office:value="0.41079">
                <text:p>0.41079</text:p>
              </table:table-cell>
              <table:table-cell office:value-type="float" office:value="0.418089">
                <text:p>0.418089</text:p>
              </table:table-cell>
              <table:table-cell office:value-type="float" office:value="0.428268">
                <text:p>0.428268</text:p>
              </table:table-cell>
              <table:table-cell office:value-type="float" office:value="0.44652">
                <text:p>0.44652</text:p>
              </table:table-cell>
              <table:table-cell office:value-type="float" office:value="0.465475">
                <text:p>0.465475</text:p>
              </table:table-cell>
              <table:table-cell office:value-type="float" office:value="0.369385">
                <text:p>0.369385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0.18401">
                <text:p>0.18401</text:p>
              </table:table-cell>
              <table:table-cell office:value-type="float" office:value="0.30497">
                <text:p>0.30497</text:p>
              </table:table-cell>
              <table:table-cell office:value-type="float" office:value="0.339798">
                <text:p>0.339798</text:p>
              </table:table-cell>
              <table:table-cell office:value-type="float" office:value="0.358916">
                <text:p>0.358916</text:p>
              </table:table-cell>
              <table:table-cell office:value-type="float" office:value="0.375502">
                <text:p>0.375502</text:p>
              </table:table-cell>
              <table:table-cell office:value-type="float" office:value="0.396432">
                <text:p>0.396432</text:p>
              </table:table-cell>
              <table:table-cell office:value-type="float" office:value="0.406951">
                <text:p>0.406951</text:p>
              </table:table-cell>
              <table:table-cell office:value-type="float" office:value="0.416107">
                <text:p>0.416107</text:p>
              </table:table-cell>
              <table:table-cell office:value-type="float" office:value="0.425553">
                <text:p>0.425553</text:p>
              </table:table-cell>
              <table:table-cell office:value-type="float" office:value="0.445084">
                <text:p>0.445084</text:p>
              </table:table-cell>
              <table:table-cell office:value-type="float" office:value="0.465475">
                <text:p>0.465475</text:p>
              </table:table-cell>
              <table:table-cell office:value-type="float" office:value="0.365332">
                <text:p>0.365332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0.182549">
                <text:p>0.182549</text:p>
              </table:table-cell>
              <table:table-cell office:value-type="float" office:value="0.293704">
                <text:p>0.293704</text:p>
              </table:table-cell>
              <table:table-cell office:value-type="float" office:value="0.340585">
                <text:p>0.340585</text:p>
              </table:table-cell>
              <table:table-cell office:value-type="float" office:value="0.362772">
                <text:p>0.362772</text:p>
              </table:table-cell>
              <table:table-cell office:value-type="float" office:value="0.383199">
                <text:p>0.383199</text:p>
              </table:table-cell>
              <table:table-cell office:value-type="float" office:value="0.396576">
                <text:p>0.396576</text:p>
              </table:table-cell>
              <table:table-cell office:value-type="float" office:value="0.40628">
                <text:p>0.40628</text:p>
              </table:table-cell>
              <table:table-cell office:value-type="float" office:value="0.414728">
                <text:p>0.414728</text:p>
              </table:table-cell>
              <table:table-cell office:value-type="float" office:value="0.42412">
                <text:p>0.42412</text:p>
              </table:table-cell>
              <table:table-cell office:value-type="float" office:value="0.441052">
                <text:p>0.441052</text:p>
              </table:table-cell>
              <table:table-cell office:value-type="float" office:value="0.465475">
                <text:p>0.465475</text:p>
              </table:table-cell>
              <table:table-cell office:value-type="float" office:value="0.364556">
                <text:p>0.364556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0.20032">
                <text:p>0.20032</text:p>
              </table:table-cell>
              <table:table-cell office:value-type="float" office:value="0.325995">
                <text:p>0.325995</text:p>
              </table:table-cell>
              <table:table-cell office:value-type="float" office:value="0.35371">
                <text:p>0.35371</text:p>
              </table:table-cell>
              <table:table-cell office:value-type="float" office:value="0.371845">
                <text:p>0.371845</text:p>
              </table:table-cell>
              <table:table-cell office:value-type="float" office:value="0.38824">
                <text:p>0.38824</text:p>
              </table:table-cell>
              <table:table-cell office:value-type="float" office:value="0.400161">
                <text:p>0.400161</text:p>
              </table:table-cell>
              <table:table-cell office:value-type="float" office:value="0.408114">
                <text:p>0.408114</text:p>
              </table:table-cell>
              <table:table-cell office:value-type="float" office:value="0.414808">
                <text:p>0.414808</text:p>
              </table:table-cell>
              <table:table-cell office:value-type="float" office:value="0.425085">
                <text:p>0.425085</text:p>
              </table:table-cell>
              <table:table-cell office:value-type="float" office:value="0.442443">
                <text:p>0.442443</text:p>
              </table:table-cell>
              <table:table-cell office:value-type="float" office:value="0.465475">
                <text:p>0.465475</text:p>
              </table:table-cell>
              <table:table-cell office:value-type="float" office:value="0.373072">
                <text:p>0.373072</text:p>
              </table:table-cell>
            </table:table-row>
            <table:table-row>
              <table:table-cell office:value-type="float" office:value="107">
                <text:p>107</text:p>
              </table:table-cell>
              <table:table-cell office:value-type="float" office:value="0.21133">
                <text:p>0.21133</text:p>
              </table:table-cell>
              <table:table-cell office:value-type="float" office:value="0.325673">
                <text:p>0.325673</text:p>
              </table:table-cell>
              <table:table-cell office:value-type="float" office:value="0.359263">
                <text:p>0.359263</text:p>
              </table:table-cell>
              <table:table-cell office:value-type="float" office:value="0.375369">
                <text:p>0.375369</text:p>
              </table:table-cell>
              <table:table-cell office:value-type="float" office:value="0.387914">
                <text:p>0.387914</text:p>
              </table:table-cell>
              <table:table-cell office:value-type="float" office:value="0.398981">
                <text:p>0.398981</text:p>
              </table:table-cell>
              <table:table-cell office:value-type="float" office:value="0.407889">
                <text:p>0.407889</text:p>
              </table:table-cell>
              <table:table-cell office:value-type="float" office:value="0.414067">
                <text:p>0.414067</text:p>
              </table:table-cell>
              <table:table-cell office:value-type="float" office:value="0.426991">
                <text:p>0.426991</text:p>
              </table:table-cell>
              <table:table-cell office:value-type="float" office:value="0.445742">
                <text:p>0.445742</text:p>
              </table:table-cell>
              <table:table-cell office:value-type="float" office:value="0.465475">
                <text:p>0.465475</text:p>
              </table:table-cell>
              <table:table-cell office:value-type="float" office:value="0.375322">
                <text:p>0.375322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0.201633">
                <text:p>0.201633</text:p>
              </table:table-cell>
              <table:table-cell office:value-type="float" office:value="0.332994">
                <text:p>0.332994</text:p>
              </table:table-cell>
              <table:table-cell office:value-type="float" office:value="0.362176">
                <text:p>0.362176</text:p>
              </table:table-cell>
              <table:table-cell office:value-type="float" office:value="0.379914">
                <text:p>0.379914</text:p>
              </table:table-cell>
              <table:table-cell office:value-type="float" office:value="0.392451">
                <text:p>0.392451</text:p>
              </table:table-cell>
              <table:table-cell office:value-type="float" office:value="0.404258">
                <text:p>0.404258</text:p>
              </table:table-cell>
              <table:table-cell office:value-type="float" office:value="0.409337">
                <text:p>0.409337</text:p>
              </table:table-cell>
              <table:table-cell office:value-type="float" office:value="0.415546">
                <text:p>0.415546</text:p>
              </table:table-cell>
              <table:table-cell office:value-type="float" office:value="0.427375">
                <text:p>0.427375</text:p>
              </table:table-cell>
              <table:table-cell office:value-type="float" office:value="0.448992">
                <text:p>0.448992</text:p>
              </table:table-cell>
              <table:table-cell office:value-type="float" office:value="0.465475">
                <text:p>0.465475</text:p>
              </table:table-cell>
              <table:table-cell office:value-type="float" office:value="0.377468">
                <text:p>0.377468</text:p>
              </table:table-cell>
            </table:table-row>
            <table:table-row>
              <table:table-cell office:value-type="float" office:value="109">
                <text:p>109</text:p>
              </table:table-cell>
              <table:table-cell office:value-type="float" office:value="0.254841">
                <text:p>0.254841</text:p>
              </table:table-cell>
              <table:table-cell office:value-type="float" office:value="0.327014">
                <text:p>0.327014</text:p>
              </table:table-cell>
              <table:table-cell office:value-type="float" office:value="0.361404">
                <text:p>0.361404</text:p>
              </table:table-cell>
              <table:table-cell office:value-type="float" office:value="0.384191">
                <text:p>0.384191</text:p>
              </table:table-cell>
              <table:table-cell office:value-type="float" office:value="0.396445">
                <text:p>0.396445</text:p>
              </table:table-cell>
              <table:table-cell office:value-type="float" office:value="0.406309">
                <text:p>0.406309</text:p>
              </table:table-cell>
              <table:table-cell office:value-type="float" office:value="0.409572">
                <text:p>0.409572</text:p>
              </table:table-cell>
              <table:table-cell office:value-type="float" office:value="0.416823">
                <text:p>0.416823</text:p>
              </table:table-cell>
              <table:table-cell office:value-type="float" office:value="0.428822">
                <text:p>0.428822</text:p>
              </table:table-cell>
              <table:table-cell office:value-type="float" office:value="0.449137">
                <text:p>0.449137</text:p>
              </table:table-cell>
              <table:table-cell office:value-type="float" office:value="0.465475">
                <text:p>0.465475</text:p>
              </table:table-cell>
              <table:table-cell office:value-type="float" office:value="0.383456">
                <text:p>0.383456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210002">
                <text:p>0.210002</text:p>
              </table:table-cell>
              <table:table-cell office:value-type="float" office:value="0.328788">
                <text:p>0.328788</text:p>
              </table:table-cell>
              <table:table-cell office:value-type="float" office:value="0.357861">
                <text:p>0.357861</text:p>
              </table:table-cell>
              <table:table-cell office:value-type="float" office:value="0.377114">
                <text:p>0.377114</text:p>
              </table:table-cell>
              <table:table-cell office:value-type="float" office:value="0.390508">
                <text:p>0.390508</text:p>
              </table:table-cell>
              <table:table-cell office:value-type="float" office:value="0.401262">
                <text:p>0.401262</text:p>
              </table:table-cell>
              <table:table-cell office:value-type="float" office:value="0.407176">
                <text:p>0.407176</text:p>
              </table:table-cell>
              <table:table-cell office:value-type="float" office:value="0.411508">
                <text:p>0.411508</text:p>
              </table:table-cell>
              <table:table-cell office:value-type="float" office:value="0.422054">
                <text:p>0.422054</text:p>
              </table:table-cell>
              <table:table-cell office:value-type="float" office:value="0.446704">
                <text:p>0.446704</text:p>
              </table:table-cell>
              <table:table-cell office:value-type="float" office:value="0.465475">
                <text:p>0.465475</text:p>
              </table:table-cell>
              <table:table-cell office:value-type="float" office:value="0.375298">
                <text:p>0.375298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0.26649">
                <text:p>0.26649</text:p>
              </table:table-cell>
              <table:table-cell office:value-type="float" office:value="0.33752">
                <text:p>0.33752</text:p>
              </table:table-cell>
              <table:table-cell office:value-type="float" office:value="0.369531">
                <text:p>0.369531</text:p>
              </table:table-cell>
              <table:table-cell office:value-type="float" office:value="0.385089">
                <text:p>0.385089</text:p>
              </table:table-cell>
              <table:table-cell office:value-type="float" office:value="0.396847">
                <text:p>0.396847</text:p>
              </table:table-cell>
              <table:table-cell office:value-type="float" office:value="0.404957">
                <text:p>0.404957</text:p>
              </table:table-cell>
              <table:table-cell office:value-type="float" office:value="0.408464">
                <text:p>0.408464</text:p>
              </table:table-cell>
              <table:table-cell office:value-type="float" office:value="0.414809">
                <text:p>0.414809</text:p>
              </table:table-cell>
              <table:table-cell office:value-type="float" office:value="0.429408">
                <text:p>0.429408</text:p>
              </table:table-cell>
              <table:table-cell office:value-type="float" office:value="0.45328">
                <text:p>0.45328</text:p>
              </table:table-cell>
              <table:table-cell office:value-type="float" office:value="0.465475">
                <text:p>0.465475</text:p>
              </table:table-cell>
              <table:table-cell office:value-type="float" office:value="0.386639">
                <text:p>0.386639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0.275497">
                <text:p>0.275497</text:p>
              </table:table-cell>
              <table:table-cell office:value-type="float" office:value="0.340287">
                <text:p>0.340287</text:p>
              </table:table-cell>
              <table:table-cell office:value-type="float" office:value="0.372343">
                <text:p>0.372343</text:p>
              </table:table-cell>
              <table:table-cell office:value-type="float" office:value="0.391114">
                <text:p>0.391114</text:p>
              </table:table-cell>
              <table:table-cell office:value-type="float" office:value="0.4034">
                <text:p>0.4034</text:p>
              </table:table-cell>
              <table:table-cell office:value-type="float" office:value="0.407753">
                <text:p>0.407753</text:p>
              </table:table-cell>
              <table:table-cell office:value-type="float" office:value="0.412287">
                <text:p>0.412287</text:p>
              </table:table-cell>
              <table:table-cell office:value-type="float" office:value="0.423215">
                <text:p>0.423215</text:p>
              </table:table-cell>
              <table:table-cell office:value-type="float" office:value="0.438946">
                <text:p>0.438946</text:p>
              </table:table-cell>
              <table:table-cell office:value-type="float" office:value="0.457894">
                <text:p>0.457894</text:p>
              </table:table-cell>
              <table:table-cell office:value-type="float" office:value="0.465475">
                <text:p>0.465475</text:p>
              </table:table-cell>
              <table:table-cell office:value-type="float" office:value="0.392274">
                <text:p>0.392274</text:p>
              </table:table-cell>
            </table:table-row>
            <table:table-row>
              <table:table-cell office:value-type="float" office:value="113">
                <text:p>113</text:p>
              </table:table-cell>
              <table:table-cell office:value-type="float" office:value="0.247202">
                <text:p>0.247202</text:p>
              </table:table-cell>
              <table:table-cell office:value-type="float" office:value="0.317131">
                <text:p>0.317131</text:p>
              </table:table-cell>
              <table:table-cell office:value-type="float" office:value="0.359214">
                <text:p>0.359214</text:p>
              </table:table-cell>
              <table:table-cell office:value-type="float" office:value="0.389486">
                <text:p>0.389486</text:p>
              </table:table-cell>
              <table:table-cell office:value-type="float" office:value="0.403413">
                <text:p>0.403413</text:p>
              </table:table-cell>
              <table:table-cell office:value-type="float" office:value="0.40891">
                <text:p>0.40891</text:p>
              </table:table-cell>
              <table:table-cell office:value-type="float" office:value="0.414077">
                <text:p>0.414077</text:p>
              </table:table-cell>
              <table:table-cell office:value-type="float" office:value="0.427319">
                <text:p>0.427319</text:p>
              </table:table-cell>
              <table:table-cell office:value-type="float" office:value="0.440108">
                <text:p>0.440108</text:p>
              </table:table-cell>
              <table:table-cell office:value-type="float" office:value="0.45772">
                <text:p>0.45772</text:p>
              </table:table-cell>
              <table:table-cell office:value-type="float" office:value="0.465475">
                <text:p>0.465475</text:p>
              </table:table-cell>
              <table:table-cell office:value-type="float" office:value="0.386458">
                <text:p>0.386458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0.255124">
                <text:p>0.255124</text:p>
              </table:table-cell>
              <table:table-cell office:value-type="float" office:value="0.31555">
                <text:p>0.31555</text:p>
              </table:table-cell>
              <table:table-cell office:value-type="float" office:value="0.362596">
                <text:p>0.362596</text:p>
              </table:table-cell>
              <table:table-cell office:value-type="float" office:value="0.390219">
                <text:p>0.390219</text:p>
              </table:table-cell>
              <table:table-cell office:value-type="float" office:value="0.404771">
                <text:p>0.404771</text:p>
              </table:table-cell>
              <table:table-cell office:value-type="float" office:value="0.408758">
                <text:p>0.408758</text:p>
              </table:table-cell>
              <table:table-cell office:value-type="float" office:value="0.414711">
                <text:p>0.414711</text:p>
              </table:table-cell>
              <table:table-cell office:value-type="float" office:value="0.429105">
                <text:p>0.429105</text:p>
              </table:table-cell>
              <table:table-cell office:value-type="float" office:value="0.43823">
                <text:p>0.43823</text:p>
              </table:table-cell>
              <table:table-cell office:value-type="float" office:value="0.457657">
                <text:p>0.457657</text:p>
              </table:table-cell>
              <table:table-cell office:value-type="float" office:value="0.465475">
                <text:p>0.465475</text:p>
              </table:table-cell>
              <table:table-cell office:value-type="float" office:value="0.387672">
                <text:p>0.387672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0.265387">
                <text:p>0.265387</text:p>
              </table:table-cell>
              <table:table-cell office:value-type="float" office:value="0.329745">
                <text:p>0.329745</text:p>
              </table:table-cell>
              <table:table-cell office:value-type="float" office:value="0.360067">
                <text:p>0.360067</text:p>
              </table:table-cell>
              <table:table-cell office:value-type="float" office:value="0.388779">
                <text:p>0.388779</text:p>
              </table:table-cell>
              <table:table-cell office:value-type="float" office:value="0.403537">
                <text:p>0.403537</text:p>
              </table:table-cell>
              <table:table-cell office:value-type="float" office:value="0.408004">
                <text:p>0.408004</text:p>
              </table:table-cell>
              <table:table-cell office:value-type="float" office:value="0.411586">
                <text:p>0.411586</text:p>
              </table:table-cell>
              <table:table-cell office:value-type="float" office:value="0.424576">
                <text:p>0.424576</text:p>
              </table:table-cell>
              <table:table-cell office:value-type="float" office:value="0.436407">
                <text:p>0.436407</text:p>
              </table:table-cell>
              <table:table-cell office:value-type="float" office:value="0.457746">
                <text:p>0.457746</text:p>
              </table:table-cell>
              <table:table-cell office:value-type="float" office:value="0.465475">
                <text:p>0.465475</text:p>
              </table:table-cell>
              <table:table-cell office:value-type="float" office:value="0.388583">
                <text:p>0.388583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0.242486">
                <text:p>0.242486</text:p>
              </table:table-cell>
              <table:table-cell office:value-type="float" office:value="0.309848">
                <text:p>0.309848</text:p>
              </table:table-cell>
              <table:table-cell office:value-type="float" office:value="0.338267">
                <text:p>0.338267</text:p>
              </table:table-cell>
              <table:table-cell office:value-type="float" office:value="0.36785">
                <text:p>0.36785</text:p>
              </table:table-cell>
              <table:table-cell office:value-type="float" office:value="0.390907">
                <text:p>0.390907</text:p>
              </table:table-cell>
              <table:table-cell office:value-type="float" office:value="0.404185">
                <text:p>0.404185</text:p>
              </table:table-cell>
              <table:table-cell office:value-type="float" office:value="0.408526">
                <text:p>0.408526</text:p>
              </table:table-cell>
              <table:table-cell office:value-type="float" office:value="0.41513">
                <text:p>0.41513</text:p>
              </table:table-cell>
              <table:table-cell office:value-type="float" office:value="0.429638">
                <text:p>0.429638</text:p>
              </table:table-cell>
              <table:table-cell office:value-type="float" office:value="0.456877">
                <text:p>0.456877</text:p>
              </table:table-cell>
              <table:table-cell office:value-type="float" office:value="0.465475">
                <text:p>0.465475</text:p>
              </table:table-cell>
              <table:table-cell office:value-type="float" office:value="0.376371">
                <text:p>0.376371</text:p>
              </table:table-cell>
            </table:table-row>
            <table:table-row>
              <table:table-cell office:value-type="float" office:value="117">
                <text:p>117</text:p>
              </table:table-cell>
              <table:table-cell office:value-type="float" office:value="0.249591">
                <text:p>0.249591</text:p>
              </table:table-cell>
              <table:table-cell office:value-type="float" office:value="0.31357">
                <text:p>0.31357</text:p>
              </table:table-cell>
              <table:table-cell office:value-type="float" office:value="0.343001">
                <text:p>0.343001</text:p>
              </table:table-cell>
              <table:table-cell office:value-type="float" office:value="0.374252">
                <text:p>0.374252</text:p>
              </table:table-cell>
              <table:table-cell office:value-type="float" office:value="0.394456">
                <text:p>0.394456</text:p>
              </table:table-cell>
              <table:table-cell office:value-type="float" office:value="0.405547">
                <text:p>0.405547</text:p>
              </table:table-cell>
              <table:table-cell office:value-type="float" office:value="0.408563">
                <text:p>0.408563</text:p>
              </table:table-cell>
              <table:table-cell office:value-type="float" office:value="0.416275">
                <text:p>0.416275</text:p>
              </table:table-cell>
              <table:table-cell office:value-type="float" office:value="0.43087">
                <text:p>0.43087</text:p>
              </table:table-cell>
              <table:table-cell office:value-type="float" office:value="0.454256">
                <text:p>0.454256</text:p>
              </table:table-cell>
              <table:table-cell office:value-type="float" office:value="0.465475">
                <text:p>0.465475</text:p>
              </table:table-cell>
              <table:table-cell office:value-type="float" office:value="0.379038">
                <text:p>0.379038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0.208829">
                <text:p>0.208829</text:p>
              </table:table-cell>
              <table:table-cell office:value-type="float" office:value="0.305343">
                <text:p>0.305343</text:p>
              </table:table-cell>
              <table:table-cell office:value-type="float" office:value="0.33261">
                <text:p>0.33261</text:p>
              </table:table-cell>
              <table:table-cell office:value-type="float" office:value="0.36202">
                <text:p>0.36202</text:p>
              </table:table-cell>
              <table:table-cell office:value-type="float" office:value="0.390885">
                <text:p>0.390885</text:p>
              </table:table-cell>
              <table:table-cell office:value-type="float" office:value="0.405178">
                <text:p>0.405178</text:p>
              </table:table-cell>
              <table:table-cell office:value-type="float" office:value="0.40904">
                <text:p>0.40904</text:p>
              </table:table-cell>
              <table:table-cell office:value-type="float" office:value="0.421076">
                <text:p>0.421076</text:p>
              </table:table-cell>
              <table:table-cell office:value-type="float" office:value="0.436584">
                <text:p>0.436584</text:p>
              </table:table-cell>
              <table:table-cell office:value-type="float" office:value="0.459195">
                <text:p>0.459195</text:p>
              </table:table-cell>
              <table:table-cell office:value-type="float" office:value="0.465639">
                <text:p>0.465639</text:p>
              </table:table-cell>
              <table:table-cell office:value-type="float" office:value="0.373076">
                <text:p>0.373076</text:p>
              </table:table-cell>
            </table:table-row>
            <table:table-row>
              <table:table-cell office:value-type="float" office:value="119">
                <text:p>119</text:p>
              </table:table-cell>
              <table:table-cell office:value-type="float" office:value="0.231633">
                <text:p>0.231633</text:p>
              </table:table-cell>
              <table:table-cell office:value-type="float" office:value="0.309957">
                <text:p>0.309957</text:p>
              </table:table-cell>
              <table:table-cell office:value-type="float" office:value="0.339531">
                <text:p>0.339531</text:p>
              </table:table-cell>
              <table:table-cell office:value-type="float" office:value="0.368254">
                <text:p>0.368254</text:p>
              </table:table-cell>
              <table:table-cell office:value-type="float" office:value="0.396012">
                <text:p>0.396012</text:p>
              </table:table-cell>
              <table:table-cell office:value-type="float" office:value="0.406851">
                <text:p>0.406851</text:p>
              </table:table-cell>
              <table:table-cell office:value-type="float" office:value="0.410688">
                <text:p>0.410688</text:p>
              </table:table-cell>
              <table:table-cell office:value-type="float" office:value="0.423565">
                <text:p>0.423565</text:p>
              </table:table-cell>
              <table:table-cell office:value-type="float" office:value="0.435731">
                <text:p>0.435731</text:p>
              </table:table-cell>
              <table:table-cell office:value-type="float" office:value="0.457461">
                <text:p>0.457461</text:p>
              </table:table-cell>
              <table:table-cell office:value-type="float" office:value="0.465639">
                <text:p>0.465639</text:p>
              </table:table-cell>
              <table:table-cell office:value-type="float" office:value="0.377968">
                <text:p>0.377968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249335">
                <text:p>0.249335</text:p>
              </table:table-cell>
              <table:table-cell office:value-type="float" office:value="0.315352">
                <text:p>0.315352</text:p>
              </table:table-cell>
              <table:table-cell office:value-type="float" office:value="0.349099">
                <text:p>0.349099</text:p>
              </table:table-cell>
              <table:table-cell office:value-type="float" office:value="0.376034">
                <text:p>0.376034</text:p>
              </table:table-cell>
              <table:table-cell office:value-type="float" office:value="0.39919">
                <text:p>0.39919</text:p>
              </table:table-cell>
              <table:table-cell office:value-type="float" office:value="0.407047">
                <text:p>0.407047</text:p>
              </table:table-cell>
              <table:table-cell office:value-type="float" office:value="0.410343">
                <text:p>0.410343</text:p>
              </table:table-cell>
              <table:table-cell office:value-type="float" office:value="0.4222">
                <text:p>0.4222</text:p>
              </table:table-cell>
              <table:table-cell office:value-type="float" office:value="0.434985">
                <text:p>0.434985</text:p>
              </table:table-cell>
              <table:table-cell office:value-type="float" office:value="0.454343">
                <text:p>0.454343</text:p>
              </table:table-cell>
              <table:table-cell office:value-type="float" office:value="0.465639">
                <text:p>0.465639</text:p>
              </table:table-cell>
              <table:table-cell office:value-type="float" office:value="0.381793">
                <text:p>0.381793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0.204489">
                <text:p>0.204489</text:p>
              </table:table-cell>
              <table:table-cell office:value-type="float" office:value="0.314084">
                <text:p>0.314084</text:p>
              </table:table-cell>
              <table:table-cell office:value-type="float" office:value="0.352574">
                <text:p>0.352574</text:p>
              </table:table-cell>
              <table:table-cell office:value-type="float" office:value="0.375034">
                <text:p>0.375034</text:p>
              </table:table-cell>
              <table:table-cell office:value-type="float" office:value="0.394512">
                <text:p>0.394512</text:p>
              </table:table-cell>
              <table:table-cell office:value-type="float" office:value="0.406302">
                <text:p>0.406302</text:p>
              </table:table-cell>
              <table:table-cell office:value-type="float" office:value="0.410805">
                <text:p>0.410805</text:p>
              </table:table-cell>
              <table:table-cell office:value-type="float" office:value="0.425034">
                <text:p>0.425034</text:p>
              </table:table-cell>
              <table:table-cell office:value-type="float" office:value="0.43798">
                <text:p>0.43798</text:p>
              </table:table-cell>
              <table:table-cell office:value-type="float" office:value="0.45671">
                <text:p>0.45671</text:p>
              </table:table-cell>
              <table:table-cell office:value-type="float" office:value="0.465639">
                <text:p>0.465639</text:p>
              </table:table-cell>
              <table:table-cell office:value-type="float" office:value="0.377752">
                <text:p>0.377752</text:p>
              </table:table-cell>
            </table:table-row>
            <table:table-row>
              <table:table-cell office:value-type="float" office:value="122">
                <text:p>122</text:p>
              </table:table-cell>
              <table:table-cell office:value-type="float" office:value="0.26033">
                <text:p>0.26033</text:p>
              </table:table-cell>
              <table:table-cell office:value-type="float" office:value="0.318477">
                <text:p>0.318477</text:p>
              </table:table-cell>
              <table:table-cell office:value-type="float" office:value="0.359938">
                <text:p>0.359938</text:p>
              </table:table-cell>
              <table:table-cell office:value-type="float" office:value="0.382699">
                <text:p>0.382699</text:p>
              </table:table-cell>
              <table:table-cell office:value-type="float" office:value="0.398555">
                <text:p>0.398555</text:p>
              </table:table-cell>
              <table:table-cell office:value-type="float" office:value="0.406874">
                <text:p>0.406874</text:p>
              </table:table-cell>
              <table:table-cell office:value-type="float" office:value="0.414086">
                <text:p>0.414086</text:p>
              </table:table-cell>
              <table:table-cell office:value-type="float" office:value="0.426739">
                <text:p>0.426739</text:p>
              </table:table-cell>
              <table:table-cell office:value-type="float" office:value="0.439046">
                <text:p>0.439046</text:p>
              </table:table-cell>
              <table:table-cell office:value-type="float" office:value="0.458211">
                <text:p>0.458211</text:p>
              </table:table-cell>
              <table:table-cell office:value-type="float" office:value="0.465639">
                <text:p>0.465639</text:p>
              </table:table-cell>
              <table:table-cell office:value-type="float" office:value="0.386495">
                <text:p>0.386495</text:p>
              </table:table-cell>
            </table:table-row>
            <table:table-row>
              <table:table-cell office:value-type="float" office:value="123">
                <text:p>123</text:p>
              </table:table-cell>
              <table:table-cell office:value-type="float" office:value="0.283577">
                <text:p>0.283577</text:p>
              </table:table-cell>
              <table:table-cell office:value-type="float" office:value="0.323247">
                <text:p>0.323247</text:p>
              </table:table-cell>
              <table:table-cell office:value-type="float" office:value="0.372328">
                <text:p>0.372328</text:p>
              </table:table-cell>
              <table:table-cell office:value-type="float" office:value="0.39357">
                <text:p>0.39357</text:p>
              </table:table-cell>
              <table:table-cell office:value-type="float" office:value="0.404358">
                <text:p>0.404358</text:p>
              </table:table-cell>
              <table:table-cell office:value-type="float" office:value="0.409343">
                <text:p>0.409343</text:p>
              </table:table-cell>
              <table:table-cell office:value-type="float" office:value="0.416378">
                <text:p>0.416378</text:p>
              </table:table-cell>
              <table:table-cell office:value-type="float" office:value="0.425883">
                <text:p>0.425883</text:p>
              </table:table-cell>
              <table:table-cell office:value-type="float" office:value="0.438254">
                <text:p>0.438254</text:p>
              </table:table-cell>
              <table:table-cell office:value-type="float" office:value="0.457637">
                <text:p>0.457637</text:p>
              </table:table-cell>
              <table:table-cell office:value-type="float" office:value="0.465639">
                <text:p>0.465639</text:p>
              </table:table-cell>
              <table:table-cell office:value-type="float" office:value="0.392458">
                <text:p>0.392458</text:p>
              </table:table-cell>
            </table:table-row>
            <table:table-row>
              <table:table-cell office:value-type="float" office:value="124">
                <text:p>124</text:p>
              </table:table-cell>
              <table:table-cell office:value-type="float" office:value="0.280878">
                <text:p>0.280878</text:p>
              </table:table-cell>
              <table:table-cell office:value-type="float" office:value="0.317213">
                <text:p>0.317213</text:p>
              </table:table-cell>
              <table:table-cell office:value-type="float" office:value="0.367341">
                <text:p>0.367341</text:p>
              </table:table-cell>
              <table:table-cell office:value-type="float" office:value="0.393427">
                <text:p>0.393427</text:p>
              </table:table-cell>
              <table:table-cell office:value-type="float" office:value="0.404289">
                <text:p>0.404289</text:p>
              </table:table-cell>
              <table:table-cell office:value-type="float" office:value="0.408857">
                <text:p>0.408857</text:p>
              </table:table-cell>
              <table:table-cell office:value-type="float" office:value="0.414682">
                <text:p>0.414682</text:p>
              </table:table-cell>
              <table:table-cell office:value-type="float" office:value="0.42515">
                <text:p>0.42515</text:p>
              </table:table-cell>
              <table:table-cell office:value-type="float" office:value="0.440728">
                <text:p>0.440728</text:p>
              </table:table-cell>
              <table:table-cell office:value-type="float" office:value="0.459812">
                <text:p>0.459812</text:p>
              </table:table-cell>
              <table:table-cell office:value-type="float" office:value="0.465639">
                <text:p>0.465639</text:p>
              </table:table-cell>
              <table:table-cell office:value-type="float" office:value="0.391238">
                <text:p>0.391238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0.249254">
                <text:p>0.249254</text:p>
              </table:table-cell>
              <table:table-cell office:value-type="float" office:value="0.305191">
                <text:p>0.305191</text:p>
              </table:table-cell>
              <table:table-cell office:value-type="float" office:value="0.34941">
                <text:p>0.34941</text:p>
              </table:table-cell>
              <table:table-cell office:value-type="float" office:value="0.383922">
                <text:p>0.383922</text:p>
              </table:table-cell>
              <table:table-cell office:value-type="float" office:value="0.402876">
                <text:p>0.402876</text:p>
              </table:table-cell>
              <table:table-cell office:value-type="float" office:value="0.408415">
                <text:p>0.408415</text:p>
              </table:table-cell>
              <table:table-cell office:value-type="float" office:value="0.411735">
                <text:p>0.411735</text:p>
              </table:table-cell>
              <table:table-cell office:value-type="float" office:value="0.420991">
                <text:p>0.420991</text:p>
              </table:table-cell>
              <table:table-cell office:value-type="float" office:value="0.43895">
                <text:p>0.43895</text:p>
              </table:table-cell>
              <table:table-cell office:value-type="float" office:value="0.459208">
                <text:p>0.459208</text:p>
              </table:table-cell>
              <table:table-cell office:value-type="float" office:value="0.465639">
                <text:p>0.465639</text:p>
              </table:table-cell>
              <table:table-cell office:value-type="float" office:value="0.382995">
                <text:p>0.382995</text:p>
              </table:table-cell>
            </table:table-row>
            <table:table-row>
              <table:table-cell office:value-type="float" office:value="126">
                <text:p>126</text:p>
              </table:table-cell>
              <table:table-cell office:value-type="float" office:value="0.220112">
                <text:p>0.220112</text:p>
              </table:table-cell>
              <table:table-cell office:value-type="float" office:value="0.29236">
                <text:p>0.29236</text:p>
              </table:table-cell>
              <table:table-cell office:value-type="float" office:value="0.336124">
                <text:p>0.336124</text:p>
              </table:table-cell>
              <table:table-cell office:value-type="float" office:value="0.379492">
                <text:p>0.379492</text:p>
              </table:table-cell>
              <table:table-cell office:value-type="float" office:value="0.399323">
                <text:p>0.399323</text:p>
              </table:table-cell>
              <table:table-cell office:value-type="float" office:value="0.407217">
                <text:p>0.407217</text:p>
              </table:table-cell>
              <table:table-cell office:value-type="float" office:value="0.409775">
                <text:p>0.409775</text:p>
              </table:table-cell>
              <table:table-cell office:value-type="float" office:value="0.418794">
                <text:p>0.418794</text:p>
              </table:table-cell>
              <table:table-cell office:value-type="float" office:value="0.440352">
                <text:p>0.440352</text:p>
              </table:table-cell>
              <table:table-cell office:value-type="float" office:value="0.459578">
                <text:p>0.459578</text:p>
              </table:table-cell>
              <table:table-cell office:value-type="float" office:value="0.465639">
                <text:p>0.465639</text:p>
              </table:table-cell>
              <table:table-cell office:value-type="float" office:value="0.376313">
                <text:p>0.376313</text:p>
              </table:table-cell>
            </table:table-row>
            <table:table-row>
              <table:table-cell office:value-type="float" office:value="127">
                <text:p>127</text:p>
              </table:table-cell>
              <table:table-cell office:value-type="float" office:value="0.215196">
                <text:p>0.215196</text:p>
              </table:table-cell>
              <table:table-cell office:value-type="float" office:value="0.304694">
                <text:p>0.304694</text:p>
              </table:table-cell>
              <table:table-cell office:value-type="float" office:value="0.352727">
                <text:p>0.352727</text:p>
              </table:table-cell>
              <table:table-cell office:value-type="float" office:value="0.391309">
                <text:p>0.391309</text:p>
              </table:table-cell>
              <table:table-cell office:value-type="float" office:value="0.403128">
                <text:p>0.403128</text:p>
              </table:table-cell>
              <table:table-cell office:value-type="float" office:value="0.407948">
                <text:p>0.407948</text:p>
              </table:table-cell>
              <table:table-cell office:value-type="float" office:value="0.409392">
                <text:p>0.409392</text:p>
              </table:table-cell>
              <table:table-cell office:value-type="float" office:value="0.416327">
                <text:p>0.416327</text:p>
              </table:table-cell>
              <table:table-cell office:value-type="float" office:value="0.434599">
                <text:p>0.434599</text:p>
              </table:table-cell>
              <table:table-cell office:value-type="float" office:value="0.458609">
                <text:p>0.458609</text:p>
              </table:table-cell>
              <table:table-cell office:value-type="float" office:value="0.465639">
                <text:p>0.465639</text:p>
              </table:table-cell>
              <table:table-cell office:value-type="float" office:value="0.379393">
                <text:p>0.379393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.247664">
                <text:p>0.247664</text:p>
              </table:table-cell>
              <table:table-cell office:value-type="float" office:value="0.30689">
                <text:p>0.30689</text:p>
              </table:table-cell>
              <table:table-cell office:value-type="float" office:value="0.341139">
                <text:p>0.341139</text:p>
              </table:table-cell>
              <table:table-cell office:value-type="float" office:value="0.381175">
                <text:p>0.381175</text:p>
              </table:table-cell>
              <table:table-cell office:value-type="float" office:value="0.40043">
                <text:p>0.40043</text:p>
              </table:table-cell>
              <table:table-cell office:value-type="float" office:value="0.406983">
                <text:p>0.406983</text:p>
              </table:table-cell>
              <table:table-cell office:value-type="float" office:value="0.408453">
                <text:p>0.408453</text:p>
              </table:table-cell>
              <table:table-cell office:value-type="float" office:value="0.414202">
                <text:p>0.414202</text:p>
              </table:table-cell>
              <table:table-cell office:value-type="float" office:value="0.430774">
                <text:p>0.430774</text:p>
              </table:table-cell>
              <table:table-cell office:value-type="float" office:value="0.457686">
                <text:p>0.457686</text:p>
              </table:table-cell>
              <table:table-cell office:value-type="float" office:value="0.465639">
                <text:p>0.465639</text:p>
              </table:table-cell>
              <table:table-cell office:value-type="float" office:value="0.37954">
                <text:p>0.37954</text:p>
              </table:table-cell>
            </table:table-row>
            <table:table-row>
              <table:table-cell office:value-type="float" office:value="129">
                <text:p>129</text:p>
              </table:table-cell>
              <table:table-cell office:value-type="float" office:value="0.257176">
                <text:p>0.257176</text:p>
              </table:table-cell>
              <table:table-cell office:value-type="float" office:value="0.307913">
                <text:p>0.307913</text:p>
              </table:table-cell>
              <table:table-cell office:value-type="float" office:value="0.350556">
                <text:p>0.350556</text:p>
              </table:table-cell>
              <table:table-cell office:value-type="float" office:value="0.390499">
                <text:p>0.390499</text:p>
              </table:table-cell>
              <table:table-cell office:value-type="float" office:value="0.405003">
                <text:p>0.405003</text:p>
              </table:table-cell>
              <table:table-cell office:value-type="float" office:value="0.408453">
                <text:p>0.408453</text:p>
              </table:table-cell>
              <table:table-cell office:value-type="float" office:value="0.409618">
                <text:p>0.409618</text:p>
              </table:table-cell>
              <table:table-cell office:value-type="float" office:value="0.420778">
                <text:p>0.420778</text:p>
              </table:table-cell>
              <table:table-cell office:value-type="float" office:value="0.437825">
                <text:p>0.437825</text:p>
              </table:table-cell>
              <table:table-cell office:value-type="float" office:value="0.457877">
                <text:p>0.457877</text:p>
              </table:table-cell>
              <table:table-cell office:value-type="float" office:value="0.465639">
                <text:p>0.465639</text:p>
              </table:table-cell>
              <table:table-cell office:value-type="float" office:value="0.38457">
                <text:p>0.38457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194696">
                <text:p>0.194696</text:p>
              </table:table-cell>
              <table:table-cell office:value-type="float" office:value="0.293361">
                <text:p>0.293361</text:p>
              </table:table-cell>
              <table:table-cell office:value-type="float" office:value="0.324222">
                <text:p>0.324222</text:p>
              </table:table-cell>
              <table:table-cell office:value-type="float" office:value="0.383796">
                <text:p>0.383796</text:p>
              </table:table-cell>
              <table:table-cell office:value-type="float" office:value="0.406449">
                <text:p>0.406449</text:p>
              </table:table-cell>
              <table:table-cell office:value-type="float" office:value="0.408453">
                <text:p>0.408453</text:p>
              </table:table-cell>
              <table:table-cell office:value-type="float" office:value="0.409613">
                <text:p>0.409613</text:p>
              </table:table-cell>
              <table:table-cell office:value-type="float" office:value="0.419691">
                <text:p>0.419691</text:p>
              </table:table-cell>
              <table:table-cell office:value-type="float" office:value="0.44273">
                <text:p>0.44273</text:p>
              </table:table-cell>
              <table:table-cell office:value-type="float" office:value="0.457322">
                <text:p>0.457322</text:p>
              </table:table-cell>
              <table:table-cell office:value-type="float" office:value="0.465639">
                <text:p>0.465639</text:p>
              </table:table-cell>
              <table:table-cell office:value-type="float" office:value="0.374033">
                <text:p>0.374033</text:p>
              </table:table-cell>
            </table:table-row>
            <table:table-row>
              <table:table-cell office:value-type="float" office:value="131">
                <text:p>131</text:p>
              </table:table-cell>
              <table:table-cell office:value-type="float" office:value="0.214191">
                <text:p>0.214191</text:p>
              </table:table-cell>
              <table:table-cell office:value-type="float" office:value="0.296386">
                <text:p>0.296386</text:p>
              </table:table-cell>
              <table:table-cell office:value-type="float" office:value="0.33595">
                <text:p>0.33595</text:p>
              </table:table-cell>
              <table:table-cell office:value-type="float" office:value="0.393858">
                <text:p>0.393858</text:p>
              </table:table-cell>
              <table:table-cell office:value-type="float" office:value="0.407313">
                <text:p>0.407313</text:p>
              </table:table-cell>
              <table:table-cell office:value-type="float" office:value="0.408453">
                <text:p>0.408453</text:p>
              </table:table-cell>
              <table:table-cell office:value-type="float" office:value="0.409786">
                <text:p>0.409786</text:p>
              </table:table-cell>
              <table:table-cell office:value-type="float" office:value="0.418097">
                <text:p>0.418097</text:p>
              </table:table-cell>
              <table:table-cell office:value-type="float" office:value="0.438348">
                <text:p>0.438348</text:p>
              </table:table-cell>
              <table:table-cell office:value-type="float" office:value="0.457976">
                <text:p>0.457976</text:p>
              </table:table-cell>
              <table:table-cell office:value-type="float" office:value="0.465639">
                <text:p>0.465639</text:p>
              </table:table-cell>
              <table:table-cell office:value-type="float" office:value="0.378036">
                <text:p>0.378036</text:p>
              </table:table-cell>
            </table:table-row>
            <table:table-row>
              <table:table-cell office:value-type="float" office:value="132">
                <text:p>132</text:p>
              </table:table-cell>
              <table:table-cell office:value-type="float" office:value="0.138985">
                <text:p>0.138985</text:p>
              </table:table-cell>
              <table:table-cell office:value-type="float" office:value="0.304469">
                <text:p>0.304469</text:p>
              </table:table-cell>
              <table:table-cell office:value-type="float" office:value="0.360671">
                <text:p>0.360671</text:p>
              </table:table-cell>
              <table:table-cell office:value-type="float" office:value="0.398711">
                <text:p>0.398711</text:p>
              </table:table-cell>
              <table:table-cell office:value-type="float" office:value="0.407332">
                <text:p>0.407332</text:p>
              </table:table-cell>
              <table:table-cell office:value-type="float" office:value="0.408453">
                <text:p>0.408453</text:p>
              </table:table-cell>
              <table:table-cell office:value-type="float" office:value="0.409391">
                <text:p>0.409391</text:p>
              </table:table-cell>
              <table:table-cell office:value-type="float" office:value="0.41494">
                <text:p>0.41494</text:p>
              </table:table-cell>
              <table:table-cell office:value-type="float" office:value="0.43416">
                <text:p>0.43416</text:p>
              </table:table-cell>
              <table:table-cell office:value-type="float" office:value="0.45698">
                <text:p>0.45698</text:p>
              </table:table-cell>
              <table:table-cell office:value-type="float" office:value="0.465639">
                <text:p>0.465639</text:p>
              </table:table-cell>
              <table:table-cell office:value-type="float" office:value="0.373409">
                <text:p>0.373409</text:p>
              </table:table-cell>
            </table:table-row>
            <table:table-row>
              <table:table-cell office:value-type="float" office:value="133">
                <text:p>133</text:p>
              </table:table-cell>
              <table:table-cell office:value-type="float" office:value="0.225764">
                <text:p>0.225764</text:p>
              </table:table-cell>
              <table:table-cell office:value-type="float" office:value="0.319469">
                <text:p>0.319469</text:p>
              </table:table-cell>
              <table:table-cell office:value-type="float" office:value="0.375463">
                <text:p>0.375463</text:p>
              </table:table-cell>
              <table:table-cell office:value-type="float" office:value="0.401251">
                <text:p>0.401251</text:p>
              </table:table-cell>
              <table:table-cell office:value-type="float" office:value="0.407755">
                <text:p>0.407755</text:p>
              </table:table-cell>
              <table:table-cell office:value-type="float" office:value="0.408453">
                <text:p>0.408453</text:p>
              </table:table-cell>
              <table:table-cell office:value-type="float" office:value="0.409489">
                <text:p>0.409489</text:p>
              </table:table-cell>
              <table:table-cell office:value-type="float" office:value="0.415267">
                <text:p>0.415267</text:p>
              </table:table-cell>
              <table:table-cell office:value-type="float" office:value="0.436536">
                <text:p>0.436536</text:p>
              </table:table-cell>
              <table:table-cell office:value-type="float" office:value="0.455564">
                <text:p>0.455564</text:p>
              </table:table-cell>
              <table:table-cell office:value-type="float" office:value="0.465639">
                <text:p>0.465639</text:p>
              </table:table-cell>
              <table:table-cell office:value-type="float" office:value="0.385501">
                <text:p>0.385501</text:p>
              </table:table-cell>
            </table:table-row>
            <table:table-row>
              <table:table-cell office:value-type="float" office:value="134">
                <text:p>134</text:p>
              </table:table-cell>
              <table:table-cell office:value-type="float" office:value="0.227048">
                <text:p>0.227048</text:p>
              </table:table-cell>
              <table:table-cell office:value-type="float" office:value="0.324808">
                <text:p>0.324808</text:p>
              </table:table-cell>
              <table:table-cell office:value-type="float" office:value="0.376299">
                <text:p>0.376299</text:p>
              </table:table-cell>
              <table:table-cell office:value-type="float" office:value="0.403318">
                <text:p>0.403318</text:p>
              </table:table-cell>
              <table:table-cell office:value-type="float" office:value="0.408298">
                <text:p>0.408298</text:p>
              </table:table-cell>
              <table:table-cell office:value-type="float" office:value="0.408453">
                <text:p>0.408453</text:p>
              </table:table-cell>
              <table:table-cell office:value-type="float" office:value="0.410784">
                <text:p>0.410784</text:p>
              </table:table-cell>
              <table:table-cell office:value-type="float" office:value="0.416719">
                <text:p>0.416719</text:p>
              </table:table-cell>
              <table:table-cell office:value-type="float" office:value="0.444497">
                <text:p>0.444497</text:p>
              </table:table-cell>
              <table:table-cell office:value-type="float" office:value="0.45819">
                <text:p>0.45819</text:p>
              </table:table-cell>
              <table:table-cell office:value-type="float" office:value="0.465639">
                <text:p>0.465639</text:p>
              </table:table-cell>
              <table:table-cell office:value-type="float" office:value="0.387841">
                <text:p>0.387841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0.234322">
                <text:p>0.234322</text:p>
              </table:table-cell>
              <table:table-cell office:value-type="float" office:value="0.323179">
                <text:p>0.323179</text:p>
              </table:table-cell>
              <table:table-cell office:value-type="float" office:value="0.365987">
                <text:p>0.365987</text:p>
              </table:table-cell>
              <table:table-cell office:value-type="float" office:value="0.397597">
                <text:p>0.397597</text:p>
              </table:table-cell>
              <table:table-cell office:value-type="float" office:value="0.407912">
                <text:p>0.407912</text:p>
              </table:table-cell>
              <table:table-cell office:value-type="float" office:value="0.408453">
                <text:p>0.408453</text:p>
              </table:table-cell>
              <table:table-cell office:value-type="float" office:value="0.410433">
                <text:p>0.410433</text:p>
              </table:table-cell>
              <table:table-cell office:value-type="float" office:value="0.418202">
                <text:p>0.418202</text:p>
              </table:table-cell>
              <table:table-cell office:value-type="float" office:value="0.444681">
                <text:p>0.444681</text:p>
              </table:table-cell>
              <table:table-cell office:value-type="float" office:value="0.459636">
                <text:p>0.459636</text:p>
              </table:table-cell>
              <table:table-cell office:value-type="float" office:value="0.465639">
                <text:p>0.465639</text:p>
              </table:table-cell>
              <table:table-cell office:value-type="float" office:value="0.38704">
                <text:p>0.38704</text:p>
              </table:table-cell>
            </table:table-row>
            <table:table-row>
              <table:table-cell office:value-type="float" office:value="136">
                <text:p>136</text:p>
              </table:table-cell>
              <table:table-cell office:value-type="float" office:value="0.248147">
                <text:p>0.248147</text:p>
              </table:table-cell>
              <table:table-cell office:value-type="float" office:value="0.324586">
                <text:p>0.324586</text:p>
              </table:table-cell>
              <table:table-cell office:value-type="float" office:value="0.368965">
                <text:p>0.368965</text:p>
              </table:table-cell>
              <table:table-cell office:value-type="float" office:value="0.393441">
                <text:p>0.393441</text:p>
              </table:table-cell>
              <table:table-cell office:value-type="float" office:value="0.406387">
                <text:p>0.406387</text:p>
              </table:table-cell>
              <table:table-cell office:value-type="float" office:value="0.408453">
                <text:p>0.408453</text:p>
              </table:table-cell>
              <table:table-cell office:value-type="float" office:value="0.410015">
                <text:p>0.410015</text:p>
              </table:table-cell>
              <table:table-cell office:value-type="float" office:value="0.415505">
                <text:p>0.415505</text:p>
              </table:table-cell>
              <table:table-cell office:value-type="float" office:value="0.438681">
                <text:p>0.438681</text:p>
              </table:table-cell>
              <table:table-cell office:value-type="float" office:value="0.458744">
                <text:p>0.458744</text:p>
              </table:table-cell>
              <table:table-cell office:value-type="float" office:value="0.465639">
                <text:p>0.465639</text:p>
              </table:table-cell>
              <table:table-cell office:value-type="float" office:value="0.387292">
                <text:p>0.387292</text:p>
              </table:table-cell>
            </table:table-row>
            <table:table-row>
              <table:table-cell office:value-type="float" office:value="137">
                <text:p>137</text:p>
              </table:table-cell>
              <table:table-cell office:value-type="float" office:value="0.266878">
                <text:p>0.266878</text:p>
              </table:table-cell>
              <table:table-cell office:value-type="float" office:value="0.318842">
                <text:p>0.318842</text:p>
              </table:table-cell>
              <table:table-cell office:value-type="float" office:value="0.365337">
                <text:p>0.365337</text:p>
              </table:table-cell>
              <table:table-cell office:value-type="float" office:value="0.391387">
                <text:p>0.391387</text:p>
              </table:table-cell>
              <table:table-cell office:value-type="float" office:value="0.405611">
                <text:p>0.405611</text:p>
              </table:table-cell>
              <table:table-cell office:value-type="float" office:value="0.408453">
                <text:p>0.408453</text:p>
              </table:table-cell>
              <table:table-cell office:value-type="float" office:value="0.410625">
                <text:p>0.410625</text:p>
              </table:table-cell>
              <table:table-cell office:value-type="float" office:value="0.417822">
                <text:p>0.417822</text:p>
              </table:table-cell>
              <table:table-cell office:value-type="float" office:value="0.444088">
                <text:p>0.444088</text:p>
              </table:table-cell>
              <table:table-cell office:value-type="float" office:value="0.460391">
                <text:p>0.460391</text:p>
              </table:table-cell>
              <table:table-cell office:value-type="float" office:value="0.465639">
                <text:p>0.465639</text:p>
              </table:table-cell>
              <table:table-cell office:value-type="float" office:value="0.388943">
                <text:p>0.388943</text:p>
              </table:table-cell>
            </table:table-row>
            <table:table-row>
              <table:table-cell office:value-type="float" office:value="138">
                <text:p>138</text:p>
              </table:table-cell>
              <table:table-cell office:value-type="float" office:value="0.291852">
                <text:p>0.291852</text:p>
              </table:table-cell>
              <table:table-cell office:value-type="float" office:value="0.348627">
                <text:p>0.348627</text:p>
              </table:table-cell>
              <table:table-cell office:value-type="float" office:value="0.382026">
                <text:p>0.382026</text:p>
              </table:table-cell>
              <table:table-cell office:value-type="float" office:value="0.402944">
                <text:p>0.402944</text:p>
              </table:table-cell>
              <table:table-cell office:value-type="float" office:value="0.408357">
                <text:p>0.408357</text:p>
              </table:table-cell>
              <table:table-cell office:value-type="float" office:value="0.408477">
                <text:p>0.408477</text:p>
              </table:table-cell>
              <table:table-cell office:value-type="float" office:value="0.413569">
                <text:p>0.413569</text:p>
              </table:table-cell>
              <table:table-cell office:value-type="float" office:value="0.42682">
                <text:p>0.42682</text:p>
              </table:table-cell>
              <table:table-cell office:value-type="float" office:value="0.445575">
                <text:p>0.445575</text:p>
              </table:table-cell>
              <table:table-cell office:value-type="float" office:value="0.46197">
                <text:p>0.46197</text:p>
              </table:table-cell>
              <table:table-cell office:value-type="float" office:value="0.465639">
                <text:p>0.465639</text:p>
              </table:table-cell>
              <table:table-cell office:value-type="float" office:value="0.399022">
                <text:p>0.399022</text:p>
              </table:table-cell>
            </table:table-row>
            <table:table-row>
              <table:table-cell office:value-type="float" office:value="139">
                <text:p>139</text:p>
              </table:table-cell>
              <table:table-cell office:value-type="float" office:value="0.283266">
                <text:p>0.283266</text:p>
              </table:table-cell>
              <table:table-cell office:value-type="float" office:value="0.355403">
                <text:p>0.355403</text:p>
              </table:table-cell>
              <table:table-cell office:value-type="float" office:value="0.388178">
                <text:p>0.388178</text:p>
              </table:table-cell>
              <table:table-cell office:value-type="float" office:value="0.403378">
                <text:p>0.403378</text:p>
              </table:table-cell>
              <table:table-cell office:value-type="float" office:value="0.408286">
                <text:p>0.408286</text:p>
              </table:table-cell>
              <table:table-cell office:value-type="float" office:value="0.408453">
                <text:p>0.408453</text:p>
              </table:table-cell>
              <table:table-cell office:value-type="float" office:value="0.412192">
                <text:p>0.412192</text:p>
              </table:table-cell>
              <table:table-cell office:value-type="float" office:value="0.423873">
                <text:p>0.423873</text:p>
              </table:table-cell>
              <table:table-cell office:value-type="float" office:value="0.447067">
                <text:p>0.447067</text:p>
              </table:table-cell>
              <table:table-cell office:value-type="float" office:value="0.461575">
                <text:p>0.461575</text:p>
              </table:table-cell>
              <table:table-cell office:value-type="float" office:value="0.465639">
                <text:p>0.465639</text:p>
              </table:table-cell>
              <table:table-cell office:value-type="float" office:value="0.399167">
                <text:p>0.399167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300377">
                <text:p>0.300377</text:p>
              </table:table-cell>
              <table:table-cell office:value-type="float" office:value="0.355547">
                <text:p>0.355547</text:p>
              </table:table-cell>
              <table:table-cell office:value-type="float" office:value="0.384309">
                <text:p>0.384309</text:p>
              </table:table-cell>
              <table:table-cell office:value-type="float" office:value="0.402758">
                <text:p>0.402758</text:p>
              </table:table-cell>
              <table:table-cell office:value-type="float" office:value="0.408262">
                <text:p>0.408262</text:p>
              </table:table-cell>
              <table:table-cell office:value-type="float" office:value="0.409204">
                <text:p>0.409204</text:p>
              </table:table-cell>
              <table:table-cell office:value-type="float" office:value="0.414912">
                <text:p>0.414912</text:p>
              </table:table-cell>
              <table:table-cell office:value-type="float" office:value="0.429332">
                <text:p>0.429332</text:p>
              </table:table-cell>
              <table:table-cell office:value-type="float" office:value="0.448696">
                <text:p>0.448696</text:p>
              </table:table-cell>
              <table:table-cell office:value-type="float" office:value="0.461616">
                <text:p>0.461616</text:p>
              </table:table-cell>
              <table:table-cell office:value-type="float" office:value="0.465639">
                <text:p>0.465639</text:p>
              </table:table-cell>
              <table:table-cell office:value-type="float" office:value="0.401501">
                <text:p>0.401501</text:p>
              </table:table-cell>
            </table:table-row>
            <table:table-row>
              <table:table-cell office:value-type="float" office:value="141">
                <text:p>141</text:p>
              </table:table-cell>
              <table:table-cell office:value-type="float" office:value="0.251935">
                <text:p>0.251935</text:p>
              </table:table-cell>
              <table:table-cell office:value-type="float" office:value="0.327403">
                <text:p>0.327403</text:p>
              </table:table-cell>
              <table:table-cell office:value-type="float" office:value="0.366186">
                <text:p>0.366186</text:p>
              </table:table-cell>
              <table:table-cell office:value-type="float" office:value="0.39887">
                <text:p>0.39887</text:p>
              </table:table-cell>
              <table:table-cell office:value-type="float" office:value="0.407505">
                <text:p>0.407505</text:p>
              </table:table-cell>
              <table:table-cell office:value-type="float" office:value="0.408453">
                <text:p>0.408453</text:p>
              </table:table-cell>
              <table:table-cell office:value-type="float" office:value="0.410013">
                <text:p>0.410013</text:p>
              </table:table-cell>
              <table:table-cell office:value-type="float" office:value="0.415054">
                <text:p>0.415054</text:p>
              </table:table-cell>
              <table:table-cell office:value-type="float" office:value="0.435044">
                <text:p>0.435044</text:p>
              </table:table-cell>
              <table:table-cell office:value-type="float" office:value="0.462004">
                <text:p>0.462004</text:p>
              </table:table-cell>
              <table:table-cell office:value-type="float" office:value="0.465639">
                <text:p>0.465639</text:p>
              </table:table-cell>
              <table:table-cell office:value-type="float" office:value="0.388247">
                <text:p>0.388247</text:p>
              </table:table-cell>
            </table:table-row>
            <table:table-row>
              <table:table-cell office:value-type="float" office:value="142">
                <text:p>142</text:p>
              </table:table-cell>
              <table:table-cell office:value-type="float" office:value="0.282818">
                <text:p>0.282818</text:p>
              </table:table-cell>
              <table:table-cell office:value-type="float" office:value="0.333882">
                <text:p>0.333882</text:p>
              </table:table-cell>
              <table:table-cell office:value-type="float" office:value="0.372744">
                <text:p>0.372744</text:p>
              </table:table-cell>
              <table:table-cell office:value-type="float" office:value="0.402091">
                <text:p>0.402091</text:p>
              </table:table-cell>
              <table:table-cell office:value-type="float" office:value="0.408034">
                <text:p>0.408034</text:p>
              </table:table-cell>
              <table:table-cell office:value-type="float" office:value="0.408453">
                <text:p>0.408453</text:p>
              </table:table-cell>
              <table:table-cell office:value-type="float" office:value="0.41019">
                <text:p>0.41019</text:p>
              </table:table-cell>
              <table:table-cell office:value-type="float" office:value="0.417667">
                <text:p>0.417667</text:p>
              </table:table-cell>
              <table:table-cell office:value-type="float" office:value="0.43846">
                <text:p>0.43846</text:p>
              </table:table-cell>
              <table:table-cell office:value-type="float" office:value="0.460406">
                <text:p>0.460406</text:p>
              </table:table-cell>
              <table:table-cell office:value-type="float" office:value="0.465639">
                <text:p>0.465639</text:p>
              </table:table-cell>
              <table:table-cell office:value-type="float" office:value="0.393475">
                <text:p>0.393475</text:p>
              </table:table-cell>
            </table:table-row>
            <table:table-row>
              <table:table-cell office:value-type="float" office:value="143">
                <text:p>143</text:p>
              </table:table-cell>
              <table:table-cell office:value-type="float" office:value="0.273581">
                <text:p>0.273581</text:p>
              </table:table-cell>
              <table:table-cell office:value-type="float" office:value="0.340162">
                <text:p>0.340162</text:p>
              </table:table-cell>
              <table:table-cell office:value-type="float" office:value="0.370658">
                <text:p>0.370658</text:p>
              </table:table-cell>
              <table:table-cell office:value-type="float" office:value="0.398523">
                <text:p>0.398523</text:p>
              </table:table-cell>
              <table:table-cell office:value-type="float" office:value="0.407295">
                <text:p>0.407295</text:p>
              </table:table-cell>
              <table:table-cell office:value-type="float" office:value="0.408453">
                <text:p>0.408453</text:p>
              </table:table-cell>
              <table:table-cell office:value-type="float" office:value="0.41065">
                <text:p>0.41065</text:p>
              </table:table-cell>
              <table:table-cell office:value-type="float" office:value="0.418025">
                <text:p>0.418025</text:p>
              </table:table-cell>
              <table:table-cell office:value-type="float" office:value="0.439062">
                <text:p>0.439062</text:p>
              </table:table-cell>
              <table:table-cell office:value-type="float" office:value="0.462039">
                <text:p>0.462039</text:p>
              </table:table-cell>
              <table:table-cell office:value-type="float" office:value="0.465639">
                <text:p>0.465639</text:p>
              </table:table-cell>
              <table:table-cell office:value-type="float" office:value="0.392845">
                <text:p>0.392845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0.206318">
                <text:p>0.206318</text:p>
              </table:table-cell>
              <table:table-cell office:value-type="float" office:value="0.322661">
                <text:p>0.322661</text:p>
              </table:table-cell>
              <table:table-cell office:value-type="float" office:value="0.355804">
                <text:p>0.355804</text:p>
              </table:table-cell>
              <table:table-cell office:value-type="float" office:value="0.392867">
                <text:p>0.392867</text:p>
              </table:table-cell>
              <table:table-cell office:value-type="float" office:value="0.406412">
                <text:p>0.406412</text:p>
              </table:table-cell>
              <table:table-cell office:value-type="float" office:value="0.408453">
                <text:p>0.408453</text:p>
              </table:table-cell>
              <table:table-cell office:value-type="float" office:value="0.410066">
                <text:p>0.410066</text:p>
              </table:table-cell>
              <table:table-cell office:value-type="float" office:value="0.418353">
                <text:p>0.418353</text:p>
              </table:table-cell>
              <table:table-cell office:value-type="float" office:value="0.438754">
                <text:p>0.438754</text:p>
              </table:table-cell>
              <table:table-cell office:value-type="float" office:value="0.461249">
                <text:p>0.461249</text:p>
              </table:table-cell>
              <table:table-cell office:value-type="float" office:value="0.465639">
                <text:p>0.465639</text:p>
              </table:table-cell>
              <table:table-cell office:value-type="float" office:value="0.382094">
                <text:p>0.382094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0.248261">
                <text:p>0.248261</text:p>
              </table:table-cell>
              <table:table-cell office:value-type="float" office:value="0.33393">
                <text:p>0.33393</text:p>
              </table:table-cell>
              <table:table-cell office:value-type="float" office:value="0.367498">
                <text:p>0.367498</text:p>
              </table:table-cell>
              <table:table-cell office:value-type="float" office:value="0.395817">
                <text:p>0.395817</text:p>
              </table:table-cell>
              <table:table-cell office:value-type="float" office:value="0.40467">
                <text:p>0.40467</text:p>
              </table:table-cell>
              <table:table-cell office:value-type="float" office:value="0.408376">
                <text:p>0.408376</text:p>
              </table:table-cell>
              <table:table-cell office:value-type="float" office:value="0.408689">
                <text:p>0.408689</text:p>
              </table:table-cell>
              <table:table-cell office:value-type="float" office:value="0.414543">
                <text:p>0.414543</text:p>
              </table:table-cell>
              <table:table-cell office:value-type="float" office:value="0.433871">
                <text:p>0.433871</text:p>
              </table:table-cell>
              <table:table-cell office:value-type="float" office:value="0.461297">
                <text:p>0.461297</text:p>
              </table:table-cell>
              <table:table-cell office:value-type="float" office:value="0.465639">
                <text:p>0.465639</text:p>
              </table:table-cell>
              <table:table-cell office:value-type="float" office:value="0.387695">
                <text:p>0.387695</text:p>
              </table:table-cell>
            </table:table-row>
            <table:table-row>
              <table:table-cell office:value-type="float" office:value="146">
                <text:p>146</text:p>
              </table:table-cell>
              <table:table-cell office:value-type="float" office:value="0.190509">
                <text:p>0.190509</text:p>
              </table:table-cell>
              <table:table-cell office:value-type="float" office:value="0.3322">
                <text:p>0.3322</text:p>
              </table:table-cell>
              <table:table-cell office:value-type="float" office:value="0.360019">
                <text:p>0.360019</text:p>
              </table:table-cell>
              <table:table-cell office:value-type="float" office:value="0.387997">
                <text:p>0.387997</text:p>
              </table:table-cell>
              <table:table-cell office:value-type="float" office:value="0.401874">
                <text:p>0.401874</text:p>
              </table:table-cell>
              <table:table-cell office:value-type="float" office:value="0.408314">
                <text:p>0.408314</text:p>
              </table:table-cell>
              <table:table-cell office:value-type="float" office:value="0.40904">
                <text:p>0.40904</text:p>
              </table:table-cell>
              <table:table-cell office:value-type="float" office:value="0.420452">
                <text:p>0.420452</text:p>
              </table:table-cell>
              <table:table-cell office:value-type="float" office:value="0.44357">
                <text:p>0.44357</text:p>
              </table:table-cell>
              <table:table-cell office:value-type="float" office:value="0.460065">
                <text:p>0.460065</text:p>
              </table:table-cell>
              <table:table-cell office:value-type="float" office:value="0.465639">
                <text:p>0.465639</text:p>
              </table:table-cell>
              <table:table-cell office:value-type="float" office:value="0.381404">
                <text:p>0.381404</text:p>
              </table:table-cell>
            </table:table-row>
            <table:table-row>
              <table:table-cell office:value-type="float" office:value="147">
                <text:p>147</text:p>
              </table:table-cell>
              <table:table-cell office:value-type="float" office:value="0.230765">
                <text:p>0.230765</text:p>
              </table:table-cell>
              <table:table-cell office:value-type="float" office:value="0.333448">
                <text:p>0.333448</text:p>
              </table:table-cell>
              <table:table-cell office:value-type="float" office:value="0.36105">
                <text:p>0.36105</text:p>
              </table:table-cell>
              <table:table-cell office:value-type="float" office:value="0.386512">
                <text:p>0.386512</text:p>
              </table:table-cell>
              <table:table-cell office:value-type="float" office:value="0.401576">
                <text:p>0.401576</text:p>
              </table:table-cell>
              <table:table-cell office:value-type="float" office:value="0.408453">
                <text:p>0.408453</text:p>
              </table:table-cell>
              <table:table-cell office:value-type="float" office:value="0.408736">
                <text:p>0.408736</text:p>
              </table:table-cell>
              <table:table-cell office:value-type="float" office:value="0.417526">
                <text:p>0.417526</text:p>
              </table:table-cell>
              <table:table-cell office:value-type="float" office:value="0.443339">
                <text:p>0.443339</text:p>
              </table:table-cell>
              <table:table-cell office:value-type="float" office:value="0.45967">
                <text:p>0.45967</text:p>
              </table:table-cell>
              <table:table-cell office:value-type="float" office:value="0.465639">
                <text:p>0.465639</text:p>
              </table:table-cell>
              <table:table-cell office:value-type="float" office:value="0.385108">
                <text:p>0.385108</text:p>
              </table:table-cell>
            </table:table-row>
            <table:table-row>
              <table:table-cell office:value-type="float" office:value="148">
                <text:p>148</text:p>
              </table:table-cell>
              <table:table-cell office:value-type="float" office:value="0.204924">
                <text:p>0.204924</text:p>
              </table:table-cell>
              <table:table-cell office:value-type="float" office:value="0.329354">
                <text:p>0.329354</text:p>
              </table:table-cell>
              <table:table-cell office:value-type="float" office:value="0.354833">
                <text:p>0.354833</text:p>
              </table:table-cell>
              <table:table-cell office:value-type="float" office:value="0.382979">
                <text:p>0.382979</text:p>
              </table:table-cell>
              <table:table-cell office:value-type="float" office:value="0.398304">
                <text:p>0.398304</text:p>
              </table:table-cell>
              <table:table-cell office:value-type="float" office:value="0.408091">
                <text:p>0.408091</text:p>
              </table:table-cell>
              <table:table-cell office:value-type="float" office:value="0.408453">
                <text:p>0.408453</text:p>
              </table:table-cell>
              <table:table-cell office:value-type="float" office:value="0.409719">
                <text:p>0.409719</text:p>
              </table:table-cell>
              <table:table-cell office:value-type="float" office:value="0.427273">
                <text:p>0.427273</text:p>
              </table:table-cell>
              <table:table-cell office:value-type="float" office:value="0.454772">
                <text:p>0.454772</text:p>
              </table:table-cell>
              <table:table-cell office:value-type="float" office:value="0.465639">
                <text:p>0.465639</text:p>
              </table:table-cell>
              <table:table-cell office:value-type="float" office:value="0.37787">
                <text:p>0.37787</text:p>
              </table:table-cell>
            </table:table-row>
            <table:table-row>
              <table:table-cell office:value-type="float" office:value="149">
                <text:p>149</text:p>
              </table:table-cell>
              <table:table-cell office:value-type="float" office:value="0.177422">
                <text:p>0.177422</text:p>
              </table:table-cell>
              <table:table-cell office:value-type="float" office:value="0.312431">
                <text:p>0.312431</text:p>
              </table:table-cell>
              <table:table-cell office:value-type="float" office:value="0.354202">
                <text:p>0.354202</text:p>
              </table:table-cell>
              <table:table-cell office:value-type="float" office:value="0.386274">
                <text:p>0.386274</text:p>
              </table:table-cell>
              <table:table-cell office:value-type="float" office:value="0.399957">
                <text:p>0.399957</text:p>
              </table:table-cell>
              <table:table-cell office:value-type="float" office:value="0.407403">
                <text:p>0.407403</text:p>
              </table:table-cell>
              <table:table-cell office:value-type="float" office:value="0.408453">
                <text:p>0.408453</text:p>
              </table:table-cell>
              <table:table-cell office:value-type="float" office:value="0.411324">
                <text:p>0.411324</text:p>
              </table:table-cell>
              <table:table-cell office:value-type="float" office:value="0.434846">
                <text:p>0.434846</text:p>
              </table:table-cell>
              <table:table-cell office:value-type="float" office:value="0.45888">
                <text:p>0.45888</text:p>
              </table:table-cell>
              <table:table-cell office:value-type="float" office:value="0.465639">
                <text:p>0.465639</text:p>
              </table:table-cell>
              <table:table-cell office:value-type="float" office:value="0.375119">
                <text:p>0.375119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200422">
                <text:p>0.200422</text:p>
              </table:table-cell>
              <table:table-cell office:value-type="float" office:value="0.325977">
                <text:p>0.325977</text:p>
              </table:table-cell>
              <table:table-cell office:value-type="float" office:value="0.365496">
                <text:p>0.365496</text:p>
              </table:table-cell>
              <table:table-cell office:value-type="float" office:value="0.396322">
                <text:p>0.396322</text:p>
              </table:table-cell>
              <table:table-cell office:value-type="float" office:value="0.407169">
                <text:p>0.407169</text:p>
              </table:table-cell>
              <table:table-cell office:value-type="float" office:value="0.408453">
                <text:p>0.408453</text:p>
              </table:table-cell>
              <table:table-cell office:value-type="float" office:value="0.409004">
                <text:p>0.409004</text:p>
              </table:table-cell>
              <table:table-cell office:value-type="float" office:value="0.422336">
                <text:p>0.422336</text:p>
              </table:table-cell>
              <table:table-cell office:value-type="float" office:value="0.446134">
                <text:p>0.446134</text:p>
              </table:table-cell>
              <table:table-cell office:value-type="float" office:value="0.461188">
                <text:p>0.461188</text:p>
              </table:table-cell>
              <table:table-cell office:value-type="float" office:value="0.465639">
                <text:p>0.465639</text:p>
              </table:table-cell>
              <table:table-cell office:value-type="float" office:value="0.38425">
                <text:p>0.38425</text:p>
              </table:table-cell>
            </table:table-row>
            <table:table-row>
              <table:table-cell office:value-type="float" office:value="151">
                <text:p>151</text:p>
              </table:table-cell>
              <table:table-cell office:value-type="float" office:value="0.187558">
                <text:p>0.187558</text:p>
              </table:table-cell>
              <table:table-cell office:value-type="float" office:value="0.314298">
                <text:p>0.314298</text:p>
              </table:table-cell>
              <table:table-cell office:value-type="float" office:value="0.372976">
                <text:p>0.372976</text:p>
              </table:table-cell>
              <table:table-cell office:value-type="float" office:value="0.40135">
                <text:p>0.40135</text:p>
              </table:table-cell>
              <table:table-cell office:value-type="float" office:value="0.40823">
                <text:p>0.40823</text:p>
              </table:table-cell>
              <table:table-cell office:value-type="float" office:value="0.408453">
                <text:p>0.408453</text:p>
              </table:table-cell>
              <table:table-cell office:value-type="float" office:value="0.408518">
                <text:p>0.408518</text:p>
              </table:table-cell>
              <table:table-cell office:value-type="float" office:value="0.415671">
                <text:p>0.415671</text:p>
              </table:table-cell>
              <table:table-cell office:value-type="float" office:value="0.439844">
                <text:p>0.439844</text:p>
              </table:table-cell>
              <table:table-cell office:value-type="float" office:value="0.458826">
                <text:p>0.458826</text:p>
              </table:table-cell>
              <table:table-cell office:value-type="float" office:value="0.465639">
                <text:p>0.465639</text:p>
              </table:table-cell>
              <table:table-cell office:value-type="float" office:value="0.381572">
                <text:p>0.381572</text:p>
              </table:table-cell>
            </table:table-row>
            <table:table-row>
              <table:table-cell office:value-type="float" office:value="152">
                <text:p>152</text:p>
              </table:table-cell>
              <table:table-cell office:value-type="float" office:value="0.17706">
                <text:p>0.17706</text:p>
              </table:table-cell>
              <table:table-cell office:value-type="float" office:value="0.334976">
                <text:p>0.334976</text:p>
              </table:table-cell>
              <table:table-cell office:value-type="float" office:value="0.37901">
                <text:p>0.37901</text:p>
              </table:table-cell>
              <table:table-cell office:value-type="float" office:value="0.40085">
                <text:p>0.40085</text:p>
              </table:table-cell>
              <table:table-cell office:value-type="float" office:value="0.407">
                <text:p>0.407</text:p>
              </table:table-cell>
              <table:table-cell office:value-type="float" office:value="0.408453">
                <text:p>0.408453</text:p>
              </table:table-cell>
              <table:table-cell office:value-type="float" office:value="0.408671">
                <text:p>0.408671</text:p>
              </table:table-cell>
              <table:table-cell office:value-type="float" office:value="0.41842">
                <text:p>0.41842</text:p>
              </table:table-cell>
              <table:table-cell office:value-type="float" office:value="0.440054">
                <text:p>0.440054</text:p>
              </table:table-cell>
              <table:table-cell office:value-type="float" office:value="0.458023">
                <text:p>0.458023</text:p>
              </table:table-cell>
              <table:table-cell office:value-type="float" office:value="0.465639">
                <text:p>0.465639</text:p>
              </table:table-cell>
              <table:table-cell office:value-type="float" office:value="0.383252">
                <text:p>0.383252</text:p>
              </table:table-cell>
            </table:table-row>
            <table:table-row>
              <table:table-cell office:value-type="float" office:value="153">
                <text:p>153</text:p>
              </table:table-cell>
              <table:table-cell office:value-type="float" office:value="0.212687">
                <text:p>0.212687</text:p>
              </table:table-cell>
              <table:table-cell office:value-type="float" office:value="0.331022">
                <text:p>0.331022</text:p>
              </table:table-cell>
              <table:table-cell office:value-type="float" office:value="0.379804">
                <text:p>0.379804</text:p>
              </table:table-cell>
              <table:table-cell office:value-type="float" office:value="0.401108">
                <text:p>0.401108</text:p>
              </table:table-cell>
              <table:table-cell office:value-type="float" office:value="0.407346">
                <text:p>0.407346</text:p>
              </table:table-cell>
              <table:table-cell office:value-type="float" office:value="0.408453">
                <text:p>0.408453</text:p>
              </table:table-cell>
              <table:table-cell office:value-type="float" office:value="0.408453">
                <text:p>0.408453</text:p>
              </table:table-cell>
              <table:table-cell office:value-type="float" office:value="0.413563">
                <text:p>0.413563</text:p>
              </table:table-cell>
              <table:table-cell office:value-type="float" office:value="0.435099">
                <text:p>0.435099</text:p>
              </table:table-cell>
              <table:table-cell office:value-type="float" office:value="0.457628">
                <text:p>0.457628</text:p>
              </table:table-cell>
              <table:table-cell office:value-type="float" office:value="0.465639">
                <text:p>0.465639</text:p>
              </table:table-cell>
              <table:table-cell office:value-type="float" office:value="0.385516">
                <text:p>0.385516</text:p>
              </table:table-cell>
            </table:table-row>
            <table:table-row>
              <table:table-cell office:value-type="float" office:value="154">
                <text:p>154</text:p>
              </table:table-cell>
              <table:table-cell office:value-type="float" office:value="0.221321">
                <text:p>0.221321</text:p>
              </table:table-cell>
              <table:table-cell office:value-type="float" office:value="0.33527">
                <text:p>0.33527</text:p>
              </table:table-cell>
              <table:table-cell office:value-type="float" office:value="0.377185">
                <text:p>0.377185</text:p>
              </table:table-cell>
              <table:table-cell office:value-type="float" office:value="0.400296">
                <text:p>0.400296</text:p>
              </table:table-cell>
              <table:table-cell office:value-type="float" office:value="0.406423">
                <text:p>0.406423</text:p>
              </table:table-cell>
              <table:table-cell office:value-type="float" office:value="0.408453">
                <text:p>0.408453</text:p>
              </table:table-cell>
              <table:table-cell office:value-type="float" office:value="0.408453">
                <text:p>0.408453</text:p>
              </table:table-cell>
              <table:table-cell office:value-type="float" office:value="0.41831">
                <text:p>0.41831</text:p>
              </table:table-cell>
              <table:table-cell office:value-type="float" office:value="0.445145">
                <text:p>0.445145</text:p>
              </table:table-cell>
              <table:table-cell office:value-type="float" office:value="0.459963">
                <text:p>0.459963</text:p>
              </table:table-cell>
              <table:table-cell office:value-type="float" office:value="0.465639">
                <text:p>0.465639</text:p>
              </table:table-cell>
              <table:table-cell office:value-type="float" office:value="0.388082">
                <text:p>0.388082</text:p>
              </table:table-cell>
            </table:table-row>
            <table:table-row>
              <table:table-cell office:value-type="float" office:value="155">
                <text:p>155</text:p>
              </table:table-cell>
              <table:table-cell office:value-type="float" office:value="0.232783">
                <text:p>0.232783</text:p>
              </table:table-cell>
              <table:table-cell office:value-type="float" office:value="0.327557">
                <text:p>0.327557</text:p>
              </table:table-cell>
              <table:table-cell office:value-type="float" office:value="0.372086">
                <text:p>0.372086</text:p>
              </table:table-cell>
              <table:table-cell office:value-type="float" office:value="0.400478">
                <text:p>0.400478</text:p>
              </table:table-cell>
              <table:table-cell office:value-type="float" office:value="0.407021">
                <text:p>0.407021</text:p>
              </table:table-cell>
              <table:table-cell office:value-type="float" office:value="0.408453">
                <text:p>0.408453</text:p>
              </table:table-cell>
              <table:table-cell office:value-type="float" office:value="0.410215">
                <text:p>0.410215</text:p>
              </table:table-cell>
              <table:table-cell office:value-type="float" office:value="0.429216">
                <text:p>0.429216</text:p>
              </table:table-cell>
              <table:table-cell office:value-type="float" office:value="0.447821">
                <text:p>0.447821</text:p>
              </table:table-cell>
              <table:table-cell office:value-type="float" office:value="0.460786">
                <text:p>0.460786</text:p>
              </table:table-cell>
              <table:table-cell office:value-type="float" office:value="0.465639">
                <text:p>0.465639</text:p>
              </table:table-cell>
              <table:table-cell office:value-type="float" office:value="0.389642">
                <text:p>0.389642</text:p>
              </table:table-cell>
            </table:table-row>
            <table:table-row>
              <table:table-cell office:value-type="float" office:value="156">
                <text:p>156</text:p>
              </table:table-cell>
              <table:table-cell office:value-type="float" office:value="0.237139">
                <text:p>0.237139</text:p>
              </table:table-cell>
              <table:table-cell office:value-type="float" office:value="0.347064">
                <text:p>0.347064</text:p>
              </table:table-cell>
              <table:table-cell office:value-type="float" office:value="0.390911">
                <text:p>0.390911</text:p>
              </table:table-cell>
              <table:table-cell office:value-type="float" office:value="0.403011">
                <text:p>0.403011</text:p>
              </table:table-cell>
              <table:table-cell office:value-type="float" office:value="0.408007">
                <text:p>0.408007</text:p>
              </table:table-cell>
              <table:table-cell office:value-type="float" office:value="0.408453">
                <text:p>0.408453</text:p>
              </table:table-cell>
              <table:table-cell office:value-type="float" office:value="0.411711">
                <text:p>0.411711</text:p>
              </table:table-cell>
              <table:table-cell office:value-type="float" office:value="0.425628">
                <text:p>0.425628</text:p>
              </table:table-cell>
              <table:table-cell office:value-type="float" office:value="0.443791">
                <text:p>0.443791</text:p>
              </table:table-cell>
              <table:table-cell office:value-type="float" office:value="0.459207">
                <text:p>0.459207</text:p>
              </table:table-cell>
              <table:table-cell office:value-type="float" office:value="0.465639">
                <text:p>0.465639</text:p>
              </table:table-cell>
              <table:table-cell office:value-type="float" office:value="0.393492">
                <text:p>0.393492</text:p>
              </table:table-cell>
            </table:table-row>
            <table:table-row>
              <table:table-cell office:value-type="float" office:value="157">
                <text:p>157</text:p>
              </table:table-cell>
              <table:table-cell office:value-type="float" office:value="0.245407">
                <text:p>0.245407</text:p>
              </table:table-cell>
              <table:table-cell office:value-type="float" office:value="0.336631">
                <text:p>0.336631</text:p>
              </table:table-cell>
              <table:table-cell office:value-type="float" office:value="0.369279">
                <text:p>0.369279</text:p>
              </table:table-cell>
              <table:table-cell office:value-type="float" office:value="0.394891">
                <text:p>0.394891</text:p>
              </table:table-cell>
              <table:table-cell office:value-type="float" office:value="0.405254">
                <text:p>0.405254</text:p>
              </table:table-cell>
              <table:table-cell office:value-type="float" office:value="0.408453">
                <text:p>0.408453</text:p>
              </table:table-cell>
              <table:table-cell office:value-type="float" office:value="0.410962">
                <text:p>0.410962</text:p>
              </table:table-cell>
              <table:table-cell office:value-type="float" office:value="0.425117">
                <text:p>0.425117</text:p>
              </table:table-cell>
              <table:table-cell office:value-type="float" office:value="0.449746">
                <text:p>0.449746</text:p>
              </table:table-cell>
              <table:table-cell office:value-type="float" office:value="0.460758">
                <text:p>0.460758</text:p>
              </table:table-cell>
              <table:table-cell office:value-type="float" office:value="0.465639">
                <text:p>0.465639</text:p>
              </table:table-cell>
              <table:table-cell office:value-type="float" office:value="0.39065">
                <text:p>0.39065</text:p>
              </table:table-cell>
            </table:table-row>
            <table:table-row>
              <table:table-cell office:value-type="float" office:value="158">
                <text:p>158</text:p>
              </table:table-cell>
              <table:table-cell office:value-type="float" office:value="0.265541">
                <text:p>0.265541</text:p>
              </table:table-cell>
              <table:table-cell office:value-type="float" office:value="0.340979">
                <text:p>0.340979</text:p>
              </table:table-cell>
              <table:table-cell office:value-type="float" office:value="0.373721">
                <text:p>0.373721</text:p>
              </table:table-cell>
              <table:table-cell office:value-type="float" office:value="0.400618">
                <text:p>0.400618</text:p>
              </table:table-cell>
              <table:table-cell office:value-type="float" office:value="0.408006">
                <text:p>0.408006</text:p>
              </table:table-cell>
              <table:table-cell office:value-type="float" office:value="0.408453">
                <text:p>0.408453</text:p>
              </table:table-cell>
              <table:table-cell office:value-type="float" office:value="0.412545">
                <text:p>0.412545</text:p>
              </table:table-cell>
              <table:table-cell office:value-type="float" office:value="0.425846">
                <text:p>0.425846</text:p>
              </table:table-cell>
              <table:table-cell office:value-type="float" office:value="0.448762">
                <text:p>0.448762</text:p>
              </table:table-cell>
              <table:table-cell office:value-type="float" office:value="0.460765">
                <text:p>0.460765</text:p>
              </table:table-cell>
              <table:table-cell office:value-type="float" office:value="0.465639">
                <text:p>0.465639</text:p>
              </table:table-cell>
              <table:table-cell office:value-type="float" office:value="0.394524">
                <text:p>0.394524</text:p>
              </table:table-cell>
            </table:table-row>
            <table:table-row>
              <table:table-cell office:value-type="float" office:value="159">
                <text:p>159</text:p>
              </table:table-cell>
              <table:table-cell office:value-type="float" office:value="0.28448">
                <text:p>0.28448</text:p>
              </table:table-cell>
              <table:table-cell office:value-type="float" office:value="0.33869">
                <text:p>0.33869</text:p>
              </table:table-cell>
              <table:table-cell office:value-type="float" office:value="0.359713">
                <text:p>0.359713</text:p>
              </table:table-cell>
              <table:table-cell office:value-type="float" office:value="0.387225">
                <text:p>0.387225</text:p>
              </table:table-cell>
              <table:table-cell office:value-type="float" office:value="0.402705">
                <text:p>0.402705</text:p>
              </table:table-cell>
              <table:table-cell office:value-type="float" office:value="0.40839">
                <text:p>0.40839</text:p>
              </table:table-cell>
              <table:table-cell office:value-type="float" office:value="0.409817">
                <text:p>0.409817</text:p>
              </table:table-cell>
              <table:table-cell office:value-type="float" office:value="0.419244">
                <text:p>0.419244</text:p>
              </table:table-cell>
              <table:table-cell office:value-type="float" office:value="0.437561">
                <text:p>0.437561</text:p>
              </table:table-cell>
              <table:table-cell office:value-type="float" office:value="0.460364">
                <text:p>0.460364</text:p>
              </table:table-cell>
              <table:table-cell office:value-type="float" office:value="0.465639">
                <text:p>0.465639</text:p>
              </table:table-cell>
              <table:table-cell office:value-type="float" office:value="0.390819">
                <text:p>0.390819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289561">
                <text:p>0.289561</text:p>
              </table:table-cell>
              <table:table-cell office:value-type="float" office:value="0.345021">
                <text:p>0.345021</text:p>
              </table:table-cell>
              <table:table-cell office:value-type="float" office:value="0.371406">
                <text:p>0.371406</text:p>
              </table:table-cell>
              <table:table-cell office:value-type="float" office:value="0.395304">
                <text:p>0.395304</text:p>
              </table:table-cell>
              <table:table-cell office:value-type="float" office:value="0.406115">
                <text:p>0.406115</text:p>
              </table:table-cell>
              <table:table-cell office:value-type="float" office:value="0.408453">
                <text:p>0.408453</text:p>
              </table:table-cell>
              <table:table-cell office:value-type="float" office:value="0.412655">
                <text:p>0.412655</text:p>
              </table:table-cell>
              <table:table-cell office:value-type="float" office:value="0.425329">
                <text:p>0.425329</text:p>
              </table:table-cell>
              <table:table-cell office:value-type="float" office:value="0.442945">
                <text:p>0.442945</text:p>
              </table:table-cell>
              <table:table-cell office:value-type="float" office:value="0.459582">
                <text:p>0.459582</text:p>
              </table:table-cell>
              <table:table-cell office:value-type="float" office:value="0.465639">
                <text:p>0.465639</text:p>
              </table:table-cell>
              <table:table-cell office:value-type="float" office:value="0.395637">
                <text:p>0.395637</text:p>
              </table:table-cell>
            </table:table-row>
            <table:table-row>
              <table:table-cell office:value-type="float" office:value="161">
                <text:p>161</text:p>
              </table:table-cell>
              <table:table-cell office:value-type="float" office:value="0.28241">
                <text:p>0.28241</text:p>
              </table:table-cell>
              <table:table-cell office:value-type="float" office:value="0.345298">
                <text:p>0.345298</text:p>
              </table:table-cell>
              <table:table-cell office:value-type="float" office:value="0.375844">
                <text:p>0.375844</text:p>
              </table:table-cell>
              <table:table-cell office:value-type="float" office:value="0.39536">
                <text:p>0.39536</text:p>
              </table:table-cell>
              <table:table-cell office:value-type="float" office:value="0.405827">
                <text:p>0.405827</text:p>
              </table:table-cell>
              <table:table-cell office:value-type="float" office:value="0.408482">
                <text:p>0.408482</text:p>
              </table:table-cell>
              <table:table-cell office:value-type="float" office:value="0.413967">
                <text:p>0.413967</text:p>
              </table:table-cell>
              <table:table-cell office:value-type="float" office:value="0.427383">
                <text:p>0.427383</text:p>
              </table:table-cell>
              <table:table-cell office:value-type="float" office:value="0.443156">
                <text:p>0.443156</text:p>
              </table:table-cell>
              <table:table-cell office:value-type="float" office:value="0.458424">
                <text:p>0.458424</text:p>
              </table:table-cell>
              <table:table-cell office:value-type="float" office:value="0.465639">
                <text:p>0.465639</text:p>
              </table:table-cell>
              <table:table-cell office:value-type="float" office:value="0.395615">
                <text:p>0.395615</text:p>
              </table:table-cell>
            </table:table-row>
            <table:table-row>
              <table:table-cell office:value-type="float" office:value="162">
                <text:p>162</text:p>
              </table:table-cell>
              <table:table-cell office:value-type="float" office:value="0.291076">
                <text:p>0.291076</text:p>
              </table:table-cell>
              <table:table-cell office:value-type="float" office:value="0.344081">
                <text:p>0.344081</text:p>
              </table:table-cell>
              <table:table-cell office:value-type="float" office:value="0.375549">
                <text:p>0.375549</text:p>
              </table:table-cell>
              <table:table-cell office:value-type="float" office:value="0.393783">
                <text:p>0.393783</text:p>
              </table:table-cell>
              <table:table-cell office:value-type="float" office:value="0.403438">
                <text:p>0.403438</text:p>
              </table:table-cell>
              <table:table-cell office:value-type="float" office:value="0.408453">
                <text:p>0.408453</text:p>
              </table:table-cell>
              <table:table-cell office:value-type="float" office:value="0.41152">
                <text:p>0.41152</text:p>
              </table:table-cell>
              <table:table-cell office:value-type="float" office:value="0.427013">
                <text:p>0.427013</text:p>
              </table:table-cell>
              <table:table-cell office:value-type="float" office:value="0.444004">
                <text:p>0.444004</text:p>
              </table:table-cell>
              <table:table-cell office:value-type="float" office:value="0.459636">
                <text:p>0.459636</text:p>
              </table:table-cell>
              <table:table-cell office:value-type="float" office:value="0.465639">
                <text:p>0.465639</text:p>
              </table:table-cell>
              <table:table-cell office:value-type="float" office:value="0.395855">
                <text:p>0.395855</text:p>
              </table:table-cell>
            </table:table-row>
            <table:table-row>
              <table:table-cell office:value-type="float" office:value="163">
                <text:p>163</text:p>
              </table:table-cell>
              <table:table-cell office:value-type="float" office:value="0.319264">
                <text:p>0.319264</text:p>
              </table:table-cell>
              <table:table-cell office:value-type="float" office:value="0.357459">
                <text:p>0.357459</text:p>
              </table:table-cell>
              <table:table-cell office:value-type="float" office:value="0.380272">
                <text:p>0.380272</text:p>
              </table:table-cell>
              <table:table-cell office:value-type="float" office:value="0.396891">
                <text:p>0.396891</text:p>
              </table:table-cell>
              <table:table-cell office:value-type="float" office:value="0.405986">
                <text:p>0.405986</text:p>
              </table:table-cell>
              <table:table-cell office:value-type="float" office:value="0.408453">
                <text:p>0.408453</text:p>
              </table:table-cell>
              <table:table-cell office:value-type="float" office:value="0.411152">
                <text:p>0.411152</text:p>
              </table:table-cell>
              <table:table-cell office:value-type="float" office:value="0.427297">
                <text:p>0.427297</text:p>
              </table:table-cell>
              <table:table-cell office:value-type="float" office:value="0.443474">
                <text:p>0.443474</text:p>
              </table:table-cell>
              <table:table-cell office:value-type="float" office:value="0.461323">
                <text:p>0.461323</text:p>
              </table:table-cell>
              <table:table-cell office:value-type="float" office:value="0.465639">
                <text:p>0.465639</text:p>
              </table:table-cell>
              <table:table-cell office:value-type="float" office:value="0.401157">
                <text:p>0.401157</text:p>
              </table:table-cell>
            </table:table-row>
            <table:table-row>
              <table:table-cell office:value-type="float" office:value="164">
                <text:p>164</text:p>
              </table:table-cell>
              <table:table-cell office:value-type="float" office:value="0.309831">
                <text:p>0.309831</text:p>
              </table:table-cell>
              <table:table-cell office:value-type="float" office:value="0.367452">
                <text:p>0.367452</text:p>
              </table:table-cell>
              <table:table-cell office:value-type="float" office:value="0.393463">
                <text:p>0.393463</text:p>
              </table:table-cell>
              <table:table-cell office:value-type="float" office:value="0.406467">
                <text:p>0.406467</text:p>
              </table:table-cell>
              <table:table-cell office:value-type="float" office:value="0.408453">
                <text:p>0.408453</text:p>
              </table:table-cell>
              <table:table-cell office:value-type="float" office:value="0.4099">
                <text:p>0.4099</text:p>
              </table:table-cell>
              <table:table-cell office:value-type="float" office:value="0.423108">
                <text:p>0.423108</text:p>
              </table:table-cell>
              <table:table-cell office:value-type="float" office:value="0.434971">
                <text:p>0.434971</text:p>
              </table:table-cell>
              <table:table-cell office:value-type="float" office:value="0.453299">
                <text:p>0.453299</text:p>
              </table:table-cell>
              <table:table-cell office:value-type="float" office:value="0.462569">
                <text:p>0.462569</text:p>
              </table:table-cell>
              <table:table-cell office:value-type="float" office:value="0.465639">
                <text:p>0.465639</text:p>
              </table:table-cell>
              <table:table-cell office:value-type="float" office:value="0.406951">
                <text:p>0.406951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0.251939">
                <text:p>0.251939</text:p>
              </table:table-cell>
              <table:table-cell office:value-type="float" office:value="0.357728">
                <text:p>0.357728</text:p>
              </table:table-cell>
              <table:table-cell office:value-type="float" office:value="0.386781">
                <text:p>0.386781</text:p>
              </table:table-cell>
              <table:table-cell office:value-type="float" office:value="0.402738">
                <text:p>0.402738</text:p>
              </table:table-cell>
              <table:table-cell office:value-type="float" office:value="0.408007">
                <text:p>0.408007</text:p>
              </table:table-cell>
              <table:table-cell office:value-type="float" office:value="0.408583">
                <text:p>0.408583</text:p>
              </table:table-cell>
              <table:table-cell office:value-type="float" office:value="0.420628">
                <text:p>0.420628</text:p>
              </table:table-cell>
              <table:table-cell office:value-type="float" office:value="0.436143">
                <text:p>0.436143</text:p>
              </table:table-cell>
              <table:table-cell office:value-type="float" office:value="0.45121">
                <text:p>0.45121</text:p>
              </table:table-cell>
              <table:table-cell office:value-type="float" office:value="0.464045">
                <text:p>0.464045</text:p>
              </table:table-cell>
              <table:table-cell office:value-type="float" office:value="0.465639">
                <text:p>0.465639</text:p>
              </table:table-cell>
              <table:table-cell office:value-type="float" office:value="0.39878">
                <text:p>0.39878</text:p>
              </table:table-cell>
            </table:table-row>
            <table:table-row>
              <table:table-cell office:value-type="float" office:value="166">
                <text:p>166</text:p>
              </table:table-cell>
              <table:table-cell office:value-type="float" office:value="0.275378">
                <text:p>0.275378</text:p>
              </table:table-cell>
              <table:table-cell office:value-type="float" office:value="0.347653">
                <text:p>0.347653</text:p>
              </table:table-cell>
              <table:table-cell office:value-type="float" office:value="0.382597">
                <text:p>0.382597</text:p>
              </table:table-cell>
              <table:table-cell office:value-type="float" office:value="0.397855">
                <text:p>0.397855</text:p>
              </table:table-cell>
              <table:table-cell office:value-type="float" office:value="0.407519">
                <text:p>0.407519</text:p>
              </table:table-cell>
              <table:table-cell office:value-type="float" office:value="0.408453">
                <text:p>0.408453</text:p>
              </table:table-cell>
              <table:table-cell office:value-type="float" office:value="0.414361">
                <text:p>0.414361</text:p>
              </table:table-cell>
              <table:table-cell office:value-type="float" office:value="0.433001">
                <text:p>0.433001</text:p>
              </table:table-cell>
              <table:table-cell office:value-type="float" office:value="0.450287">
                <text:p>0.450287</text:p>
              </table:table-cell>
              <table:table-cell office:value-type="float" office:value="0.46478">
                <text:p>0.46478</text:p>
              </table:table-cell>
              <table:table-cell office:value-type="float" office:value="0.465639">
                <text:p>0.465639</text:p>
              </table:table-cell>
              <table:table-cell office:value-type="float" office:value="0.398188">
                <text:p>0.398188</text:p>
              </table:table-cell>
            </table:table-row>
            <table:table-row>
              <table:table-cell office:value-type="float" office:value="167">
                <text:p>167</text:p>
              </table:table-cell>
              <table:table-cell office:value-type="float" office:value="0.259312">
                <text:p>0.259312</text:p>
              </table:table-cell>
              <table:table-cell office:value-type="float" office:value="0.348262">
                <text:p>0.348262</text:p>
              </table:table-cell>
              <table:table-cell office:value-type="float" office:value="0.379955">
                <text:p>0.379955</text:p>
              </table:table-cell>
              <table:table-cell office:value-type="float" office:value="0.395285">
                <text:p>0.395285</text:p>
              </table:table-cell>
              <table:table-cell office:value-type="float" office:value="0.407235">
                <text:p>0.407235</text:p>
              </table:table-cell>
              <table:table-cell office:value-type="float" office:value="0.408637">
                <text:p>0.408637</text:p>
              </table:table-cell>
              <table:table-cell office:value-type="float" office:value="0.414506">
                <text:p>0.414506</text:p>
              </table:table-cell>
              <table:table-cell office:value-type="float" office:value="0.431414">
                <text:p>0.431414</text:p>
              </table:table-cell>
              <table:table-cell office:value-type="float" office:value="0.450651">
                <text:p>0.450651</text:p>
              </table:table-cell>
              <table:table-cell office:value-type="float" office:value="0.465508">
                <text:p>0.465508</text:p>
              </table:table-cell>
              <table:table-cell office:value-type="float" office:value="0.465639">
                <text:p>0.465639</text:p>
              </table:table-cell>
              <table:table-cell office:value-type="float" office:value="0.396077">
                <text:p>0.396077</text:p>
              </table:table-cell>
            </table:table-row>
            <table:table-row>
              <table:table-cell office:value-type="float" office:value="168">
                <text:p>168</text:p>
              </table:table-cell>
              <table:table-cell office:value-type="float" office:value="0.246197">
                <text:p>0.246197</text:p>
              </table:table-cell>
              <table:table-cell office:value-type="float" office:value="0.354134">
                <text:p>0.354134</text:p>
              </table:table-cell>
              <table:table-cell office:value-type="float" office:value="0.381662">
                <text:p>0.381662</text:p>
              </table:table-cell>
              <table:table-cell office:value-type="float" office:value="0.39991">
                <text:p>0.39991</text:p>
              </table:table-cell>
              <table:table-cell office:value-type="float" office:value="0.408135">
                <text:p>0.408135</text:p>
              </table:table-cell>
              <table:table-cell office:value-type="float" office:value="0.409073">
                <text:p>0.409073</text:p>
              </table:table-cell>
              <table:table-cell office:value-type="float" office:value="0.414533">
                <text:p>0.414533</text:p>
              </table:table-cell>
              <table:table-cell office:value-type="float" office:value="0.435605">
                <text:p>0.435605</text:p>
              </table:table-cell>
              <table:table-cell office:value-type="float" office:value="0.455752">
                <text:p>0.455752</text:p>
              </table:table-cell>
              <table:table-cell office:value-type="float" office:value="0.465508">
                <text:p>0.465508</text:p>
              </table:table-cell>
              <table:table-cell office:value-type="float" office:value="0.465639">
                <text:p>0.465639</text:p>
              </table:table-cell>
              <table:table-cell office:value-type="float" office:value="0.397051">
                <text:p>0.397051</text:p>
              </table:table-cell>
            </table:table-row>
            <table:table-row>
              <table:table-cell office:value-type="float" office:value="169">
                <text:p>169</text:p>
              </table:table-cell>
              <table:table-cell office:value-type="float" office:value="0.303238">
                <text:p>0.303238</text:p>
              </table:table-cell>
              <table:table-cell office:value-type="float" office:value="0.355987">
                <text:p>0.355987</text:p>
              </table:table-cell>
              <table:table-cell office:value-type="float" office:value="0.380773">
                <text:p>0.380773</text:p>
              </table:table-cell>
              <table:table-cell office:value-type="float" office:value="0.401324">
                <text:p>0.401324</text:p>
              </table:table-cell>
              <table:table-cell office:value-type="float" office:value="0.408241">
                <text:p>0.408241</text:p>
              </table:table-cell>
              <table:table-cell office:value-type="float" office:value="0.409077">
                <text:p>0.409077</text:p>
              </table:table-cell>
              <table:table-cell office:value-type="float" office:value="0.413476">
                <text:p>0.413476</text:p>
              </table:table-cell>
              <table:table-cell office:value-type="float" office:value="0.433154">
                <text:p>0.433154</text:p>
              </table:table-cell>
              <table:table-cell office:value-type="float" office:value="0.454188">
                <text:p>0.454188</text:p>
              </table:table-cell>
              <table:table-cell office:value-type="float" office:value="0.465923">
                <text:p>0.465923</text:p>
              </table:table-cell>
              <table:table-cell office:value-type="float" office:value="0.476163">
                <text:p>0.476163</text:p>
              </table:table-cell>
              <table:table-cell office:value-type="float" office:value="0.402538">
                <text:p>0.402538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.275688">
                <text:p>0.275688</text:p>
              </table:table-cell>
              <table:table-cell office:value-type="float" office:value="0.35744">
                <text:p>0.35744</text:p>
              </table:table-cell>
              <table:table-cell office:value-type="float" office:value="0.38958">
                <text:p>0.38958</text:p>
              </table:table-cell>
              <table:table-cell office:value-type="float" office:value="0.40624">
                <text:p>0.40624</text:p>
              </table:table-cell>
              <table:table-cell office:value-type="float" office:value="0.408453">
                <text:p>0.408453</text:p>
              </table:table-cell>
              <table:table-cell office:value-type="float" office:value="0.409861">
                <text:p>0.409861</text:p>
              </table:table-cell>
              <table:table-cell office:value-type="float" office:value="0.42047">
                <text:p>0.42047</text:p>
              </table:table-cell>
              <table:table-cell office:value-type="float" office:value="0.439529">
                <text:p>0.439529</text:p>
              </table:table-cell>
              <table:table-cell office:value-type="float" office:value="0.455535">
                <text:p>0.455535</text:p>
              </table:table-cell>
              <table:table-cell office:value-type="float" office:value="0.467198">
                <text:p>0.467198</text:p>
              </table:table-cell>
              <table:table-cell office:value-type="float" office:value="0.481491">
                <text:p>0.481491</text:p>
              </table:table-cell>
              <table:table-cell office:value-type="float" office:value="0.402999">
                <text:p>0.402999</text:p>
              </table:table-cell>
            </table:table-row>
            <table:table-row>
              <table:table-cell office:value-type="float" office:value="171">
                <text:p>171</text:p>
              </table:table-cell>
              <table:table-cell office:value-type="float" office:value="0.305771">
                <text:p>0.305771</text:p>
              </table:table-cell>
              <table:table-cell office:value-type="float" office:value="0.374176">
                <text:p>0.374176</text:p>
              </table:table-cell>
              <table:table-cell office:value-type="float" office:value="0.398893">
                <text:p>0.398893</text:p>
              </table:table-cell>
              <table:table-cell office:value-type="float" office:value="0.40839">
                <text:p>0.40839</text:p>
              </table:table-cell>
              <table:table-cell office:value-type="float" office:value="0.408453">
                <text:p>0.408453</text:p>
              </table:table-cell>
              <table:table-cell office:value-type="float" office:value="0.415451">
                <text:p>0.415451</text:p>
              </table:table-cell>
              <table:table-cell office:value-type="float" office:value="0.433363">
                <text:p>0.433363</text:p>
              </table:table-cell>
              <table:table-cell office:value-type="float" office:value="0.44871">
                <text:p>0.44871</text:p>
              </table:table-cell>
              <table:table-cell office:value-type="float" office:value="0.46048">
                <text:p>0.46048</text:p>
              </table:table-cell>
              <table:table-cell office:value-type="float" office:value="0.469761">
                <text:p>0.469761</text:p>
              </table:table-cell>
              <table:table-cell office:value-type="float" office:value="0.481491">
                <text:p>0.481491</text:p>
              </table:table-cell>
              <table:table-cell office:value-type="float" office:value="0.412345">
                <text:p>0.412345</text:p>
              </table:table-cell>
            </table:table-row>
            <table:table-row>
              <table:table-cell office:value-type="float" office:value="172">
                <text:p>172</text:p>
              </table:table-cell>
              <table:table-cell office:value-type="float" office:value="0.302913">
                <text:p>0.302913</text:p>
              </table:table-cell>
              <table:table-cell office:value-type="float" office:value="0.370103">
                <text:p>0.370103</text:p>
              </table:table-cell>
              <table:table-cell office:value-type="float" office:value="0.39536">
                <text:p>0.39536</text:p>
              </table:table-cell>
              <table:table-cell office:value-type="float" office:value="0.407832">
                <text:p>0.407832</text:p>
              </table:table-cell>
              <table:table-cell office:value-type="float" office:value="0.408629">
                <text:p>0.408629</text:p>
              </table:table-cell>
              <table:table-cell office:value-type="float" office:value="0.41354">
                <text:p>0.41354</text:p>
              </table:table-cell>
              <table:table-cell office:value-type="float" office:value="0.430732">
                <text:p>0.430732</text:p>
              </table:table-cell>
              <table:table-cell office:value-type="float" office:value="0.444536">
                <text:p>0.444536</text:p>
              </table:table-cell>
              <table:table-cell office:value-type="float" office:value="0.455744">
                <text:p>0.455744</text:p>
              </table:table-cell>
              <table:table-cell office:value-type="float" office:value="0.468054">
                <text:p>0.468054</text:p>
              </table:table-cell>
              <table:table-cell office:value-type="float" office:value="0.481491">
                <text:p>0.481491</text:p>
              </table:table-cell>
              <table:table-cell office:value-type="float" office:value="0.409744">
                <text:p>0.409744</text:p>
              </table:table-cell>
            </table:table-row>
            <table:table-row>
              <table:table-cell office:value-type="float" office:value="173">
                <text:p>173</text:p>
              </table:table-cell>
              <table:table-cell office:value-type="float" office:value="0.291167">
                <text:p>0.291167</text:p>
              </table:table-cell>
              <table:table-cell office:value-type="float" office:value="0.361945">
                <text:p>0.361945</text:p>
              </table:table-cell>
              <table:table-cell office:value-type="float" office:value="0.39604">
                <text:p>0.39604</text:p>
              </table:table-cell>
              <table:table-cell office:value-type="float" office:value="0.40812">
                <text:p>0.40812</text:p>
              </table:table-cell>
              <table:table-cell office:value-type="float" office:value="0.408453">
                <text:p>0.408453</text:p>
              </table:table-cell>
              <table:table-cell office:value-type="float" office:value="0.41264">
                <text:p>0.41264</text:p>
              </table:table-cell>
              <table:table-cell office:value-type="float" office:value="0.428327">
                <text:p>0.428327</text:p>
              </table:table-cell>
              <table:table-cell office:value-type="float" office:value="0.440966">
                <text:p>0.440966</text:p>
              </table:table-cell>
              <table:table-cell office:value-type="float" office:value="0.45513">
                <text:p>0.45513</text:p>
              </table:table-cell>
              <table:table-cell office:value-type="float" office:value="0.469968">
                <text:p>0.469968</text:p>
              </table:table-cell>
              <table:table-cell office:value-type="float" office:value="0.481491">
                <text:p>0.481491</text:p>
              </table:table-cell>
              <table:table-cell office:value-type="float" office:value="0.407276">
                <text:p>0.407276</text:p>
              </table:table-cell>
            </table:table-row>
            <table:table-row>
              <table:table-cell office:value-type="float" office:value="174">
                <text:p>174</text:p>
              </table:table-cell>
              <table:table-cell office:value-type="float" office:value="0.281841">
                <text:p>0.281841</text:p>
              </table:table-cell>
              <table:table-cell office:value-type="float" office:value="0.358962">
                <text:p>0.358962</text:p>
              </table:table-cell>
              <table:table-cell office:value-type="float" office:value="0.39054">
                <text:p>0.39054</text:p>
              </table:table-cell>
              <table:table-cell office:value-type="float" office:value="0.406538">
                <text:p>0.406538</text:p>
              </table:table-cell>
              <table:table-cell office:value-type="float" office:value="0.408537">
                <text:p>0.408537</text:p>
              </table:table-cell>
              <table:table-cell office:value-type="float" office:value="0.413658">
                <text:p>0.413658</text:p>
              </table:table-cell>
              <table:table-cell office:value-type="float" office:value="0.429056">
                <text:p>0.429056</text:p>
              </table:table-cell>
              <table:table-cell office:value-type="float" office:value="0.440085">
                <text:p>0.440085</text:p>
              </table:table-cell>
              <table:table-cell office:value-type="float" office:value="0.454057">
                <text:p>0.454057</text:p>
              </table:table-cell>
              <table:table-cell office:value-type="float" office:value="0.468678">
                <text:p>0.468678</text:p>
              </table:table-cell>
              <table:table-cell office:value-type="float" office:value="0.481491">
                <text:p>0.481491</text:p>
              </table:table-cell>
              <table:table-cell office:value-type="float" office:value="0.405195">
                <text:p>0.405195</text:p>
              </table:table-cell>
            </table:table-row>
            <table:table-row>
              <table:table-cell office:value-type="float" office:value="175">
                <text:p>175</text:p>
              </table:table-cell>
              <table:table-cell office:value-type="float" office:value="0.281298">
                <text:p>0.281298</text:p>
              </table:table-cell>
              <table:table-cell office:value-type="float" office:value="0.37565">
                <text:p>0.37565</text:p>
              </table:table-cell>
              <table:table-cell office:value-type="float" office:value="0.398937">
                <text:p>0.398937</text:p>
              </table:table-cell>
              <table:table-cell office:value-type="float" office:value="0.408614">
                <text:p>0.408614</text:p>
              </table:table-cell>
              <table:table-cell office:value-type="float" office:value="0.41247">
                <text:p>0.41247</text:p>
              </table:table-cell>
              <table:table-cell office:value-type="float" office:value="0.424583">
                <text:p>0.424583</text:p>
              </table:table-cell>
              <table:table-cell office:value-type="float" office:value="0.432391">
                <text:p>0.432391</text:p>
              </table:table-cell>
              <table:table-cell office:value-type="float" office:value="0.442247">
                <text:p>0.442247</text:p>
              </table:table-cell>
              <table:table-cell office:value-type="float" office:value="0.456124">
                <text:p>0.456124</text:p>
              </table:table-cell>
              <table:table-cell office:value-type="float" office:value="0.468674">
                <text:p>0.468674</text:p>
              </table:table-cell>
              <table:table-cell office:value-type="float" office:value="0.481491">
                <text:p>0.481491</text:p>
              </table:table-cell>
              <table:table-cell office:value-type="float" office:value="0.410099">
                <text:p>0.410099</text:p>
              </table:table-cell>
            </table:table-row>
            <table:table-row>
              <table:table-cell office:value-type="float" office:value="176">
                <text:p>176</text:p>
              </table:table-cell>
              <table:table-cell office:value-type="float" office:value="0.271389">
                <text:p>0.271389</text:p>
              </table:table-cell>
              <table:table-cell office:value-type="float" office:value="0.367252">
                <text:p>0.367252</text:p>
              </table:table-cell>
              <table:table-cell office:value-type="float" office:value="0.392551">
                <text:p>0.392551</text:p>
              </table:table-cell>
              <table:table-cell office:value-type="float" office:value="0.406454">
                <text:p>0.406454</text:p>
              </table:table-cell>
              <table:table-cell office:value-type="float" office:value="0.411076">
                <text:p>0.411076</text:p>
              </table:table-cell>
              <table:table-cell office:value-type="float" office:value="0.422133">
                <text:p>0.422133</text:p>
              </table:table-cell>
              <table:table-cell office:value-type="float" office:value="0.432049">
                <text:p>0.432049</text:p>
              </table:table-cell>
              <table:table-cell office:value-type="float" office:value="0.440561">
                <text:p>0.440561</text:p>
              </table:table-cell>
              <table:table-cell office:value-type="float" office:value="0.453093">
                <text:p>0.453093</text:p>
              </table:table-cell>
              <table:table-cell office:value-type="float" office:value="0.468041">
                <text:p>0.468041</text:p>
              </table:table-cell>
              <table:table-cell office:value-type="float" office:value="0.481491">
                <text:p>0.481491</text:p>
              </table:table-cell>
              <table:table-cell office:value-type="float" office:value="0.40646">
                <text:p>0.40646</text:p>
              </table:table-cell>
            </table:table-row>
            <table:table-row>
              <table:table-cell office:value-type="float" office:value="177">
                <text:p>177</text:p>
              </table:table-cell>
              <table:table-cell office:value-type="float" office:value="0.283036">
                <text:p>0.283036</text:p>
              </table:table-cell>
              <table:table-cell office:value-type="float" office:value="0.366724">
                <text:p>0.366724</text:p>
              </table:table-cell>
              <table:table-cell office:value-type="float" office:value="0.390254">
                <text:p>0.390254</text:p>
              </table:table-cell>
              <table:table-cell office:value-type="float" office:value="0.406614">
                <text:p>0.406614</text:p>
              </table:table-cell>
              <table:table-cell office:value-type="float" office:value="0.412857">
                <text:p>0.412857</text:p>
              </table:table-cell>
              <table:table-cell office:value-type="float" office:value="0.426565">
                <text:p>0.426565</text:p>
              </table:table-cell>
              <table:table-cell office:value-type="float" office:value="0.432151">
                <text:p>0.432151</text:p>
              </table:table-cell>
              <table:table-cell office:value-type="float" office:value="0.441402">
                <text:p>0.441402</text:p>
              </table:table-cell>
              <table:table-cell office:value-type="float" office:value="0.454173">
                <text:p>0.454173</text:p>
              </table:table-cell>
              <table:table-cell office:value-type="float" office:value="0.468037">
                <text:p>0.468037</text:p>
              </table:table-cell>
              <table:table-cell office:value-type="float" office:value="0.481491">
                <text:p>0.481491</text:p>
              </table:table-cell>
              <table:table-cell office:value-type="float" office:value="0.408181">
                <text:p>0.408181</text:p>
              </table:table-cell>
            </table:table-row>
            <table:table-row>
              <table:table-cell office:value-type="float" office:value="178">
                <text:p>178</text:p>
              </table:table-cell>
              <table:table-cell office:value-type="float" office:value="0.270611">
                <text:p>0.270611</text:p>
              </table:table-cell>
              <table:table-cell office:value-type="float" office:value="0.349425">
                <text:p>0.349425</text:p>
              </table:table-cell>
              <table:table-cell office:value-type="float" office:value="0.391601">
                <text:p>0.391601</text:p>
              </table:table-cell>
              <table:table-cell office:value-type="float" office:value="0.407579">
                <text:p>0.407579</text:p>
              </table:table-cell>
              <table:table-cell office:value-type="float" office:value="0.413911">
                <text:p>0.413911</text:p>
              </table:table-cell>
              <table:table-cell office:value-type="float" office:value="0.42681">
                <text:p>0.42681</text:p>
              </table:table-cell>
              <table:table-cell office:value-type="float" office:value="0.43048">
                <text:p>0.43048</text:p>
              </table:table-cell>
              <table:table-cell office:value-type="float" office:value="0.441985">
                <text:p>0.441985</text:p>
              </table:table-cell>
              <table:table-cell office:value-type="float" office:value="0.454546">
                <text:p>0.454546</text:p>
              </table:table-cell>
              <table:table-cell office:value-type="float" office:value="0.467407">
                <text:p>0.467407</text:p>
              </table:table-cell>
              <table:table-cell office:value-type="float" office:value="0.481491">
                <text:p>0.481491</text:p>
              </table:table-cell>
              <table:table-cell office:value-type="float" office:value="0.405435">
                <text:p>0.405435</text:p>
              </table:table-cell>
            </table:table-row>
            <table:table-row>
              <table:table-cell office:value-type="float" office:value="179">
                <text:p>179</text:p>
              </table:table-cell>
              <table:table-cell office:value-type="float" office:value="0.265317">
                <text:p>0.265317</text:p>
              </table:table-cell>
              <table:table-cell office:value-type="float" office:value="0.331412">
                <text:p>0.331412</text:p>
              </table:table-cell>
              <table:table-cell office:value-type="float" office:value="0.381591">
                <text:p>0.381591</text:p>
              </table:table-cell>
              <table:table-cell office:value-type="float" office:value="0.39992">
                <text:p>0.39992</text:p>
              </table:table-cell>
              <table:table-cell office:value-type="float" office:value="0.40893">
                <text:p>0.40893</text:p>
              </table:table-cell>
              <table:table-cell office:value-type="float" office:value="0.416187">
                <text:p>0.416187</text:p>
              </table:table-cell>
              <table:table-cell office:value-type="float" office:value="0.429074">
                <text:p>0.429074</text:p>
              </table:table-cell>
              <table:table-cell office:value-type="float" office:value="0.440274">
                <text:p>0.440274</text:p>
              </table:table-cell>
              <table:table-cell office:value-type="float" office:value="0.450656">
                <text:p>0.450656</text:p>
              </table:table-cell>
              <table:table-cell office:value-type="float" office:value="0.469336">
                <text:p>0.469336</text:p>
              </table:table-cell>
              <table:table-cell office:value-type="float" office:value="0.481491">
                <text:p>0.481491</text:p>
              </table:table-cell>
              <table:table-cell office:value-type="float" office:value="0.39927">
                <text:p>0.39927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270536">
                <text:p>0.270536</text:p>
              </table:table-cell>
              <table:table-cell office:value-type="float" office:value="0.342024">
                <text:p>0.342024</text:p>
              </table:table-cell>
              <table:table-cell office:value-type="float" office:value="0.381642">
                <text:p>0.381642</text:p>
              </table:table-cell>
              <table:table-cell office:value-type="float" office:value="0.395024">
                <text:p>0.395024</text:p>
              </table:table-cell>
              <table:table-cell office:value-type="float" office:value="0.409109">
                <text:p>0.409109</text:p>
              </table:table-cell>
              <table:table-cell office:value-type="float" office:value="0.414777">
                <text:p>0.414777</text:p>
              </table:table-cell>
              <table:table-cell office:value-type="float" office:value="0.427688">
                <text:p>0.427688</text:p>
              </table:table-cell>
              <table:table-cell office:value-type="float" office:value="0.43588">
                <text:p>0.43588</text:p>
              </table:table-cell>
              <table:table-cell office:value-type="float" office:value="0.451835">
                <text:p>0.451835</text:p>
              </table:table-cell>
              <table:table-cell office:value-type="float" office:value="0.468264">
                <text:p>0.468264</text:p>
              </table:table-cell>
              <table:table-cell office:value-type="float" office:value="0.481491">
                <text:p>0.481491</text:p>
              </table:table-cell>
              <table:table-cell office:value-type="float" office:value="0.399678">
                <text:p>0.399678</text:p>
              </table:table-cell>
            </table:table-row>
            <table:table-row>
              <table:table-cell office:value-type="float" office:value="181">
                <text:p>181</text:p>
              </table:table-cell>
              <table:table-cell office:value-type="float" office:value="0.285368">
                <text:p>0.285368</text:p>
              </table:table-cell>
              <table:table-cell office:value-type="float" office:value="0.356845">
                <text:p>0.356845</text:p>
              </table:table-cell>
              <table:table-cell office:value-type="float" office:value="0.386764">
                <text:p>0.386764</text:p>
              </table:table-cell>
              <table:table-cell office:value-type="float" office:value="0.404619">
                <text:p>0.404619</text:p>
              </table:table-cell>
              <table:table-cell office:value-type="float" office:value="0.41072">
                <text:p>0.41072</text:p>
              </table:table-cell>
              <table:table-cell office:value-type="float" office:value="0.422823">
                <text:p>0.422823</text:p>
              </table:table-cell>
              <table:table-cell office:value-type="float" office:value="0.429455">
                <text:p>0.429455</text:p>
              </table:table-cell>
              <table:table-cell office:value-type="float" office:value="0.439277">
                <text:p>0.439277</text:p>
              </table:table-cell>
              <table:table-cell office:value-type="float" office:value="0.45119">
                <text:p>0.45119</text:p>
              </table:table-cell>
              <table:table-cell office:value-type="float" office:value="0.465606">
                <text:p>0.465606</text:p>
              </table:table-cell>
              <table:table-cell office:value-type="float" office:value="0.481491">
                <text:p>0.481491</text:p>
              </table:table-cell>
              <table:table-cell office:value-type="float" office:value="0.405267">
                <text:p>0.405267</text:p>
              </table:table-cell>
            </table:table-row>
            <table:table-row>
              <table:table-cell office:value-type="float" office:value="182">
                <text:p>182</text:p>
              </table:table-cell>
              <table:table-cell office:value-type="float" office:value="0.288272">
                <text:p>0.288272</text:p>
              </table:table-cell>
              <table:table-cell office:value-type="float" office:value="0.36428">
                <text:p>0.36428</text:p>
              </table:table-cell>
              <table:table-cell office:value-type="float" office:value="0.392071">
                <text:p>0.392071</text:p>
              </table:table-cell>
              <table:table-cell office:value-type="float" office:value="0.407614">
                <text:p>0.407614</text:p>
              </table:table-cell>
              <table:table-cell office:value-type="float" office:value="0.412781">
                <text:p>0.412781</text:p>
              </table:table-cell>
              <table:table-cell office:value-type="float" office:value="0.425488">
                <text:p>0.425488</text:p>
              </table:table-cell>
              <table:table-cell office:value-type="float" office:value="0.430116">
                <text:p>0.430116</text:p>
              </table:table-cell>
              <table:table-cell office:value-type="float" office:value="0.44153">
                <text:p>0.44153</text:p>
              </table:table-cell>
              <table:table-cell office:value-type="float" office:value="0.453432">
                <text:p>0.453432</text:p>
              </table:table-cell>
              <table:table-cell office:value-type="float" office:value="0.471248">
                <text:p>0.471248</text:p>
              </table:table-cell>
              <table:table-cell office:value-type="float" office:value="0.481491">
                <text:p>0.481491</text:p>
              </table:table-cell>
              <table:table-cell office:value-type="float" office:value="0.408683">
                <text:p>0.408683</text:p>
              </table:table-cell>
            </table:table-row>
            <table:table-row>
              <table:table-cell office:value-type="float" office:value="183">
                <text:p>183</text:p>
              </table:table-cell>
              <table:table-cell office:value-type="float" office:value="0.250956">
                <text:p>0.250956</text:p>
              </table:table-cell>
              <table:table-cell office:value-type="float" office:value="0.321401">
                <text:p>0.321401</text:p>
              </table:table-cell>
              <table:table-cell office:value-type="float" office:value="0.373056">
                <text:p>0.373056</text:p>
              </table:table-cell>
              <table:table-cell office:value-type="float" office:value="0.395438">
                <text:p>0.395438</text:p>
              </table:table-cell>
              <table:table-cell office:value-type="float" office:value="0.409001">
                <text:p>0.409001</text:p>
              </table:table-cell>
              <table:table-cell office:value-type="float" office:value="0.421624">
                <text:p>0.421624</text:p>
              </table:table-cell>
              <table:table-cell office:value-type="float" office:value="0.429383">
                <text:p>0.429383</text:p>
              </table:table-cell>
              <table:table-cell office:value-type="float" office:value="0.438694">
                <text:p>0.438694</text:p>
              </table:table-cell>
              <table:table-cell office:value-type="float" office:value="0.451043">
                <text:p>0.451043</text:p>
              </table:table-cell>
              <table:table-cell office:value-type="float" office:value="0.466105">
                <text:p>0.466105</text:p>
              </table:table-cell>
              <table:table-cell office:value-type="float" office:value="0.481491">
                <text:p>0.481491</text:p>
              </table:table-cell>
              <table:table-cell office:value-type="float" office:value="0.39567">
                <text:p>0.39567</text:p>
              </table:table-cell>
            </table:table-row>
            <table:table-row>
              <table:table-cell office:value-type="float" office:value="184">
                <text:p>184</text:p>
              </table:table-cell>
              <table:table-cell office:value-type="float" office:value="0.264944">
                <text:p>0.264944</text:p>
              </table:table-cell>
              <table:table-cell office:value-type="float" office:value="0.350587">
                <text:p>0.350587</text:p>
              </table:table-cell>
              <table:table-cell office:value-type="float" office:value="0.385133">
                <text:p>0.385133</text:p>
              </table:table-cell>
              <table:table-cell office:value-type="float" office:value="0.404964">
                <text:p>0.404964</text:p>
              </table:table-cell>
              <table:table-cell office:value-type="float" office:value="0.410672">
                <text:p>0.410672</text:p>
              </table:table-cell>
              <table:table-cell office:value-type="float" office:value="0.421634">
                <text:p>0.421634</text:p>
              </table:table-cell>
              <table:table-cell office:value-type="float" office:value="0.43018">
                <text:p>0.43018</text:p>
              </table:table-cell>
              <table:table-cell office:value-type="float" office:value="0.439609">
                <text:p>0.439609</text:p>
              </table:table-cell>
              <table:table-cell office:value-type="float" office:value="0.451631">
                <text:p>0.451631</text:p>
              </table:table-cell>
              <table:table-cell office:value-type="float" office:value="0.468646">
                <text:p>0.468646</text:p>
              </table:table-cell>
              <table:table-cell office:value-type="float" office:value="0.481491">
                <text:p>0.481491</text:p>
              </table:table-cell>
              <table:table-cell office:value-type="float" office:value="0.4028">
                <text:p>0.4028</text:p>
              </table:table-cell>
            </table:table-row>
            <table:table-row>
              <table:table-cell office:value-type="float" office:value="185">
                <text:p>185</text:p>
              </table:table-cell>
              <table:table-cell office:value-type="float" office:value="0.253075">
                <text:p>0.253075</text:p>
              </table:table-cell>
              <table:table-cell office:value-type="float" office:value="0.338693">
                <text:p>0.338693</text:p>
              </table:table-cell>
              <table:table-cell office:value-type="float" office:value="0.383252">
                <text:p>0.383252</text:p>
              </table:table-cell>
              <table:table-cell office:value-type="float" office:value="0.404757">
                <text:p>0.404757</text:p>
              </table:table-cell>
              <table:table-cell office:value-type="float" office:value="0.41021">
                <text:p>0.41021</text:p>
              </table:table-cell>
              <table:table-cell office:value-type="float" office:value="0.420914">
                <text:p>0.420914</text:p>
              </table:table-cell>
              <table:table-cell office:value-type="float" office:value="0.429181">
                <text:p>0.429181</text:p>
              </table:table-cell>
              <table:table-cell office:value-type="float" office:value="0.439361">
                <text:p>0.439361</text:p>
              </table:table-cell>
              <table:table-cell office:value-type="float" office:value="0.452073">
                <text:p>0.452073</text:p>
              </table:table-cell>
              <table:table-cell office:value-type="float" office:value="0.467369">
                <text:p>0.467369</text:p>
              </table:table-cell>
              <table:table-cell office:value-type="float" office:value="0.481491">
                <text:p>0.481491</text:p>
              </table:table-cell>
              <table:table-cell office:value-type="float" office:value="0.399888">
                <text:p>0.399888</text:p>
              </table:table-cell>
            </table:table-row>
            <table:table-row>
              <table:table-cell office:value-type="float" office:value="186">
                <text:p>186</text:p>
              </table:table-cell>
              <table:table-cell office:value-type="float" office:value="0.238736">
                <text:p>0.238736</text:p>
              </table:table-cell>
              <table:table-cell office:value-type="float" office:value="0.317167">
                <text:p>0.317167</text:p>
              </table:table-cell>
              <table:table-cell office:value-type="float" office:value="0.361512">
                <text:p>0.361512</text:p>
              </table:table-cell>
              <table:table-cell office:value-type="float" office:value="0.388204">
                <text:p>0.388204</text:p>
              </table:table-cell>
              <table:table-cell office:value-type="float" office:value="0.406986">
                <text:p>0.406986</text:p>
              </table:table-cell>
              <table:table-cell office:value-type="float" office:value="0.412497">
                <text:p>0.412497</text:p>
              </table:table-cell>
              <table:table-cell office:value-type="float" office:value="0.424224">
                <text:p>0.424224</text:p>
              </table:table-cell>
              <table:table-cell office:value-type="float" office:value="0.435352">
                <text:p>0.435352</text:p>
              </table:table-cell>
              <table:table-cell office:value-type="float" office:value="0.450341">
                <text:p>0.450341</text:p>
              </table:table-cell>
              <table:table-cell office:value-type="float" office:value="0.466933">
                <text:p>0.466933</text:p>
              </table:table-cell>
              <table:table-cell office:value-type="float" office:value="0.481491">
                <text:p>0.481491</text:p>
              </table:table-cell>
              <table:table-cell office:value-type="float" office:value="0.390195">
                <text:p>0.390195</text:p>
              </table:table-cell>
            </table:table-row>
            <table:table-row>
              <table:table-cell office:value-type="float" office:value="187">
                <text:p>187</text:p>
              </table:table-cell>
              <table:table-cell office:value-type="float" office:value="0.237942">
                <text:p>0.237942</text:p>
              </table:table-cell>
              <table:table-cell office:value-type="float" office:value="0.321009">
                <text:p>0.321009</text:p>
              </table:table-cell>
              <table:table-cell office:value-type="float" office:value="0.365768">
                <text:p>0.365768</text:p>
              </table:table-cell>
              <table:table-cell office:value-type="float" office:value="0.395585">
                <text:p>0.395585</text:p>
              </table:table-cell>
              <table:table-cell office:value-type="float" office:value="0.408461">
                <text:p>0.408461</text:p>
              </table:table-cell>
              <table:table-cell office:value-type="float" office:value="0.415561">
                <text:p>0.415561</text:p>
              </table:table-cell>
              <table:table-cell office:value-type="float" office:value="0.426902">
                <text:p>0.426902</text:p>
              </table:table-cell>
              <table:table-cell office:value-type="float" office:value="0.43654">
                <text:p>0.43654</text:p>
              </table:table-cell>
              <table:table-cell office:value-type="float" office:value="0.450579">
                <text:p>0.450579</text:p>
              </table:table-cell>
              <table:table-cell office:value-type="float" office:value="0.466596">
                <text:p>0.466596</text:p>
              </table:table-cell>
              <table:table-cell office:value-type="float" office:value="0.481491">
                <text:p>0.481491</text:p>
              </table:table-cell>
              <table:table-cell office:value-type="float" office:value="0.392494">
                <text:p>0.392494</text:p>
              </table:table-cell>
            </table:table-row>
            <table:table-row>
              <table:table-cell office:value-type="float" office:value="188">
                <text:p>188</text:p>
              </table:table-cell>
              <table:table-cell office:value-type="float" office:value="0.265247">
                <text:p>0.265247</text:p>
              </table:table-cell>
              <table:table-cell office:value-type="float" office:value="0.327036">
                <text:p>0.327036</text:p>
              </table:table-cell>
              <table:table-cell office:value-type="float" office:value="0.371167">
                <text:p>0.371167</text:p>
              </table:table-cell>
              <table:table-cell office:value-type="float" office:value="0.400071">
                <text:p>0.400071</text:p>
              </table:table-cell>
              <table:table-cell office:value-type="float" office:value="0.409635">
                <text:p>0.409635</text:p>
              </table:table-cell>
              <table:table-cell office:value-type="float" office:value="0.418501">
                <text:p>0.418501</text:p>
              </table:table-cell>
              <table:table-cell office:value-type="float" office:value="0.428935">
                <text:p>0.428935</text:p>
              </table:table-cell>
              <table:table-cell office:value-type="float" office:value="0.43846">
                <text:p>0.43846</text:p>
              </table:table-cell>
              <table:table-cell office:value-type="float" office:value="0.450227">
                <text:p>0.450227</text:p>
              </table:table-cell>
              <table:table-cell office:value-type="float" office:value="0.466825">
                <text:p>0.466825</text:p>
              </table:table-cell>
              <table:table-cell office:value-type="float" office:value="0.481491">
                <text:p>0.481491</text:p>
              </table:table-cell>
              <table:table-cell office:value-type="float" office:value="0.39761">
                <text:p>0.39761</text:p>
              </table:table-cell>
            </table:table-row>
            <table:table-row>
              <table:table-cell office:value-type="float" office:value="189">
                <text:p>189</text:p>
              </table:table-cell>
              <table:table-cell office:value-type="float" office:value="0.28061">
                <text:p>0.28061</text:p>
              </table:table-cell>
              <table:table-cell office:value-type="float" office:value="0.308475">
                <text:p>0.308475</text:p>
              </table:table-cell>
              <table:table-cell office:value-type="float" office:value="0.361137">
                <text:p>0.361137</text:p>
              </table:table-cell>
              <table:table-cell office:value-type="float" office:value="0.397233">
                <text:p>0.397233</text:p>
              </table:table-cell>
              <table:table-cell office:value-type="float" office:value="0.407921">
                <text:p>0.407921</text:p>
              </table:table-cell>
              <table:table-cell office:value-type="float" office:value="0.413309">
                <text:p>0.413309</text:p>
              </table:table-cell>
              <table:table-cell office:value-type="float" office:value="0.427673">
                <text:p>0.427673</text:p>
              </table:table-cell>
              <table:table-cell office:value-type="float" office:value="0.437266">
                <text:p>0.437266</text:p>
              </table:table-cell>
              <table:table-cell office:value-type="float" office:value="0.450337">
                <text:p>0.450337</text:p>
              </table:table-cell>
              <table:table-cell office:value-type="float" office:value="0.466329">
                <text:p>0.466329</text:p>
              </table:table-cell>
              <table:table-cell office:value-type="float" office:value="0.481491">
                <text:p>0.481491</text:p>
              </table:table-cell>
              <table:table-cell office:value-type="float" office:value="0.395029">
                <text:p>0.395029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257055">
                <text:p>0.257055</text:p>
              </table:table-cell>
              <table:table-cell office:value-type="float" office:value="0.307003">
                <text:p>0.307003</text:p>
              </table:table-cell>
              <table:table-cell office:value-type="float" office:value="0.364389">
                <text:p>0.364389</text:p>
              </table:table-cell>
              <table:table-cell office:value-type="float" office:value="0.398729">
                <text:p>0.398729</text:p>
              </table:table-cell>
              <table:table-cell office:value-type="float" office:value="0.407922">
                <text:p>0.407922</text:p>
              </table:table-cell>
              <table:table-cell office:value-type="float" office:value="0.41158">
                <text:p>0.41158</text:p>
              </table:table-cell>
              <table:table-cell office:value-type="float" office:value="0.426664">
                <text:p>0.426664</text:p>
              </table:table-cell>
              <table:table-cell office:value-type="float" office:value="0.436151">
                <text:p>0.436151</text:p>
              </table:table-cell>
              <table:table-cell office:value-type="float" office:value="0.45026">
                <text:p>0.45026</text:p>
              </table:table-cell>
              <table:table-cell office:value-type="float" office:value="0.467599">
                <text:p>0.467599</text:p>
              </table:table-cell>
              <table:table-cell office:value-type="float" office:value="0.481491">
                <text:p>0.481491</text:p>
              </table:table-cell>
              <table:table-cell office:value-type="float" office:value="0.392735">
                <text:p>0.392735</text:p>
              </table:table-cell>
            </table:table-row>
            <table:table-row>
              <table:table-cell office:value-type="float" office:value="191">
                <text:p>191</text:p>
              </table:table-cell>
              <table:table-cell office:value-type="float" office:value="0.211296">
                <text:p>0.211296</text:p>
              </table:table-cell>
              <table:table-cell office:value-type="float" office:value="0.308883">
                <text:p>0.308883</text:p>
              </table:table-cell>
              <table:table-cell office:value-type="float" office:value="0.365599">
                <text:p>0.365599</text:p>
              </table:table-cell>
              <table:table-cell office:value-type="float" office:value="0.398629">
                <text:p>0.398629</text:p>
              </table:table-cell>
              <table:table-cell office:value-type="float" office:value="0.407632">
                <text:p>0.407632</text:p>
              </table:table-cell>
              <table:table-cell office:value-type="float" office:value="0.411534">
                <text:p>0.411534</text:p>
              </table:table-cell>
              <table:table-cell office:value-type="float" office:value="0.426455">
                <text:p>0.426455</text:p>
              </table:table-cell>
              <table:table-cell office:value-type="float" office:value="0.439043">
                <text:p>0.439043</text:p>
              </table:table-cell>
              <table:table-cell office:value-type="float" office:value="0.453079">
                <text:p>0.453079</text:p>
              </table:table-cell>
              <table:table-cell office:value-type="float" office:value="0.469762">
                <text:p>0.469762</text:p>
              </table:table-cell>
              <table:table-cell office:value-type="float" office:value="0.481491">
                <text:p>0.481491</text:p>
              </table:table-cell>
              <table:table-cell office:value-type="float" office:value="0.389191">
                <text:p>0.389191</text:p>
              </table:table-cell>
            </table:table-row>
            <table:table-row>
              <table:table-cell office:value-type="float" office:value="192">
                <text:p>192</text:p>
              </table:table-cell>
              <table:table-cell office:value-type="float" office:value="0.196942">
                <text:p>0.196942</text:p>
              </table:table-cell>
              <table:table-cell office:value-type="float" office:value="0.305626">
                <text:p>0.305626</text:p>
              </table:table-cell>
              <table:table-cell office:value-type="float" office:value="0.344729">
                <text:p>0.344729</text:p>
              </table:table-cell>
              <table:table-cell office:value-type="float" office:value="0.383238">
                <text:p>0.383238</text:p>
              </table:table-cell>
              <table:table-cell office:value-type="float" office:value="0.40332">
                <text:p>0.40332</text:p>
              </table:table-cell>
              <table:table-cell office:value-type="float" office:value="0.409303">
                <text:p>0.409303</text:p>
              </table:table-cell>
              <table:table-cell office:value-type="float" office:value="0.423046">
                <text:p>0.423046</text:p>
              </table:table-cell>
              <table:table-cell office:value-type="float" office:value="0.437515">
                <text:p>0.437515</text:p>
              </table:table-cell>
              <table:table-cell office:value-type="float" office:value="0.454047">
                <text:p>0.454047</text:p>
              </table:table-cell>
              <table:table-cell office:value-type="float" office:value="0.471301">
                <text:p>0.471301</text:p>
              </table:table-cell>
              <table:table-cell office:value-type="float" office:value="0.481491">
                <text:p>0.481491</text:p>
              </table:table-cell>
              <table:table-cell office:value-type="float" office:value="0.382907">
                <text:p>0.382907</text:p>
              </table:table-cell>
            </table:table-row>
            <table:table-row>
              <table:table-cell office:value-type="float" office:value="193">
                <text:p>193</text:p>
              </table:table-cell>
              <table:table-cell office:value-type="float" office:value="0.220175">
                <text:p>0.220175</text:p>
              </table:table-cell>
              <table:table-cell office:value-type="float" office:value="0.307297">
                <text:p>0.307297</text:p>
              </table:table-cell>
              <table:table-cell office:value-type="float" office:value="0.361689">
                <text:p>0.361689</text:p>
              </table:table-cell>
              <table:table-cell office:value-type="float" office:value="0.390331">
                <text:p>0.390331</text:p>
              </table:table-cell>
              <table:table-cell office:value-type="float" office:value="0.404447">
                <text:p>0.404447</text:p>
              </table:table-cell>
              <table:table-cell office:value-type="float" office:value="0.409223">
                <text:p>0.409223</text:p>
              </table:table-cell>
              <table:table-cell office:value-type="float" office:value="0.420368">
                <text:p>0.420368</text:p>
              </table:table-cell>
              <table:table-cell office:value-type="float" office:value="0.436931">
                <text:p>0.436931</text:p>
              </table:table-cell>
              <table:table-cell office:value-type="float" office:value="0.452573">
                <text:p>0.452573</text:p>
              </table:table-cell>
              <table:table-cell office:value-type="float" office:value="0.468073">
                <text:p>0.468073</text:p>
              </table:table-cell>
              <table:table-cell office:value-type="float" office:value="0.481491">
                <text:p>0.481491</text:p>
              </table:table-cell>
              <table:table-cell office:value-type="float" office:value="0.387111">
                <text:p>0.387111</text:p>
              </table:table-cell>
            </table:table-row>
            <table:table-row>
              <table:table-cell office:value-type="float" office:value="194">
                <text:p>194</text:p>
              </table:table-cell>
              <table:table-cell office:value-type="float" office:value="0.200454">
                <text:p>0.200454</text:p>
              </table:table-cell>
              <table:table-cell office:value-type="float" office:value="0.303195">
                <text:p>0.303195</text:p>
              </table:table-cell>
              <table:table-cell office:value-type="float" office:value="0.348508">
                <text:p>0.348508</text:p>
              </table:table-cell>
              <table:table-cell office:value-type="float" office:value="0.385708">
                <text:p>0.385708</text:p>
              </table:table-cell>
              <table:table-cell office:value-type="float" office:value="0.404755">
                <text:p>0.404755</text:p>
              </table:table-cell>
              <table:table-cell office:value-type="float" office:value="0.409031">
                <text:p>0.409031</text:p>
              </table:table-cell>
              <table:table-cell office:value-type="float" office:value="0.419545">
                <text:p>0.419545</text:p>
              </table:table-cell>
              <table:table-cell office:value-type="float" office:value="0.433551">
                <text:p>0.433551</text:p>
              </table:table-cell>
              <table:table-cell office:value-type="float" office:value="0.450693">
                <text:p>0.450693</text:p>
              </table:table-cell>
              <table:table-cell office:value-type="float" office:value="0.470784">
                <text:p>0.470784</text:p>
              </table:table-cell>
              <table:table-cell office:value-type="float" office:value="0.481491">
                <text:p>0.481491</text:p>
              </table:table-cell>
              <table:table-cell office:value-type="float" office:value="0.382622">
                <text:p>0.382622</text:p>
              </table:table-cell>
            </table:table-row>
            <table:table-row>
              <table:table-cell office:value-type="float" office:value="195">
                <text:p>195</text:p>
              </table:table-cell>
              <table:table-cell office:value-type="float" office:value="0.184696">
                <text:p>0.184696</text:p>
              </table:table-cell>
              <table:table-cell office:value-type="float" office:value="0.305355">
                <text:p>0.305355</text:p>
              </table:table-cell>
              <table:table-cell office:value-type="float" office:value="0.36874">
                <text:p>0.36874</text:p>
              </table:table-cell>
              <table:table-cell office:value-type="float" office:value="0.395356">
                <text:p>0.395356</text:p>
              </table:table-cell>
              <table:table-cell office:value-type="float" office:value="0.407046">
                <text:p>0.407046</text:p>
              </table:table-cell>
              <table:table-cell office:value-type="float" office:value="0.409535">
                <text:p>0.409535</text:p>
              </table:table-cell>
              <table:table-cell office:value-type="float" office:value="0.419735">
                <text:p>0.419735</text:p>
              </table:table-cell>
              <table:table-cell office:value-type="float" office:value="0.432461">
                <text:p>0.432461</text:p>
              </table:table-cell>
              <table:table-cell office:value-type="float" office:value="0.451602">
                <text:p>0.451602</text:p>
              </table:table-cell>
              <table:table-cell office:value-type="float" office:value="0.470191">
                <text:p>0.470191</text:p>
              </table:table-cell>
              <table:table-cell office:value-type="float" office:value="0.481491">
                <text:p>0.481491</text:p>
              </table:table-cell>
              <table:table-cell office:value-type="float" office:value="0.384472">
                <text:p>0.384472</text:p>
              </table:table-cell>
            </table:table-row>
            <table:table-row>
              <table:table-cell office:value-type="float" office:value="196">
                <text:p>196</text:p>
              </table:table-cell>
              <table:table-cell office:value-type="float" office:value="0.239256">
                <text:p>0.239256</text:p>
              </table:table-cell>
              <table:table-cell office:value-type="float" office:value="0.313858">
                <text:p>0.313858</text:p>
              </table:table-cell>
              <table:table-cell office:value-type="float" office:value="0.370269">
                <text:p>0.370269</text:p>
              </table:table-cell>
              <table:table-cell office:value-type="float" office:value="0.39581">
                <text:p>0.39581</text:p>
              </table:table-cell>
              <table:table-cell office:value-type="float" office:value="0.406761">
                <text:p>0.406761</text:p>
              </table:table-cell>
              <table:table-cell office:value-type="float" office:value="0.408556">
                <text:p>0.408556</text:p>
              </table:table-cell>
              <table:table-cell office:value-type="float" office:value="0.419642">
                <text:p>0.419642</text:p>
              </table:table-cell>
              <table:table-cell office:value-type="float" office:value="0.432033">
                <text:p>0.432033</text:p>
              </table:table-cell>
              <table:table-cell office:value-type="float" office:value="0.450321">
                <text:p>0.450321</text:p>
              </table:table-cell>
              <table:table-cell office:value-type="float" office:value="0.470444">
                <text:p>0.470444</text:p>
              </table:table-cell>
              <table:table-cell office:value-type="float" office:value="0.481491">
                <text:p>0.481491</text:p>
              </table:table-cell>
              <table:table-cell office:value-type="float" office:value="0.390695">
                <text:p>0.390695</text:p>
              </table:table-cell>
            </table:table-row>
            <table:table-row>
              <table:table-cell office:value-type="float" office:value="197">
                <text:p>197</text:p>
              </table:table-cell>
              <table:table-cell office:value-type="float" office:value="0.220364">
                <text:p>0.220364</text:p>
              </table:table-cell>
              <table:table-cell office:value-type="float" office:value="0.318002">
                <text:p>0.318002</text:p>
              </table:table-cell>
              <table:table-cell office:value-type="float" office:value="0.375491">
                <text:p>0.375491</text:p>
              </table:table-cell>
              <table:table-cell office:value-type="float" office:value="0.39829">
                <text:p>0.39829</text:p>
              </table:table-cell>
              <table:table-cell office:value-type="float" office:value="0.407363">
                <text:p>0.407363</text:p>
              </table:table-cell>
              <table:table-cell office:value-type="float" office:value="0.408947">
                <text:p>0.408947</text:p>
              </table:table-cell>
              <table:table-cell office:value-type="float" office:value="0.422709">
                <text:p>0.422709</text:p>
              </table:table-cell>
              <table:table-cell office:value-type="float" office:value="0.43749">
                <text:p>0.43749</text:p>
              </table:table-cell>
              <table:table-cell office:value-type="float" office:value="0.450441">
                <text:p>0.450441</text:p>
              </table:table-cell>
              <table:table-cell office:value-type="float" office:value="0.467281">
                <text:p>0.467281</text:p>
              </table:table-cell>
              <table:table-cell office:value-type="float" office:value="0.481491">
                <text:p>0.481491</text:p>
              </table:table-cell>
              <table:table-cell office:value-type="float" office:value="0.390638">
                <text:p>0.390638</text:p>
              </table:table-cell>
            </table:table-row>
            <table:table-row>
              <table:table-cell office:value-type="float" office:value="198">
                <text:p>198</text:p>
              </table:table-cell>
              <table:table-cell office:value-type="float" office:value="0.248469">
                <text:p>0.248469</text:p>
              </table:table-cell>
              <table:table-cell office:value-type="float" office:value="0.325214">
                <text:p>0.325214</text:p>
              </table:table-cell>
              <table:table-cell office:value-type="float" office:value="0.376768">
                <text:p>0.376768</text:p>
              </table:table-cell>
              <table:table-cell office:value-type="float" office:value="0.396527">
                <text:p>0.396527</text:p>
              </table:table-cell>
              <table:table-cell office:value-type="float" office:value="0.407595">
                <text:p>0.407595</text:p>
              </table:table-cell>
              <table:table-cell office:value-type="float" office:value="0.418203">
                <text:p>0.418203</text:p>
              </table:table-cell>
              <table:table-cell office:value-type="float" office:value="0.434246">
                <text:p>0.434246</text:p>
              </table:table-cell>
              <table:table-cell office:value-type="float" office:value="0.448915">
                <text:p>0.448915</text:p>
              </table:table-cell>
              <table:table-cell office:value-type="float" office:value="0.455608">
                <text:p>0.455608</text:p>
              </table:table-cell>
              <table:table-cell office:value-type="float" office:value="0.470359">
                <text:p>0.470359</text:p>
              </table:table-cell>
              <table:table-cell office:value-type="float" office:value="0.481491">
                <text:p>0.481491</text:p>
              </table:table-cell>
              <table:table-cell office:value-type="float" office:value="0.39819">
                <text:p>0.39819</text:p>
              </table:table-cell>
            </table:table-row>
            <table:table-row>
              <table:table-cell office:value-type="float" office:value="199">
                <text:p>199</text:p>
              </table:table-cell>
              <table:table-cell office:value-type="float" office:value="0.264254">
                <text:p>0.264254</text:p>
              </table:table-cell>
              <table:table-cell office:value-type="float" office:value="0.32895">
                <text:p>0.32895</text:p>
              </table:table-cell>
              <table:table-cell office:value-type="float" office:value="0.377732">
                <text:p>0.377732</text:p>
              </table:table-cell>
              <table:table-cell office:value-type="float" office:value="0.397132">
                <text:p>0.397132</text:p>
              </table:table-cell>
              <table:table-cell office:value-type="float" office:value="0.40779">
                <text:p>0.40779</text:p>
              </table:table-cell>
              <table:table-cell office:value-type="float" office:value="0.419525">
                <text:p>0.419525</text:p>
              </table:table-cell>
              <table:table-cell office:value-type="float" office:value="0.434046">
                <text:p>0.434046</text:p>
              </table:table-cell>
              <table:table-cell office:value-type="float" office:value="0.4492">
                <text:p>0.4492</text:p>
              </table:table-cell>
              <table:table-cell office:value-type="float" office:value="0.45568">
                <text:p>0.45568</text:p>
              </table:table-cell>
              <table:table-cell office:value-type="float" office:value="0.472162">
                <text:p>0.472162</text:p>
              </table:table-cell>
              <table:table-cell office:value-type="float" office:value="0.481491">
                <text:p>0.481491</text:p>
              </table:table-cell>
              <table:table-cell office:value-type="float" office:value="0.400647">
                <text:p>0.40064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2.1$MacOSX_AARCH64 LibreOffice_project/56f7684011345957bbf33a7ee678afaf4d2ba333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